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6.976cm" svg:height="15.173cm" svg:x="12.966cm" svg:y="0.445cm">
            <draw:object draw:notify-on-update-of-ranges="LOGGER02.B1:LOGGER02.B1 LOGGER02.B2:LOGGER02.B1014 LOGGER02.C1:LOGGER02.C1 LOGGER02.C2:LOGGER02.C10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8" calcext:value-type="float">
            <text:p>1.28</text:p>
          </table:table-cell>
          <table:table-cell office:value-type="float" office:value="500.2" calcext:value-type="float">
            <text:p>500.2</text:p>
          </table:table-cell>
          <table:table-cell office:value-type="float" office:value="641.26" calcext:value-type="float">
            <text:p>641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6" calcext:value-type="float">
            <text:p>15126</text:p>
          </table:table-cell>
          <table:table-cell table:formula="of:=[.A3]/1000/(60*60*24)" office:value-type="time" office:time-value="PT00H00M15.126S" calcext:value-type="time">
            <text:p>00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6.74" calcext:value-type="float">
            <text:p>636.74</text:p>
          </table:table-cell>
          <table:table-cell office:value-type="float" office:value="2.1" calcext:value-type="float">
            <text:p>2.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31126" calcext:value-type="float">
            <text:p>31126</text:p>
          </table:table-cell>
          <table:table-cell table:formula="of:=[.A4]/1000/(60*60*24)" office:value-type="time" office:time-value="PT00H00M31.126S" calcext:value-type="time">
            <text:p>00:00:31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4.48" calcext:value-type="float">
            <text:p>634.48</text:p>
          </table:table-cell>
          <table:table-cell office:value-type="float" office:value="4.32" calcext:value-type="float">
            <text:p>4.32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47127" calcext:value-type="float">
            <text:p>47127</text:p>
          </table:table-cell>
          <table:table-cell table:formula="of:=[.A5]/1000/(60*60*24)" office:value-type="time" office:time-value="PT00H00M47.127S" calcext:value-type="time">
            <text:p>00:00:47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4.37" calcext:value-type="float">
            <text:p>634.37</text:p>
          </table:table-cell>
          <table:table-cell office:value-type="float" office:value="6.54" calcext:value-type="float">
            <text:p>6.54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63126" calcext:value-type="float">
            <text:p>63126</text:p>
          </table:table-cell>
          <table:table-cell table:formula="of:=[.A6]/1000/(60*60*24)" office:value-type="time" office:time-value="PT00H01M03.126S" calcext:value-type="time">
            <text:p>00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2.74" calcext:value-type="float">
            <text:p>632.74</text:p>
          </table:table-cell>
          <table:table-cell office:value-type="float" office:value="8.76" calcext:value-type="float">
            <text:p>8.76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79126" calcext:value-type="float">
            <text:p>79126</text:p>
          </table:table-cell>
          <table:table-cell table:formula="of:=[.A7]/1000/(60*60*24)" office:value-type="time" office:time-value="PT00H01M19.126S" calcext:value-type="time">
            <text:p>00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4" calcext:value-type="float">
            <text:p>630.64</text:p>
          </table:table-cell>
          <table:table-cell office:value-type="float" office:value="10.98" calcext:value-type="float">
            <text:p>10.98</text:p>
          </table:table-cell>
          <table:table-cell office:value-type="float" office:value="13.95" calcext:value-type="float">
            <text:p>13.95</text:p>
          </table:table-cell>
        </table:table-row>
        <table:table-row table:style-name="ro1">
          <table:table-cell office:value-type="float" office:value="95126" calcext:value-type="float">
            <text:p>95126</text:p>
          </table:table-cell>
          <table:table-cell table:formula="of:=[.A8]/1000/(60*60*24)" office:value-type="time" office:time-value="PT00H01M35.126S" calcext:value-type="time">
            <text:p>00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0.37" calcext:value-type="float">
            <text:p>630.37</text:p>
          </table:table-cell>
          <table:table-cell office:value-type="float" office:value="13.2" calcext:value-type="float">
            <text:p>13.2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11126" calcext:value-type="float">
            <text:p>111126</text:p>
          </table:table-cell>
          <table:table-cell table:formula="of:=[.A9]/1000/(60*60*24)" office:value-type="time" office:time-value="PT00H01M51.126S" calcext:value-type="time">
            <text:p>00:01:51</text:p>
          </table:table-cell>
          <table:table-cell office:value-type="float" office:value="1.26" calcext:value-type="float">
            <text:p>1.26</text:p>
          </table:table-cell>
          <table:table-cell office:value-type="float" office:value="500" calcext:value-type="float">
            <text:p>500</text:p>
          </table:table-cell>
          <table:table-cell office:value-type="float" office:value="630.98" calcext:value-type="float">
            <text:p>630.98</text:p>
          </table:table-cell>
          <table:table-cell office:value-type="float" office:value="15.42" calcext:value-type="float">
            <text:p>15.42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127126" calcext:value-type="float">
            <text:p>127126</text:p>
          </table:table-cell>
          <table:table-cell table:formula="of:=[.A10]/1000/(60*60*24)" office:value-type="time" office:time-value="PT00H02M07.126S" calcext:value-type="time">
            <text:p>00:02:07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8.61" calcext:value-type="float">
            <text:p>628.61</text:p>
          </table:table-cell>
          <table:table-cell office:value-type="float" office:value="17.64" calcext:value-type="float">
            <text:p>17.64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143126" calcext:value-type="float">
            <text:p>143126</text:p>
          </table:table-cell>
          <table:table-cell table:formula="of:=[.A11]/1000/(60*60*24)" office:value-type="time" office:time-value="PT00H02M23.126S" calcext:value-type="time">
            <text:p>00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8" calcext:value-type="float">
            <text:p>628.48</text:p>
          </table:table-cell>
          <table:table-cell office:value-type="float" office:value="19.87" calcext:value-type="float">
            <text:p>19.87</text:p>
          </table:table-cell>
          <table:table-cell office:value-type="float" office:value="25.16" calcext:value-type="float">
            <text:p>25.16</text:p>
          </table:table-cell>
        </table:table-row>
        <table:table-row table:style-name="ro1">
          <table:table-cell office:value-type="float" office:value="159127" calcext:value-type="float">
            <text:p>159127</text:p>
          </table:table-cell>
          <table:table-cell table:formula="of:=[.A12]/1000/(60*60*24)" office:value-type="time" office:time-value="PT00H02M39.127S" calcext:value-type="time">
            <text:p>00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8.62" calcext:value-type="float">
            <text:p>628.62</text:p>
          </table:table-cell>
          <table:table-cell office:value-type="float" office:value="22.09" calcext:value-type="float">
            <text:p>22.09</text:p>
          </table:table-cell>
          <table:table-cell office:value-type="float" office:value="27.95" calcext:value-type="float">
            <text:p>27.95</text:p>
          </table:table-cell>
        </table:table-row>
        <table:table-row table:style-name="ro1">
          <table:table-cell office:value-type="float" office:value="175126" calcext:value-type="float">
            <text:p>175126</text:p>
          </table:table-cell>
          <table:table-cell table:formula="of:=[.A13]/1000/(60*60*24)" office:value-type="time" office:time-value="PT00H02M55.126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8" calcext:value-type="float">
            <text:p>626.38</text:p>
          </table:table-cell>
          <table:table-cell office:value-type="float" office:value="24.31" calcext:value-type="float">
            <text:p>24.31</text:p>
          </table:table-cell>
          <table:table-cell office:value-type="float" office:value="30.74" calcext:value-type="float">
            <text:p>30.74</text:p>
          </table:table-cell>
        </table:table-row>
        <table:table-row table:style-name="ro1">
          <table:table-cell office:value-type="float" office:value="191126" calcext:value-type="float">
            <text:p>191126</text:p>
          </table:table-cell>
          <table:table-cell table:formula="of:=[.A14]/1000/(60*60*24)" office:value-type="time" office:time-value="PT00H03M11.126S" calcext:value-type="time">
            <text:p>00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3" calcext:value-type="float">
            <text:p>628.23</text:p>
          </table:table-cell>
          <table:table-cell office:value-type="float" office:value="26.53" calcext:value-type="float">
            <text:p>26.53</text:p>
          </table:table-cell>
          <table:table-cell office:value-type="float" office:value="33.53" calcext:value-type="float">
            <text:p>33.53</text:p>
          </table:table-cell>
        </table:table-row>
        <table:table-row table:style-name="ro1">
          <table:table-cell office:value-type="float" office:value="207126" calcext:value-type="float">
            <text:p>207126</text:p>
          </table:table-cell>
          <table:table-cell table:formula="of:=[.A15]/1000/(60*60*24)" office:value-type="time" office:time-value="PT00H03M27.126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7" calcext:value-type="float">
            <text:p>626.37</text:p>
          </table:table-cell>
          <table:table-cell office:value-type="float" office:value="28.75" calcext:value-type="float">
            <text:p>28.75</text:p>
          </table:table-cell>
          <table:table-cell office:value-type="float" office:value="36.31" calcext:value-type="float">
            <text:p>36.31</text:p>
          </table:table-cell>
        </table:table-row>
        <table:table-row table:style-name="ro1">
          <table:table-cell office:value-type="float" office:value="223126" calcext:value-type="float">
            <text:p>223126</text:p>
          </table:table-cell>
          <table:table-cell table:formula="of:=[.A16]/1000/(60*60*24)" office:value-type="time" office:time-value="PT00H03M43.126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4" calcext:value-type="float">
            <text:p>624.64</text:p>
          </table:table-cell>
          <table:table-cell office:value-type="float" office:value="30.97" calcext:value-type="float">
            <text:p>30.97</text:p>
          </table:table-cell>
          <table:table-cell office:value-type="float" office:value="39.09" calcext:value-type="float">
            <text:p>39.09</text:p>
          </table:table-cell>
        </table:table-row>
        <table:table-row table:style-name="ro1">
          <table:table-cell office:value-type="float" office:value="239126" calcext:value-type="float">
            <text:p>239126</text:p>
          </table:table-cell>
          <table:table-cell table:formula="of:=[.A17]/1000/(60*60*24)" office:value-type="time" office:time-value="PT00H03M59.126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33.19" calcext:value-type="float">
            <text:p>33.19</text:p>
          </table:table-cell>
          <table:table-cell office:value-type="float" office:value="41.87" calcext:value-type="float">
            <text:p>41.87</text:p>
          </table:table-cell>
        </table:table-row>
        <table:table-row table:style-name="ro1">
          <table:table-cell office:value-type="float" office:value="255126" calcext:value-type="float">
            <text:p>255126</text:p>
          </table:table-cell>
          <table:table-cell table:formula="of:=[.A18]/1000/(60*60*24)" office:value-type="time" office:time-value="PT00H04M15.126S" calcext:value-type="time">
            <text:p>00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4.5" calcext:value-type="float">
            <text:p>624.5</text:p>
          </table:table-cell>
          <table:table-cell office:value-type="float" office:value="35.41" calcext:value-type="float">
            <text:p>35.41</text:p>
          </table:table-cell>
          <table:table-cell office:value-type="float" office:value="44.64" calcext:value-type="float">
            <text:p>44.64</text:p>
          </table:table-cell>
        </table:table-row>
        <table:table-row table:style-name="ro1">
          <table:table-cell office:value-type="float" office:value="271126" calcext:value-type="float">
            <text:p>271126</text:p>
          </table:table-cell>
          <table:table-cell table:formula="of:=[.A19]/1000/(60*60*24)" office:value-type="time" office:time-value="PT00H04M31.126S" calcext:value-type="time">
            <text:p>00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500" calcext:value-type="float">
            <text:p>500</text:p>
          </table:table-cell>
          <table:table-cell office:value-type="float" office:value="622.97" calcext:value-type="float">
            <text:p>622.97</text:p>
          </table:table-cell>
          <table:table-cell office:value-type="float" office:value="37.63" calcext:value-type="float">
            <text:p>37.63</text:p>
          </table:table-cell>
          <table:table-cell office:value-type="float" office:value="47.41" calcext:value-type="float">
            <text:p>47.41</text:p>
          </table:table-cell>
        </table:table-row>
        <table:table-row table:style-name="ro1">
          <table:table-cell office:value-type="float" office:value="287126" calcext:value-type="float">
            <text:p>287126</text:p>
          </table:table-cell>
          <table:table-cell table:formula="of:=[.A20]/1000/(60*60*24)" office:value-type="time" office:time-value="PT00H04M47.126S" calcext:value-type="time">
            <text:p>00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2" calcext:value-type="float">
            <text:p>622.12</text:p>
          </table:table-cell>
          <table:table-cell office:value-type="float" office:value="39.85" calcext:value-type="float">
            <text:p>39.85</text:p>
          </table:table-cell>
          <table:table-cell office:value-type="float" office:value="50.18" calcext:value-type="float">
            <text:p>50.18</text:p>
          </table:table-cell>
        </table:table-row>
        <table:table-row table:style-name="ro1">
          <table:table-cell office:value-type="float" office:value="303126" calcext:value-type="float">
            <text:p>303126</text:p>
          </table:table-cell>
          <table:table-cell table:formula="of:=[.A21]/1000/(60*60*24)" office:value-type="time" office:time-value="PT00H05M03.126S" calcext:value-type="time">
            <text:p>00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8" calcext:value-type="float">
            <text:p>622.38</text:p>
          </table:table-cell>
          <table:table-cell office:value-type="float" office:value="42.07" calcext:value-type="float">
            <text:p>42.07</text:p>
          </table:table-cell>
          <table:table-cell office:value-type="float" office:value="52.95" calcext:value-type="float">
            <text:p>52.95</text:p>
          </table:table-cell>
        </table:table-row>
        <table:table-row table:style-name="ro1">
          <table:table-cell office:value-type="float" office:value="319126" calcext:value-type="float">
            <text:p>319126</text:p>
          </table:table-cell>
          <table:table-cell table:formula="of:=[.A22]/1000/(60*60*24)" office:value-type="time" office:time-value="PT00H05M19.126S" calcext:value-type="time">
            <text:p>00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4" calcext:value-type="float">
            <text:p>622.14</text:p>
          </table:table-cell>
          <table:table-cell office:value-type="float" office:value="44.29" calcext:value-type="float">
            <text:p>44.29</text:p>
          </table:table-cell>
          <table:table-cell office:value-type="float" office:value="55.72" calcext:value-type="float">
            <text:p>55.72</text:p>
          </table:table-cell>
        </table:table-row>
        <table:table-row table:style-name="ro1">
          <table:table-cell office:value-type="float" office:value="335126" calcext:value-type="float">
            <text:p>335126</text:p>
          </table:table-cell>
          <table:table-cell table:formula="of:=[.A23]/1000/(60*60*24)" office:value-type="time" office:time-value="PT00H05M35.126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8" calcext:value-type="float">
            <text:p>499.8</text:p>
          </table:table-cell>
          <table:table-cell office:value-type="float" office:value="620.72" calcext:value-type="float">
            <text:p>620.72</text:p>
          </table:table-cell>
          <table:table-cell office:value-type="float" office:value="46.51" calcext:value-type="float">
            <text:p>46.51</text:p>
          </table:table-cell>
          <table:table-cell office:value-type="float" office:value="58.48" calcext:value-type="float">
            <text:p>58.48</text:p>
          </table:table-cell>
        </table:table-row>
        <table:table-row table:style-name="ro1">
          <table:table-cell office:value-type="float" office:value="351126" calcext:value-type="float">
            <text:p>351126</text:p>
          </table:table-cell>
          <table:table-cell table:formula="of:=[.A24]/1000/(60*60*24)" office:value-type="time" office:time-value="PT00H05M51.126S" calcext:value-type="time">
            <text:p>00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20.5" calcext:value-type="float">
            <text:p>620.5</text:p>
          </table:table-cell>
          <table:table-cell office:value-type="float" office:value="48.73" calcext:value-type="float">
            <text:p>48.73</text:p>
          </table:table-cell>
          <table:table-cell office:value-type="float" office:value="61.24" calcext:value-type="float">
            <text:p>61.24</text:p>
          </table:table-cell>
        </table:table-row>
        <table:table-row table:style-name="ro1">
          <table:table-cell office:value-type="float" office:value="367127" calcext:value-type="float">
            <text:p>367127</text:p>
          </table:table-cell>
          <table:table-cell table:formula="of:=[.A25]/1000/(60*60*24)" office:value-type="time" office:time-value="PT00H06M07.127S" calcext:value-type="time">
            <text:p>00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8.39" calcext:value-type="float">
            <text:p>618.39</text:p>
          </table:table-cell>
          <table:table-cell office:value-type="float" office:value="50.95" calcext:value-type="float">
            <text:p>50.95</text:p>
          </table:table-cell>
          <table:table-cell office:value-type="float" office:value="63.99" calcext:value-type="float">
            <text:p>63.99</text:p>
          </table:table-cell>
        </table:table-row>
        <table:table-row table:style-name="ro1">
          <table:table-cell office:value-type="float" office:value="383127" calcext:value-type="float">
            <text:p>383127</text:p>
          </table:table-cell>
          <table:table-cell table:formula="of:=[.A26]/1000/(60*60*24)" office:value-type="time" office:time-value="PT00H06M23.127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2" calcext:value-type="float">
            <text:p>618.22</text:p>
          </table:table-cell>
          <table:table-cell office:value-type="float" office:value="53.17" calcext:value-type="float">
            <text:p>53.17</text:p>
          </table:table-cell>
          <table:table-cell office:value-type="float" office:value="66.74" calcext:value-type="float">
            <text:p>66.74</text:p>
          </table:table-cell>
        </table:table-row>
        <table:table-row table:style-name="ro1">
          <table:table-cell office:value-type="float" office:value="399126" calcext:value-type="float">
            <text:p>399126</text:p>
          </table:table-cell>
          <table:table-cell table:formula="of:=[.A27]/1000/(60*60*24)" office:value-type="time" office:time-value="PT00H06M39.126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0.63" calcext:value-type="float">
            <text:p>620.63</text:p>
          </table:table-cell>
          <table:table-cell office:value-type="float" office:value="55.39" calcext:value-type="float">
            <text:p>55.39</text:p>
          </table:table-cell>
          <table:table-cell office:value-type="float" office:value="69.5" calcext:value-type="float">
            <text:p>69.5</text:p>
          </table:table-cell>
        </table:table-row>
        <table:table-row table:style-name="ro1">
          <table:table-cell office:value-type="float" office:value="415127" calcext:value-type="float">
            <text:p>415127</text:p>
          </table:table-cell>
          <table:table-cell table:formula="of:=[.A28]/1000/(60*60*24)" office:value-type="time" office:time-value="PT00H06M55.127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7" calcext:value-type="float">
            <text:p>618.47</text:p>
          </table:table-cell>
          <table:table-cell office:value-type="float" office:value="57.61" calcext:value-type="float">
            <text:p>57.61</text:p>
          </table:table-cell>
          <table:table-cell office:value-type="float" office:value="72.24" calcext:value-type="float">
            <text:p>72.24</text:p>
          </table:table-cell>
        </table:table-row>
        <table:table-row table:style-name="ro1">
          <table:table-cell office:value-type="float" office:value="431126" calcext:value-type="float">
            <text:p>431126</text:p>
          </table:table-cell>
          <table:table-cell table:formula="of:=[.A29]/1000/(60*60*24)" office:value-type="time" office:time-value="PT00H07M11.126S" calcext:value-type="time">
            <text:p>00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9" calcext:value-type="float">
            <text:p>618.49</text:p>
          </table:table-cell>
          <table:table-cell office:value-type="float" office:value="59.83" calcext:value-type="float">
            <text:p>59.83</text:p>
          </table:table-cell>
          <table:table-cell office:value-type="float" office:value="74.99" calcext:value-type="float">
            <text:p>74.99</text:p>
          </table:table-cell>
        </table:table-row>
        <table:table-row table:style-name="ro1">
          <table:table-cell office:value-type="float" office:value="447126" calcext:value-type="float">
            <text:p>447126</text:p>
          </table:table-cell>
          <table:table-cell table:formula="of:=[.A30]/1000/(60*60*24)" office:value-type="time" office:time-value="PT00H07M27.126S" calcext:value-type="time">
            <text:p>00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62.05" calcext:value-type="float">
            <text:p>62.05</text:p>
          </table:table-cell>
          <table:table-cell office:value-type="float" office:value="77.73" calcext:value-type="float">
            <text:p>77.73</text:p>
          </table:table-cell>
        </table:table-row>
        <table:table-row table:style-name="ro1">
          <table:table-cell office:value-type="float" office:value="463126" calcext:value-type="float">
            <text:p>463126</text:p>
          </table:table-cell>
          <table:table-cell table:formula="of:=[.A31]/1000/(60*60*24)" office:value-type="time" office:time-value="PT00H07M43.126S" calcext:value-type="time">
            <text:p>00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4" calcext:value-type="float">
            <text:p>616.24</text:p>
          </table:table-cell>
          <table:table-cell office:value-type="float" office:value="64.27" calcext:value-type="float">
            <text:p>64.27</text:p>
          </table:table-cell>
          <table:table-cell office:value-type="float" office:value="80.48" calcext:value-type="float">
            <text:p>80.48</text:p>
          </table:table-cell>
        </table:table-row>
        <table:table-row table:style-name="ro1">
          <table:table-cell office:value-type="float" office:value="479127" calcext:value-type="float">
            <text:p>479127</text:p>
          </table:table-cell>
          <table:table-cell table:formula="of:=[.A32]/1000/(60*60*24)" office:value-type="time" office:time-value="PT00H07M59.127S" calcext:value-type="time">
            <text:p>00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6.48" calcext:value-type="float">
            <text:p>616.48</text:p>
          </table:table-cell>
          <table:table-cell office:value-type="float" office:value="66.49" calcext:value-type="float">
            <text:p>66.49</text:p>
          </table:table-cell>
          <table:table-cell office:value-type="float" office:value="83.22" calcext:value-type="float">
            <text:p>83.22</text:p>
          </table:table-cell>
        </table:table-row>
        <table:table-row table:style-name="ro1">
          <table:table-cell office:value-type="float" office:value="495126" calcext:value-type="float">
            <text:p>495126</text:p>
          </table:table-cell>
          <table:table-cell table:formula="of:=[.A33]/1000/(60*60*24)" office:value-type="time" office:time-value="PT00H08M15.126S" calcext:value-type="time">
            <text:p>00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6.63" calcext:value-type="float">
            <text:p>616.63</text:p>
          </table:table-cell>
          <table:table-cell office:value-type="float" office:value="68.72" calcext:value-type="float">
            <text:p>68.72</text:p>
          </table:table-cell>
          <table:table-cell office:value-type="float" office:value="85.95" calcext:value-type="float">
            <text:p>85.95</text:p>
          </table:table-cell>
        </table:table-row>
        <table:table-row table:style-name="ro1">
          <table:table-cell office:value-type="float" office:value="511126" calcext:value-type="float">
            <text:p>511126</text:p>
          </table:table-cell>
          <table:table-cell table:formula="of:=[.A34]/1000/(60*60*24)" office:value-type="time" office:time-value="PT00H08M31.126S" calcext:value-type="time">
            <text:p>00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7" calcext:value-type="float">
            <text:p>614.37</text:p>
          </table:table-cell>
          <table:table-cell office:value-type="float" office:value="70.94" calcext:value-type="float">
            <text:p>70.94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527126" calcext:value-type="float">
            <text:p>527126</text:p>
          </table:table-cell>
          <table:table-cell table:formula="of:=[.A35]/1000/(60*60*24)" office:value-type="time" office:time-value="PT00H08M47.126S" calcext:value-type="time">
            <text:p>00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4" calcext:value-type="float">
            <text:p>614.64</text:p>
          </table:table-cell>
          <table:table-cell office:value-type="float" office:value="73.16" calcext:value-type="float">
            <text:p>73.16</text:p>
          </table:table-cell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float" office:value="543126" calcext:value-type="float">
            <text:p>543126</text:p>
          </table:table-cell>
          <table:table-cell table:formula="of:=[.A36]/1000/(60*60*24)" office:value-type="time" office:time-value="PT00H09M03.126S" calcext:value-type="time">
            <text:p>00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5" calcext:value-type="float">
            <text:p>614.5</text:p>
          </table:table-cell>
          <table:table-cell office:value-type="float" office:value="75.38" calcext:value-type="float">
            <text:p>75.38</text:p>
          </table:table-cell>
          <table:table-cell office:value-type="float" office:value="94.16" calcext:value-type="float">
            <text:p>94.16</text:p>
          </table:table-cell>
        </table:table-row>
        <table:table-row table:style-name="ro1">
          <table:table-cell office:value-type="float" office:value="559126" calcext:value-type="float">
            <text:p>559126</text:p>
          </table:table-cell>
          <table:table-cell table:formula="of:=[.A37]/1000/(60*60*24)" office:value-type="time" office:time-value="PT00H09M19.126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9" calcext:value-type="float">
            <text:p>614.39</text:p>
          </table:table-cell>
          <table:table-cell office:value-type="float" office:value="77.6" calcext:value-type="float">
            <text:p>77.6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 office:value-type="float" office:value="575126" calcext:value-type="float">
            <text:p>575126</text:p>
          </table:table-cell>
          <table:table-cell table:formula="of:=[.A38]/1000/(60*60*24)" office:value-type="time" office:time-value="PT00H09M35.126S" calcext:value-type="time">
            <text:p>00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79.82" calcext:value-type="float">
            <text:p>79.82</text:p>
          </table:table-cell>
          <table:table-cell office:value-type="float" office:value="99.62" calcext:value-type="float">
            <text:p>99.62</text:p>
          </table:table-cell>
        </table:table-row>
        <table:table-row table:style-name="ro1">
          <table:table-cell office:value-type="float" office:value="591126" calcext:value-type="float">
            <text:p>591126</text:p>
          </table:table-cell>
          <table:table-cell table:formula="of:=[.A39]/1000/(60*60*24)" office:value-type="time" office:time-value="PT00H09M51.126S" calcext:value-type="time">
            <text:p>00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4.64" calcext:value-type="float">
            <text:p>614.64</text:p>
          </table:table-cell>
          <table:table-cell office:value-type="float" office:value="82.04" calcext:value-type="float">
            <text:p>82.04</text:p>
          </table:table-cell>
          <table:table-cell office:value-type="float" office:value="102.35" calcext:value-type="float">
            <text:p>102.35</text:p>
          </table:table-cell>
        </table:table-row>
        <table:table-row table:style-name="ro1">
          <table:table-cell office:value-type="float" office:value="607126" calcext:value-type="float">
            <text:p>607126</text:p>
          </table:table-cell>
          <table:table-cell table:formula="of:=[.A40]/1000/(60*60*24)" office:value-type="time" office:time-value="PT00H10M07.126S" calcext:value-type="time">
            <text:p>00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3" calcext:value-type="float">
            <text:p>612.63</text:p>
          </table:table-cell>
          <table:table-cell office:value-type="float" office:value="84.26" calcext:value-type="float">
            <text:p>84.26</text:p>
          </table:table-cell>
          <table:table-cell office:value-type="float" office:value="105.08" calcext:value-type="float">
            <text:p>105.08</text:p>
          </table:table-cell>
        </table:table-row>
        <table:table-row table:style-name="ro1">
          <table:table-cell office:value-type="float" office:value="623127" calcext:value-type="float">
            <text:p>623127</text:p>
          </table:table-cell>
          <table:table-cell table:formula="of:=[.A41]/1000/(60*60*24)" office:value-type="time" office:time-value="PT00H10M23.127S" calcext:value-type="time">
            <text:p>00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2.39" calcext:value-type="float">
            <text:p>612.39</text:p>
          </table:table-cell>
          <table:table-cell office:value-type="float" office:value="86.48" calcext:value-type="float">
            <text:p>86.48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office:value-type="float" office:value="639126" calcext:value-type="float">
            <text:p>639126</text:p>
          </table:table-cell>
          <table:table-cell table:formula="of:=[.A42]/1000/(60*60*24)" office:value-type="time" office:time-value="PT00H10M39.126S" calcext:value-type="time">
            <text:p>00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9" calcext:value-type="float">
            <text:p>612.49</text:p>
          </table:table-cell>
          <table:table-cell office:value-type="float" office:value="88.7" calcext:value-type="float">
            <text:p>88.7</text:p>
          </table:table-cell>
          <table:table-cell office:value-type="float" office:value="110.52" calcext:value-type="float">
            <text:p>110.52</text:p>
          </table:table-cell>
        </table:table-row>
        <table:table-row table:style-name="ro1">
          <table:table-cell office:value-type="float" office:value="655127" calcext:value-type="float">
            <text:p>655127</text:p>
          </table:table-cell>
          <table:table-cell table:formula="of:=[.A43]/1000/(60*60*24)" office:value-type="time" office:time-value="PT00H10M55.127S" calcext:value-type="time">
            <text:p>00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2.63" calcext:value-type="float">
            <text:p>612.63</text:p>
          </table:table-cell>
          <table:table-cell office:value-type="float" office:value="90.92" calcext:value-type="float">
            <text:p>90.92</text:p>
          </table:table-cell>
          <table:table-cell office:value-type="float" office:value="113.25" calcext:value-type="float">
            <text:p>113.25</text:p>
          </table:table-cell>
        </table:table-row>
        <table:table-row table:style-name="ro1">
          <table:table-cell office:value-type="float" office:value="671127" calcext:value-type="float">
            <text:p>671127</text:p>
          </table:table-cell>
          <table:table-cell table:formula="of:=[.A44]/1000/(60*60*24)" office:value-type="time" office:time-value="PT00H11M11.127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2.48" calcext:value-type="float">
            <text:p>612.48</text:p>
          </table:table-cell>
          <table:table-cell office:value-type="float" office:value="93.14" calcext:value-type="float">
            <text:p>93.14</text:p>
          </table:table-cell>
          <table:table-cell office:value-type="float" office:value="115.97" calcext:value-type="float">
            <text:p>115.97</text:p>
          </table:table-cell>
        </table:table-row>
        <table:table-row table:style-name="ro1">
          <table:table-cell office:value-type="float" office:value="687126" calcext:value-type="float">
            <text:p>687126</text:p>
          </table:table-cell>
          <table:table-cell table:formula="of:=[.A45]/1000/(60*60*24)" office:value-type="time" office:time-value="PT00H11M27.126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95.36" calcext:value-type="float">
            <text:p>95.36</text:p>
          </table:table-cell>
          <table:table-cell office:value-type="float" office:value="118.68" calcext:value-type="float">
            <text:p>118.68</text:p>
          </table:table-cell>
        </table:table-row>
        <table:table-row table:style-name="ro1">
          <table:table-cell office:value-type="float" office:value="703126" calcext:value-type="float">
            <text:p>703126</text:p>
          </table:table-cell>
          <table:table-cell table:formula="of:=[.A46]/1000/(60*60*24)" office:value-type="time" office:time-value="PT00H11M43.126S" calcext:value-type="time">
            <text:p>00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97.58" calcext:value-type="float">
            <text:p>97.58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float" office:value="719126" calcext:value-type="float">
            <text:p>719126</text:p>
          </table:table-cell>
          <table:table-cell table:formula="of:=[.A47]/1000/(60*60*24)" office:value-type="time" office:time-value="PT00H11M59.126S" calcext:value-type="time">
            <text:p>00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0.62" calcext:value-type="float">
            <text:p>610.62</text:p>
          </table:table-cell>
          <table:table-cell office:value-type="float" office:value="99.8" calcext:value-type="float">
            <text:p>99.8</text:p>
          </table:table-cell>
          <table:table-cell office:value-type="float" office:value="124.11" calcext:value-type="float">
            <text:p>124.11</text:p>
          </table:table-cell>
        </table:table-row>
        <table:table-row table:style-name="ro1">
          <table:table-cell office:value-type="float" office:value="735126" calcext:value-type="float">
            <text:p>735126</text:p>
          </table:table-cell>
          <table:table-cell table:formula="of:=[.A48]/1000/(60*60*24)" office:value-type="time" office:time-value="PT00H12M15.126S" calcext:value-type="time">
            <text:p>00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5" calcext:value-type="float">
            <text:p>610.25</text:p>
          </table:table-cell>
          <table:table-cell office:value-type="float" office:value="102.02" calcext:value-type="float">
            <text:p>102.02</text:p>
          </table:table-cell>
          <table:table-cell office:value-type="float" office:value="126.83" calcext:value-type="float">
            <text:p>126.83</text:p>
          </table:table-cell>
        </table:table-row>
        <table:table-row table:style-name="ro1">
          <table:table-cell office:value-type="float" office:value="751126" calcext:value-type="float">
            <text:p>751126</text:p>
          </table:table-cell>
          <table:table-cell table:formula="of:=[.A49]/1000/(60*60*24)" office:value-type="time" office:time-value="PT00H12M31.126S" calcext:value-type="time">
            <text:p>00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104.24" calcext:value-type="float">
            <text:p>104.24</text:p>
          </table:table-cell>
          <table:table-cell office:value-type="float" office:value="129.54" calcext:value-type="float">
            <text:p>129.54</text:p>
          </table:table-cell>
        </table:table-row>
        <table:table-row table:style-name="ro1">
          <table:table-cell office:value-type="float" office:value="767126" calcext:value-type="float">
            <text:p>767126</text:p>
          </table:table-cell>
          <table:table-cell table:formula="of:=[.A50]/1000/(60*60*24)" office:value-type="time" office:time-value="PT00H12M47.126S" calcext:value-type="time">
            <text:p>00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32.25" calcext:value-type="float">
            <text:p>132.25</text:p>
          </table:table-cell>
        </table:table-row>
        <table:table-row table:style-name="ro1">
          <table:table-cell office:value-type="float" office:value="783126" calcext:value-type="float">
            <text:p>783126</text:p>
          </table:table-cell>
          <table:table-cell table:formula="of:=[.A51]/1000/(60*60*24)" office:value-type="time" office:time-value="PT00H13M03.126S" calcext:value-type="time">
            <text:p>00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08.68" calcext:value-type="float">
            <text:p>108.68</text:p>
          </table:table-cell>
          <table:table-cell office:value-type="float" office:value="134.96" calcext:value-type="float">
            <text:p>134.96</text:p>
          </table:table-cell>
        </table:table-row>
        <table:table-row table:style-name="ro1">
          <table:table-cell office:value-type="float" office:value="799126" calcext:value-type="float">
            <text:p>799126</text:p>
          </table:table-cell>
          <table:table-cell table:formula="of:=[.A52]/1000/(60*60*24)" office:value-type="time" office:time-value="PT00H13M19.126S" calcext:value-type="time">
            <text:p>00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8" calcext:value-type="float">
            <text:p>608.48</text:p>
          </table:table-cell>
          <table:table-cell office:value-type="float" office:value="110.9" calcext:value-type="float">
            <text:p>110.9</text:p>
          </table:table-cell>
          <table:table-cell office:value-type="float" office:value="137.66" calcext:value-type="float">
            <text:p>137.66</text:p>
          </table:table-cell>
        </table:table-row>
        <table:table-row table:style-name="ro1">
          <table:table-cell office:value-type="float" office:value="815126" calcext:value-type="float">
            <text:p>815126</text:p>
          </table:table-cell>
          <table:table-cell table:formula="of:=[.A53]/1000/(60*60*24)" office:value-type="time" office:time-value="PT00H13M35.126S" calcext:value-type="time">
            <text:p>00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6.88" calcext:value-type="float">
            <text:p>606.88</text:p>
          </table:table-cell>
          <table:table-cell office:value-type="float" office:value="113.12" calcext:value-type="float">
            <text:p>113.12</text:p>
          </table:table-cell>
          <table:table-cell office:value-type="float" office:value="140.37" calcext:value-type="float">
            <text:p>140.37</text:p>
          </table:table-cell>
        </table:table-row>
        <table:table-row table:style-name="ro1">
          <table:table-cell office:value-type="float" office:value="831126" calcext:value-type="float">
            <text:p>831126</text:p>
          </table:table-cell>
          <table:table-cell table:formula="of:=[.A54]/1000/(60*60*24)" office:value-type="time" office:time-value="PT00H13M51.126S" calcext:value-type="time">
            <text:p>00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5" calcext:value-type="float">
            <text:p>608.25</text:p>
          </table:table-cell>
          <table:table-cell office:value-type="float" office:value="115.34" calcext:value-type="float">
            <text:p>115.34</text:p>
          </table:table-cell>
          <table:table-cell office:value-type="float" office:value="143.08" calcext:value-type="float">
            <text:p>143.08</text:p>
          </table:table-cell>
        </table:table-row>
        <table:table-row table:style-name="ro1">
          <table:table-cell office:value-type="float" office:value="847127" calcext:value-type="float">
            <text:p>847127</text:p>
          </table:table-cell>
          <table:table-cell table:formula="of:=[.A55]/1000/(60*60*24)" office:value-type="time" office:time-value="PT00H14M07.127S" calcext:value-type="time">
            <text:p>00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9" calcext:value-type="float">
            <text:p>608.49</text:p>
          </table:table-cell>
          <table:table-cell office:value-type="float" office:value="117.56" calcext:value-type="float">
            <text:p>117.56</text:p>
          </table:table-cell>
          <table:table-cell office:value-type="float" office:value="145.78" calcext:value-type="float">
            <text:p>145.78</text:p>
          </table:table-cell>
        </table:table-row>
        <table:table-row table:style-name="ro1">
          <table:table-cell office:value-type="float" office:value="863127" calcext:value-type="float">
            <text:p>863127</text:p>
          </table:table-cell>
          <table:table-cell table:formula="of:=[.A56]/1000/(60*60*24)" office:value-type="time" office:time-value="PT00H14M23.127S" calcext:value-type="time">
            <text:p>00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6.88" calcext:value-type="float">
            <text:p>606.88</text:p>
          </table:table-cell>
          <table:table-cell office:value-type="float" office:value="119.78" calcext:value-type="float">
            <text:p>119.78</text:p>
          </table:table-cell>
          <table:table-cell office:value-type="float" office:value="148.48" calcext:value-type="float">
            <text:p>148.48</text:p>
          </table:table-cell>
        </table:table-row>
        <table:table-row table:style-name="ro1">
          <table:table-cell office:value-type="float" office:value="879126" calcext:value-type="float">
            <text:p>879126</text:p>
          </table:table-cell>
          <table:table-cell table:formula="of:=[.A57]/1000/(60*60*24)" office:value-type="time" office:time-value="PT00H14M39.126S" calcext:value-type="time">
            <text:p>00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4" calcext:value-type="float">
            <text:p>608.4</text:p>
          </table:table-cell>
          <table:table-cell office:value-type="float" office:value="122" calcext:value-type="float">
            <text:p>122</text:p>
          </table:table-cell>
          <table:table-cell office:value-type="float" office:value="151.18" calcext:value-type="float">
            <text:p>151.18</text:p>
          </table:table-cell>
        </table:table-row>
        <table:table-row table:style-name="ro1">
          <table:table-cell office:value-type="float" office:value="895126" calcext:value-type="float">
            <text:p>895126</text:p>
          </table:table-cell>
          <table:table-cell table:formula="of:=[.A58]/1000/(60*60*24)" office:value-type="time" office:time-value="PT00H14M55.126S" calcext:value-type="time">
            <text:p>00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5" calcext:value-type="float">
            <text:p>606.5</text:p>
          </table:table-cell>
          <table:table-cell office:value-type="float" office:value="124.22" calcext:value-type="float">
            <text:p>124.22</text:p>
          </table:table-cell>
          <table:table-cell office:value-type="float" office:value="153.89" calcext:value-type="float">
            <text:p>153.89</text:p>
          </table:table-cell>
        </table:table-row>
        <table:table-row table:style-name="ro1">
          <table:table-cell office:value-type="float" office:value="911126" calcext:value-type="float">
            <text:p>911126</text:p>
          </table:table-cell>
          <table:table-cell table:formula="of:=[.A59]/1000/(60*60*24)" office:value-type="time" office:time-value="PT00H15M11.126S" calcext:value-type="time">
            <text:p>00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26.44" calcext:value-type="float">
            <text:p>126.44</text:p>
          </table:table-cell>
          <table:table-cell office:value-type="float" office:value="156.58" calcext:value-type="float">
            <text:p>156.58</text:p>
          </table:table-cell>
        </table:table-row>
        <table:table-row table:style-name="ro1">
          <table:table-cell office:value-type="float" office:value="927126" calcext:value-type="float">
            <text:p>927126</text:p>
          </table:table-cell>
          <table:table-cell table:formula="of:=[.A60]/1000/(60*60*24)" office:value-type="time" office:time-value="PT00H15M27.126S" calcext:value-type="time">
            <text:p>00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5" calcext:value-type="float">
            <text:p>606.15</text:p>
          </table:table-cell>
          <table:table-cell office:value-type="float" office:value="128.66" calcext:value-type="float">
            <text:p>128.66</text:p>
          </table:table-cell>
          <table:table-cell office:value-type="float" office:value="159.28" calcext:value-type="float">
            <text:p>159.28</text:p>
          </table:table-cell>
        </table:table-row>
        <table:table-row table:style-name="ro1">
          <table:table-cell office:value-type="float" office:value="943126" calcext:value-type="float">
            <text:p>943126</text:p>
          </table:table-cell>
          <table:table-cell table:formula="of:=[.A61]/1000/(60*60*24)" office:value-type="time" office:time-value="PT00H15M43.126S" calcext:value-type="time">
            <text:p>00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4" calcext:value-type="float">
            <text:p>606.4</text:p>
          </table:table-cell>
          <table:table-cell office:value-type="float" office:value="130.88" calcext:value-type="float">
            <text:p>130.88</text:p>
          </table:table-cell>
          <table:table-cell office:value-type="float" office:value="161.97" calcext:value-type="float">
            <text:p>161.97</text:p>
          </table:table-cell>
        </table:table-row>
        <table:table-row table:style-name="ro1">
          <table:table-cell office:value-type="float" office:value="959126" calcext:value-type="float">
            <text:p>959126</text:p>
          </table:table-cell>
          <table:table-cell table:formula="of:=[.A62]/1000/(60*60*24)" office:value-type="time" office:time-value="PT00H15M59.126S" calcext:value-type="time">
            <text:p>00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33.1" calcext:value-type="float">
            <text:p>133.1</text:p>
          </table:table-cell>
          <table:table-cell office:value-type="float" office:value="164.67" calcext:value-type="float">
            <text:p>164.67</text:p>
          </table:table-cell>
        </table:table-row>
        <table:table-row table:style-name="ro1">
          <table:table-cell office:value-type="float" office:value="975127" calcext:value-type="float">
            <text:p>975127</text:p>
          </table:table-cell>
          <table:table-cell table:formula="of:=[.A63]/1000/(60*60*24)" office:value-type="time" office:time-value="PT00H16M15.127S" calcext:value-type="time">
            <text:p>00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3" calcext:value-type="float">
            <text:p>606.63</text:p>
          </table:table-cell>
          <table:table-cell office:value-type="float" office:value="135.32" calcext:value-type="float">
            <text:p>135.32</text:p>
          </table:table-cell>
          <table:table-cell office:value-type="float" office:value="167.36" calcext:value-type="float">
            <text:p>167.36</text:p>
          </table:table-cell>
        </table:table-row>
        <table:table-row table:style-name="ro1">
          <table:table-cell office:value-type="float" office:value="991126" calcext:value-type="float">
            <text:p>991126</text:p>
          </table:table-cell>
          <table:table-cell table:formula="of:=[.A64]/1000/(60*60*24)" office:value-type="time" office:time-value="PT00H16M31.126S" calcext:value-type="time">
            <text:p>00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3" calcext:value-type="float">
            <text:p>606.73</text:p>
          </table:table-cell>
          <table:table-cell office:value-type="float" office:value="137.54" calcext:value-type="float">
            <text:p>137.54</text:p>
          </table:table-cell>
          <table:table-cell office:value-type="float" office:value="170.05" calcext:value-type="float">
            <text:p>170.05</text:p>
          </table:table-cell>
        </table:table-row>
        <table:table-row table:style-name="ro1">
          <table:table-cell office:value-type="float" office:value="1007126" calcext:value-type="float">
            <text:p>1007126</text:p>
          </table:table-cell>
          <table:table-cell table:formula="of:=[.A65]/1000/(60*60*24)" office:value-type="time" office:time-value="PT00H16M47.126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6.73" calcext:value-type="float">
            <text:p>606.73</text:p>
          </table:table-cell>
          <table:table-cell office:value-type="float" office:value="139.76" calcext:value-type="float">
            <text:p>139.76</text:p>
          </table:table-cell>
          <table:table-cell office:value-type="float" office:value="172.74" calcext:value-type="float">
            <text:p>172.74</text:p>
          </table:table-cell>
        </table:table-row>
        <table:table-row table:style-name="ro1">
          <table:table-cell office:value-type="float" office:value="1023126" calcext:value-type="float">
            <text:p>1023126</text:p>
          </table:table-cell>
          <table:table-cell table:formula="of:=[.A66]/1000/(60*60*24)" office:value-type="time" office:time-value="PT00H17M03.126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41.98" calcext:value-type="float">
            <text:p>141.98</text:p>
          </table:table-cell>
          <table:table-cell office:value-type="float" office:value="175.43" calcext:value-type="float">
            <text:p>175.43</text:p>
          </table:table-cell>
        </table:table-row>
        <table:table-row table:style-name="ro1">
          <table:table-cell office:value-type="float" office:value="1039126" calcext:value-type="float">
            <text:p>1039126</text:p>
          </table:table-cell>
          <table:table-cell table:formula="of:=[.A67]/1000/(60*60*24)" office:value-type="time" office:time-value="PT00H17M19.126S" calcext:value-type="time">
            <text:p>00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4" calcext:value-type="float">
            <text:p>604.64</text:p>
          </table:table-cell>
          <table:table-cell office:value-type="float" office:value="144.2" calcext:value-type="float">
            <text:p>144.2</text:p>
          </table:table-cell>
          <table:table-cell office:value-type="float" office:value="178.12" calcext:value-type="float">
            <text:p>178.12</text:p>
          </table:table-cell>
        </table:table-row>
        <table:table-row table:style-name="ro1">
          <table:table-cell office:value-type="float" office:value="1055126" calcext:value-type="float">
            <text:p>1055126</text:p>
          </table:table-cell>
          <table:table-cell table:formula="of:=[.A68]/1000/(60*60*24)" office:value-type="time" office:time-value="PT00H17M35.126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6" calcext:value-type="float">
            <text:p>604.26</text:p>
          </table:table-cell>
          <table:table-cell office:value-type="float" office:value="146.43" calcext:value-type="float">
            <text:p>146.43</text:p>
          </table:table-cell>
          <table:table-cell office:value-type="float" office:value="180.81" calcext:value-type="float">
            <text:p>180.81</text:p>
          </table:table-cell>
        </table:table-row>
        <table:table-row table:style-name="ro1">
          <table:table-cell office:value-type="float" office:value="1071127" calcext:value-type="float">
            <text:p>1071127</text:p>
          </table:table-cell>
          <table:table-cell table:formula="of:=[.A69]/1000/(60*60*24)" office:value-type="time" office:time-value="PT00H17M51.127S" calcext:value-type="time">
            <text:p>00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48.65" calcext:value-type="float">
            <text:p>148.65</text:p>
          </table:table-cell>
          <table:table-cell office:value-type="float" office:value="183.5" calcext:value-type="float">
            <text:p>183.5</text:p>
          </table:table-cell>
        </table:table-row>
        <table:table-row table:style-name="ro1">
          <table:table-cell office:value-type="float" office:value="1087127" calcext:value-type="float">
            <text:p>1087127</text:p>
          </table:table-cell>
          <table:table-cell table:formula="of:=[.A70]/1000/(60*60*24)" office:value-type="time" office:time-value="PT00H18M07.127S" calcext:value-type="time">
            <text:p>00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150.87" calcext:value-type="float">
            <text:p>150.87</text:p>
          </table:table-cell>
          <table:table-cell office:value-type="float" office:value="186.18" calcext:value-type="float">
            <text:p>186.18</text:p>
          </table:table-cell>
        </table:table-row>
        <table:table-row table:style-name="ro1">
          <table:table-cell office:value-type="float" office:value="1103126" calcext:value-type="float">
            <text:p>1103126</text:p>
          </table:table-cell>
          <table:table-cell table:formula="of:=[.A71]/1000/(60*60*24)" office:value-type="time" office:time-value="PT00H18M23.126S" calcext:value-type="time">
            <text:p>00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53.09" calcext:value-type="float">
            <text:p>153.09</text:p>
          </table:table-cell>
          <table:table-cell office:value-type="float" office:value="188.87" calcext:value-type="float">
            <text:p>188.87</text:p>
          </table:table-cell>
        </table:table-row>
        <table:table-row table:style-name="ro1">
          <table:table-cell office:value-type="float" office:value="1119126" calcext:value-type="float">
            <text:p>1119126</text:p>
          </table:table-cell>
          <table:table-cell table:formula="of:=[.A72]/1000/(60*60*24)" office:value-type="time" office:time-value="PT00H18M39.126S" calcext:value-type="time">
            <text:p>00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4.74" calcext:value-type="float">
            <text:p>604.74</text:p>
          </table:table-cell>
          <table:table-cell office:value-type="float" office:value="155.31" calcext:value-type="float">
            <text:p>155.31</text:p>
          </table:table-cell>
          <table:table-cell office:value-type="float" office:value="191.55" calcext:value-type="float">
            <text:p>191.55</text:p>
          </table:table-cell>
        </table:table-row>
        <table:table-row table:style-name="ro1">
          <table:table-cell office:value-type="float" office:value="1135126" calcext:value-type="float">
            <text:p>1135126</text:p>
          </table:table-cell>
          <table:table-cell table:formula="of:=[.A73]/1000/(60*60*24)" office:value-type="time" office:time-value="PT00H18M55.126S" calcext:value-type="time">
            <text:p>00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5" calcext:value-type="float">
            <text:p>604.5</text:p>
          </table:table-cell>
          <table:table-cell office:value-type="float" office:value="157.53" calcext:value-type="float">
            <text:p>157.53</text:p>
          </table:table-cell>
          <table:table-cell office:value-type="float" office:value="194.23" calcext:value-type="float">
            <text:p>194.23</text:p>
          </table:table-cell>
        </table:table-row>
        <table:table-row table:style-name="ro1">
          <table:table-cell office:value-type="float" office:value="1151126" calcext:value-type="float">
            <text:p>1151126</text:p>
          </table:table-cell>
          <table:table-cell table:formula="of:=[.A74]/1000/(60*60*24)" office:value-type="time" office:time-value="PT00H19M11.126S" calcext:value-type="time">
            <text:p>00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5" calcext:value-type="float">
            <text:p>602.25</text:p>
          </table:table-cell>
          <table:table-cell office:value-type="float" office:value="159.75" calcext:value-type="float">
            <text:p>159.75</text:p>
          </table:table-cell>
          <table:table-cell office:value-type="float" office:value="196.92" calcext:value-type="float">
            <text:p>196.92</text:p>
          </table:table-cell>
        </table:table-row>
        <table:table-row table:style-name="ro1">
          <table:table-cell office:value-type="float" office:value="1167127" calcext:value-type="float">
            <text:p>1167127</text:p>
          </table:table-cell>
          <table:table-cell table:formula="of:=[.A75]/1000/(60*60*24)" office:value-type="time" office:time-value="PT00H19M27.127S" calcext:value-type="time">
            <text:p>00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61.97" calcext:value-type="float">
            <text:p>161.97</text:p>
          </table:table-cell>
          <table:table-cell office:value-type="float" office:value="199.6" calcext:value-type="float">
            <text:p>199.6</text:p>
          </table:table-cell>
        </table:table-row>
        <table:table-row table:style-name="ro1">
          <table:table-cell office:value-type="float" office:value="1183126" calcext:value-type="float">
            <text:p>1183126</text:p>
          </table:table-cell>
          <table:table-cell table:formula="of:=[.A76]/1000/(60*60*24)" office:value-type="time" office:time-value="PT00H19M43.126S" calcext:value-type="time">
            <text:p>00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5" calcext:value-type="float">
            <text:p>602.5</text:p>
          </table:table-cell>
          <table:table-cell office:value-type="float" office:value="164.19" calcext:value-type="float">
            <text:p>164.19</text:p>
          </table:table-cell>
          <table:table-cell office:value-type="float" office:value="202.28" calcext:value-type="float">
            <text:p>202.28</text:p>
          </table:table-cell>
        </table:table-row>
        <table:table-row table:style-name="ro1">
          <table:table-cell office:value-type="float" office:value="1199127" calcext:value-type="float">
            <text:p>1199127</text:p>
          </table:table-cell>
          <table:table-cell table:formula="of:=[.A77]/1000/(60*60*24)" office:value-type="time" office:time-value="PT00H19M59.127S" calcext:value-type="time">
            <text:p>00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5" calcext:value-type="float">
            <text:p>602.65</text:p>
          </table:table-cell>
          <table:table-cell office:value-type="float" office:value="166.41" calcext:value-type="float">
            <text:p>166.41</text:p>
          </table:table-cell>
          <table:table-cell office:value-type="float" office:value="204.96" calcext:value-type="float">
            <text:p>204.96</text:p>
          </table:table-cell>
        </table:table-row>
        <table:table-row table:style-name="ro1">
          <table:table-cell office:value-type="float" office:value="1215126" calcext:value-type="float">
            <text:p>1215126</text:p>
          </table:table-cell>
          <table:table-cell table:formula="of:=[.A78]/1000/(60*60*24)" office:value-type="time" office:time-value="PT00H20M15.126S" calcext:value-type="time">
            <text:p>00:2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4" calcext:value-type="float">
            <text:p>600.74</text:p>
          </table:table-cell>
          <table:table-cell office:value-type="float" office:value="168.63" calcext:value-type="float">
            <text:p>168.63</text:p>
          </table:table-cell>
          <table:table-cell office:value-type="float" office:value="207.63" calcext:value-type="float">
            <text:p>207.63</text:p>
          </table:table-cell>
        </table:table-row>
        <table:table-row table:style-name="ro1">
          <table:table-cell office:value-type="float" office:value="1231127" calcext:value-type="float">
            <text:p>1231127</text:p>
          </table:table-cell>
          <table:table-cell table:formula="of:=[.A79]/1000/(60*60*24)" office:value-type="time" office:time-value="PT00H20M31.127S" calcext:value-type="time">
            <text:p>00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2.64" calcext:value-type="float">
            <text:p>602.64</text:p>
          </table:table-cell>
          <table:table-cell office:value-type="float" office:value="170.85" calcext:value-type="float">
            <text:p>170.85</text:p>
          </table:table-cell>
          <table:table-cell office:value-type="float" office:value="210.31" calcext:value-type="float">
            <text:p>210.31</text:p>
          </table:table-cell>
        </table:table-row>
        <table:table-row table:style-name="ro1">
          <table:table-cell office:value-type="float" office:value="1247126" calcext:value-type="float">
            <text:p>1247126</text:p>
          </table:table-cell>
          <table:table-cell table:formula="of:=[.A80]/1000/(60*60*24)" office:value-type="time" office:time-value="PT00H20M47.126S" calcext:value-type="time">
            <text:p>00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8" calcext:value-type="float">
            <text:p>499.8</text:p>
          </table:table-cell>
          <table:table-cell office:value-type="float" office:value="602.75" calcext:value-type="float">
            <text:p>602.75</text:p>
          </table:table-cell>
          <table:table-cell office:value-type="float" office:value="173.07" calcext:value-type="float">
            <text:p>173.07</text:p>
          </table:table-cell>
          <table:table-cell office:value-type="float" office:value="212.98" calcext:value-type="float">
            <text:p>212.98</text:p>
          </table:table-cell>
        </table:table-row>
        <table:table-row table:style-name="ro1">
          <table:table-cell office:value-type="float" office:value="1263126" calcext:value-type="float">
            <text:p>1263126</text:p>
          </table:table-cell>
          <table:table-cell table:formula="of:=[.A81]/1000/(60*60*24)" office:value-type="time" office:time-value="PT00H21M03.126S" calcext:value-type="time">
            <text:p>00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175.29" calcext:value-type="float">
            <text:p>175.29</text:p>
          </table:table-cell>
          <table:table-cell office:value-type="float" office:value="215.66" calcext:value-type="float">
            <text:p>215.66</text:p>
          </table:table-cell>
        </table:table-row>
        <table:table-row table:style-name="ro1">
          <table:table-cell office:value-type="float" office:value="1279126" calcext:value-type="float">
            <text:p>1279126</text:p>
          </table:table-cell>
          <table:table-cell table:formula="of:=[.A82]/1000/(60*60*24)" office:value-type="time" office:time-value="PT00H21M19.126S" calcext:value-type="time">
            <text:p>00:2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177.51" calcext:value-type="float">
            <text:p>177.51</text:p>
          </table:table-cell>
          <table:table-cell office:value-type="float" office:value="218.33" calcext:value-type="float">
            <text:p>218.33</text:p>
          </table:table-cell>
        </table:table-row>
        <table:table-row table:style-name="ro1">
          <table:table-cell office:value-type="float" office:value="1295127" calcext:value-type="float">
            <text:p>1295127</text:p>
          </table:table-cell>
          <table:table-cell table:formula="of:=[.A83]/1000/(60*60*24)" office:value-type="time" office:time-value="PT00H21M35.127S" calcext:value-type="time">
            <text:p>00:2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79.73" calcext:value-type="float">
            <text:p>179.73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311126" calcext:value-type="float">
            <text:p>1311126</text:p>
          </table:table-cell>
          <table:table-cell table:formula="of:=[.A84]/1000/(60*60*24)" office:value-type="time" office:time-value="PT00H21M51.126S" calcext:value-type="time">
            <text:p>00:2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4" calcext:value-type="float">
            <text:p>600.64</text:p>
          </table:table-cell>
          <table:table-cell office:value-type="float" office:value="181.95" calcext:value-type="float">
            <text:p>181.95</text:p>
          </table:table-cell>
          <table:table-cell office:value-type="float" office:value="223.67" calcext:value-type="float">
            <text:p>223.67</text:p>
          </table:table-cell>
        </table:table-row>
        <table:table-row table:style-name="ro1">
          <table:table-cell office:value-type="float" office:value="1327126" calcext:value-type="float">
            <text:p>1327126</text:p>
          </table:table-cell>
          <table:table-cell table:formula="of:=[.A85]/1000/(60*60*24)" office:value-type="time" office:time-value="PT00H22M07.126S" calcext:value-type="time">
            <text:p>00:2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3" calcext:value-type="float">
            <text:p>600.63</text:p>
          </table:table-cell>
          <table:table-cell office:value-type="float" office:value="184.17" calcext:value-type="float">
            <text:p>184.17</text:p>
          </table:table-cell>
          <table:table-cell office:value-type="float" office:value="226.34" calcext:value-type="float">
            <text:p>226.34</text:p>
          </table:table-cell>
        </table:table-row>
        <table:table-row table:style-name="ro1">
          <table:table-cell office:value-type="float" office:value="1343126" calcext:value-type="float">
            <text:p>1343126</text:p>
          </table:table-cell>
          <table:table-cell table:formula="of:=[.A86]/1000/(60*60*24)" office:value-type="time" office:time-value="PT00H22M23.126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5" calcext:value-type="float">
            <text:p>600.5</text:p>
          </table:table-cell>
          <table:table-cell office:value-type="float" office:value="186.39" calcext:value-type="float">
            <text:p>186.3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359127" calcext:value-type="float">
            <text:p>1359127</text:p>
          </table:table-cell>
          <table:table-cell table:formula="of:=[.A87]/1000/(60*60*24)" office:value-type="time" office:time-value="PT00H22M39.127S" calcext:value-type="time">
            <text:p>00:2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6" calcext:value-type="float">
            <text:p>600.26</text:p>
          </table:table-cell>
          <table:table-cell office:value-type="float" office:value="188.61" calcext:value-type="float">
            <text:p>188.61</text:p>
          </table:table-cell>
          <table:table-cell office:value-type="float" office:value="231.67" calcext:value-type="float">
            <text:p>231.67</text:p>
          </table:table-cell>
        </table:table-row>
        <table:table-row table:style-name="ro1">
          <table:table-cell office:value-type="float" office:value="1375126" calcext:value-type="float">
            <text:p>1375126</text:p>
          </table:table-cell>
          <table:table-cell table:formula="of:=[.A88]/1000/(60*60*24)" office:value-type="time" office:time-value="PT00H22M55.126S" calcext:value-type="time">
            <text:p>00:2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92" calcext:value-type="float">
            <text:p>499.92</text:p>
          </table:table-cell>
          <table:table-cell office:value-type="float" office:value="600.88" calcext:value-type="float">
            <text:p>600.88</text:p>
          </table:table-cell>
          <table:table-cell office:value-type="float" office:value="190.83" calcext:value-type="float">
            <text:p>190.83</text:p>
          </table:table-cell>
          <table:table-cell office:value-type="float" office:value="234.34" calcext:value-type="float">
            <text:p>234.34</text:p>
          </table:table-cell>
        </table:table-row>
        <table:table-row table:style-name="ro1">
          <table:table-cell office:value-type="float" office:value="1391126" calcext:value-type="float">
            <text:p>1391126</text:p>
          </table:table-cell>
          <table:table-cell table:formula="of:=[.A89]/1000/(60*60*24)" office:value-type="time" office:time-value="PT00H23M11.126S" calcext:value-type="time">
            <text:p>00:2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193.05" calcext:value-type="float">
            <text:p>193.05</text:p>
          </table:table-cell>
          <table:table-cell office:value-type="float" office:value="237.01" calcext:value-type="float">
            <text:p>237.01</text:p>
          </table:table-cell>
        </table:table-row>
        <table:table-row table:style-name="ro1">
          <table:table-cell office:value-type="float" office:value="1407126" calcext:value-type="float">
            <text:p>1407126</text:p>
          </table:table-cell>
          <table:table-cell table:formula="of:=[.A90]/1000/(60*60*24)" office:value-type="time" office:time-value="PT00H23M27.126S" calcext:value-type="time">
            <text:p>00:2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195.27" calcext:value-type="float">
            <text:p>195.27</text:p>
          </table:table-cell>
          <table:table-cell office:value-type="float" office:value="239.67" calcext:value-type="float">
            <text:p>239.67</text:p>
          </table:table-cell>
        </table:table-row>
        <table:table-row table:style-name="ro1">
          <table:table-cell office:value-type="float" office:value="1423126" calcext:value-type="float">
            <text:p>1423126</text:p>
          </table:table-cell>
          <table:table-cell table:formula="of:=[.A91]/1000/(60*60*24)" office:value-type="time" office:time-value="PT00H23M43.126S" calcext:value-type="time">
            <text:p>00:2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197.49" calcext:value-type="float">
            <text:p>197.49</text:p>
          </table:table-cell>
          <table:table-cell office:value-type="float" office:value="242.34" calcext:value-type="float">
            <text:p>242.34</text:p>
          </table:table-cell>
        </table:table-row>
        <table:table-row table:style-name="ro1">
          <table:table-cell office:value-type="float" office:value="1439126" calcext:value-type="float">
            <text:p>1439126</text:p>
          </table:table-cell>
          <table:table-cell table:formula="of:=[.A92]/1000/(60*60*24)" office:value-type="time" office:time-value="PT00H23M59.126S" calcext:value-type="time">
            <text:p>00:2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199.71" calcext:value-type="float">
            <text:p>199.7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455126" calcext:value-type="float">
            <text:p>1455126</text:p>
          </table:table-cell>
          <table:table-cell table:formula="of:=[.A93]/1000/(60*60*24)" office:value-type="time" office:time-value="PT00H24M15.126S" calcext:value-type="time">
            <text:p>00:2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201.93" calcext:value-type="float">
            <text:p>201.93</text:p>
          </table:table-cell>
          <table:table-cell office:value-type="float" office:value="247.67" calcext:value-type="float">
            <text:p>247.67</text:p>
          </table:table-cell>
        </table:table-row>
        <table:table-row table:style-name="ro1">
          <table:table-cell office:value-type="float" office:value="1471126" calcext:value-type="float">
            <text:p>1471126</text:p>
          </table:table-cell>
          <table:table-cell table:formula="of:=[.A94]/1000/(60*60*24)" office:value-type="time" office:time-value="PT00H24M31.126S" calcext:value-type="time">
            <text:p>00:2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204.15" calcext:value-type="float">
            <text:p>204.15</text:p>
          </table:table-cell>
          <table:table-cell office:value-type="float" office:value="250.33" calcext:value-type="float">
            <text:p>250.33</text:p>
          </table:table-cell>
        </table:table-row>
        <table:table-row table:style-name="ro1">
          <table:table-cell office:value-type="float" office:value="1487126" calcext:value-type="float">
            <text:p>1487126</text:p>
          </table:table-cell>
          <table:table-cell table:formula="of:=[.A95]/1000/(60*60*24)" office:value-type="time" office:time-value="PT00H24M47.126S" calcext:value-type="time">
            <text:p>00:2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206.37" calcext:value-type="float">
            <text:p>206.37</text:p>
          </table:table-cell>
          <table:table-cell office:value-type="float" office:value="252.99" calcext:value-type="float">
            <text:p>252.99</text:p>
          </table:table-cell>
        </table:table-row>
        <table:table-row table:style-name="ro1">
          <table:table-cell office:value-type="float" office:value="1503126" calcext:value-type="float">
            <text:p>1503126</text:p>
          </table:table-cell>
          <table:table-cell table:formula="of:=[.A96]/1000/(60*60*24)" office:value-type="time" office:time-value="PT00H25M03.126S" calcext:value-type="time">
            <text:p>00:25:0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208.59" calcext:value-type="float">
            <text:p>208.59</text:p>
          </table:table-cell>
          <table:table-cell office:value-type="float" office:value="255.65" calcext:value-type="float">
            <text:p>255.65</text:p>
          </table:table-cell>
        </table:table-row>
        <table:table-row table:style-name="ro1">
          <table:table-cell office:value-type="float" office:value="1519126" calcext:value-type="float">
            <text:p>1519126</text:p>
          </table:table-cell>
          <table:table-cell table:formula="of:=[.A97]/1000/(60*60*24)" office:value-type="time" office:time-value="PT00H25M19.126S" calcext:value-type="time">
            <text:p>00:2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10.81" calcext:value-type="float">
            <text:p>210.81</text:p>
          </table:table-cell>
          <table:table-cell office:value-type="float" office:value="258.31" calcext:value-type="float">
            <text:p>258.31</text:p>
          </table:table-cell>
        </table:table-row>
        <table:table-row table:style-name="ro1">
          <table:table-cell office:value-type="float" office:value="1535126" calcext:value-type="float">
            <text:p>1535126</text:p>
          </table:table-cell>
          <table:table-cell table:formula="of:=[.A98]/1000/(60*60*24)" office:value-type="time" office:time-value="PT00H25M35.126S" calcext:value-type="time">
            <text:p>00:2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13.03" calcext:value-type="float">
            <text:p>213.03</text:p>
          </table:table-cell>
          <table:table-cell office:value-type="float" office:value="260.97" calcext:value-type="float">
            <text:p>260.97</text:p>
          </table:table-cell>
        </table:table-row>
        <table:table-row table:style-name="ro1">
          <table:table-cell office:value-type="float" office:value="1551127" calcext:value-type="float">
            <text:p>1551127</text:p>
          </table:table-cell>
          <table:table-cell table:formula="of:=[.A99]/1000/(60*60*24)" office:value-type="time" office:time-value="PT00H25M51.127S" calcext:value-type="time">
            <text:p>00:2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215.26" calcext:value-type="float">
            <text:p>215.26</text:p>
          </table:table-cell>
          <table:table-cell office:value-type="float" office:value="263.62" calcext:value-type="float">
            <text:p>263.62</text:p>
          </table:table-cell>
        </table:table-row>
        <table:table-row table:style-name="ro1">
          <table:table-cell office:value-type="float" office:value="1567127" calcext:value-type="float">
            <text:p>1567127</text:p>
          </table:table-cell>
          <table:table-cell table:formula="of:=[.A100]/1000/(60*60*24)" office:value-type="time" office:time-value="PT00H26M07.127S" calcext:value-type="time">
            <text:p>00:26:07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17.48" calcext:value-type="float">
            <text:p>217.48</text:p>
          </table:table-cell>
          <table:table-cell office:value-type="float" office:value="266.28" calcext:value-type="float">
            <text:p>266.28</text:p>
          </table:table-cell>
        </table:table-row>
        <table:table-row table:style-name="ro1">
          <table:table-cell office:value-type="float" office:value="1583126" calcext:value-type="float">
            <text:p>1583126</text:p>
          </table:table-cell>
          <table:table-cell table:formula="of:=[.A101]/1000/(60*60*24)" office:value-type="time" office:time-value="PT00H26M23.126S" calcext:value-type="time">
            <text:p>00:26:2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19.7" calcext:value-type="float">
            <text:p>219.7</text:p>
          </table:table-cell>
          <table:table-cell office:value-type="float" office:value="268.94" calcext:value-type="float">
            <text:p>268.94</text:p>
          </table:table-cell>
        </table:table-row>
        <table:table-row table:style-name="ro1">
          <table:table-cell office:value-type="float" office:value="1599126" calcext:value-type="float">
            <text:p>1599126</text:p>
          </table:table-cell>
          <table:table-cell table:formula="of:=[.A102]/1000/(60*60*24)" office:value-type="time" office:time-value="PT00H26M39.126S" calcext:value-type="time">
            <text:p>00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21.92" calcext:value-type="float">
            <text:p>221.92</text:p>
          </table:table-cell>
          <table:table-cell office:value-type="float" office:value="271.59" calcext:value-type="float">
            <text:p>271.59</text:p>
          </table:table-cell>
        </table:table-row>
        <table:table-row table:style-name="ro1">
          <table:table-cell office:value-type="float" office:value="1615127" calcext:value-type="float">
            <text:p>1615127</text:p>
          </table:table-cell>
          <table:table-cell table:formula="of:=[.A103]/1000/(60*60*24)" office:value-type="time" office:time-value="PT00H26M55.127S" calcext:value-type="time">
            <text:p>00:26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5" calcext:value-type="float">
            <text:p>598.5</text:p>
          </table:table-cell>
          <table:table-cell office:value-type="float" office:value="224.14" calcext:value-type="float">
            <text:p>224.14</text:p>
          </table:table-cell>
          <table:table-cell office:value-type="float" office:value="274.25" calcext:value-type="float">
            <text:p>274.25</text:p>
          </table:table-cell>
        </table:table-row>
        <table:table-row table:style-name="ro1">
          <table:table-cell office:value-type="float" office:value="1631126" calcext:value-type="float">
            <text:p>1631126</text:p>
          </table:table-cell>
          <table:table-cell table:formula="of:=[.A104]/1000/(60*60*24)" office:value-type="time" office:time-value="PT00H27M11.126S" calcext:value-type="time">
            <text:p>00:27:1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226.36" calcext:value-type="float">
            <text:p>226.36</text:p>
          </table:table-cell>
          <table:table-cell office:value-type="float" office:value="276.9" calcext:value-type="float">
            <text:p>276.9</text:p>
          </table:table-cell>
        </table:table-row>
        <table:table-row table:style-name="ro1">
          <table:table-cell office:value-type="float" office:value="1647127" calcext:value-type="float">
            <text:p>1647127</text:p>
          </table:table-cell>
          <table:table-cell table:formula="of:=[.A105]/1000/(60*60*24)" office:value-type="time" office:time-value="PT00H27M27.127S" calcext:value-type="time">
            <text:p>00:2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4" calcext:value-type="float">
            <text:p>598.64</text:p>
          </table:table-cell>
          <table:table-cell office:value-type="float" office:value="228.58" calcext:value-type="float">
            <text:p>228.58</text:p>
          </table:table-cell>
          <table:table-cell office:value-type="float" office:value="279.55" calcext:value-type="float">
            <text:p>279.55</text:p>
          </table:table-cell>
        </table:table-row>
        <table:table-row table:style-name="ro1">
          <table:table-cell office:value-type="float" office:value="1663126" calcext:value-type="float">
            <text:p>1663126</text:p>
          </table:table-cell>
          <table:table-cell table:formula="of:=[.A106]/1000/(60*60*24)" office:value-type="time" office:time-value="PT00H27M43.126S" calcext:value-type="time">
            <text:p>00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230.8" calcext:value-type="float">
            <text:p>230.8</text:p>
          </table:table-cell>
          <table:table-cell office:value-type="float" office:value="282.2" calcext:value-type="float">
            <text:p>282.2</text:p>
          </table:table-cell>
        </table:table-row>
        <table:table-row table:style-name="ro1">
          <table:table-cell office:value-type="float" office:value="1679126" calcext:value-type="float">
            <text:p>1679126</text:p>
          </table:table-cell>
          <table:table-cell table:formula="of:=[.A107]/1000/(60*60*24)" office:value-type="time" office:time-value="PT00H27M59.126S" calcext:value-type="time">
            <text:p>00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7" calcext:value-type="float">
            <text:p>596.27</text:p>
          </table:table-cell>
          <table:table-cell office:value-type="float" office:value="233.02" calcext:value-type="float">
            <text:p>233.02</text:p>
          </table:table-cell>
          <table:table-cell office:value-type="float" office:value="284.85" calcext:value-type="float">
            <text:p>284.85</text:p>
          </table:table-cell>
        </table:table-row>
        <table:table-row table:style-name="ro1">
          <table:table-cell office:value-type="float" office:value="1695126" calcext:value-type="float">
            <text:p>1695126</text:p>
          </table:table-cell>
          <table:table-cell table:formula="of:=[.A108]/1000/(60*60*24)" office:value-type="time" office:time-value="PT00H28M15.126S" calcext:value-type="time">
            <text:p>00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35.24" calcext:value-type="float">
            <text:p>235.24</text:p>
          </table:table-cell>
          <table:table-cell office:value-type="float" office:value="287.51" calcext:value-type="float">
            <text:p>287.51</text:p>
          </table:table-cell>
        </table:table-row>
        <table:table-row table:style-name="ro1">
          <table:table-cell office:value-type="float" office:value="1711127" calcext:value-type="float">
            <text:p>1711127</text:p>
          </table:table-cell>
          <table:table-cell table:formula="of:=[.A109]/1000/(60*60*24)" office:value-type="time" office:time-value="PT00H28M31.127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37.46" calcext:value-type="float">
            <text:p>237.46</text:p>
          </table:table-cell>
          <table:table-cell office:value-type="float" office:value="290.16" calcext:value-type="float">
            <text:p>290.16</text:p>
          </table:table-cell>
        </table:table-row>
        <table:table-row table:style-name="ro1">
          <table:table-cell office:value-type="float" office:value="1727126" calcext:value-type="float">
            <text:p>1727126</text:p>
          </table:table-cell>
          <table:table-cell table:formula="of:=[.A110]/1000/(60*60*24)" office:value-type="time" office:time-value="PT00H28M47.126S" calcext:value-type="time">
            <text:p>00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6" calcext:value-type="float">
            <text:p>596.66</text:p>
          </table:table-cell>
          <table:table-cell office:value-type="float" office:value="239.68" calcext:value-type="float">
            <text:p>239.68</text:p>
          </table:table-cell>
          <table:table-cell office:value-type="float" office:value="292.81" calcext:value-type="float">
            <text:p>292.81</text:p>
          </table:table-cell>
        </table:table-row>
        <table:table-row table:style-name="ro1">
          <table:table-cell office:value-type="float" office:value="1743126" calcext:value-type="float">
            <text:p>1743126</text:p>
          </table:table-cell>
          <table:table-cell table:formula="of:=[.A111]/1000/(60*60*24)" office:value-type="time" office:time-value="PT00H29M03.126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1" calcext:value-type="float">
            <text:p>596.41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46" calcext:value-type="float">
            <text:p>295.46</text:p>
          </table:table-cell>
        </table:table-row>
        <table:table-row table:style-name="ro1">
          <table:table-cell office:value-type="float" office:value="1759127" calcext:value-type="float">
            <text:p>1759127</text:p>
          </table:table-cell>
          <table:table-cell table:formula="of:=[.A112]/1000/(60*60*24)" office:value-type="time" office:time-value="PT00H29M19.127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244.12" calcext:value-type="float">
            <text:p>244.12</text:p>
          </table:table-cell>
          <table:table-cell office:value-type="float" office:value="298.11" calcext:value-type="float">
            <text:p>298.11</text:p>
          </table:table-cell>
        </table:table-row>
        <table:table-row table:style-name="ro1">
          <table:table-cell office:value-type="float" office:value="1775126" calcext:value-type="float">
            <text:p>1775126</text:p>
          </table:table-cell>
          <table:table-cell table:formula="of:=[.A113]/1000/(60*60*24)" office:value-type="time" office:time-value="PT00H29M35.126S" calcext:value-type="time">
            <text:p>00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246.34" calcext:value-type="float">
            <text:p>246.34</text:p>
          </table:table-cell>
          <table:table-cell office:value-type="float" office:value="300.75" calcext:value-type="float">
            <text:p>300.75</text:p>
          </table:table-cell>
        </table:table-row>
        <table:table-row table:style-name="ro1">
          <table:table-cell office:value-type="float" office:value="1791126" calcext:value-type="float">
            <text:p>1791126</text:p>
          </table:table-cell>
          <table:table-cell table:formula="of:=[.A114]/1000/(60*60*24)" office:value-type="time" office:time-value="PT00H29M51.126S" calcext:value-type="time">
            <text:p>00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248.56" calcext:value-type="float">
            <text:p>248.56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float" office:value="1807126" calcext:value-type="float">
            <text:p>1807126</text:p>
          </table:table-cell>
          <table:table-cell table:formula="of:=[.A115]/1000/(60*60*24)" office:value-type="time" office:time-value="PT00H30M07.126S" calcext:value-type="time">
            <text:p>00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250.78" calcext:value-type="float">
            <text:p>250.78</text:p>
          </table:table-cell>
          <table:table-cell office:value-type="float" office:value="306.04" calcext:value-type="float">
            <text:p>306.04</text:p>
          </table:table-cell>
        </table:table-row>
        <table:table-row table:style-name="ro1">
          <table:table-cell office:value-type="float" office:value="1823126" calcext:value-type="float">
            <text:p>1823126</text:p>
          </table:table-cell>
          <table:table-cell table:formula="of:=[.A116]/1000/(60*60*24)" office:value-type="time" office:time-value="PT00H30M23.126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253" calcext:value-type="float">
            <text:p>253</text:p>
          </table:table-cell>
          <table:table-cell office:value-type="float" office:value="308.69" calcext:value-type="float">
            <text:p>308.69</text:p>
          </table:table-cell>
        </table:table-row>
        <table:table-row table:style-name="ro1">
          <table:table-cell office:value-type="float" office:value="1839126" calcext:value-type="float">
            <text:p>1839126</text:p>
          </table:table-cell>
          <table:table-cell table:formula="of:=[.A117]/1000/(60*60*24)" office:value-type="time" office:time-value="PT00H30M39.126S" calcext:value-type="time">
            <text:p>00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5" calcext:value-type="float">
            <text:p>596.5</text:p>
          </table:table-cell>
          <table:table-cell office:value-type="float" office:value="255.22" calcext:value-type="float">
            <text:p>255.22</text:p>
          </table:table-cell>
          <table:table-cell office:value-type="float" office:value="311.33" calcext:value-type="float">
            <text:p>311.33</text:p>
          </table:table-cell>
        </table:table-row>
        <table:table-row table:style-name="ro1">
          <table:table-cell office:value-type="float" office:value="1855127" calcext:value-type="float">
            <text:p>1855127</text:p>
          </table:table-cell>
          <table:table-cell table:formula="of:=[.A118]/1000/(60*60*24)" office:value-type="time" office:time-value="PT00H30M55.127S" calcext:value-type="time">
            <text:p>00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257.44" calcext:value-type="float">
            <text:p>257.44</text:p>
          </table:table-cell>
          <table:table-cell office:value-type="float" office:value="313.98" calcext:value-type="float">
            <text:p>313.98</text:p>
          </table:table-cell>
        </table:table-row>
        <table:table-row table:style-name="ro1">
          <table:table-cell office:value-type="float" office:value="1871126" calcext:value-type="float">
            <text:p>1871126</text:p>
          </table:table-cell>
          <table:table-cell table:formula="of:=[.A119]/1000/(60*60*24)" office:value-type="time" office:time-value="PT00H31M11.126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59.66" calcext:value-type="float">
            <text:p>259.66</text:p>
          </table:table-cell>
          <table:table-cell office:value-type="float" office:value="316.62" calcext:value-type="float">
            <text:p>316.62</text:p>
          </table:table-cell>
        </table:table-row>
        <table:table-row table:style-name="ro1">
          <table:table-cell office:value-type="float" office:value="1887126" calcext:value-type="float">
            <text:p>1887126</text:p>
          </table:table-cell>
          <table:table-cell table:formula="of:=[.A120]/1000/(60*60*24)" office:value-type="time" office:time-value="PT00H31M27.126S" calcext:value-type="time">
            <text:p>00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261.88" calcext:value-type="float">
            <text:p>261.88</text:p>
          </table:table-cell>
          <table:table-cell office:value-type="float" office:value="319.26" calcext:value-type="float">
            <text:p>319.26</text:p>
          </table:table-cell>
        </table:table-row>
        <table:table-row table:style-name="ro1">
          <table:table-cell office:value-type="float" office:value="1903126" calcext:value-type="float">
            <text:p>1903126</text:p>
          </table:table-cell>
          <table:table-cell table:formula="of:=[.A121]/1000/(60*60*24)" office:value-type="time" office:time-value="PT00H31M43.126S" calcext:value-type="time">
            <text:p>00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264.1" calcext:value-type="float">
            <text:p>264.1</text:p>
          </table:table-cell>
          <table:table-cell office:value-type="float" office:value="321.9" calcext:value-type="float">
            <text:p>321.9</text:p>
          </table:table-cell>
        </table:table-row>
        <table:table-row table:style-name="ro1">
          <table:table-cell office:value-type="float" office:value="1919126" calcext:value-type="float">
            <text:p>1919126</text:p>
          </table:table-cell>
          <table:table-cell table:formula="of:=[.A122]/1000/(60*60*24)" office:value-type="time" office:time-value="PT00H31M59.126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66.32" calcext:value-type="float">
            <text:p>266.32</text:p>
          </table:table-cell>
          <table:table-cell office:value-type="float" office:value="324.54" calcext:value-type="float">
            <text:p>324.54</text:p>
          </table:table-cell>
        </table:table-row>
        <table:table-row table:style-name="ro1">
          <table:table-cell office:value-type="float" office:value="1935126" calcext:value-type="float">
            <text:p>1935126</text:p>
          </table:table-cell>
          <table:table-cell table:formula="of:=[.A123]/1000/(60*60*24)" office:value-type="time" office:time-value="PT00H32M15.126S" calcext:value-type="time">
            <text:p>00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6" calcext:value-type="float">
            <text:p>594.66</text:p>
          </table:table-cell>
          <table:table-cell office:value-type="float" office:value="268.54" calcext:value-type="float">
            <text:p>268.54</text:p>
          </table:table-cell>
          <table:table-cell office:value-type="float" office:value="327.19" calcext:value-type="float">
            <text:p>327.19</text:p>
          </table:table-cell>
        </table:table-row>
        <table:table-row table:style-name="ro1">
          <table:table-cell office:value-type="float" office:value="1951127" calcext:value-type="float">
            <text:p>1951127</text:p>
          </table:table-cell>
          <table:table-cell table:formula="of:=[.A124]/1000/(60*60*24)" office:value-type="time" office:time-value="PT00H32M31.127S" calcext:value-type="time">
            <text:p>00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4.73" calcext:value-type="float">
            <text:p>594.73</text:p>
          </table:table-cell>
          <table:table-cell office:value-type="float" office:value="270.76" calcext:value-type="float">
            <text:p>270.76</text:p>
          </table:table-cell>
          <table:table-cell office:value-type="float" office:value="329.83" calcext:value-type="float">
            <text:p>329.83</text:p>
          </table:table-cell>
        </table:table-row>
        <table:table-row table:style-name="ro1">
          <table:table-cell office:value-type="float" office:value="1967126" calcext:value-type="float">
            <text:p>1967126</text:p>
          </table:table-cell>
          <table:table-cell table:formula="of:=[.A125]/1000/(60*60*24)" office:value-type="time" office:time-value="PT00H32M47.126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272.98" calcext:value-type="float">
            <text:p>272.98</text:p>
          </table:table-cell>
          <table:table-cell office:value-type="float" office:value="332.47" calcext:value-type="float">
            <text:p>332.47</text:p>
          </table:table-cell>
        </table:table-row>
        <table:table-row table:style-name="ro1">
          <table:table-cell office:value-type="float" office:value="1983126" calcext:value-type="float">
            <text:p>1983126</text:p>
          </table:table-cell>
          <table:table-cell table:formula="of:=[.A126]/1000/(60*60*24)" office:value-type="time" office:time-value="PT00H33M03.126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75.2" calcext:value-type="float">
            <text:p>275.2</text:p>
          </table:table-cell>
          <table:table-cell office:value-type="float" office:value="335.1" calcext:value-type="float">
            <text:p>335.1</text:p>
          </table:table-cell>
        </table:table-row>
        <table:table-row table:style-name="ro1">
          <table:table-cell office:value-type="float" office:value="1999126" calcext:value-type="float">
            <text:p>1999126</text:p>
          </table:table-cell>
          <table:table-cell table:formula="of:=[.A127]/1000/(60*60*24)" office:value-type="time" office:time-value="PT00H33M19.126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7" calcext:value-type="float">
            <text:p>594.27</text:p>
          </table:table-cell>
          <table:table-cell office:value-type="float" office:value="277.42" calcext:value-type="float">
            <text:p>277.42</text:p>
          </table:table-cell>
          <table:table-cell office:value-type="float" office:value="337.74" calcext:value-type="float">
            <text:p>337.74</text:p>
          </table:table-cell>
        </table:table-row>
        <table:table-row table:style-name="ro1">
          <table:table-cell office:value-type="float" office:value="2015126" calcext:value-type="float">
            <text:p>2015126</text:p>
          </table:table-cell>
          <table:table-cell table:formula="of:=[.A128]/1000/(60*60*24)" office:value-type="time" office:time-value="PT00H33M35.126S" calcext:value-type="time">
            <text:p>00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279.64" calcext:value-type="float">
            <text:p>279.64</text:p>
          </table:table-cell>
          <table:table-cell office:value-type="float" office:value="340.38" calcext:value-type="float">
            <text:p>340.38</text:p>
          </table:table-cell>
        </table:table-row>
        <table:table-row table:style-name="ro1">
          <table:table-cell office:value-type="float" office:value="2031126" calcext:value-type="float">
            <text:p>2031126</text:p>
          </table:table-cell>
          <table:table-cell table:formula="of:=[.A129]/1000/(60*60*24)" office:value-type="time" office:time-value="PT00H33M51.126S" calcext:value-type="time">
            <text:p>00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281.86" calcext:value-type="float">
            <text:p>281.86</text:p>
          </table:table-cell>
          <table:table-cell office:value-type="float" office:value="343.02" calcext:value-type="float">
            <text:p>343.02</text:p>
          </table:table-cell>
        </table:table-row>
        <table:table-row table:style-name="ro1">
          <table:table-cell office:value-type="float" office:value="2047126" calcext:value-type="float">
            <text:p>2047126</text:p>
          </table:table-cell>
          <table:table-cell table:formula="of:=[.A130]/1000/(60*60*24)" office:value-type="time" office:time-value="PT00H34M07.126S" calcext:value-type="time">
            <text:p>00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4" calcext:value-type="float">
            <text:p>591.94</text:p>
          </table:table-cell>
          <table:table-cell office:value-type="float" office:value="284.08" calcext:value-type="float">
            <text:p>284.08</text:p>
          </table:table-cell>
          <table:table-cell office:value-type="float" office:value="345.65" calcext:value-type="float">
            <text:p>345.65</text:p>
          </table:table-cell>
        </table:table-row>
        <table:table-row table:style-name="ro1">
          <table:table-cell office:value-type="float" office:value="2063127" calcext:value-type="float">
            <text:p>2063127</text:p>
          </table:table-cell>
          <table:table-cell table:formula="of:=[.A131]/1000/(60*60*24)" office:value-type="time" office:time-value="PT00H34M23.127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286.3" calcext:value-type="float">
            <text:p>286.3</text:p>
          </table:table-cell>
          <table:table-cell office:value-type="float" office:value="348.29" calcext:value-type="float">
            <text:p>348.29</text:p>
          </table:table-cell>
        </table:table-row>
        <table:table-row table:style-name="ro1">
          <table:table-cell office:value-type="float" office:value="2079126" calcext:value-type="float">
            <text:p>2079126</text:p>
          </table:table-cell>
          <table:table-cell table:formula="of:=[.A132]/1000/(60*60*24)" office:value-type="time" office:time-value="PT00H34M39.126S" calcext:value-type="time">
            <text:p>00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288.52" calcext:value-type="float">
            <text:p>288.52</text:p>
          </table:table-cell>
          <table:table-cell office:value-type="float" office:value="350.92" calcext:value-type="float">
            <text:p>350.92</text:p>
          </table:table-cell>
        </table:table-row>
        <table:table-row table:style-name="ro1">
          <table:table-cell office:value-type="float" office:value="2095126" calcext:value-type="float">
            <text:p>2095126</text:p>
          </table:table-cell>
          <table:table-cell table:formula="of:=[.A133]/1000/(60*60*24)" office:value-type="time" office:time-value="PT00H34M55.126S" calcext:value-type="time">
            <text:p>00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5" calcext:value-type="float">
            <text:p>592.75</text:p>
          </table:table-cell>
          <table:table-cell office:value-type="float" office:value="290.74" calcext:value-type="float">
            <text:p>290.74</text:p>
          </table:table-cell>
          <table:table-cell office:value-type="float" office:value="353.56" calcext:value-type="float">
            <text:p>353.56</text:p>
          </table:table-cell>
        </table:table-row>
        <table:table-row table:style-name="ro1">
          <table:table-cell office:value-type="float" office:value="2111126" calcext:value-type="float">
            <text:p>2111126</text:p>
          </table:table-cell>
          <table:table-cell table:formula="of:=[.A134]/1000/(60*60*24)" office:value-type="time" office:time-value="PT00H35M11.126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292.96" calcext:value-type="float">
            <text:p>292.96</text:p>
          </table:table-cell>
          <table:table-cell office:value-type="float" office:value="356.19" calcext:value-type="float">
            <text:p>356.19</text:p>
          </table:table-cell>
        </table:table-row>
        <table:table-row table:style-name="ro1">
          <table:table-cell office:value-type="float" office:value="2127127" calcext:value-type="float">
            <text:p>2127127</text:p>
          </table:table-cell>
          <table:table-cell table:formula="of:=[.A135]/1000/(60*60*24)" office:value-type="time" office:time-value="PT00H35M27.127S" calcext:value-type="time">
            <text:p>00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8" calcext:value-type="float">
            <text:p>499.8</text:p>
          </table:table-cell>
          <table:table-cell office:value-type="float" office:value="592.73" calcext:value-type="float">
            <text:p>592.73</text:p>
          </table:table-cell>
          <table:table-cell office:value-type="float" office:value="295.18" calcext:value-type="float">
            <text:p>295.18</text:p>
          </table:table-cell>
          <table:table-cell office:value-type="float" office:value="358.83" calcext:value-type="float">
            <text:p>358.83</text:p>
          </table:table-cell>
        </table:table-row>
        <table:table-row table:style-name="ro1">
          <table:table-cell office:value-type="float" office:value="2143126" calcext:value-type="float">
            <text:p>2143126</text:p>
          </table:table-cell>
          <table:table-cell table:formula="of:=[.A136]/1000/(60*60*24)" office:value-type="time" office:time-value="PT00H35M43.126S" calcext:value-type="time">
            <text:p>00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4" calcext:value-type="float">
            <text:p>592.64</text:p>
          </table:table-cell>
          <table:table-cell office:value-type="float" office:value="297.4" calcext:value-type="float">
            <text:p>297.4</text:p>
          </table:table-cell>
          <table:table-cell office:value-type="float" office:value="361.46" calcext:value-type="float">
            <text:p>361.46</text:p>
          </table:table-cell>
        </table:table-row>
        <table:table-row table:style-name="ro1">
          <table:table-cell office:value-type="float" office:value="2159127" calcext:value-type="float">
            <text:p>2159127</text:p>
          </table:table-cell>
          <table:table-cell table:formula="of:=[.A137]/1000/(60*60*24)" office:value-type="time" office:time-value="PT00H35M59.127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299.62" calcext:value-type="float">
            <text:p>299.62</text:p>
          </table:table-cell>
          <table:table-cell office:value-type="float" office:value="364.09" calcext:value-type="float">
            <text:p>364.09</text:p>
          </table:table-cell>
        </table:table-row>
        <table:table-row table:style-name="ro1">
          <table:table-cell office:value-type="float" office:value="2175127" calcext:value-type="float">
            <text:p>2175127</text:p>
          </table:table-cell>
          <table:table-cell table:formula="of:=[.A138]/1000/(60*60*24)" office:value-type="time" office:time-value="PT00H36M15.127S" calcext:value-type="time">
            <text:p>00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49" calcext:value-type="float">
            <text:p>592.49</text:p>
          </table:table-cell>
          <table:table-cell office:value-type="float" office:value="301.84" calcext:value-type="float">
            <text:p>301.84</text:p>
          </table:table-cell>
          <table:table-cell office:value-type="float" office:value="366.72" calcext:value-type="float">
            <text:p>366.72</text:p>
          </table:table-cell>
        </table:table-row>
        <table:table-row table:style-name="ro1">
          <table:table-cell office:value-type="float" office:value="2191127" calcext:value-type="float">
            <text:p>2191127</text:p>
          </table:table-cell>
          <table:table-cell table:formula="of:=[.A139]/1000/(60*60*24)" office:value-type="time" office:time-value="PT00H36M31.127S" calcext:value-type="time">
            <text:p>00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7" calcext:value-type="float">
            <text:p>592.27</text:p>
          </table:table-cell>
          <table:table-cell office:value-type="float" office:value="304.06" calcext:value-type="float">
            <text:p>304.06</text:p>
          </table:table-cell>
          <table:table-cell office:value-type="float" office:value="369.35" calcext:value-type="float">
            <text:p>369.35</text:p>
          </table:table-cell>
        </table:table-row>
        <table:table-row table:style-name="ro1">
          <table:table-cell office:value-type="float" office:value="2207126" calcext:value-type="float">
            <text:p>2207126</text:p>
          </table:table-cell>
          <table:table-cell table:formula="of:=[.A140]/1000/(60*60*24)" office:value-type="time" office:time-value="PT00H36M47.126S" calcext:value-type="time">
            <text:p>00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1" calcext:value-type="float">
            <text:p>592.51</text:p>
          </table:table-cell>
          <table:table-cell office:value-type="float" office:value="306.28" calcext:value-type="float">
            <text:p>306.28</text:p>
          </table:table-cell>
          <table:table-cell office:value-type="float" office:value="371.98" calcext:value-type="float">
            <text:p>371.98</text:p>
          </table:table-cell>
        </table:table-row>
        <table:table-row table:style-name="ro1">
          <table:table-cell office:value-type="float" office:value="2223126" calcext:value-type="float">
            <text:p>2223126</text:p>
          </table:table-cell>
          <table:table-cell table:formula="of:=[.A141]/1000/(60*60*24)" office:value-type="time" office:time-value="PT00H37M03.126S" calcext:value-type="time">
            <text:p>00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308.5" calcext:value-type="float">
            <text:p>308.5</text:p>
          </table:table-cell>
          <table:table-cell office:value-type="float" office:value="374.61" calcext:value-type="float">
            <text:p>374.61</text:p>
          </table:table-cell>
        </table:table-row>
        <table:table-row table:style-name="ro1">
          <table:table-cell office:value-type="float" office:value="2239127" calcext:value-type="float">
            <text:p>2239127</text:p>
          </table:table-cell>
          <table:table-cell table:formula="of:=[.A142]/1000/(60*60*24)" office:value-type="time" office:time-value="PT00H37M19.127S" calcext:value-type="time">
            <text:p>00:3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10.72" calcext:value-type="float">
            <text:p>310.72</text:p>
          </table:table-cell>
          <table:table-cell office:value-type="float" office:value="377.24" calcext:value-type="float">
            <text:p>377.24</text:p>
          </table:table-cell>
        </table:table-row>
        <table:table-row table:style-name="ro1">
          <table:table-cell office:value-type="float" office:value="2255126" calcext:value-type="float">
            <text:p>2255126</text:p>
          </table:table-cell>
          <table:table-cell table:formula="of:=[.A143]/1000/(60*60*24)" office:value-type="time" office:time-value="PT00H37M35.126S" calcext:value-type="time">
            <text:p>00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312.94" calcext:value-type="float">
            <text:p>312.94</text:p>
          </table:table-cell>
          <table:table-cell office:value-type="float" office:value="379.87" calcext:value-type="float">
            <text:p>379.87</text:p>
          </table:table-cell>
        </table:table-row>
        <table:table-row table:style-name="ro1">
          <table:table-cell office:value-type="float" office:value="2271126" calcext:value-type="float">
            <text:p>2271126</text:p>
          </table:table-cell>
          <table:table-cell table:formula="of:=[.A144]/1000/(60*60*24)" office:value-type="time" office:time-value="PT00H37M51.126S" calcext:value-type="time">
            <text:p>00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315.16" calcext:value-type="float">
            <text:p>315.16</text:p>
          </table:table-cell>
          <table:table-cell office:value-type="float" office:value="382.5" calcext:value-type="float">
            <text:p>382.5</text:p>
          </table:table-cell>
        </table:table-row>
        <table:table-row table:style-name="ro1">
          <table:table-cell office:value-type="float" office:value="2287126" calcext:value-type="float">
            <text:p>2287126</text:p>
          </table:table-cell>
          <table:table-cell table:formula="of:=[.A145]/1000/(60*60*24)" office:value-type="time" office:time-value="PT00H38M07.126S" calcext:value-type="time">
            <text:p>00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317.38" calcext:value-type="float">
            <text:p>317.38</text:p>
          </table:table-cell>
          <table:table-cell office:value-type="float" office:value="385.13" calcext:value-type="float">
            <text:p>385.13</text:p>
          </table:table-cell>
        </table:table-row>
        <table:table-row table:style-name="ro1">
          <table:table-cell office:value-type="float" office:value="2303127" calcext:value-type="float">
            <text:p>2303127</text:p>
          </table:table-cell>
          <table:table-cell table:formula="of:=[.A146]/1000/(60*60*24)" office:value-type="time" office:time-value="PT00H38M23.127S" calcext:value-type="time">
            <text:p>00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319.6" calcext:value-type="float">
            <text:p>319.6</text:p>
          </table:table-cell>
          <table:table-cell office:value-type="float" office:value="387.75" calcext:value-type="float">
            <text:p>387.75</text:p>
          </table:table-cell>
        </table:table-row>
        <table:table-row table:style-name="ro1">
          <table:table-cell office:value-type="float" office:value="2319126" calcext:value-type="float">
            <text:p>2319126</text:p>
          </table:table-cell>
          <table:table-cell table:formula="of:=[.A147]/1000/(60*60*24)" office:value-type="time" office:time-value="PT00H38M39.126S" calcext:value-type="time">
            <text:p>00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21.82" calcext:value-type="float">
            <text:p>321.82</text:p>
          </table:table-cell>
          <table:table-cell office:value-type="float" office:value="390.38" calcext:value-type="float">
            <text:p>390.38</text:p>
          </table:table-cell>
        </table:table-row>
        <table:table-row table:style-name="ro1">
          <table:table-cell office:value-type="float" office:value="2335126" calcext:value-type="float">
            <text:p>2335126</text:p>
          </table:table-cell>
          <table:table-cell table:formula="of:=[.A148]/1000/(60*60*24)" office:value-type="time" office:time-value="PT00H38M55.126S" calcext:value-type="time">
            <text:p>00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324.04" calcext:value-type="float">
            <text:p>324.0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2351126" calcext:value-type="float">
            <text:p>2351126</text:p>
          </table:table-cell>
          <table:table-cell table:formula="of:=[.A149]/1000/(60*60*24)" office:value-type="time" office:time-value="PT00H39M11.126S" calcext:value-type="time">
            <text:p>00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326.26" calcext:value-type="float">
            <text:p>326.26</text:p>
          </table:table-cell>
          <table:table-cell office:value-type="float" office:value="395.63" calcext:value-type="float">
            <text:p>395.63</text:p>
          </table:table-cell>
        </table:table-row>
        <table:table-row table:style-name="ro1">
          <table:table-cell office:value-type="float" office:value="2367126" calcext:value-type="float">
            <text:p>2367126</text:p>
          </table:table-cell>
          <table:table-cell table:formula="of:=[.A150]/1000/(60*60*24)" office:value-type="time" office:time-value="PT00H39M27.126S" calcext:value-type="time">
            <text:p>00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328.48" calcext:value-type="float">
            <text:p>328.48</text:p>
          </table:table-cell>
          <table:table-cell office:value-type="float" office:value="398.25" calcext:value-type="float">
            <text:p>398.25</text:p>
          </table:table-cell>
        </table:table-row>
        <table:table-row table:style-name="ro1">
          <table:table-cell office:value-type="float" office:value="2383126" calcext:value-type="float">
            <text:p>2383126</text:p>
          </table:table-cell>
          <table:table-cell table:formula="of:=[.A151]/1000/(60*60*24)" office:value-type="time" office:time-value="PT00H39M43.126S" calcext:value-type="time">
            <text:p>00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30.7" calcext:value-type="float">
            <text:p>330.7</text:p>
          </table:table-cell>
          <table:table-cell office:value-type="float" office:value="400.88" calcext:value-type="float">
            <text:p>400.88</text:p>
          </table:table-cell>
        </table:table-row>
        <table:table-row table:style-name="ro1">
          <table:table-cell office:value-type="float" office:value="2399127" calcext:value-type="float">
            <text:p>2399127</text:p>
          </table:table-cell>
          <table:table-cell table:formula="of:=[.A152]/1000/(60*60*24)" office:value-type="time" office:time-value="PT00H39M59.127S" calcext:value-type="time">
            <text:p>00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32.92" calcext:value-type="float">
            <text:p>332.92</text:p>
          </table:table-cell>
          <table:table-cell office:value-type="float" office:value="403.5" calcext:value-type="float">
            <text:p>403.5</text:p>
          </table:table-cell>
        </table:table-row>
        <table:table-row table:style-name="ro1">
          <table:table-cell office:value-type="float" office:value="2415126" calcext:value-type="float">
            <text:p>2415126</text:p>
          </table:table-cell>
          <table:table-cell table:formula="of:=[.A153]/1000/(60*60*24)" office:value-type="time" office:time-value="PT00H40M15.126S" calcext:value-type="time">
            <text:p>00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1" calcext:value-type="float">
            <text:p>590.41</text:p>
          </table:table-cell>
          <table:table-cell office:value-type="float" office:value="335.14" calcext:value-type="float">
            <text:p>335.14</text:p>
          </table:table-cell>
          <table:table-cell office:value-type="float" office:value="406.13" calcext:value-type="float">
            <text:p>406.13</text:p>
          </table:table-cell>
        </table:table-row>
        <table:table-row table:style-name="ro1">
          <table:table-cell office:value-type="float" office:value="2431126" calcext:value-type="float">
            <text:p>2431126</text:p>
          </table:table-cell>
          <table:table-cell table:formula="of:=[.A154]/1000/(60*60*24)" office:value-type="time" office:time-value="PT00H40M31.126S" calcext:value-type="time">
            <text:p>00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337.36" calcext:value-type="float">
            <text:p>337.36</text:p>
          </table:table-cell>
          <table:table-cell office:value-type="float" office:value="408.75" calcext:value-type="float">
            <text:p>408.75</text:p>
          </table:table-cell>
        </table:table-row>
        <table:table-row table:style-name="ro1">
          <table:table-cell office:value-type="float" office:value="2447126" calcext:value-type="float">
            <text:p>2447126</text:p>
          </table:table-cell>
          <table:table-cell table:formula="of:=[.A155]/1000/(60*60*24)" office:value-type="time" office:time-value="PT00H40M47.126S" calcext:value-type="time">
            <text:p>00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2" calcext:value-type="float">
            <text:p>590.42</text:p>
          </table:table-cell>
          <table:table-cell office:value-type="float" office:value="339.58" calcext:value-type="float">
            <text:p>339.58</text:p>
          </table:table-cell>
          <table:table-cell office:value-type="float" office:value="411.37" calcext:value-type="float">
            <text:p>411.37</text:p>
          </table:table-cell>
        </table:table-row>
        <table:table-row table:style-name="ro1">
          <table:table-cell office:value-type="float" office:value="2463126" calcext:value-type="float">
            <text:p>2463126</text:p>
          </table:table-cell>
          <table:table-cell table:formula="of:=[.A156]/1000/(60*60*24)" office:value-type="time" office:time-value="PT00H41M03.126S" calcext:value-type="time">
            <text:p>00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341.8" calcext:value-type="float">
            <text:p>341.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2479127" calcext:value-type="float">
            <text:p>2479127</text:p>
          </table:table-cell>
          <table:table-cell table:formula="of:=[.A157]/1000/(60*60*24)" office:value-type="time" office:time-value="PT00H41M19.127S" calcext:value-type="time">
            <text:p>00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7" calcext:value-type="float">
            <text:p>590.27</text:p>
          </table:table-cell>
          <table:table-cell office:value-type="float" office:value="344.02" calcext:value-type="float">
            <text:p>344.02</text:p>
          </table:table-cell>
          <table:table-cell office:value-type="float" office:value="416.62" calcext:value-type="float">
            <text:p>416.62</text:p>
          </table:table-cell>
        </table:table-row>
        <table:table-row table:style-name="ro1">
          <table:table-cell office:value-type="float" office:value="2495126" calcext:value-type="float">
            <text:p>2495126</text:p>
          </table:table-cell>
          <table:table-cell table:formula="of:=[.A158]/1000/(60*60*24)" office:value-type="time" office:time-value="PT00H41M35.126S" calcext:value-type="time">
            <text:p>00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8" calcext:value-type="float">
            <text:p>590.18</text:p>
          </table:table-cell>
          <table:table-cell office:value-type="float" office:value="346.24" calcext:value-type="float">
            <text:p>346.24</text:p>
          </table:table-cell>
          <table:table-cell office:value-type="float" office:value="419.24" calcext:value-type="float">
            <text:p>419.24</text:p>
          </table:table-cell>
        </table:table-row>
        <table:table-row table:style-name="ro1">
          <table:table-cell office:value-type="float" office:value="2511126" calcext:value-type="float">
            <text:p>2511126</text:p>
          </table:table-cell>
          <table:table-cell table:formula="of:=[.A159]/1000/(60*60*24)" office:value-type="time" office:time-value="PT00H41M51.126S" calcext:value-type="time">
            <text:p>00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348.46" calcext:value-type="float">
            <text:p>348.46</text:p>
          </table:table-cell>
          <table:table-cell office:value-type="float" office:value="421.86" calcext:value-type="float">
            <text:p>421.86</text:p>
          </table:table-cell>
        </table:table-row>
        <table:table-row table:style-name="ro1">
          <table:table-cell office:value-type="float" office:value="2527126" calcext:value-type="float">
            <text:p>2527126</text:p>
          </table:table-cell>
          <table:table-cell table:formula="of:=[.A160]/1000/(60*60*24)" office:value-type="time" office:time-value="PT00H42M07.126S" calcext:value-type="time">
            <text:p>00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2" calcext:value-type="float">
            <text:p>590.52</text:p>
          </table:table-cell>
          <table:table-cell office:value-type="float" office:value="350.68" calcext:value-type="float">
            <text:p>350.68</text:p>
          </table:table-cell>
          <table:table-cell office:value-type="float" office:value="424.48" calcext:value-type="float">
            <text:p>424.48</text:p>
          </table:table-cell>
        </table:table-row>
        <table:table-row table:style-name="ro1">
          <table:table-cell office:value-type="float" office:value="2543126" calcext:value-type="float">
            <text:p>2543126</text:p>
          </table:table-cell>
          <table:table-cell table:formula="of:=[.A161]/1000/(60*60*24)" office:value-type="time" office:time-value="PT00H42M23.126S" calcext:value-type="time">
            <text:p>00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8" calcext:value-type="float">
            <text:p>499.8</text:p>
          </table:table-cell>
          <table:table-cell office:value-type="float" office:value="590.74" calcext:value-type="float">
            <text:p>590.74</text:p>
          </table:table-cell>
          <table:table-cell office:value-type="float" office:value="352.9" calcext:value-type="float">
            <text:p>352.9</text:p>
          </table:table-cell>
          <table:table-cell office:value-type="float" office:value="427.1" calcext:value-type="float">
            <text:p>427.1</text:p>
          </table:table-cell>
        </table:table-row>
        <table:table-row table:style-name="ro1">
          <table:table-cell office:value-type="float" office:value="2559126" calcext:value-type="float">
            <text:p>2559126</text:p>
          </table:table-cell>
          <table:table-cell table:formula="of:=[.A162]/1000/(60*60*24)" office:value-type="time" office:time-value="PT00H42M39.126S" calcext:value-type="time">
            <text:p>00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5" calcext:value-type="float">
            <text:p>590.5</text:p>
          </table:table-cell>
          <table:table-cell office:value-type="float" office:value="355.12" calcext:value-type="float">
            <text:p>355.12</text:p>
          </table:table-cell>
          <table:table-cell office:value-type="float" office:value="429.72" calcext:value-type="float">
            <text:p>429.72</text:p>
          </table:table-cell>
        </table:table-row>
        <table:table-row table:style-name="ro1">
          <table:table-cell office:value-type="float" office:value="2575126" calcext:value-type="float">
            <text:p>2575126</text:p>
          </table:table-cell>
          <table:table-cell table:formula="of:=[.A163]/1000/(60*60*24)" office:value-type="time" office:time-value="PT00H42M55.126S" calcext:value-type="time">
            <text:p>00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357.34" calcext:value-type="float">
            <text:p>357.34</text:p>
          </table:table-cell>
          <table:table-cell office:value-type="float" office:value="432.34" calcext:value-type="float">
            <text:p>432.34</text:p>
          </table:table-cell>
        </table:table-row>
        <table:table-row table:style-name="ro1">
          <table:table-cell office:value-type="float" office:value="2591126" calcext:value-type="float">
            <text:p>2591126</text:p>
          </table:table-cell>
          <table:table-cell table:formula="of:=[.A164]/1000/(60*60*24)" office:value-type="time" office:time-value="PT00H43M11.126S" calcext:value-type="time">
            <text:p>00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59.56" calcext:value-type="float">
            <text:p>359.56</text:p>
          </table:table-cell>
          <table:table-cell office:value-type="float" office:value="434.96" calcext:value-type="float">
            <text:p>434.96</text:p>
          </table:table-cell>
        </table:table-row>
        <table:table-row table:style-name="ro1">
          <table:table-cell office:value-type="float" office:value="2607126" calcext:value-type="float">
            <text:p>2607126</text:p>
          </table:table-cell>
          <table:table-cell table:formula="of:=[.A165]/1000/(60*60*24)" office:value-type="time" office:time-value="PT00H43M27.126S" calcext:value-type="time">
            <text:p>00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361.78" calcext:value-type="float">
            <text:p>361.78</text:p>
          </table:table-cell>
          <table:table-cell office:value-type="float" office:value="437.58" calcext:value-type="float">
            <text:p>437.58</text:p>
          </table:table-cell>
        </table:table-row>
        <table:table-row table:style-name="ro1">
          <table:table-cell office:value-type="float" office:value="2623126" calcext:value-type="float">
            <text:p>2623126</text:p>
          </table:table-cell>
          <table:table-cell table:formula="of:=[.A166]/1000/(60*60*24)" office:value-type="time" office:time-value="PT00H43M43.126S" calcext:value-type="time">
            <text:p>00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64" calcext:value-type="float">
            <text:p>364</text:p>
          </table:table-cell>
          <table:table-cell office:value-type="float" office:value="440.2" calcext:value-type="float">
            <text:p>440.2</text:p>
          </table:table-cell>
        </table:table-row>
        <table:table-row table:style-name="ro1">
          <table:table-cell office:value-type="float" office:value="2639126" calcext:value-type="float">
            <text:p>2639126</text:p>
          </table:table-cell>
          <table:table-cell table:formula="of:=[.A167]/1000/(60*60*24)" office:value-type="time" office:time-value="PT00H43M59.126S" calcext:value-type="time">
            <text:p>00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366.22" calcext:value-type="float">
            <text:p>366.22</text:p>
          </table:table-cell>
          <table:table-cell office:value-type="float" office:value="442.82" calcext:value-type="float">
            <text:p>442.82</text:p>
          </table:table-cell>
        </table:table-row>
        <table:table-row table:style-name="ro1">
          <table:table-cell office:value-type="float" office:value="2655126" calcext:value-type="float">
            <text:p>2655126</text:p>
          </table:table-cell>
          <table:table-cell table:formula="of:=[.A168]/1000/(60*60*24)" office:value-type="time" office:time-value="PT00H44M15.126S" calcext:value-type="time">
            <text:p>00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368.44" calcext:value-type="float">
            <text:p>368.44</text:p>
          </table:table-cell>
          <table:table-cell office:value-type="float" office:value="445.43" calcext:value-type="float">
            <text:p>445.43</text:p>
          </table:table-cell>
        </table:table-row>
        <table:table-row table:style-name="ro1">
          <table:table-cell office:value-type="float" office:value="2671126" calcext:value-type="float">
            <text:p>2671126</text:p>
          </table:table-cell>
          <table:table-cell table:formula="of:=[.A169]/1000/(60*60*24)" office:value-type="time" office:time-value="PT00H44M31.126S" calcext:value-type="time">
            <text:p>00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370.66" calcext:value-type="float">
            <text:p>370.66</text:p>
          </table:table-cell>
          <table:table-cell office:value-type="float" office:value="448.05" calcext:value-type="float">
            <text:p>448.05</text:p>
          </table:table-cell>
        </table:table-row>
        <table:table-row table:style-name="ro1">
          <table:table-cell office:value-type="float" office:value="2687126" calcext:value-type="float">
            <text:p>2687126</text:p>
          </table:table-cell>
          <table:table-cell table:formula="of:=[.A170]/1000/(60*60*24)" office:value-type="time" office:time-value="PT00H44M47.126S" calcext:value-type="time">
            <text:p>00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49" calcext:value-type="float">
            <text:p>588.49</text:p>
          </table:table-cell>
          <table:table-cell office:value-type="float" office:value="372.88" calcext:value-type="float">
            <text:p>372.88</text:p>
          </table:table-cell>
          <table:table-cell office:value-type="float" office:value="450.67" calcext:value-type="float">
            <text:p>450.67</text:p>
          </table:table-cell>
        </table:table-row>
        <table:table-row table:style-name="ro1">
          <table:table-cell office:value-type="float" office:value="2703126" calcext:value-type="float">
            <text:p>2703126</text:p>
          </table:table-cell>
          <table:table-cell table:formula="of:=[.A171]/1000/(60*60*24)" office:value-type="time" office:time-value="PT00H45M03.126S" calcext:value-type="time">
            <text:p>00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375.1" calcext:value-type="float">
            <text:p>375.1</text:p>
          </table:table-cell>
          <table:table-cell office:value-type="float" office:value="453.28" calcext:value-type="float">
            <text:p>453.28</text:p>
          </table:table-cell>
        </table:table-row>
        <table:table-row table:style-name="ro1">
          <table:table-cell office:value-type="float" office:value="2719126" calcext:value-type="float">
            <text:p>2719126</text:p>
          </table:table-cell>
          <table:table-cell table:formula="of:=[.A172]/1000/(60*60*24)" office:value-type="time" office:time-value="PT00H45M19.126S" calcext:value-type="time">
            <text:p>00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77.32" calcext:value-type="float">
            <text:p>377.32</text:p>
          </table:table-cell>
          <table:table-cell office:value-type="float" office:value="455.9" calcext:value-type="float">
            <text:p>455.9</text:p>
          </table:table-cell>
        </table:table-row>
        <table:table-row table:style-name="ro1">
          <table:table-cell office:value-type="float" office:value="2735127" calcext:value-type="float">
            <text:p>2735127</text:p>
          </table:table-cell>
          <table:table-cell table:formula="of:=[.A173]/1000/(60*60*24)" office:value-type="time" office:time-value="PT00H45M35.127S" calcext:value-type="time">
            <text:p>00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79.54" calcext:value-type="float">
            <text:p>379.54</text:p>
          </table:table-cell>
          <table:table-cell office:value-type="float" office:value="458.51" calcext:value-type="float">
            <text:p>458.51</text:p>
          </table:table-cell>
        </table:table-row>
        <table:table-row table:style-name="ro1">
          <table:table-cell office:value-type="float" office:value="2751127" calcext:value-type="float">
            <text:p>2751127</text:p>
          </table:table-cell>
          <table:table-cell table:formula="of:=[.A174]/1000/(60*60*24)" office:value-type="time" office:time-value="PT00H45M51.127S" calcext:value-type="time">
            <text:p>00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381.76" calcext:value-type="float">
            <text:p>381.76</text:p>
          </table:table-cell>
          <table:table-cell office:value-type="float" office:value="461.13" calcext:value-type="float">
            <text:p>461.13</text:p>
          </table:table-cell>
        </table:table-row>
        <table:table-row table:style-name="ro1">
          <table:table-cell office:value-type="float" office:value="2767127" calcext:value-type="float">
            <text:p>2767127</text:p>
          </table:table-cell>
          <table:table-cell table:formula="of:=[.A175]/1000/(60*60*24)" office:value-type="time" office:time-value="PT00H46M07.127S" calcext:value-type="time">
            <text:p>00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383.98" calcext:value-type="float">
            <text:p>383.98</text:p>
          </table:table-cell>
          <table:table-cell office:value-type="float" office:value="463.74" calcext:value-type="float">
            <text:p>463.74</text:p>
          </table:table-cell>
        </table:table-row>
        <table:table-row table:style-name="ro1">
          <table:table-cell office:value-type="float" office:value="2783127" calcext:value-type="float">
            <text:p>2783127</text:p>
          </table:table-cell>
          <table:table-cell table:formula="of:=[.A176]/1000/(60*60*24)" office:value-type="time" office:time-value="PT00H46M23.127S" calcext:value-type="time">
            <text:p>00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386.2" calcext:value-type="float">
            <text:p>386.2</text:p>
          </table:table-cell>
          <table:table-cell office:value-type="float" office:value="466.36" calcext:value-type="float">
            <text:p>466.36</text:p>
          </table:table-cell>
        </table:table-row>
        <table:table-row table:style-name="ro1">
          <table:table-cell office:value-type="float" office:value="2799126" calcext:value-type="float">
            <text:p>2799126</text:p>
          </table:table-cell>
          <table:table-cell table:formula="of:=[.A177]/1000/(60*60*24)" office:value-type="time" office:time-value="PT00H46M39.126S" calcext:value-type="time">
            <text:p>00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388.42" calcext:value-type="float">
            <text:p>388.42</text:p>
          </table:table-cell>
          <table:table-cell office:value-type="float" office:value="468.98" calcext:value-type="float">
            <text:p>468.98</text:p>
          </table:table-cell>
        </table:table-row>
        <table:table-row table:style-name="ro1">
          <table:table-cell office:value-type="float" office:value="2815126" calcext:value-type="float">
            <text:p>2815126</text:p>
          </table:table-cell>
          <table:table-cell table:formula="of:=[.A178]/1000/(60*60*24)" office:value-type="time" office:time-value="PT00H46M55.126S" calcext:value-type="time">
            <text:p>00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390.64" calcext:value-type="float">
            <text:p>390.64</text:p>
          </table:table-cell>
          <table:table-cell office:value-type="float" office:value="471.59" calcext:value-type="float">
            <text:p>471.59</text:p>
          </table:table-cell>
        </table:table-row>
        <table:table-row table:style-name="ro1">
          <table:table-cell office:value-type="float" office:value="2831127" calcext:value-type="float">
            <text:p>2831127</text:p>
          </table:table-cell>
          <table:table-cell table:formula="of:=[.A179]/1000/(60*60*24)" office:value-type="time" office:time-value="PT00H47M11.127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9" calcext:value-type="float">
            <text:p>586.29</text:p>
          </table:table-cell>
          <table:table-cell office:value-type="float" office:value="392.86" calcext:value-type="float">
            <text:p>392.86</text:p>
          </table:table-cell>
          <table:table-cell office:value-type="float" office:value="474.2" calcext:value-type="float">
            <text:p>474.2</text:p>
          </table:table-cell>
        </table:table-row>
        <table:table-row table:style-name="ro1">
          <table:table-cell office:value-type="float" office:value="2847127" calcext:value-type="float">
            <text:p>2847127</text:p>
          </table:table-cell>
          <table:table-cell table:formula="of:=[.A180]/1000/(60*60*24)" office:value-type="time" office:time-value="PT00H47M27.127S" calcext:value-type="time">
            <text:p>00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395.08" calcext:value-type="float">
            <text:p>395.08</text:p>
          </table:table-cell>
          <table:table-cell office:value-type="float" office:value="476.82" calcext:value-type="float">
            <text:p>476.82</text:p>
          </table:table-cell>
        </table:table-row>
        <table:table-row table:style-name="ro1">
          <table:table-cell office:value-type="float" office:value="2863126" calcext:value-type="float">
            <text:p>2863126</text:p>
          </table:table-cell>
          <table:table-cell table:formula="of:=[.A181]/1000/(60*60*24)" office:value-type="time" office:time-value="PT00H47M43.126S" calcext:value-type="time">
            <text:p>00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397.3" calcext:value-type="float">
            <text:p>397.3</text:p>
          </table:table-cell>
          <table:table-cell office:value-type="float" office:value="479.43" calcext:value-type="float">
            <text:p>479.43</text:p>
          </table:table-cell>
        </table:table-row>
        <table:table-row table:style-name="ro1">
          <table:table-cell office:value-type="float" office:value="2879126" calcext:value-type="float">
            <text:p>2879126</text:p>
          </table:table-cell>
          <table:table-cell table:formula="of:=[.A182]/1000/(60*60*24)" office:value-type="time" office:time-value="PT00H47M59.126S" calcext:value-type="time">
            <text:p>00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" calcext:value-type="float">
            <text:p>588.5</text:p>
          </table:table-cell>
          <table:table-cell office:value-type="float" office:value="399.52" calcext:value-type="float">
            <text:p>399.52</text:p>
          </table:table-cell>
          <table:table-cell office:value-type="float" office:value="482.05" calcext:value-type="float">
            <text:p>482.05</text:p>
          </table:table-cell>
        </table:table-row>
        <table:table-row table:style-name="ro1">
          <table:table-cell office:value-type="float" office:value="2895126" calcext:value-type="float">
            <text:p>2895126</text:p>
          </table:table-cell>
          <table:table-cell table:formula="of:=[.A183]/1000/(60*60*24)" office:value-type="time" office:time-value="PT00H48M15.126S" calcext:value-type="time">
            <text:p>00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01.74" calcext:value-type="float">
            <text:p>401.74</text:p>
          </table:table-cell>
          <table:table-cell office:value-type="float" office:value="484.66" calcext:value-type="float">
            <text:p>484.66</text:p>
          </table:table-cell>
        </table:table-row>
        <table:table-row table:style-name="ro1">
          <table:table-cell office:value-type="float" office:value="2911127" calcext:value-type="float">
            <text:p>2911127</text:p>
          </table:table-cell>
          <table:table-cell table:formula="of:=[.A184]/1000/(60*60*24)" office:value-type="time" office:time-value="PT00H48M31.127S" calcext:value-type="time">
            <text:p>00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5" calcext:value-type="float">
            <text:p>588.65</text:p>
          </table:table-cell>
          <table:table-cell office:value-type="float" office:value="403.96" calcext:value-type="float">
            <text:p>403.96</text:p>
          </table:table-cell>
          <table:table-cell office:value-type="float" office:value="487.27" calcext:value-type="float">
            <text:p>487.27</text:p>
          </table:table-cell>
        </table:table-row>
        <table:table-row table:style-name="ro1">
          <table:table-cell office:value-type="float" office:value="2927126" calcext:value-type="float">
            <text:p>2927126</text:p>
          </table:table-cell>
          <table:table-cell table:formula="of:=[.A185]/1000/(60*60*24)" office:value-type="time" office:time-value="PT00H48M47.126S" calcext:value-type="time">
            <text:p>00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406.18" calcext:value-type="float">
            <text:p>406.18</text:p>
          </table:table-cell>
          <table:table-cell office:value-type="float" office:value="489.88" calcext:value-type="float">
            <text:p>489.88</text:p>
          </table:table-cell>
        </table:table-row>
        <table:table-row table:style-name="ro1">
          <table:table-cell office:value-type="float" office:value="2943126" calcext:value-type="float">
            <text:p>2943126</text:p>
          </table:table-cell>
          <table:table-cell table:formula="of:=[.A186]/1000/(60*60*24)" office:value-type="time" office:time-value="PT00H49M03.126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408.4" calcext:value-type="float">
            <text:p>408.4</text:p>
          </table:table-cell>
          <table:table-cell office:value-type="float" office:value="492.49" calcext:value-type="float">
            <text:p>492.49</text:p>
          </table:table-cell>
        </table:table-row>
        <table:table-row table:style-name="ro1">
          <table:table-cell office:value-type="float" office:value="2959126" calcext:value-type="float">
            <text:p>2959126</text:p>
          </table:table-cell>
          <table:table-cell table:formula="of:=[.A187]/1000/(60*60*24)" office:value-type="time" office:time-value="PT00H49M19.126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10.62" calcext:value-type="float">
            <text:p>410.62</text:p>
          </table:table-cell>
          <table:table-cell office:value-type="float" office:value="495.11" calcext:value-type="float">
            <text:p>495.11</text:p>
          </table:table-cell>
        </table:table-row>
        <table:table-row table:style-name="ro1">
          <table:table-cell office:value-type="float" office:value="2975127" calcext:value-type="float">
            <text:p>2975127</text:p>
          </table:table-cell>
          <table:table-cell table:formula="of:=[.A188]/1000/(60*60*24)" office:value-type="time" office:time-value="PT00H49M35.127S" calcext:value-type="time">
            <text:p>00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88.51" calcext:value-type="float">
            <text:p>588.51</text:p>
          </table:table-cell>
          <table:table-cell office:value-type="float" office:value="412.84" calcext:value-type="float">
            <text:p>412.84</text:p>
          </table:table-cell>
          <table:table-cell office:value-type="float" office:value="497.72" calcext:value-type="float">
            <text:p>497.72</text:p>
          </table:table-cell>
        </table:table-row>
        <table:table-row table:style-name="ro1">
          <table:table-cell office:value-type="float" office:value="2991126" calcext:value-type="float">
            <text:p>2991126</text:p>
          </table:table-cell>
          <table:table-cell table:formula="of:=[.A189]/1000/(60*60*24)" office:value-type="time" office:time-value="PT00H49M51.126S" calcext:value-type="time">
            <text:p>00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4" calcext:value-type="float">
            <text:p>588.04</text:p>
          </table:table-cell>
          <table:table-cell office:value-type="float" office:value="415.06" calcext:value-type="float">
            <text:p>415.06</text:p>
          </table:table-cell>
          <table:table-cell office:value-type="float" office:value="500.33" calcext:value-type="float">
            <text:p>500.33</text:p>
          </table:table-cell>
        </table:table-row>
        <table:table-row table:style-name="ro1">
          <table:table-cell office:value-type="float" office:value="3007127" calcext:value-type="float">
            <text:p>3007127</text:p>
          </table:table-cell>
          <table:table-cell table:formula="of:=[.A190]/1000/(60*60*24)" office:value-type="time" office:time-value="PT00H50M07.127S" calcext:value-type="time">
            <text:p>00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17.28" calcext:value-type="float">
            <text:p>417.28</text:p>
          </table:table-cell>
          <table:table-cell office:value-type="float" office:value="502.94" calcext:value-type="float">
            <text:p>502.94</text:p>
          </table:table-cell>
        </table:table-row>
        <table:table-row table:style-name="ro1">
          <table:table-cell office:value-type="float" office:value="3023126" calcext:value-type="float">
            <text:p>3023126</text:p>
          </table:table-cell>
          <table:table-cell table:formula="of:=[.A191]/1000/(60*60*24)" office:value-type="time" office:time-value="PT00H50M23.126S" calcext:value-type="time">
            <text:p>00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19.5" calcext:value-type="float">
            <text:p>419.5</text:p>
          </table:table-cell>
          <table:table-cell office:value-type="float" office:value="505.56" calcext:value-type="float">
            <text:p>505.56</text:p>
          </table:table-cell>
        </table:table-row>
        <table:table-row table:style-name="ro1">
          <table:table-cell office:value-type="float" office:value="3039126" calcext:value-type="float">
            <text:p>3039126</text:p>
          </table:table-cell>
          <table:table-cell table:formula="of:=[.A192]/1000/(60*60*24)" office:value-type="time" office:time-value="PT00H50M39.126S" calcext:value-type="time">
            <text:p>00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421.72" calcext:value-type="float">
            <text:p>421.72</text:p>
          </table:table-cell>
          <table:table-cell office:value-type="float" office:value="508.16" calcext:value-type="float">
            <text:p>508.16</text:p>
          </table:table-cell>
        </table:table-row>
        <table:table-row table:style-name="ro1">
          <table:table-cell office:value-type="float" office:value="3055126" calcext:value-type="float">
            <text:p>3055126</text:p>
          </table:table-cell>
          <table:table-cell table:formula="of:=[.A193]/1000/(60*60*24)" office:value-type="time" office:time-value="PT00H50M55.126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23.94" calcext:value-type="float">
            <text:p>423.94</text:p>
          </table:table-cell>
          <table:table-cell office:value-type="float" office:value="510.77" calcext:value-type="float">
            <text:p>510.77</text:p>
          </table:table-cell>
        </table:table-row>
        <table:table-row table:style-name="ro1">
          <table:table-cell office:value-type="float" office:value="3071127" calcext:value-type="float">
            <text:p>3071127</text:p>
          </table:table-cell>
          <table:table-cell table:formula="of:=[.A194]/1000/(60*60*24)" office:value-type="time" office:time-value="PT00H51M11.127S" calcext:value-type="time">
            <text:p>00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26.16" calcext:value-type="float">
            <text:p>426.16</text:p>
          </table:table-cell>
          <table:table-cell office:value-type="float" office:value="513.38" calcext:value-type="float">
            <text:p>513.38</text:p>
          </table:table-cell>
        </table:table-row>
        <table:table-row table:style-name="ro1">
          <table:table-cell office:value-type="float" office:value="3087126" calcext:value-type="float">
            <text:p>3087126</text:p>
          </table:table-cell>
          <table:table-cell table:formula="of:=[.A195]/1000/(60*60*24)" office:value-type="time" office:time-value="PT00H51M27.126S" calcext:value-type="time">
            <text:p>00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28.38" calcext:value-type="float">
            <text:p>428.38</text:p>
          </table:table-cell>
          <table:table-cell office:value-type="float" office:value="515.99" calcext:value-type="float">
            <text:p>515.99</text:p>
          </table:table-cell>
        </table:table-row>
        <table:table-row table:style-name="ro1">
          <table:table-cell office:value-type="float" office:value="3103126" calcext:value-type="float">
            <text:p>3103126</text:p>
          </table:table-cell>
          <table:table-cell table:formula="of:=[.A196]/1000/(60*60*24)" office:value-type="time" office:time-value="PT00H51M43.126S" calcext:value-type="time">
            <text:p>00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30.6" calcext:value-type="float">
            <text:p>430.6</text:p>
          </table:table-cell>
          <table:table-cell office:value-type="float" office:value="518.6" calcext:value-type="float">
            <text:p>518.6</text:p>
          </table:table-cell>
        </table:table-row>
        <table:table-row table:style-name="ro1">
          <table:table-cell office:value-type="float" office:value="3119126" calcext:value-type="float">
            <text:p>3119126</text:p>
          </table:table-cell>
          <table:table-cell table:formula="of:=[.A197]/1000/(60*60*24)" office:value-type="time" office:time-value="PT00H51M59.126S" calcext:value-type="time">
            <text:p>00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432.82" calcext:value-type="float">
            <text:p>432.82</text:p>
          </table:table-cell>
          <table:table-cell office:value-type="float" office:value="521.21" calcext:value-type="float">
            <text:p>521.21</text:p>
          </table:table-cell>
        </table:table-row>
        <table:table-row table:style-name="ro1">
          <table:table-cell office:value-type="float" office:value="3135126" calcext:value-type="float">
            <text:p>3135126</text:p>
          </table:table-cell>
          <table:table-cell table:formula="of:=[.A198]/1000/(60*60*24)" office:value-type="time" office:time-value="PT00H52M15.126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435.04" calcext:value-type="float">
            <text:p>435.04</text:p>
          </table:table-cell>
          <table:table-cell office:value-type="float" office:value="523.82" calcext:value-type="float">
            <text:p>523.82</text:p>
          </table:table-cell>
        </table:table-row>
        <table:table-row table:style-name="ro1">
          <table:table-cell office:value-type="float" office:value="3151126" calcext:value-type="float">
            <text:p>3151126</text:p>
          </table:table-cell>
          <table:table-cell table:formula="of:=[.A199]/1000/(60*60*24)" office:value-type="time" office:time-value="PT00H52M31.126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37.26" calcext:value-type="float">
            <text:p>437.26</text:p>
          </table:table-cell>
          <table:table-cell office:value-type="float" office:value="526.43" calcext:value-type="float">
            <text:p>526.43</text:p>
          </table:table-cell>
        </table:table-row>
        <table:table-row table:style-name="ro1">
          <table:table-cell office:value-type="float" office:value="3167127" calcext:value-type="float">
            <text:p>3167127</text:p>
          </table:table-cell>
          <table:table-cell table:formula="of:=[.A200]/1000/(60*60*24)" office:value-type="time" office:time-value="PT00H52M47.127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39.48" calcext:value-type="float">
            <text:p>439.48</text:p>
          </table:table-cell>
          <table:table-cell office:value-type="float" office:value="529.03" calcext:value-type="float">
            <text:p>529.03</text:p>
          </table:table-cell>
        </table:table-row>
        <table:table-row table:style-name="ro1">
          <table:table-cell office:value-type="float" office:value="3183126" calcext:value-type="float">
            <text:p>3183126</text:p>
          </table:table-cell>
          <table:table-cell table:formula="of:=[.A201]/1000/(60*60*24)" office:value-type="time" office:time-value="PT00H53M03.126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5" calcext:value-type="float">
            <text:p>586.65</text:p>
          </table:table-cell>
          <table:table-cell office:value-type="float" office:value="441.7" calcext:value-type="float">
            <text:p>441.7</text:p>
          </table:table-cell>
          <table:table-cell office:value-type="float" office:value="531.64" calcext:value-type="float">
            <text:p>531.64</text:p>
          </table:table-cell>
        </table:table-row>
        <table:table-row table:style-name="ro1">
          <table:table-cell office:value-type="float" office:value="3199126" calcext:value-type="float">
            <text:p>3199126</text:p>
          </table:table-cell>
          <table:table-cell table:formula="of:=[.A202]/1000/(60*60*24)" office:value-type="time" office:time-value="PT00H53M19.126S" calcext:value-type="time">
            <text:p>00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43.92" calcext:value-type="float">
            <text:p>443.92</text:p>
          </table:table-cell>
          <table:table-cell office:value-type="float" office:value="534.25" calcext:value-type="float">
            <text:p>534.25</text:p>
          </table:table-cell>
        </table:table-row>
        <table:table-row table:style-name="ro1">
          <table:table-cell office:value-type="float" office:value="3215126" calcext:value-type="float">
            <text:p>3215126</text:p>
          </table:table-cell>
          <table:table-cell table:formula="of:=[.A203]/1000/(60*60*24)" office:value-type="time" office:time-value="PT00H53M35.126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46.14" calcext:value-type="float">
            <text:p>446.14</text:p>
          </table:table-cell>
          <table:table-cell office:value-type="float" office:value="536.86" calcext:value-type="float">
            <text:p>536.86</text:p>
          </table:table-cell>
        </table:table-row>
        <table:table-row table:style-name="ro1">
          <table:table-cell office:value-type="float" office:value="3231126" calcext:value-type="float">
            <text:p>3231126</text:p>
          </table:table-cell>
          <table:table-cell table:formula="of:=[.A204]/1000/(60*60*24)" office:value-type="time" office:time-value="PT00H53M51.126S" calcext:value-type="time">
            <text:p>00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448.36" calcext:value-type="float">
            <text:p>448.36</text:p>
          </table:table-cell>
          <table:table-cell office:value-type="float" office:value="539.46" calcext:value-type="float">
            <text:p>539.46</text:p>
          </table:table-cell>
        </table:table-row>
        <table:table-row table:style-name="ro1">
          <table:table-cell office:value-type="float" office:value="3247126" calcext:value-type="float">
            <text:p>3247126</text:p>
          </table:table-cell>
          <table:table-cell table:formula="of:=[.A205]/1000/(60*60*24)" office:value-type="time" office:time-value="PT00H54M07.126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450.58" calcext:value-type="float">
            <text:p>450.58</text:p>
          </table:table-cell>
          <table:table-cell office:value-type="float" office:value="542.07" calcext:value-type="float">
            <text:p>542.07</text:p>
          </table:table-cell>
        </table:table-row>
        <table:table-row table:style-name="ro1">
          <table:table-cell office:value-type="float" office:value="3263127" calcext:value-type="float">
            <text:p>3263127</text:p>
          </table:table-cell>
          <table:table-cell table:formula="of:=[.A206]/1000/(60*60*24)" office:value-type="time" office:time-value="PT00H54M23.127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52.8" calcext:value-type="float">
            <text:p>452.8</text:p>
          </table:table-cell>
          <table:table-cell office:value-type="float" office:value="544.68" calcext:value-type="float">
            <text:p>544.68</text:p>
          </table:table-cell>
        </table:table-row>
        <table:table-row table:style-name="ro1">
          <table:table-cell office:value-type="float" office:value="3279126" calcext:value-type="float">
            <text:p>3279126</text:p>
          </table:table-cell>
          <table:table-cell table:formula="of:=[.A207]/1000/(60*60*24)" office:value-type="time" office:time-value="PT00H54M39.126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455.02" calcext:value-type="float">
            <text:p>455.02</text:p>
          </table:table-cell>
          <table:table-cell office:value-type="float" office:value="547.28" calcext:value-type="float">
            <text:p>547.28</text:p>
          </table:table-cell>
        </table:table-row>
        <table:table-row table:style-name="ro1">
          <table:table-cell office:value-type="float" office:value="3295126" calcext:value-type="float">
            <text:p>3295126</text:p>
          </table:table-cell>
          <table:table-cell table:formula="of:=[.A208]/1000/(60*60*24)" office:value-type="time" office:time-value="PT00H54M55.126S" calcext:value-type="time">
            <text:p>00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457.24" calcext:value-type="float">
            <text:p>457.24</text:p>
          </table:table-cell>
          <table:table-cell office:value-type="float" office:value="549.89" calcext:value-type="float">
            <text:p>549.89</text:p>
          </table:table-cell>
        </table:table-row>
        <table:table-row table:style-name="ro1">
          <table:table-cell office:value-type="float" office:value="3311126" calcext:value-type="float">
            <text:p>3311126</text:p>
          </table:table-cell>
          <table:table-cell table:formula="of:=[.A209]/1000/(60*60*24)" office:value-type="time" office:time-value="PT00H55M11.126S" calcext:value-type="time">
            <text:p>00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459.46" calcext:value-type="float">
            <text:p>459.46</text:p>
          </table:table-cell>
          <table:table-cell office:value-type="float" office:value="552.49" calcext:value-type="float">
            <text:p>552.49</text:p>
          </table:table-cell>
        </table:table-row>
        <table:table-row table:style-name="ro1">
          <table:table-cell office:value-type="float" office:value="3327126" calcext:value-type="float">
            <text:p>3327126</text:p>
          </table:table-cell>
          <table:table-cell table:formula="of:=[.A210]/1000/(60*60*24)" office:value-type="time" office:time-value="PT00H55M27.126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461.68" calcext:value-type="float">
            <text:p>461.68</text:p>
          </table:table-cell>
          <table:table-cell office:value-type="float" office:value="555.1" calcext:value-type="float">
            <text:p>555.1</text:p>
          </table:table-cell>
        </table:table-row>
        <table:table-row table:style-name="ro1">
          <table:table-cell office:value-type="float" office:value="3343127" calcext:value-type="float">
            <text:p>3343127</text:p>
          </table:table-cell>
          <table:table-cell table:formula="of:=[.A211]/1000/(60*60*24)" office:value-type="time" office:time-value="PT00H55M43.127S" calcext:value-type="time">
            <text:p>00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8.64" calcext:value-type="float">
            <text:p>588.64</text:p>
          </table:table-cell>
          <table:table-cell office:value-type="float" office:value="463.9" calcext:value-type="float">
            <text:p>463.9</text:p>
          </table:table-cell>
          <table:table-cell office:value-type="float" office:value="557.7" calcext:value-type="float">
            <text:p>557.7</text:p>
          </table:table-cell>
        </table:table-row>
        <table:table-row table:style-name="ro1">
          <table:table-cell office:value-type="float" office:value="3359126" calcext:value-type="float">
            <text:p>3359126</text:p>
          </table:table-cell>
          <table:table-cell table:formula="of:=[.A212]/1000/(60*60*24)" office:value-type="time" office:time-value="PT00H55M59.126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66.12" calcext:value-type="float">
            <text:p>466.12</text:p>
          </table:table-cell>
          <table:table-cell office:value-type="float" office:value="560.31" calcext:value-type="float">
            <text:p>560.31</text:p>
          </table:table-cell>
        </table:table-row>
        <table:table-row table:style-name="ro1">
          <table:table-cell office:value-type="float" office:value="3375126" calcext:value-type="float">
            <text:p>3375126</text:p>
          </table:table-cell>
          <table:table-cell table:formula="of:=[.A213]/1000/(60*60*24)" office:value-type="time" office:time-value="PT00H56M15.126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468.34" calcext:value-type="float">
            <text:p>468.34</text:p>
          </table:table-cell>
          <table:table-cell office:value-type="float" office:value="562.91" calcext:value-type="float">
            <text:p>562.91</text:p>
          </table:table-cell>
        </table:table-row>
        <table:table-row table:style-name="ro1">
          <table:table-cell office:value-type="float" office:value="3391127" calcext:value-type="float">
            <text:p>3391127</text:p>
          </table:table-cell>
          <table:table-cell table:formula="of:=[.A214]/1000/(60*60*24)" office:value-type="time" office:time-value="PT00H56M31.127S" calcext:value-type="time">
            <text:p>00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70.56" calcext:value-type="float">
            <text:p>470.56</text:p>
          </table:table-cell>
          <table:table-cell office:value-type="float" office:value="565.52" calcext:value-type="float">
            <text:p>565.52</text:p>
          </table:table-cell>
        </table:table-row>
        <table:table-row table:style-name="ro1">
          <table:table-cell office:value-type="float" office:value="3407126" calcext:value-type="float">
            <text:p>3407126</text:p>
          </table:table-cell>
          <table:table-cell table:formula="of:=[.A215]/1000/(60*60*24)" office:value-type="time" office:time-value="PT00H56M47.126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472.78" calcext:value-type="float">
            <text:p>472.78</text:p>
          </table:table-cell>
          <table:table-cell office:value-type="float" office:value="568.12" calcext:value-type="float">
            <text:p>568.12</text:p>
          </table:table-cell>
        </table:table-row>
        <table:table-row table:style-name="ro1">
          <table:table-cell office:value-type="float" office:value="3423126" calcext:value-type="float">
            <text:p>3423126</text:p>
          </table:table-cell>
          <table:table-cell table:formula="of:=[.A216]/1000/(60*60*24)" office:value-type="time" office:time-value="PT00H57M03.126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475" calcext:value-type="float">
            <text:p>475</text:p>
          </table:table-cell>
          <table:table-cell office:value-type="float" office:value="570.73" calcext:value-type="float">
            <text:p>570.73</text:p>
          </table:table-cell>
        </table:table-row>
        <table:table-row table:style-name="ro1">
          <table:table-cell office:value-type="float" office:value="3439126" calcext:value-type="float">
            <text:p>3439126</text:p>
          </table:table-cell>
          <table:table-cell table:formula="of:=[.A217]/1000/(60*60*24)" office:value-type="time" office:time-value="PT00H57M19.126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77.22" calcext:value-type="float">
            <text:p>477.22</text:p>
          </table:table-cell>
          <table:table-cell office:value-type="float" office:value="573.33" calcext:value-type="float">
            <text:p>573.33</text:p>
          </table:table-cell>
        </table:table-row>
        <table:table-row table:style-name="ro1">
          <table:table-cell office:value-type="float" office:value="3455127" calcext:value-type="float">
            <text:p>3455127</text:p>
          </table:table-cell>
          <table:table-cell table:formula="of:=[.A218]/1000/(60*60*24)" office:value-type="time" office:time-value="PT00H57M35.127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79.44" calcext:value-type="float">
            <text:p>479.44</text:p>
          </table:table-cell>
          <table:table-cell office:value-type="float" office:value="575.94" calcext:value-type="float">
            <text:p>575.94</text:p>
          </table:table-cell>
        </table:table-row>
        <table:table-row table:style-name="ro1">
          <table:table-cell office:value-type="float" office:value="3471126" calcext:value-type="float">
            <text:p>3471126</text:p>
          </table:table-cell>
          <table:table-cell table:formula="of:=[.A219]/1000/(60*60*24)" office:value-type="time" office:time-value="PT00H57M51.126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81.66" calcext:value-type="float">
            <text:p>481.66</text:p>
          </table:table-cell>
          <table:table-cell office:value-type="float" office:value="578.54" calcext:value-type="float">
            <text:p>578.54</text:p>
          </table:table-cell>
        </table:table-row>
        <table:table-row table:style-name="ro1">
          <table:table-cell office:value-type="float" office:value="3487126" calcext:value-type="float">
            <text:p>3487126</text:p>
          </table:table-cell>
          <table:table-cell table:formula="of:=[.A220]/1000/(60*60*24)" office:value-type="time" office:time-value="PT00H58M07.126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83.88" calcext:value-type="float">
            <text:p>483.88</text:p>
          </table:table-cell>
          <table:table-cell office:value-type="float" office:value="581.14" calcext:value-type="float">
            <text:p>581.14</text:p>
          </table:table-cell>
        </table:table-row>
        <table:table-row table:style-name="ro1">
          <table:table-cell office:value-type="float" office:value="3503127" calcext:value-type="float">
            <text:p>3503127</text:p>
          </table:table-cell>
          <table:table-cell table:formula="of:=[.A221]/1000/(60*60*24)" office:value-type="time" office:time-value="PT00H58M23.127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2" calcext:value-type="float">
            <text:p>586.52</text:p>
          </table:table-cell>
          <table:table-cell office:value-type="float" office:value="486.1" calcext:value-type="float">
            <text:p>486.1</text:p>
          </table:table-cell>
          <table:table-cell office:value-type="float" office:value="583.74" calcext:value-type="float">
            <text:p>583.74</text:p>
          </table:table-cell>
        </table:table-row>
        <table:table-row table:style-name="ro1">
          <table:table-cell office:value-type="float" office:value="3519126" calcext:value-type="float">
            <text:p>3519126</text:p>
          </table:table-cell>
          <table:table-cell table:formula="of:=[.A222]/1000/(60*60*24)" office:value-type="time" office:time-value="PT00H58M39.126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6.64" calcext:value-type="float">
            <text:p>586.64</text:p>
          </table:table-cell>
          <table:table-cell office:value-type="float" office:value="488.32" calcext:value-type="float">
            <text:p>488.32</text:p>
          </table:table-cell>
          <table:table-cell office:value-type="float" office:value="586.34" calcext:value-type="float">
            <text:p>586.34</text:p>
          </table:table-cell>
        </table:table-row>
        <table:table-row table:style-name="ro1">
          <table:table-cell office:value-type="float" office:value="3535126" calcext:value-type="float">
            <text:p>3535126</text:p>
          </table:table-cell>
          <table:table-cell table:formula="of:=[.A223]/1000/(60*60*24)" office:value-type="time" office:time-value="PT00H58M55.126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490.54" calcext:value-type="float">
            <text:p>490.54</text:p>
          </table:table-cell>
          <table:table-cell office:value-type="float" office:value="588.95" calcext:value-type="float">
            <text:p>588.95</text:p>
          </table:table-cell>
        </table:table-row>
        <table:table-row table:style-name="ro1">
          <table:table-cell office:value-type="float" office:value="3551126" calcext:value-type="float">
            <text:p>3551126</text:p>
          </table:table-cell>
          <table:table-cell table:formula="of:=[.A224]/1000/(60*60*24)" office:value-type="time" office:time-value="PT00H59M11.126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492.76" calcext:value-type="float">
            <text:p>492.76</text:p>
          </table:table-cell>
          <table:table-cell office:value-type="float" office:value="591.55" calcext:value-type="float">
            <text:p>591.55</text:p>
          </table:table-cell>
        </table:table-row>
        <table:table-row table:style-name="ro1">
          <table:table-cell office:value-type="float" office:value="3567126" calcext:value-type="float">
            <text:p>3567126</text:p>
          </table:table-cell>
          <table:table-cell table:formula="of:=[.A225]/1000/(60*60*24)" office:value-type="time" office:time-value="PT00H59M27.126S" calcext:value-type="time">
            <text:p>00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494.98" calcext:value-type="float">
            <text:p>494.98</text:p>
          </table:table-cell>
          <table:table-cell office:value-type="float" office:value="594.15" calcext:value-type="float">
            <text:p>594.15</text:p>
          </table:table-cell>
        </table:table-row>
        <table:table-row table:style-name="ro1">
          <table:table-cell office:value-type="float" office:value="3583126" calcext:value-type="float">
            <text:p>3583126</text:p>
          </table:table-cell>
          <table:table-cell table:formula="of:=[.A226]/1000/(60*60*24)" office:value-type="time" office:time-value="PT00H59M43.126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497.2" calcext:value-type="float">
            <text:p>497.2</text:p>
          </table:table-cell>
          <table:table-cell office:value-type="float" office:value="596.75" calcext:value-type="float">
            <text:p>596.75</text:p>
          </table:table-cell>
        </table:table-row>
        <table:table-row table:style-name="ro1">
          <table:table-cell office:value-type="float" office:value="3599126" calcext:value-type="float">
            <text:p>3599126</text:p>
          </table:table-cell>
          <table:table-cell table:formula="of:=[.A227]/1000/(60*60*24)" office:value-type="time" office:time-value="PT00H59M59.126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499.42" calcext:value-type="float">
            <text:p>499.42</text:p>
          </table:table-cell>
          <table:table-cell office:value-type="float" office:value="599.35" calcext:value-type="float">
            <text:p>599.35</text:p>
          </table:table-cell>
        </table:table-row>
        <table:table-row table:style-name="ro1">
          <table:table-cell office:value-type="float" office:value="3615126" calcext:value-type="float">
            <text:p>3615126</text:p>
          </table:table-cell>
          <table:table-cell table:formula="of:=[.A228]/1000/(60*60*24)" office:value-type="time" office:time-value="PT01H00M15.126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501.64" calcext:value-type="float">
            <text:p>501.64</text:p>
          </table:table-cell>
          <table:table-cell office:value-type="float" office:value="601.96" calcext:value-type="float">
            <text:p>601.96</text:p>
          </table:table-cell>
        </table:table-row>
        <table:table-row table:style-name="ro1">
          <table:table-cell office:value-type="float" office:value="3631126" calcext:value-type="float">
            <text:p>3631126</text:p>
          </table:table-cell>
          <table:table-cell table:formula="of:=[.A229]/1000/(60*60*24)" office:value-type="time" office:time-value="PT01H00M31.126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503.86" calcext:value-type="float">
            <text:p>503.86</text:p>
          </table:table-cell>
          <table:table-cell office:value-type="float" office:value="604.56" calcext:value-type="float">
            <text:p>604.56</text:p>
          </table:table-cell>
        </table:table-row>
        <table:table-row table:style-name="ro1">
          <table:table-cell office:value-type="float" office:value="3647126" calcext:value-type="float">
            <text:p>3647126</text:p>
          </table:table-cell>
          <table:table-cell table:formula="of:=[.A230]/1000/(60*60*24)" office:value-type="time" office:time-value="PT01H00M47.126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506.08" calcext:value-type="float">
            <text:p>506.08</text:p>
          </table:table-cell>
          <table:table-cell office:value-type="float" office:value="607.16" calcext:value-type="float">
            <text:p>607.16</text:p>
          </table:table-cell>
        </table:table-row>
        <table:table-row table:style-name="ro1">
          <table:table-cell office:value-type="float" office:value="3663126" calcext:value-type="float">
            <text:p>3663126</text:p>
          </table:table-cell>
          <table:table-cell table:formula="of:=[.A231]/1000/(60*60*24)" office:value-type="time" office:time-value="PT01H01M03.126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508.3" calcext:value-type="float">
            <text:p>508.3</text:p>
          </table:table-cell>
          <table:table-cell office:value-type="float" office:value="609.76" calcext:value-type="float">
            <text:p>609.76</text:p>
          </table:table-cell>
        </table:table-row>
        <table:table-row table:style-name="ro1">
          <table:table-cell office:value-type="float" office:value="3679126" calcext:value-type="float">
            <text:p>3679126</text:p>
          </table:table-cell>
          <table:table-cell table:formula="of:=[.A232]/1000/(60*60*24)" office:value-type="time" office:time-value="PT01H01M19.126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10.52" calcext:value-type="float">
            <text:p>510.52</text:p>
          </table:table-cell>
          <table:table-cell office:value-type="float" office:value="612.36" calcext:value-type="float">
            <text:p>612.36</text:p>
          </table:table-cell>
        </table:table-row>
        <table:table-row table:style-name="ro1">
          <table:table-cell office:value-type="float" office:value="3695127" calcext:value-type="float">
            <text:p>3695127</text:p>
          </table:table-cell>
          <table:table-cell table:formula="of:=[.A233]/1000/(60*60*24)" office:value-type="time" office:time-value="PT01H01M35.127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512.74" calcext:value-type="float">
            <text:p>512.74</text:p>
          </table:table-cell>
          <table:table-cell office:value-type="float" office:value="614.96" calcext:value-type="float">
            <text:p>614.96</text:p>
          </table:table-cell>
        </table:table-row>
        <table:table-row table:style-name="ro1">
          <table:table-cell office:value-type="float" office:value="3711127" calcext:value-type="float">
            <text:p>3711127</text:p>
          </table:table-cell>
          <table:table-cell table:formula="of:=[.A234]/1000/(60*60*24)" office:value-type="time" office:time-value="PT01H01M51.127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514.96" calcext:value-type="float">
            <text:p>514.96</text:p>
          </table:table-cell>
          <table:table-cell office:value-type="float" office:value="617.56" calcext:value-type="float">
            <text:p>617.56</text:p>
          </table:table-cell>
        </table:table-row>
        <table:table-row table:style-name="ro1">
          <table:table-cell office:value-type="float" office:value="3727126" calcext:value-type="float">
            <text:p>3727126</text:p>
          </table:table-cell>
          <table:table-cell table:formula="of:=[.A235]/1000/(60*60*24)" office:value-type="time" office:time-value="PT01H02M07.126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17.18" calcext:value-type="float">
            <text:p>517.18</text:p>
          </table:table-cell>
          <table:table-cell office:value-type="float" office:value="620.16" calcext:value-type="float">
            <text:p>620.16</text:p>
          </table:table-cell>
        </table:table-row>
        <table:table-row table:style-name="ro1">
          <table:table-cell office:value-type="float" office:value="3743126" calcext:value-type="float">
            <text:p>3743126</text:p>
          </table:table-cell>
          <table:table-cell table:formula="of:=[.A236]/1000/(60*60*24)" office:value-type="time" office:time-value="PT01H02M23.126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19.4" calcext:value-type="float">
            <text:p>519.4</text:p>
          </table:table-cell>
          <table:table-cell office:value-type="float" office:value="622.76" calcext:value-type="float">
            <text:p>622.76</text:p>
          </table:table-cell>
        </table:table-row>
        <table:table-row table:style-name="ro1">
          <table:table-cell office:value-type="float" office:value="3759127" calcext:value-type="float">
            <text:p>3759127</text:p>
          </table:table-cell>
          <table:table-cell table:formula="of:=[.A237]/1000/(60*60*24)" office:value-type="time" office:time-value="PT01H02M39.127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521.62" calcext:value-type="float">
            <text:p>521.62</text:p>
          </table:table-cell>
          <table:table-cell office:value-type="float" office:value="625.36" calcext:value-type="float">
            <text:p>625.36</text:p>
          </table:table-cell>
        </table:table-row>
        <table:table-row table:style-name="ro1">
          <table:table-cell office:value-type="float" office:value="3775126" calcext:value-type="float">
            <text:p>3775126</text:p>
          </table:table-cell>
          <table:table-cell table:formula="of:=[.A238]/1000/(60*60*24)" office:value-type="time" office:time-value="PT01H02M55.126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523.84" calcext:value-type="float">
            <text:p>523.84</text:p>
          </table:table-cell>
          <table:table-cell office:value-type="float" office:value="627.96" calcext:value-type="float">
            <text:p>627.96</text:p>
          </table:table-cell>
        </table:table-row>
        <table:table-row table:style-name="ro1">
          <table:table-cell office:value-type="float" office:value="3791126" calcext:value-type="float">
            <text:p>3791126</text:p>
          </table:table-cell>
          <table:table-cell table:formula="of:=[.A239]/1000/(60*60*24)" office:value-type="time" office:time-value="PT01H03M11.126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26.06" calcext:value-type="float">
            <text:p>526.06</text:p>
          </table:table-cell>
          <table:table-cell office:value-type="float" office:value="630.55" calcext:value-type="float">
            <text:p>630.55</text:p>
          </table:table-cell>
        </table:table-row>
        <table:table-row table:style-name="ro1">
          <table:table-cell office:value-type="float" office:value="3807126" calcext:value-type="float">
            <text:p>3807126</text:p>
          </table:table-cell>
          <table:table-cell table:formula="of:=[.A240]/1000/(60*60*24)" office:value-type="time" office:time-value="PT01H03M27.126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528.28" calcext:value-type="float">
            <text:p>528.28</text:p>
          </table:table-cell>
          <table:table-cell office:value-type="float" office:value="633.15" calcext:value-type="float">
            <text:p>633.15</text:p>
          </table:table-cell>
        </table:table-row>
        <table:table-row table:style-name="ro1">
          <table:table-cell office:value-type="float" office:value="3823127" calcext:value-type="float">
            <text:p>3823127</text:p>
          </table:table-cell>
          <table:table-cell table:formula="of:=[.A241]/1000/(60*60*24)" office:value-type="time" office:time-value="PT01H03M43.127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530.5" calcext:value-type="float">
            <text:p>530.5</text:p>
          </table:table-cell>
          <table:table-cell office:value-type="float" office:value="635.75" calcext:value-type="float">
            <text:p>635.75</text:p>
          </table:table-cell>
        </table:table-row>
        <table:table-row table:style-name="ro1">
          <table:table-cell office:value-type="float" office:value="3839127" calcext:value-type="float">
            <text:p>3839127</text:p>
          </table:table-cell>
          <table:table-cell table:formula="of:=[.A242]/1000/(60*60*24)" office:value-type="time" office:time-value="PT01H03M59.127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32.72" calcext:value-type="float">
            <text:p>532.72</text:p>
          </table:table-cell>
          <table:table-cell office:value-type="float" office:value="638.35" calcext:value-type="float">
            <text:p>638.35</text:p>
          </table:table-cell>
        </table:table-row>
        <table:table-row table:style-name="ro1">
          <table:table-cell office:value-type="float" office:value="3855126" calcext:value-type="float">
            <text:p>3855126</text:p>
          </table:table-cell>
          <table:table-cell table:formula="of:=[.A243]/1000/(60*60*24)" office:value-type="time" office:time-value="PT01H04M15.126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534.94" calcext:value-type="float">
            <text:p>534.94</text:p>
          </table:table-cell>
          <table:table-cell office:value-type="float" office:value="640.95" calcext:value-type="float">
            <text:p>640.95</text:p>
          </table:table-cell>
        </table:table-row>
        <table:table-row table:style-name="ro1">
          <table:table-cell office:value-type="float" office:value="3871126" calcext:value-type="float">
            <text:p>3871126</text:p>
          </table:table-cell>
          <table:table-cell table:formula="of:=[.A244]/1000/(60*60*24)" office:value-type="time" office:time-value="PT01H04M31.126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537.16" calcext:value-type="float">
            <text:p>537.16</text:p>
          </table:table-cell>
          <table:table-cell office:value-type="float" office:value="643.55" calcext:value-type="float">
            <text:p>643.55</text:p>
          </table:table-cell>
        </table:table-row>
        <table:table-row table:style-name="ro1">
          <table:table-cell office:value-type="float" office:value="3887126" calcext:value-type="float">
            <text:p>3887126</text:p>
          </table:table-cell>
          <table:table-cell table:formula="of:=[.A245]/1000/(60*60*24)" office:value-type="time" office:time-value="PT01H04M47.126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39.38" calcext:value-type="float">
            <text:p>539.38</text:p>
          </table:table-cell>
          <table:table-cell office:value-type="float" office:value="646.15" calcext:value-type="float">
            <text:p>646.15</text:p>
          </table:table-cell>
        </table:table-row>
        <table:table-row table:style-name="ro1">
          <table:table-cell office:value-type="float" office:value="3903126" calcext:value-type="float">
            <text:p>3903126</text:p>
          </table:table-cell>
          <table:table-cell table:formula="of:=[.A246]/1000/(60*60*24)" office:value-type="time" office:time-value="PT01H05M03.126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41.6" calcext:value-type="float">
            <text:p>541.6</text:p>
          </table:table-cell>
          <table:table-cell office:value-type="float" office:value="648.75" calcext:value-type="float">
            <text:p>648.75</text:p>
          </table:table-cell>
        </table:table-row>
        <table:table-row table:style-name="ro1">
          <table:table-cell office:value-type="float" office:value="3919126" calcext:value-type="float">
            <text:p>3919126</text:p>
          </table:table-cell>
          <table:table-cell table:formula="of:=[.A247]/1000/(60*60*24)" office:value-type="time" office:time-value="PT01H05M19.126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543.82" calcext:value-type="float">
            <text:p>543.82</text:p>
          </table:table-cell>
          <table:table-cell office:value-type="float" office:value="651.35" calcext:value-type="float">
            <text:p>651.35</text:p>
          </table:table-cell>
        </table:table-row>
        <table:table-row table:style-name="ro1">
          <table:table-cell office:value-type="float" office:value="3935126" calcext:value-type="float">
            <text:p>3935126</text:p>
          </table:table-cell>
          <table:table-cell table:formula="of:=[.A248]/1000/(60*60*24)" office:value-type="time" office:time-value="PT01H05M35.126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46.04" calcext:value-type="float">
            <text:p>546.04</text:p>
          </table:table-cell>
          <table:table-cell office:value-type="float" office:value="653.94" calcext:value-type="float">
            <text:p>653.94</text:p>
          </table:table-cell>
        </table:table-row>
        <table:table-row table:style-name="ro1">
          <table:table-cell office:value-type="float" office:value="3951126" calcext:value-type="float">
            <text:p>3951126</text:p>
          </table:table-cell>
          <table:table-cell table:formula="of:=[.A249]/1000/(60*60*24)" office:value-type="time" office:time-value="PT01H05M51.126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48.26" calcext:value-type="float">
            <text:p>548.26</text:p>
          </table:table-cell>
          <table:table-cell office:value-type="float" office:value="656.54" calcext:value-type="float">
            <text:p>656.54</text:p>
          </table:table-cell>
        </table:table-row>
        <table:table-row table:style-name="ro1">
          <table:table-cell office:value-type="float" office:value="3967126" calcext:value-type="float">
            <text:p>3967126</text:p>
          </table:table-cell>
          <table:table-cell table:formula="of:=[.A250]/1000/(60*60*24)" office:value-type="time" office:time-value="PT01H06M07.126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550.48" calcext:value-type="float">
            <text:p>550.48</text:p>
          </table:table-cell>
          <table:table-cell office:value-type="float" office:value="659.14" calcext:value-type="float">
            <text:p>659.14</text:p>
          </table:table-cell>
        </table:table-row>
        <table:table-row table:style-name="ro1">
          <table:table-cell office:value-type="float" office:value="3983127" calcext:value-type="float">
            <text:p>3983127</text:p>
          </table:table-cell>
          <table:table-cell table:formula="of:=[.A251]/1000/(60*60*24)" office:value-type="time" office:time-value="PT01H06M23.127S" calcext:value-type="time">
            <text:p>01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8" calcext:value-type="float">
            <text:p>586.28</text:p>
          </table:table-cell>
          <table:table-cell office:value-type="float" office:value="552.7" calcext:value-type="float">
            <text:p>552.7</text:p>
          </table:table-cell>
          <table:table-cell office:value-type="float" office:value="661.74" calcext:value-type="float">
            <text:p>661.74</text:p>
          </table:table-cell>
        </table:table-row>
        <table:table-row table:style-name="ro1">
          <table:table-cell office:value-type="float" office:value="3999126" calcext:value-type="float">
            <text:p>3999126</text:p>
          </table:table-cell>
          <table:table-cell table:formula="of:=[.A252]/1000/(60*60*24)" office:value-type="time" office:time-value="PT01H06M39.126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54.92" calcext:value-type="float">
            <text:p>554.92</text:p>
          </table:table-cell>
          <table:table-cell office:value-type="float" office:value="664.34" calcext:value-type="float">
            <text:p>664.34</text:p>
          </table:table-cell>
        </table:table-row>
        <table:table-row table:style-name="ro1">
          <table:table-cell office:value-type="float" office:value="4015126" calcext:value-type="float">
            <text:p>4015126</text:p>
          </table:table-cell>
          <table:table-cell table:formula="of:=[.A253]/1000/(60*60*24)" office:value-type="time" office:time-value="PT01H06M55.126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1" calcext:value-type="float">
            <text:p>586.51</text:p>
          </table:table-cell>
          <table:table-cell office:value-type="float" office:value="557.14" calcext:value-type="float">
            <text:p>557.14</text:p>
          </table:table-cell>
          <table:table-cell office:value-type="float" office:value="666.94" calcext:value-type="float">
            <text:p>666.94</text:p>
          </table:table-cell>
        </table:table-row>
        <table:table-row table:style-name="ro1">
          <table:table-cell office:value-type="float" office:value="4031126" calcext:value-type="float">
            <text:p>4031126</text:p>
          </table:table-cell>
          <table:table-cell table:formula="of:=[.A254]/1000/(60*60*24)" office:value-type="time" office:time-value="PT01H07M11.126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59.36" calcext:value-type="float">
            <text:p>559.36</text:p>
          </table:table-cell>
          <table:table-cell office:value-type="float" office:value="669.53" calcext:value-type="float">
            <text:p>669.53</text:p>
          </table:table-cell>
        </table:table-row>
        <table:table-row table:style-name="ro1">
          <table:table-cell office:value-type="float" office:value="4047126" calcext:value-type="float">
            <text:p>4047126</text:p>
          </table:table-cell>
          <table:table-cell table:formula="of:=[.A255]/1000/(60*60*24)" office:value-type="time" office:time-value="PT01H07M27.126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61.58" calcext:value-type="float">
            <text:p>561.58</text:p>
          </table:table-cell>
          <table:table-cell office:value-type="float" office:value="672.13" calcext:value-type="float">
            <text:p>672.13</text:p>
          </table:table-cell>
        </table:table-row>
        <table:table-row table:style-name="ro1">
          <table:table-cell office:value-type="float" office:value="4063126" calcext:value-type="float">
            <text:p>4063126</text:p>
          </table:table-cell>
          <table:table-cell table:formula="of:=[.A256]/1000/(60*60*24)" office:value-type="time" office:time-value="PT01H07M43.126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63.8" calcext:value-type="float">
            <text:p>563.8</text:p>
          </table:table-cell>
          <table:table-cell office:value-type="float" office:value="674.73" calcext:value-type="float">
            <text:p>674.73</text:p>
          </table:table-cell>
        </table:table-row>
        <table:table-row table:style-name="ro1">
          <table:table-cell office:value-type="float" office:value="4079126" calcext:value-type="float">
            <text:p>4079126</text:p>
          </table:table-cell>
          <table:table-cell table:formula="of:=[.A257]/1000/(60*60*24)" office:value-type="time" office:time-value="PT01H07M59.126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566.02" calcext:value-type="float">
            <text:p>566.02</text:p>
          </table:table-cell>
          <table:table-cell office:value-type="float" office:value="677.32" calcext:value-type="float">
            <text:p>677.32</text:p>
          </table:table-cell>
        </table:table-row>
        <table:table-row table:style-name="ro1">
          <table:table-cell office:value-type="float" office:value="4095126" calcext:value-type="float">
            <text:p>4095126</text:p>
          </table:table-cell>
          <table:table-cell table:formula="of:=[.A258]/1000/(60*60*24)" office:value-type="time" office:time-value="PT01H08M15.126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68.24" calcext:value-type="float">
            <text:p>568.24</text:p>
          </table:table-cell>
          <table:table-cell office:value-type="float" office:value="679.92" calcext:value-type="float">
            <text:p>679.92</text:p>
          </table:table-cell>
        </table:table-row>
        <table:table-row table:style-name="ro1">
          <table:table-cell office:value-type="float" office:value="4111127" calcext:value-type="float">
            <text:p>4111127</text:p>
          </table:table-cell>
          <table:table-cell table:formula="of:=[.A259]/1000/(60*60*24)" office:value-type="time" office:time-value="PT01H08M31.127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2.86" calcext:value-type="float">
            <text:p>582.86</text:p>
          </table:table-cell>
          <table:table-cell office:value-type="float" office:value="570.46" calcext:value-type="float">
            <text:p>570.46</text:p>
          </table:table-cell>
          <table:table-cell office:value-type="float" office:value="682.52" calcext:value-type="float">
            <text:p>682.52</text:p>
          </table:table-cell>
        </table:table-row>
        <table:table-row table:style-name="ro1">
          <table:table-cell office:value-type="float" office:value="4127126" calcext:value-type="float">
            <text:p>4127126</text:p>
          </table:table-cell>
          <table:table-cell table:formula="of:=[.A260]/1000/(60*60*24)" office:value-type="time" office:time-value="PT01H08M47.126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572.68" calcext:value-type="float">
            <text:p>572.68</text:p>
          </table:table-cell>
          <table:table-cell office:value-type="float" office:value="685.11" calcext:value-type="float">
            <text:p>685.11</text:p>
          </table:table-cell>
        </table:table-row>
        <table:table-row table:style-name="ro1">
          <table:table-cell office:value-type="float" office:value="4143126" calcext:value-type="float">
            <text:p>4143126</text:p>
          </table:table-cell>
          <table:table-cell table:formula="of:=[.A261]/1000/(60*60*24)" office:value-type="time" office:time-value="PT01H09M03.126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574.9" calcext:value-type="float">
            <text:p>574.9</text:p>
          </table:table-cell>
          <table:table-cell office:value-type="float" office:value="687.71" calcext:value-type="float">
            <text:p>687.71</text:p>
          </table:table-cell>
        </table:table-row>
        <table:table-row table:style-name="ro1">
          <table:table-cell office:value-type="float" office:value="4159126" calcext:value-type="float">
            <text:p>4159126</text:p>
          </table:table-cell>
          <table:table-cell table:formula="of:=[.A262]/1000/(60*60*24)" office:value-type="time" office:time-value="PT01H09M19.126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5" calcext:value-type="float">
            <text:p>582.05</text:p>
          </table:table-cell>
          <table:table-cell office:value-type="float" office:value="577.12" calcext:value-type="float">
            <text:p>577.12</text:p>
          </table:table-cell>
          <table:table-cell office:value-type="float" office:value="690.31" calcext:value-type="float">
            <text:p>690.31</text:p>
          </table:table-cell>
        </table:table-row>
        <table:table-row table:style-name="ro1">
          <table:table-cell office:value-type="float" office:value="4175126" calcext:value-type="float">
            <text:p>4175126</text:p>
          </table:table-cell>
          <table:table-cell table:formula="of:=[.A263]/1000/(60*60*24)" office:value-type="time" office:time-value="PT01H09M35.126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579.34" calcext:value-type="float">
            <text:p>579.34</text:p>
          </table:table-cell>
          <table:table-cell office:value-type="float" office:value="692.91" calcext:value-type="float">
            <text:p>692.91</text:p>
          </table:table-cell>
        </table:table-row>
        <table:table-row table:style-name="ro1">
          <table:table-cell office:value-type="float" office:value="4191126" calcext:value-type="float">
            <text:p>4191126</text:p>
          </table:table-cell>
          <table:table-cell table:formula="of:=[.A264]/1000/(60*60*24)" office:value-type="time" office:time-value="PT01H09M51.126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581.56" calcext:value-type="float">
            <text:p>581.56</text:p>
          </table:table-cell>
          <table:table-cell office:value-type="float" office:value="695.5" calcext:value-type="float">
            <text:p>695.5</text:p>
          </table:table-cell>
        </table:table-row>
        <table:table-row table:style-name="ro1">
          <table:table-cell office:value-type="float" office:value="4207126" calcext:value-type="float">
            <text:p>4207126</text:p>
          </table:table-cell>
          <table:table-cell table:formula="of:=[.A265]/1000/(60*60*24)" office:value-type="time" office:time-value="PT01H10M07.126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583.78" calcext:value-type="float">
            <text:p>583.78</text:p>
          </table:table-cell>
          <table:table-cell office:value-type="float" office:value="698.1" calcext:value-type="float">
            <text:p>698.1</text:p>
          </table:table-cell>
        </table:table-row>
        <table:table-row table:style-name="ro1">
          <table:table-cell office:value-type="float" office:value="4223126" calcext:value-type="float">
            <text:p>4223126</text:p>
          </table:table-cell>
          <table:table-cell table:formula="of:=[.A266]/1000/(60*60*24)" office:value-type="time" office:time-value="PT01H10M23.126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86" calcext:value-type="float">
            <text:p>586</text:p>
          </table:table-cell>
          <table:table-cell office:value-type="float" office:value="700.7" calcext:value-type="float">
            <text:p>700.7</text:p>
          </table:table-cell>
        </table:table-row>
        <table:table-row table:style-name="ro1">
          <table:table-cell office:value-type="float" office:value="4239126" calcext:value-type="float">
            <text:p>4239126</text:p>
          </table:table-cell>
          <table:table-cell table:formula="of:=[.A267]/1000/(60*60*24)" office:value-type="time" office:time-value="PT01H10M39.126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588.22" calcext:value-type="float">
            <text:p>588.22</text:p>
          </table:table-cell>
          <table:table-cell office:value-type="float" office:value="703.3" calcext:value-type="float">
            <text:p>703.3</text:p>
          </table:table-cell>
        </table:table-row>
        <table:table-row table:style-name="ro1">
          <table:table-cell office:value-type="float" office:value="4255127" calcext:value-type="float">
            <text:p>4255127</text:p>
          </table:table-cell>
          <table:table-cell table:formula="of:=[.A268]/1000/(60*60*24)" office:value-type="time" office:time-value="PT01H10M55.127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590.44" calcext:value-type="float">
            <text:p>590.44</text:p>
          </table:table-cell>
          <table:table-cell office:value-type="float" office:value="705.89" calcext:value-type="float">
            <text:p>705.89</text:p>
          </table:table-cell>
        </table:table-row>
        <table:table-row table:style-name="ro1">
          <table:table-cell office:value-type="float" office:value="4271126" calcext:value-type="float">
            <text:p>4271126</text:p>
          </table:table-cell>
          <table:table-cell table:formula="of:=[.A269]/1000/(60*60*24)" office:value-type="time" office:time-value="PT01H11M11.126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592.66" calcext:value-type="float">
            <text:p>592.66</text:p>
          </table:table-cell>
          <table:table-cell office:value-type="float" office:value="708.49" calcext:value-type="float">
            <text:p>708.49</text:p>
          </table:table-cell>
        </table:table-row>
        <table:table-row table:style-name="ro1">
          <table:table-cell office:value-type="float" office:value="4287126" calcext:value-type="float">
            <text:p>4287126</text:p>
          </table:table-cell>
          <table:table-cell table:formula="of:=[.A270]/1000/(60*60*24)" office:value-type="time" office:time-value="PT01H11M27.126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594.88" calcext:value-type="float">
            <text:p>594.88</text:p>
          </table:table-cell>
          <table:table-cell office:value-type="float" office:value="711.09" calcext:value-type="float">
            <text:p>711.09</text:p>
          </table:table-cell>
        </table:table-row>
        <table:table-row table:style-name="ro1">
          <table:table-cell office:value-type="float" office:value="4303126" calcext:value-type="float">
            <text:p>4303126</text:p>
          </table:table-cell>
          <table:table-cell table:formula="of:=[.A271]/1000/(60*60*24)" office:value-type="time" office:time-value="PT01H11M43.126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597.1" calcext:value-type="float">
            <text:p>597.1</text:p>
          </table:table-cell>
          <table:table-cell office:value-type="float" office:value="713.68" calcext:value-type="float">
            <text:p>713.68</text:p>
          </table:table-cell>
        </table:table-row>
        <table:table-row table:style-name="ro1">
          <table:table-cell office:value-type="float" office:value="4319127" calcext:value-type="float">
            <text:p>4319127</text:p>
          </table:table-cell>
          <table:table-cell table:formula="of:=[.A272]/1000/(60*60*24)" office:value-type="time" office:time-value="PT01H11M59.127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99.32" calcext:value-type="float">
            <text:p>599.32</text:p>
          </table:table-cell>
          <table:table-cell office:value-type="float" office:value="716.27" calcext:value-type="float">
            <text:p>716.27</text:p>
          </table:table-cell>
        </table:table-row>
        <table:table-row table:style-name="ro1">
          <table:table-cell office:value-type="float" office:value="4335126" calcext:value-type="float">
            <text:p>4335126</text:p>
          </table:table-cell>
          <table:table-cell table:formula="of:=[.A273]/1000/(60*60*24)" office:value-type="time" office:time-value="PT01H12M15.126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01.54" calcext:value-type="float">
            <text:p>601.54</text:p>
          </table:table-cell>
          <table:table-cell office:value-type="float" office:value="718.87" calcext:value-type="float">
            <text:p>718.87</text:p>
          </table:table-cell>
        </table:table-row>
        <table:table-row table:style-name="ro1">
          <table:table-cell office:value-type="float" office:value="4351126" calcext:value-type="float">
            <text:p>4351126</text:p>
          </table:table-cell>
          <table:table-cell table:formula="of:=[.A274]/1000/(60*60*24)" office:value-type="time" office:time-value="PT01H12M31.126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03.76" calcext:value-type="float">
            <text:p>603.76</text:p>
          </table:table-cell>
          <table:table-cell office:value-type="float" office:value="721.47" calcext:value-type="float">
            <text:p>721.47</text:p>
          </table:table-cell>
        </table:table-row>
        <table:table-row table:style-name="ro1">
          <table:table-cell office:value-type="float" office:value="4367126" calcext:value-type="float">
            <text:p>4367126</text:p>
          </table:table-cell>
          <table:table-cell table:formula="of:=[.A275]/1000/(60*60*24)" office:value-type="time" office:time-value="PT01H12M47.126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05.98" calcext:value-type="float">
            <text:p>605.98</text:p>
          </table:table-cell>
          <table:table-cell office:value-type="float" office:value="724.06" calcext:value-type="float">
            <text:p>724.06</text:p>
          </table:table-cell>
        </table:table-row>
        <table:table-row table:style-name="ro1">
          <table:table-cell office:value-type="float" office:value="4383126" calcext:value-type="float">
            <text:p>4383126</text:p>
          </table:table-cell>
          <table:table-cell table:formula="of:=[.A276]/1000/(60*60*24)" office:value-type="time" office:time-value="PT01H13M03.126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608.2" calcext:value-type="float">
            <text:p>608.2</text:p>
          </table:table-cell>
          <table:table-cell office:value-type="float" office:value="726.65" calcext:value-type="float">
            <text:p>726.65</text:p>
          </table:table-cell>
        </table:table-row>
        <table:table-row table:style-name="ro1">
          <table:table-cell office:value-type="float" office:value="4399126" calcext:value-type="float">
            <text:p>4399126</text:p>
          </table:table-cell>
          <table:table-cell table:formula="of:=[.A277]/1000/(60*60*24)" office:value-type="time" office:time-value="PT01H13M19.126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10.42" calcext:value-type="float">
            <text:p>610.42</text:p>
          </table:table-cell>
          <table:table-cell office:value-type="float" office:value="729.25" calcext:value-type="float">
            <text:p>729.25</text:p>
          </table:table-cell>
        </table:table-row>
        <table:table-row table:style-name="ro1">
          <table:table-cell office:value-type="float" office:value="4415126" calcext:value-type="float">
            <text:p>4415126</text:p>
          </table:table-cell>
          <table:table-cell table:formula="of:=[.A278]/1000/(60*60*24)" office:value-type="time" office:time-value="PT01H13M35.126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12.64" calcext:value-type="float">
            <text:p>612.64</text:p>
          </table:table-cell>
          <table:table-cell office:value-type="float" office:value="731.85" calcext:value-type="float">
            <text:p>731.85</text:p>
          </table:table-cell>
        </table:table-row>
        <table:table-row table:style-name="ro1">
          <table:table-cell office:value-type="float" office:value="4431126" calcext:value-type="float">
            <text:p>4431126</text:p>
          </table:table-cell>
          <table:table-cell table:formula="of:=[.A279]/1000/(60*60*24)" office:value-type="time" office:time-value="PT01H13M51.126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14.86" calcext:value-type="float">
            <text:p>614.86</text:p>
          </table:table-cell>
          <table:table-cell office:value-type="float" office:value="734.44" calcext:value-type="float">
            <text:p>734.44</text:p>
          </table:table-cell>
        </table:table-row>
        <table:table-row table:style-name="ro1">
          <table:table-cell office:value-type="float" office:value="4447126" calcext:value-type="float">
            <text:p>4447126</text:p>
          </table:table-cell>
          <table:table-cell table:formula="of:=[.A280]/1000/(60*60*24)" office:value-type="time" office:time-value="PT01H14M07.126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617.08" calcext:value-type="float">
            <text:p>617.08</text:p>
          </table:table-cell>
          <table:table-cell office:value-type="float" office:value="737.04" calcext:value-type="float">
            <text:p>737.04</text:p>
          </table:table-cell>
        </table:table-row>
        <table:table-row table:style-name="ro1">
          <table:table-cell office:value-type="float" office:value="4463126" calcext:value-type="float">
            <text:p>4463126</text:p>
          </table:table-cell>
          <table:table-cell table:formula="of:=[.A281]/1000/(60*60*24)" office:value-type="time" office:time-value="PT01H14M23.126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19.3" calcext:value-type="float">
            <text:p>619.3</text:p>
          </table:table-cell>
          <table:table-cell office:value-type="float" office:value="739.63" calcext:value-type="float">
            <text:p>739.63</text:p>
          </table:table-cell>
        </table:table-row>
        <table:table-row table:style-name="ro1">
          <table:table-cell office:value-type="float" office:value="4479126" calcext:value-type="float">
            <text:p>4479126</text:p>
          </table:table-cell>
          <table:table-cell table:formula="of:=[.A282]/1000/(60*60*24)" office:value-type="time" office:time-value="PT01H14M39.126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9" calcext:value-type="float">
            <text:p>584.89</text:p>
          </table:table-cell>
          <table:table-cell office:value-type="float" office:value="621.52" calcext:value-type="float">
            <text:p>621.52</text:p>
          </table:table-cell>
          <table:table-cell office:value-type="float" office:value="742.23" calcext:value-type="float">
            <text:p>742.23</text:p>
          </table:table-cell>
        </table:table-row>
        <table:table-row table:style-name="ro1">
          <table:table-cell office:value-type="float" office:value="4495127" calcext:value-type="float">
            <text:p>4495127</text:p>
          </table:table-cell>
          <table:table-cell table:formula="of:=[.A283]/1000/(60*60*24)" office:value-type="time" office:time-value="PT01H14M55.127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23.74" calcext:value-type="float">
            <text:p>623.74</text:p>
          </table:table-cell>
          <table:table-cell office:value-type="float" office:value="744.83" calcext:value-type="float">
            <text:p>744.83</text:p>
          </table:table-cell>
        </table:table-row>
        <table:table-row table:style-name="ro1">
          <table:table-cell office:value-type="float" office:value="4511126" calcext:value-type="float">
            <text:p>4511126</text:p>
          </table:table-cell>
          <table:table-cell table:formula="of:=[.A284]/1000/(60*60*24)" office:value-type="time" office:time-value="PT01H15M11.126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25.96" calcext:value-type="float">
            <text:p>625.96</text:p>
          </table:table-cell>
          <table:table-cell office:value-type="float" office:value="747.42" calcext:value-type="float">
            <text:p>747.42</text:p>
          </table:table-cell>
        </table:table-row>
        <table:table-row table:style-name="ro1">
          <table:table-cell office:value-type="float" office:value="4527126" calcext:value-type="float">
            <text:p>4527126</text:p>
          </table:table-cell>
          <table:table-cell table:formula="of:=[.A285]/1000/(60*60*24)" office:value-type="time" office:time-value="PT01H15M27.126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628.18" calcext:value-type="float">
            <text:p>628.18</text:p>
          </table:table-cell>
          <table:table-cell office:value-type="float" office:value="750.02" calcext:value-type="float">
            <text:p>750.02</text:p>
          </table:table-cell>
        </table:table-row>
        <table:table-row table:style-name="ro1">
          <table:table-cell office:value-type="float" office:value="4543126" calcext:value-type="float">
            <text:p>4543126</text:p>
          </table:table-cell>
          <table:table-cell table:formula="of:=[.A286]/1000/(60*60*24)" office:value-type="time" office:time-value="PT01H15M43.126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630.4" calcext:value-type="float">
            <text:p>630.4</text:p>
          </table:table-cell>
          <table:table-cell office:value-type="float" office:value="752.61" calcext:value-type="float">
            <text:p>752.61</text:p>
          </table:table-cell>
        </table:table-row>
        <table:table-row table:style-name="ro1">
          <table:table-cell office:value-type="float" office:value="4559126" calcext:value-type="float">
            <text:p>4559126</text:p>
          </table:table-cell>
          <table:table-cell table:formula="of:=[.A287]/1000/(60*60*24)" office:value-type="time" office:time-value="PT01H15M59.126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32.62" calcext:value-type="float">
            <text:p>632.62</text:p>
          </table:table-cell>
          <table:table-cell office:value-type="float" office:value="755.21" calcext:value-type="float">
            <text:p>755.21</text:p>
          </table:table-cell>
        </table:table-row>
        <table:table-row table:style-name="ro1">
          <table:table-cell office:value-type="float" office:value="4575126" calcext:value-type="float">
            <text:p>4575126</text:p>
          </table:table-cell>
          <table:table-cell table:formula="of:=[.A288]/1000/(60*60*24)" office:value-type="time" office:time-value="PT01H16M15.126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34.84" calcext:value-type="float">
            <text:p>634.84</text:p>
          </table:table-cell>
          <table:table-cell office:value-type="float" office:value="757.81" calcext:value-type="float">
            <text:p>757.81</text:p>
          </table:table-cell>
        </table:table-row>
        <table:table-row table:style-name="ro1">
          <table:table-cell office:value-type="float" office:value="4591126" calcext:value-type="float">
            <text:p>4591126</text:p>
          </table:table-cell>
          <table:table-cell table:formula="of:=[.A289]/1000/(60*60*24)" office:value-type="time" office:time-value="PT01H16M31.126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637.06" calcext:value-type="float">
            <text:p>637.06</text:p>
          </table:table-cell>
          <table:table-cell office:value-type="float" office:value="760.4" calcext:value-type="float">
            <text:p>760.4</text:p>
          </table:table-cell>
        </table:table-row>
        <table:table-row table:style-name="ro1">
          <table:table-cell office:value-type="float" office:value="4607127" calcext:value-type="float">
            <text:p>4607127</text:p>
          </table:table-cell>
          <table:table-cell table:formula="of:=[.A290]/1000/(60*60*24)" office:value-type="time" office:time-value="PT01H16M47.127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639.28" calcext:value-type="float">
            <text:p>639.2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4623126" calcext:value-type="float">
            <text:p>4623126</text:p>
          </table:table-cell>
          <table:table-cell table:formula="of:=[.A291]/1000/(60*60*24)" office:value-type="time" office:time-value="PT01H17M03.126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641.5" calcext:value-type="float">
            <text:p>641.5</text:p>
          </table:table-cell>
          <table:table-cell office:value-type="float" office:value="765.6" calcext:value-type="float">
            <text:p>765.6</text:p>
          </table:table-cell>
        </table:table-row>
        <table:table-row table:style-name="ro1">
          <table:table-cell office:value-type="float" office:value="4639126" calcext:value-type="float">
            <text:p>4639126</text:p>
          </table:table-cell>
          <table:table-cell table:formula="of:=[.A292]/1000/(60*60*24)" office:value-type="time" office:time-value="PT01H17M19.126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43.72" calcext:value-type="float">
            <text:p>643.72</text:p>
          </table:table-cell>
          <table:table-cell office:value-type="float" office:value="768.19" calcext:value-type="float">
            <text:p>768.19</text:p>
          </table:table-cell>
        </table:table-row>
        <table:table-row table:style-name="ro1">
          <table:table-cell office:value-type="float" office:value="4655126" calcext:value-type="float">
            <text:p>4655126</text:p>
          </table:table-cell>
          <table:table-cell table:formula="of:=[.A293]/1000/(60*60*24)" office:value-type="time" office:time-value="PT01H17M35.126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645.94" calcext:value-type="float">
            <text:p>645.94</text:p>
          </table:table-cell>
          <table:table-cell office:value-type="float" office:value="770.78" calcext:value-type="float">
            <text:p>770.78</text:p>
          </table:table-cell>
        </table:table-row>
        <table:table-row table:style-name="ro1">
          <table:table-cell office:value-type="float" office:value="4671127" calcext:value-type="float">
            <text:p>4671127</text:p>
          </table:table-cell>
          <table:table-cell table:formula="of:=[.A294]/1000/(60*60*24)" office:value-type="time" office:time-value="PT01H17M51.127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648.17" calcext:value-type="float">
            <text:p>648.17</text:p>
          </table:table-cell>
          <table:table-cell office:value-type="float" office:value="773.38" calcext:value-type="float">
            <text:p>773.38</text:p>
          </table:table-cell>
        </table:table-row>
        <table:table-row table:style-name="ro1">
          <table:table-cell office:value-type="float" office:value="4687126" calcext:value-type="float">
            <text:p>4687126</text:p>
          </table:table-cell>
          <table:table-cell table:formula="of:=[.A295]/1000/(60*60*24)" office:value-type="time" office:time-value="PT01H18M07.126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7" calcext:value-type="float">
            <text:p>582.67</text:p>
          </table:table-cell>
          <table:table-cell office:value-type="float" office:value="650.39" calcext:value-type="float">
            <text:p>650.39</text:p>
          </table:table-cell>
          <table:table-cell office:value-type="float" office:value="775.97" calcext:value-type="float">
            <text:p>775.97</text:p>
          </table:table-cell>
        </table:table-row>
        <table:table-row table:style-name="ro1">
          <table:table-cell office:value-type="float" office:value="4703126" calcext:value-type="float">
            <text:p>4703126</text:p>
          </table:table-cell>
          <table:table-cell table:formula="of:=[.A296]/1000/(60*60*24)" office:value-type="time" office:time-value="PT01H18M23.126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52.61" calcext:value-type="float">
            <text:p>652.61</text:p>
          </table:table-cell>
          <table:table-cell office:value-type="float" office:value="778.57" calcext:value-type="float">
            <text:p>778.57</text:p>
          </table:table-cell>
        </table:table-row>
        <table:table-row table:style-name="ro1">
          <table:table-cell office:value-type="float" office:value="4719126" calcext:value-type="float">
            <text:p>4719126</text:p>
          </table:table-cell>
          <table:table-cell table:formula="of:=[.A297]/1000/(60*60*24)" office:value-type="time" office:time-value="PT01H18M39.126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6" calcext:value-type="float">
            <text:p>584.76</text:p>
          </table:table-cell>
          <table:table-cell office:value-type="float" office:value="654.83" calcext:value-type="float">
            <text:p>654.83</text:p>
          </table:table-cell>
          <table:table-cell office:value-type="float" office:value="781.16" calcext:value-type="float">
            <text:p>781.16</text:p>
          </table:table-cell>
        </table:table-row>
        <table:table-row table:style-name="ro1">
          <table:table-cell office:value-type="float" office:value="4735126" calcext:value-type="float">
            <text:p>4735126</text:p>
          </table:table-cell>
          <table:table-cell table:formula="of:=[.A298]/1000/(60*60*24)" office:value-type="time" office:time-value="PT01H18M55.126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657.05" calcext:value-type="float">
            <text:p>657.05</text:p>
          </table:table-cell>
          <table:table-cell office:value-type="float" office:value="783.76" calcext:value-type="float">
            <text:p>783.76</text:p>
          </table:table-cell>
        </table:table-row>
        <table:table-row table:style-name="ro1">
          <table:table-cell office:value-type="float" office:value="4751127" calcext:value-type="float">
            <text:p>4751127</text:p>
          </table:table-cell>
          <table:table-cell table:formula="of:=[.A299]/1000/(60*60*24)" office:value-type="time" office:time-value="PT01H19M11.127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59.27" calcext:value-type="float">
            <text:p>659.27</text:p>
          </table:table-cell>
          <table:table-cell office:value-type="float" office:value="786.35" calcext:value-type="float">
            <text:p>786.35</text:p>
          </table:table-cell>
        </table:table-row>
        <table:table-row table:style-name="ro1">
          <table:table-cell office:value-type="float" office:value="4767126" calcext:value-type="float">
            <text:p>4767126</text:p>
          </table:table-cell>
          <table:table-cell table:formula="of:=[.A300]/1000/(60*60*24)" office:value-type="time" office:time-value="PT01H19M27.126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661.49" calcext:value-type="float">
            <text:p>661.49</text:p>
          </table:table-cell>
          <table:table-cell office:value-type="float" office:value="788.94" calcext:value-type="float">
            <text:p>788.94</text:p>
          </table:table-cell>
        </table:table-row>
        <table:table-row table:style-name="ro1">
          <table:table-cell office:value-type="float" office:value="4783126" calcext:value-type="float">
            <text:p>4783126</text:p>
          </table:table-cell>
          <table:table-cell table:formula="of:=[.A301]/1000/(60*60*24)" office:value-type="time" office:time-value="PT01H19M43.126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6" calcext:value-type="float">
            <text:p>583.96</text:p>
          </table:table-cell>
          <table:table-cell office:value-type="float" office:value="663.71" calcext:value-type="float">
            <text:p>663.71</text:p>
          </table:table-cell>
          <table:table-cell office:value-type="float" office:value="791.54" calcext:value-type="float">
            <text:p>791.54</text:p>
          </table:table-cell>
        </table:table-row>
        <table:table-row table:style-name="ro1">
          <table:table-cell office:value-type="float" office:value="4799126" calcext:value-type="float">
            <text:p>4799126</text:p>
          </table:table-cell>
          <table:table-cell table:formula="of:=[.A302]/1000/(60*60*24)" office:value-type="time" office:time-value="PT01H19M59.126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65.93" calcext:value-type="float">
            <text:p>665.93</text:p>
          </table:table-cell>
          <table:table-cell office:value-type="float" office:value="794.13" calcext:value-type="float">
            <text:p>794.13</text:p>
          </table:table-cell>
        </table:table-row>
        <table:table-row table:style-name="ro1">
          <table:table-cell office:value-type="float" office:value="4815126" calcext:value-type="float">
            <text:p>4815126</text:p>
          </table:table-cell>
          <table:table-cell table:formula="of:=[.A303]/1000/(60*60*24)" office:value-type="time" office:time-value="PT01H20M15.126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6" calcext:value-type="float">
            <text:p>584.66</text:p>
          </table:table-cell>
          <table:table-cell office:value-type="float" office:value="668.15" calcext:value-type="float">
            <text:p>668.15</text:p>
          </table:table-cell>
          <table:table-cell office:value-type="float" office:value="796.73" calcext:value-type="float">
            <text:p>796.73</text:p>
          </table:table-cell>
        </table:table-row>
        <table:table-row table:style-name="ro1">
          <table:table-cell office:value-type="float" office:value="4831126" calcext:value-type="float">
            <text:p>4831126</text:p>
          </table:table-cell>
          <table:table-cell table:formula="of:=[.A304]/1000/(60*60*24)" office:value-type="time" office:time-value="PT01H20M31.126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670.37" calcext:value-type="float">
            <text:p>670.37</text:p>
          </table:table-cell>
          <table:table-cell office:value-type="float" office:value="799.32" calcext:value-type="float">
            <text:p>799.32</text:p>
          </table:table-cell>
        </table:table-row>
        <table:table-row table:style-name="ro1">
          <table:table-cell office:value-type="float" office:value="4847126" calcext:value-type="float">
            <text:p>4847126</text:p>
          </table:table-cell>
          <table:table-cell table:formula="of:=[.A305]/1000/(60*60*24)" office:value-type="time" office:time-value="PT01H20M47.126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672.59" calcext:value-type="float">
            <text:p>672.59</text:p>
          </table:table-cell>
          <table:table-cell office:value-type="float" office:value="801.91" calcext:value-type="float">
            <text:p>801.91</text:p>
          </table:table-cell>
        </table:table-row>
        <table:table-row table:style-name="ro1">
          <table:table-cell office:value-type="float" office:value="4863126" calcext:value-type="float">
            <text:p>4863126</text:p>
          </table:table-cell>
          <table:table-cell table:formula="of:=[.A306]/1000/(60*60*24)" office:value-type="time" office:time-value="PT01H21M03.126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74.81" calcext:value-type="float">
            <text:p>674.81</text:p>
          </table:table-cell>
          <table:table-cell office:value-type="float" office:value="804.51" calcext:value-type="float">
            <text:p>804.51</text:p>
          </table:table-cell>
        </table:table-row>
        <table:table-row table:style-name="ro1">
          <table:table-cell office:value-type="float" office:value="4879126" calcext:value-type="float">
            <text:p>4879126</text:p>
          </table:table-cell>
          <table:table-cell table:formula="of:=[.A307]/1000/(60*60*24)" office:value-type="time" office:time-value="PT01H21M19.126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677.03" calcext:value-type="float">
            <text:p>677.03</text:p>
          </table:table-cell>
          <table:table-cell office:value-type="float" office:value="807.1" calcext:value-type="float">
            <text:p>807.1</text:p>
          </table:table-cell>
        </table:table-row>
        <table:table-row table:style-name="ro1">
          <table:table-cell office:value-type="float" office:value="4895126" calcext:value-type="float">
            <text:p>4895126</text:p>
          </table:table-cell>
          <table:table-cell table:formula="of:=[.A308]/1000/(60*60*24)" office:value-type="time" office:time-value="PT01H21M35.126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679.25" calcext:value-type="float">
            <text:p>679.25</text:p>
          </table:table-cell>
          <table:table-cell office:value-type="float" office:value="809.7" calcext:value-type="float">
            <text:p>809.7</text:p>
          </table:table-cell>
        </table:table-row>
        <table:table-row table:style-name="ro1">
          <table:table-cell office:value-type="float" office:value="4911126" calcext:value-type="float">
            <text:p>4911126</text:p>
          </table:table-cell>
          <table:table-cell table:formula="of:=[.A309]/1000/(60*60*24)" office:value-type="time" office:time-value="PT01H21M51.126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681.47" calcext:value-type="float">
            <text:p>681.47</text:p>
          </table:table-cell>
          <table:table-cell office:value-type="float" office:value="812.29" calcext:value-type="float">
            <text:p>812.29</text:p>
          </table:table-cell>
        </table:table-row>
        <table:table-row table:style-name="ro1">
          <table:table-cell office:value-type="float" office:value="4927126" calcext:value-type="float">
            <text:p>4927126</text:p>
          </table:table-cell>
          <table:table-cell table:formula="of:=[.A310]/1000/(60*60*24)" office:value-type="time" office:time-value="PT01H22M07.126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683.69" calcext:value-type="float">
            <text:p>683.69</text:p>
          </table:table-cell>
          <table:table-cell office:value-type="float" office:value="814.88" calcext:value-type="float">
            <text:p>814.88</text:p>
          </table:table-cell>
        </table:table-row>
        <table:table-row table:style-name="ro1">
          <table:table-cell office:value-type="float" office:value="4943126" calcext:value-type="float">
            <text:p>4943126</text:p>
          </table:table-cell>
          <table:table-cell table:formula="of:=[.A311]/1000/(60*60*24)" office:value-type="time" office:time-value="PT01H22M23.126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2" calcext:value-type="float">
            <text:p>584.52</text:p>
          </table:table-cell>
          <table:table-cell office:value-type="float" office:value="685.91" calcext:value-type="float">
            <text:p>685.91</text:p>
          </table:table-cell>
          <table:table-cell office:value-type="float" office:value="817.48" calcext:value-type="float">
            <text:p>817.48</text:p>
          </table:table-cell>
        </table:table-row>
        <table:table-row table:style-name="ro1">
          <table:table-cell office:value-type="float" office:value="4959127" calcext:value-type="float">
            <text:p>4959127</text:p>
          </table:table-cell>
          <table:table-cell table:formula="of:=[.A312]/1000/(60*60*24)" office:value-type="time" office:time-value="PT01H22M39.127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5" calcext:value-type="float">
            <text:p>584.65</text:p>
          </table:table-cell>
          <table:table-cell office:value-type="float" office:value="688.13" calcext:value-type="float">
            <text:p>688.13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>
          <table:table-cell office:value-type="float" office:value="4975126" calcext:value-type="float">
            <text:p>4975126</text:p>
          </table:table-cell>
          <table:table-cell table:formula="of:=[.A313]/1000/(60*60*24)" office:value-type="time" office:time-value="PT01H22M55.126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690.35" calcext:value-type="float">
            <text:p>690.35</text:p>
          </table:table-cell>
          <table:table-cell office:value-type="float" office:value="822.66" calcext:value-type="float">
            <text:p>822.66</text:p>
          </table:table-cell>
        </table:table-row>
        <table:table-row table:style-name="ro1">
          <table:table-cell office:value-type="float" office:value="4991126" calcext:value-type="float">
            <text:p>4991126</text:p>
          </table:table-cell>
          <table:table-cell table:formula="of:=[.A314]/1000/(60*60*24)" office:value-type="time" office:time-value="PT01H23M11.126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3" calcext:value-type="float">
            <text:p>584.53</text:p>
          </table:table-cell>
          <table:table-cell office:value-type="float" office:value="692.57" calcext:value-type="float">
            <text:p>692.57</text:p>
          </table:table-cell>
          <table:table-cell office:value-type="float" office:value="825.26" calcext:value-type="float">
            <text:p>825.26</text:p>
          </table:table-cell>
        </table:table-row>
        <table:table-row table:style-name="ro1">
          <table:table-cell office:value-type="float" office:value="5007126" calcext:value-type="float">
            <text:p>5007126</text:p>
          </table:table-cell>
          <table:table-cell table:formula="of:=[.A315]/1000/(60*60*24)" office:value-type="time" office:time-value="PT01H23M27.126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694.79" calcext:value-type="float">
            <text:p>694.79</text:p>
          </table:table-cell>
          <table:table-cell office:value-type="float" office:value="827.85" calcext:value-type="float">
            <text:p>827.85</text:p>
          </table:table-cell>
        </table:table-row>
        <table:table-row table:style-name="ro1">
          <table:table-cell office:value-type="float" office:value="5023126" calcext:value-type="float">
            <text:p>5023126</text:p>
          </table:table-cell>
          <table:table-cell table:formula="of:=[.A316]/1000/(60*60*24)" office:value-type="time" office:time-value="PT01H23M43.126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697.01" calcext:value-type="float">
            <text:p>697.01</text:p>
          </table:table-cell>
          <table:table-cell office:value-type="float" office:value="830.44" calcext:value-type="float">
            <text:p>830.44</text:p>
          </table:table-cell>
        </table:table-row>
        <table:table-row table:style-name="ro1">
          <table:table-cell office:value-type="float" office:value="5039126" calcext:value-type="float">
            <text:p>5039126</text:p>
          </table:table-cell>
          <table:table-cell table:formula="of:=[.A317]/1000/(60*60*24)" office:value-type="time" office:time-value="PT01H23M59.126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4.75" calcext:value-type="float">
            <text:p>584.75</text:p>
          </table:table-cell>
          <table:table-cell office:value-type="float" office:value="699.23" calcext:value-type="float">
            <text:p>699.23</text:p>
          </table:table-cell>
          <table:table-cell office:value-type="float" office:value="833.03" calcext:value-type="float">
            <text:p>833.03</text:p>
          </table:table-cell>
        </table:table-row>
        <table:table-row table:style-name="ro1">
          <table:table-cell office:value-type="float" office:value="5055126" calcext:value-type="float">
            <text:p>5055126</text:p>
          </table:table-cell>
          <table:table-cell table:formula="of:=[.A318]/1000/(60*60*24)" office:value-type="time" office:time-value="PT01H24M15.126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701.46" calcext:value-type="float">
            <text:p>701.46</text:p>
          </table:table-cell>
          <table:table-cell office:value-type="float" office:value="835.62" calcext:value-type="float">
            <text:p>835.62</text:p>
          </table:table-cell>
        </table:table-row>
        <table:table-row table:style-name="ro1">
          <table:table-cell office:value-type="float" office:value="5071126" calcext:value-type="float">
            <text:p>5071126</text:p>
          </table:table-cell>
          <table:table-cell table:formula="of:=[.A319]/1000/(60*60*24)" office:value-type="time" office:time-value="PT01H24M31.126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703.68" calcext:value-type="float">
            <text:p>703.68</text:p>
          </table:table-cell>
          <table:table-cell office:value-type="float" office:value="838.21" calcext:value-type="float">
            <text:p>838.21</text:p>
          </table:table-cell>
        </table:table-row>
        <table:table-row table:style-name="ro1">
          <table:table-cell office:value-type="float" office:value="5087126" calcext:value-type="float">
            <text:p>5087126</text:p>
          </table:table-cell>
          <table:table-cell table:formula="of:=[.A320]/1000/(60*60*24)" office:value-type="time" office:time-value="PT01H24M47.126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05.9" calcext:value-type="float">
            <text:p>705.9</text:p>
          </table:table-cell>
          <table:table-cell office:value-type="float" office:value="840.81" calcext:value-type="float">
            <text:p>840.81</text:p>
          </table:table-cell>
        </table:table-row>
        <table:table-row table:style-name="ro1">
          <table:table-cell office:value-type="float" office:value="5103126" calcext:value-type="float">
            <text:p>5103126</text:p>
          </table:table-cell>
          <table:table-cell table:formula="of:=[.A321]/1000/(60*60*24)" office:value-type="time" office:time-value="PT01H25M03.126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08.12" calcext:value-type="float">
            <text:p>708.12</text:p>
          </table:table-cell>
          <table:table-cell office:value-type="float" office:value="843.4" calcext:value-type="float">
            <text:p>843.4</text:p>
          </table:table-cell>
        </table:table-row>
        <table:table-row table:style-name="ro1">
          <table:table-cell office:value-type="float" office:value="5119126" calcext:value-type="float">
            <text:p>5119126</text:p>
          </table:table-cell>
          <table:table-cell table:formula="of:=[.A322]/1000/(60*60*24)" office:value-type="time" office:time-value="PT01H25M19.126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10.34" calcext:value-type="float">
            <text:p>710.34</text:p>
          </table:table-cell>
          <table:table-cell office:value-type="float" office:value="845.99" calcext:value-type="float">
            <text:p>845.99</text:p>
          </table:table-cell>
        </table:table-row>
        <table:table-row table:style-name="ro1">
          <table:table-cell office:value-type="float" office:value="5135126" calcext:value-type="float">
            <text:p>5135126</text:p>
          </table:table-cell>
          <table:table-cell table:formula="of:=[.A323]/1000/(60*60*24)" office:value-type="time" office:time-value="PT01H25M35.126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12.56" calcext:value-type="float">
            <text:p>712.56</text:p>
          </table:table-cell>
          <table:table-cell office:value-type="float" office:value="848.59" calcext:value-type="float">
            <text:p>848.59</text:p>
          </table:table-cell>
        </table:table-row>
        <table:table-row table:style-name="ro1">
          <table:table-cell office:value-type="float" office:value="5151126" calcext:value-type="float">
            <text:p>5151126</text:p>
          </table:table-cell>
          <table:table-cell table:formula="of:=[.A324]/1000/(60*60*24)" office:value-type="time" office:time-value="PT01H25M51.126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14.78" calcext:value-type="float">
            <text:p>714.78</text:p>
          </table:table-cell>
          <table:table-cell office:value-type="float" office:value="851.18" calcext:value-type="float">
            <text:p>851.18</text:p>
          </table:table-cell>
        </table:table-row>
        <table:table-row table:style-name="ro1">
          <table:table-cell office:value-type="float" office:value="5167126" calcext:value-type="float">
            <text:p>5167126</text:p>
          </table:table-cell>
          <table:table-cell table:formula="of:=[.A325]/1000/(60*60*24)" office:value-type="time" office:time-value="PT01H26M07.126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717" calcext:value-type="float">
            <text:p>717</text:p>
          </table:table-cell>
          <table:table-cell office:value-type="float" office:value="853.77" calcext:value-type="float">
            <text:p>853.77</text:p>
          </table:table-cell>
        </table:table-row>
        <table:table-row table:style-name="ro1">
          <table:table-cell office:value-type="float" office:value="5183126" calcext:value-type="float">
            <text:p>5183126</text:p>
          </table:table-cell>
          <table:table-cell table:formula="of:=[.A326]/1000/(60*60*24)" office:value-type="time" office:time-value="PT01H26M23.126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19.22" calcext:value-type="float">
            <text:p>719.22</text:p>
          </table:table-cell>
          <table:table-cell office:value-type="float" office:value="856.36" calcext:value-type="float">
            <text:p>856.36</text:p>
          </table:table-cell>
        </table:table-row>
        <table:table-row table:style-name="ro1">
          <table:table-cell office:value-type="float" office:value="5199126" calcext:value-type="float">
            <text:p>5199126</text:p>
          </table:table-cell>
          <table:table-cell table:formula="of:=[.A327]/1000/(60*60*24)" office:value-type="time" office:time-value="PT01H26M39.126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21.44" calcext:value-type="float">
            <text:p>721.44</text:p>
          </table:table-cell>
          <table:table-cell office:value-type="float" office:value="858.95" calcext:value-type="float">
            <text:p>858.95</text:p>
          </table:table-cell>
        </table:table-row>
        <table:table-row table:style-name="ro1">
          <table:table-cell office:value-type="float" office:value="5215127" calcext:value-type="float">
            <text:p>5215127</text:p>
          </table:table-cell>
          <table:table-cell table:formula="of:=[.A328]/1000/(60*60*24)" office:value-type="time" office:time-value="PT01H26M55.127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723.66" calcext:value-type="float">
            <text:p>723.66</text:p>
          </table:table-cell>
          <table:table-cell office:value-type="float" office:value="861.54" calcext:value-type="float">
            <text:p>861.54</text:p>
          </table:table-cell>
        </table:table-row>
        <table:table-row table:style-name="ro1">
          <table:table-cell office:value-type="float" office:value="5231126" calcext:value-type="float">
            <text:p>5231126</text:p>
          </table:table-cell>
          <table:table-cell table:formula="of:=[.A329]/1000/(60*60*24)" office:value-type="time" office:time-value="PT01H27M11.126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3" calcext:value-type="float">
            <text:p>582.43</text:p>
          </table:table-cell>
          <table:table-cell office:value-type="float" office:value="725.88" calcext:value-type="float">
            <text:p>725.88</text:p>
          </table:table-cell>
          <table:table-cell office:value-type="float" office:value="864.13" calcext:value-type="float">
            <text:p>864.13</text:p>
          </table:table-cell>
        </table:table-row>
        <table:table-row table:style-name="ro1">
          <table:table-cell office:value-type="float" office:value="5247126" calcext:value-type="float">
            <text:p>5247126</text:p>
          </table:table-cell>
          <table:table-cell table:formula="of:=[.A330]/1000/(60*60*24)" office:value-type="time" office:time-value="PT01H27M27.126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4" calcext:value-type="float">
            <text:p>582.74</text:p>
          </table:table-cell>
          <table:table-cell office:value-type="float" office:value="728.1" calcext:value-type="float">
            <text:p>728.1</text:p>
          </table:table-cell>
          <table:table-cell office:value-type="float" office:value="866.72" calcext:value-type="float">
            <text:p>866.72</text:p>
          </table:table-cell>
        </table:table-row>
        <table:table-row table:style-name="ro1">
          <table:table-cell office:value-type="float" office:value="5263127" calcext:value-type="float">
            <text:p>5263127</text:p>
          </table:table-cell>
          <table:table-cell table:formula="of:=[.A331]/1000/(60*60*24)" office:value-type="time" office:time-value="PT01H27M43.127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30.32" calcext:value-type="float">
            <text:p>730.32</text:p>
          </table:table-cell>
          <table:table-cell office:value-type="float" office:value="869.31" calcext:value-type="float">
            <text:p>869.31</text:p>
          </table:table-cell>
        </table:table-row>
        <table:table-row table:style-name="ro1">
          <table:table-cell office:value-type="float" office:value="5279126" calcext:value-type="float">
            <text:p>5279126</text:p>
          </table:table-cell>
          <table:table-cell table:formula="of:=[.A332]/1000/(60*60*24)" office:value-type="time" office:time-value="PT01H27M59.126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32.54" calcext:value-type="float">
            <text:p>732.54</text:p>
          </table:table-cell>
          <table:table-cell office:value-type="float" office:value="871.91" calcext:value-type="float">
            <text:p>871.91</text:p>
          </table:table-cell>
        </table:table-row>
        <table:table-row table:style-name="ro1">
          <table:table-cell office:value-type="float" office:value="5295126" calcext:value-type="float">
            <text:p>5295126</text:p>
          </table:table-cell>
          <table:table-cell table:formula="of:=[.A333]/1000/(60*60*24)" office:value-type="time" office:time-value="PT01H28M15.126S" calcext:value-type="time">
            <text:p>01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34.76" calcext:value-type="float">
            <text:p>734.76</text:p>
          </table:table-cell>
          <table:table-cell office:value-type="float" office:value="874.5" calcext:value-type="float">
            <text:p>874.5</text:p>
          </table:table-cell>
        </table:table-row>
        <table:table-row table:style-name="ro1">
          <table:table-cell office:value-type="float" office:value="5311127" calcext:value-type="float">
            <text:p>5311127</text:p>
          </table:table-cell>
          <table:table-cell table:formula="of:=[.A334]/1000/(60*60*24)" office:value-type="time" office:time-value="PT01H28M31.127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736.98" calcext:value-type="float">
            <text:p>736.98</text:p>
          </table:table-cell>
          <table:table-cell office:value-type="float" office:value="877.09" calcext:value-type="float">
            <text:p>877.09</text:p>
          </table:table-cell>
        </table:table-row>
        <table:table-row table:style-name="ro1">
          <table:table-cell office:value-type="float" office:value="5327126" calcext:value-type="float">
            <text:p>5327126</text:p>
          </table:table-cell>
          <table:table-cell table:formula="of:=[.A335]/1000/(60*60*24)" office:value-type="time" office:time-value="PT01H28M47.126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39.2" calcext:value-type="float">
            <text:p>739.2</text:p>
          </table:table-cell>
          <table:table-cell office:value-type="float" office:value="879.68" calcext:value-type="float">
            <text:p>879.68</text:p>
          </table:table-cell>
        </table:table-row>
        <table:table-row table:style-name="ro1">
          <table:table-cell office:value-type="float" office:value="5343126" calcext:value-type="float">
            <text:p>5343126</text:p>
          </table:table-cell>
          <table:table-cell table:formula="of:=[.A336]/1000/(60*60*24)" office:value-type="time" office:time-value="PT01H29M03.126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41.42" calcext:value-type="float">
            <text:p>741.42</text:p>
          </table:table-cell>
          <table:table-cell office:value-type="float" office:value="882.27" calcext:value-type="float">
            <text:p>882.27</text:p>
          </table:table-cell>
        </table:table-row>
        <table:table-row table:style-name="ro1">
          <table:table-cell office:value-type="float" office:value="5359127" calcext:value-type="float">
            <text:p>5359127</text:p>
          </table:table-cell>
          <table:table-cell table:formula="of:=[.A337]/1000/(60*60*24)" office:value-type="time" office:time-value="PT01H29M19.127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43.64" calcext:value-type="float">
            <text:p>743.64</text:p>
          </table:table-cell>
          <table:table-cell office:value-type="float" office:value="884.86" calcext:value-type="float">
            <text:p>884.86</text:p>
          </table:table-cell>
        </table:table-row>
        <table:table-row table:style-name="ro1">
          <table:table-cell office:value-type="float" office:value="5375126" calcext:value-type="float">
            <text:p>5375126</text:p>
          </table:table-cell>
          <table:table-cell table:formula="of:=[.A338]/1000/(60*60*24)" office:value-type="time" office:time-value="PT01H29M35.126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45.86" calcext:value-type="float">
            <text:p>745.86</text:p>
          </table:table-cell>
          <table:table-cell office:value-type="float" office:value="887.45" calcext:value-type="float">
            <text:p>887.45</text:p>
          </table:table-cell>
        </table:table-row>
        <table:table-row table:style-name="ro1">
          <table:table-cell office:value-type="float" office:value="5391127" calcext:value-type="float">
            <text:p>5391127</text:p>
          </table:table-cell>
          <table:table-cell table:formula="of:=[.A339]/1000/(60*60*24)" office:value-type="time" office:time-value="PT01H29M51.127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48.08" calcext:value-type="float">
            <text:p>748.08</text:p>
          </table:table-cell>
          <table:table-cell office:value-type="float" office:value="890.04" calcext:value-type="float">
            <text:p>890.04</text:p>
          </table:table-cell>
        </table:table-row>
        <table:table-row table:style-name="ro1">
          <table:table-cell office:value-type="float" office:value="5407126" calcext:value-type="float">
            <text:p>5407126</text:p>
          </table:table-cell>
          <table:table-cell table:formula="of:=[.A340]/1000/(60*60*24)" office:value-type="time" office:time-value="PT01H30M07.126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750.3" calcext:value-type="float">
            <text:p>750.3</text:p>
          </table:table-cell>
          <table:table-cell office:value-type="float" office:value="892.63" calcext:value-type="float">
            <text:p>892.63</text:p>
          </table:table-cell>
        </table:table-row>
        <table:table-row table:style-name="ro1">
          <table:table-cell office:value-type="float" office:value="5423126" calcext:value-type="float">
            <text:p>5423126</text:p>
          </table:table-cell>
          <table:table-cell table:formula="of:=[.A341]/1000/(60*60*24)" office:value-type="time" office:time-value="PT01H30M23.126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752.52" calcext:value-type="float">
            <text:p>752.52</text:p>
          </table:table-cell>
          <table:table-cell office:value-type="float" office:value="895.22" calcext:value-type="float">
            <text:p>895.22</text:p>
          </table:table-cell>
        </table:table-row>
        <table:table-row table:style-name="ro1">
          <table:table-cell office:value-type="float" office:value="5439126" calcext:value-type="float">
            <text:p>5439126</text:p>
          </table:table-cell>
          <table:table-cell table:formula="of:=[.A342]/1000/(60*60*24)" office:value-type="time" office:time-value="PT01H30M39.126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54.74" calcext:value-type="float">
            <text:p>754.74</text:p>
          </table:table-cell>
          <table:table-cell office:value-type="float" office:value="897.81" calcext:value-type="float">
            <text:p>897.81</text:p>
          </table:table-cell>
        </table:table-row>
        <table:table-row table:style-name="ro1">
          <table:table-cell office:value-type="float" office:value="5455126" calcext:value-type="float">
            <text:p>5455126</text:p>
          </table:table-cell>
          <table:table-cell table:formula="of:=[.A343]/1000/(60*60*24)" office:value-type="time" office:time-value="PT01H30M55.126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756.96" calcext:value-type="float">
            <text:p>756.96</text:p>
          </table:table-cell>
          <table:table-cell office:value-type="float" office:value="900.4" calcext:value-type="float">
            <text:p>900.4</text:p>
          </table:table-cell>
        </table:table-row>
        <table:table-row table:style-name="ro1">
          <table:table-cell office:value-type="float" office:value="5471126" calcext:value-type="float">
            <text:p>5471126</text:p>
          </table:table-cell>
          <table:table-cell table:formula="of:=[.A344]/1000/(60*60*24)" office:value-type="time" office:time-value="PT01H31M11.126S" calcext:value-type="time">
            <text:p>01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759.18" calcext:value-type="float">
            <text:p>759.18</text:p>
          </table:table-cell>
          <table:table-cell office:value-type="float" office:value="902.99" calcext:value-type="float">
            <text:p>902.99</text:p>
          </table:table-cell>
        </table:table-row>
        <table:table-row table:style-name="ro1">
          <table:table-cell office:value-type="float" office:value="5487126" calcext:value-type="float">
            <text:p>5487126</text:p>
          </table:table-cell>
          <table:table-cell table:formula="of:=[.A345]/1000/(60*60*24)" office:value-type="time" office:time-value="PT01H31M27.126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61.4" calcext:value-type="float">
            <text:p>761.4</text:p>
          </table:table-cell>
          <table:table-cell office:value-type="float" office:value="905.59" calcext:value-type="float">
            <text:p>905.59</text:p>
          </table:table-cell>
        </table:table-row>
        <table:table-row table:style-name="ro1">
          <table:table-cell office:value-type="float" office:value="5503126" calcext:value-type="float">
            <text:p>5503126</text:p>
          </table:table-cell>
          <table:table-cell table:formula="of:=[.A346]/1000/(60*60*24)" office:value-type="time" office:time-value="PT01H31M43.126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763.62" calcext:value-type="float">
            <text:p>763.62</text:p>
          </table:table-cell>
          <table:table-cell office:value-type="float" office:value="908.17" calcext:value-type="float">
            <text:p>908.17</text:p>
          </table:table-cell>
        </table:table-row>
        <table:table-row table:style-name="ro1">
          <table:table-cell office:value-type="float" office:value="5519126" calcext:value-type="float">
            <text:p>5519126</text:p>
          </table:table-cell>
          <table:table-cell table:formula="of:=[.A347]/1000/(60*60*24)" office:value-type="time" office:time-value="PT01H31M59.126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65.84" calcext:value-type="float">
            <text:p>765.84</text:p>
          </table:table-cell>
          <table:table-cell office:value-type="float" office:value="910.76" calcext:value-type="float">
            <text:p>910.76</text:p>
          </table:table-cell>
        </table:table-row>
        <table:table-row table:style-name="ro1">
          <table:table-cell office:value-type="float" office:value="5535127" calcext:value-type="float">
            <text:p>5535127</text:p>
          </table:table-cell>
          <table:table-cell table:formula="of:=[.A348]/1000/(60*60*24)" office:value-type="time" office:time-value="PT01H32M15.127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68.06" calcext:value-type="float">
            <text:p>768.06</text:p>
          </table:table-cell>
          <table:table-cell office:value-type="float" office:value="913.35" calcext:value-type="float">
            <text:p>913.35</text:p>
          </table:table-cell>
        </table:table-row>
        <table:table-row table:style-name="ro1">
          <table:table-cell office:value-type="float" office:value="5551126" calcext:value-type="float">
            <text:p>5551126</text:p>
          </table:table-cell>
          <table:table-cell table:formula="of:=[.A349]/1000/(60*60*24)" office:value-type="time" office:time-value="PT01H32M31.126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770.28" calcext:value-type="float">
            <text:p>770.28</text:p>
          </table:table-cell>
          <table:table-cell office:value-type="float" office:value="915.94" calcext:value-type="float">
            <text:p>915.94</text:p>
          </table:table-cell>
        </table:table-row>
        <table:table-row table:style-name="ro1">
          <table:table-cell office:value-type="float" office:value="5567126" calcext:value-type="float">
            <text:p>5567126</text:p>
          </table:table-cell>
          <table:table-cell table:formula="of:=[.A350]/1000/(60*60*24)" office:value-type="time" office:time-value="PT01H32M47.126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772.5" calcext:value-type="float">
            <text:p>772.5</text:p>
          </table:table-cell>
          <table:table-cell office:value-type="float" office:value="918.53" calcext:value-type="float">
            <text:p>918.53</text:p>
          </table:table-cell>
        </table:table-row>
        <table:table-row table:style-name="ro1">
          <table:table-cell office:value-type="float" office:value="5583127" calcext:value-type="float">
            <text:p>5583127</text:p>
          </table:table-cell>
          <table:table-cell table:formula="of:=[.A351]/1000/(60*60*24)" office:value-type="time" office:time-value="PT01H33M03.127S" calcext:value-type="time">
            <text:p>01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2" calcext:value-type="float">
            <text:p>580.2</text:p>
          </table:table-cell>
          <table:table-cell office:value-type="float" office:value="774.72" calcext:value-type="float">
            <text:p>774.72</text:p>
          </table:table-cell>
          <table:table-cell office:value-type="float" office:value="921.12" calcext:value-type="float">
            <text:p>921.12</text:p>
          </table:table-cell>
        </table:table-row>
        <table:table-row table:style-name="ro1">
          <table:table-cell office:value-type="float" office:value="5599126" calcext:value-type="float">
            <text:p>5599126</text:p>
          </table:table-cell>
          <table:table-cell table:formula="of:=[.A352]/1000/(60*60*24)" office:value-type="time" office:time-value="PT01H33M19.126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3" calcext:value-type="float">
            <text:p>582.53</text:p>
          </table:table-cell>
          <table:table-cell office:value-type="float" office:value="776.94" calcext:value-type="float">
            <text:p>776.94</text:p>
          </table:table-cell>
          <table:table-cell office:value-type="float" office:value="923.71" calcext:value-type="float">
            <text:p>923.71</text:p>
          </table:table-cell>
        </table:table-row>
        <table:table-row table:style-name="ro1">
          <table:table-cell office:value-type="float" office:value="5615127" calcext:value-type="float">
            <text:p>5615127</text:p>
          </table:table-cell>
          <table:table-cell table:formula="of:=[.A353]/1000/(60*60*24)" office:value-type="time" office:time-value="PT01H33M35.127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779.16" calcext:value-type="float">
            <text:p>779.16</text:p>
          </table:table-cell>
          <table:table-cell office:value-type="float" office:value="926.3" calcext:value-type="float">
            <text:p>926.3</text:p>
          </table:table-cell>
        </table:table-row>
        <table:table-row table:style-name="ro1">
          <table:table-cell office:value-type="float" office:value="5631126" calcext:value-type="float">
            <text:p>5631126</text:p>
          </table:table-cell>
          <table:table-cell table:formula="of:=[.A354]/1000/(60*60*24)" office:value-type="time" office:time-value="PT01H33M51.126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781.38" calcext:value-type="float">
            <text:p>781.38</text:p>
          </table:table-cell>
          <table:table-cell office:value-type="float" office:value="928.89" calcext:value-type="float">
            <text:p>928.89</text:p>
          </table:table-cell>
        </table:table-row>
        <table:table-row table:style-name="ro1">
          <table:table-cell office:value-type="float" office:value="5647127" calcext:value-type="float">
            <text:p>5647127</text:p>
          </table:table-cell>
          <table:table-cell table:formula="of:=[.A355]/1000/(60*60*24)" office:value-type="time" office:time-value="PT01H34M07.127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783.6" calcext:value-type="float">
            <text:p>783.6</text:p>
          </table:table-cell>
          <table:table-cell office:value-type="float" office:value="931.48" calcext:value-type="float">
            <text:p>931.48</text:p>
          </table:table-cell>
        </table:table-row>
        <table:table-row table:style-name="ro1">
          <table:table-cell office:value-type="float" office:value="5663126" calcext:value-type="float">
            <text:p>5663126</text:p>
          </table:table-cell>
          <table:table-cell table:formula="of:=[.A356]/1000/(60*60*24)" office:value-type="time" office:time-value="PT01H34M23.126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785.82" calcext:value-type="float">
            <text:p>785.82</text:p>
          </table:table-cell>
          <table:table-cell office:value-type="float" office:value="934.07" calcext:value-type="float">
            <text:p>934.07</text:p>
          </table:table-cell>
        </table:table-row>
        <table:table-row table:style-name="ro1">
          <table:table-cell office:value-type="float" office:value="5679126" calcext:value-type="float">
            <text:p>5679126</text:p>
          </table:table-cell>
          <table:table-cell table:formula="of:=[.A357]/1000/(60*60*24)" office:value-type="time" office:time-value="PT01H34M39.126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88.04" calcext:value-type="float">
            <text:p>788.04</text:p>
          </table:table-cell>
          <table:table-cell office:value-type="float" office:value="936.66" calcext:value-type="float">
            <text:p>936.66</text:p>
          </table:table-cell>
        </table:table-row>
        <table:table-row table:style-name="ro1">
          <table:table-cell office:value-type="float" office:value="5695126" calcext:value-type="float">
            <text:p>5695126</text:p>
          </table:table-cell>
          <table:table-cell table:formula="of:=[.A358]/1000/(60*60*24)" office:value-type="time" office:time-value="PT01H34M55.126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90.26" calcext:value-type="float">
            <text:p>790.26</text:p>
          </table:table-cell>
          <table:table-cell office:value-type="float" office:value="939.25" calcext:value-type="float">
            <text:p>939.25</text:p>
          </table:table-cell>
        </table:table-row>
        <table:table-row table:style-name="ro1">
          <table:table-cell office:value-type="float" office:value="5711126" calcext:value-type="float">
            <text:p>5711126</text:p>
          </table:table-cell>
          <table:table-cell table:formula="of:=[.A359]/1000/(60*60*24)" office:value-type="time" office:time-value="PT01H35M11.126S" calcext:value-type="time">
            <text:p>01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792.48" calcext:value-type="float">
            <text:p>792.48</text:p>
          </table:table-cell>
          <table:table-cell office:value-type="float" office:value="941.84" calcext:value-type="float">
            <text:p>941.84</text:p>
          </table:table-cell>
        </table:table-row>
        <table:table-row table:style-name="ro1">
          <table:table-cell office:value-type="float" office:value="5727127" calcext:value-type="float">
            <text:p>5727127</text:p>
          </table:table-cell>
          <table:table-cell table:formula="of:=[.A360]/1000/(60*60*24)" office:value-type="time" office:time-value="PT01H35M27.127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94.7" calcext:value-type="float">
            <text:p>794.7</text:p>
          </table:table-cell>
          <table:table-cell office:value-type="float" office:value="944.43" calcext:value-type="float">
            <text:p>944.43</text:p>
          </table:table-cell>
        </table:table-row>
        <table:table-row table:style-name="ro1">
          <table:table-cell office:value-type="float" office:value="5743126" calcext:value-type="float">
            <text:p>5743126</text:p>
          </table:table-cell>
          <table:table-cell table:formula="of:=[.A361]/1000/(60*60*24)" office:value-type="time" office:time-value="PT01H35M43.126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796.92" calcext:value-type="float">
            <text:p>796.92</text:p>
          </table:table-cell>
          <table:table-cell office:value-type="float" office:value="947.02" calcext:value-type="float">
            <text:p>947.02</text:p>
          </table:table-cell>
        </table:table-row>
        <table:table-row table:style-name="ro1">
          <table:table-cell office:value-type="float" office:value="5759126" calcext:value-type="float">
            <text:p>5759126</text:p>
          </table:table-cell>
          <table:table-cell table:formula="of:=[.A362]/1000/(60*60*24)" office:value-type="time" office:time-value="PT01H35M59.126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99.14" calcext:value-type="float">
            <text:p>799.14</text:p>
          </table:table-cell>
          <table:table-cell office:value-type="float" office:value="949.61" calcext:value-type="float">
            <text:p>949.61</text:p>
          </table:table-cell>
        </table:table-row>
        <table:table-row table:style-name="ro1">
          <table:table-cell office:value-type="float" office:value="5775127" calcext:value-type="float">
            <text:p>5775127</text:p>
          </table:table-cell>
          <table:table-cell table:formula="of:=[.A363]/1000/(60*60*24)" office:value-type="time" office:time-value="PT01H36M15.127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01.36" calcext:value-type="float">
            <text:p>801.36</text:p>
          </table:table-cell>
          <table:table-cell office:value-type="float" office:value="952.2" calcext:value-type="float">
            <text:p>952.2</text:p>
          </table:table-cell>
        </table:table-row>
        <table:table-row table:style-name="ro1">
          <table:table-cell office:value-type="float" office:value="5791126" calcext:value-type="float">
            <text:p>5791126</text:p>
          </table:table-cell>
          <table:table-cell table:formula="of:=[.A364]/1000/(60*60*24)" office:value-type="time" office:time-value="PT01H36M31.126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03.58" calcext:value-type="float">
            <text:p>803.58</text:p>
          </table:table-cell>
          <table:table-cell office:value-type="float" office:value="954.78" calcext:value-type="float">
            <text:p>954.78</text:p>
          </table:table-cell>
        </table:table-row>
        <table:table-row table:style-name="ro1">
          <table:table-cell office:value-type="float" office:value="5807126" calcext:value-type="float">
            <text:p>5807126</text:p>
          </table:table-cell>
          <table:table-cell table:formula="of:=[.A365]/1000/(60*60*24)" office:value-type="time" office:time-value="PT01H36M47.126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05.8" calcext:value-type="float">
            <text:p>805.8</text:p>
          </table:table-cell>
          <table:table-cell office:value-type="float" office:value="957.37" calcext:value-type="float">
            <text:p>957.37</text:p>
          </table:table-cell>
        </table:table-row>
        <table:table-row table:style-name="ro1">
          <table:table-cell office:value-type="float" office:value="5823127" calcext:value-type="float">
            <text:p>5823127</text:p>
          </table:table-cell>
          <table:table-cell table:formula="of:=[.A366]/1000/(60*60*24)" office:value-type="time" office:time-value="PT01H37M03.127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08.02" calcext:value-type="float">
            <text:p>808.02</text:p>
          </table:table-cell>
          <table:table-cell office:value-type="float" office:value="959.96" calcext:value-type="float">
            <text:p>959.96</text:p>
          </table:table-cell>
        </table:table-row>
        <table:table-row table:style-name="ro1">
          <table:table-cell office:value-type="float" office:value="5839126" calcext:value-type="float">
            <text:p>5839126</text:p>
          </table:table-cell>
          <table:table-cell table:formula="of:=[.A367]/1000/(60*60*24)" office:value-type="time" office:time-value="PT01H37M19.126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810.24" calcext:value-type="float">
            <text:p>810.24</text:p>
          </table:table-cell>
          <table:table-cell office:value-type="float" office:value="962.55" calcext:value-type="float">
            <text:p>962.55</text:p>
          </table:table-cell>
        </table:table-row>
        <table:table-row table:style-name="ro1">
          <table:table-cell office:value-type="float" office:value="5855126" calcext:value-type="float">
            <text:p>5855126</text:p>
          </table:table-cell>
          <table:table-cell table:formula="of:=[.A368]/1000/(60*60*24)" office:value-type="time" office:time-value="PT01H37M35.126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812.46" calcext:value-type="float">
            <text:p>812.46</text:p>
          </table:table-cell>
          <table:table-cell office:value-type="float" office:value="965.14" calcext:value-type="float">
            <text:p>965.14</text:p>
          </table:table-cell>
        </table:table-row>
        <table:table-row table:style-name="ro1">
          <table:table-cell office:value-type="float" office:value="5871126" calcext:value-type="float">
            <text:p>5871126</text:p>
          </table:table-cell>
          <table:table-cell table:formula="of:=[.A369]/1000/(60*60*24)" office:value-type="time" office:time-value="PT01H37M51.126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14.68" calcext:value-type="float">
            <text:p>814.68</text:p>
          </table:table-cell>
          <table:table-cell office:value-type="float" office:value="967.73" calcext:value-type="float">
            <text:p>967.73</text:p>
          </table:table-cell>
        </table:table-row>
        <table:table-row table:style-name="ro1">
          <table:table-cell office:value-type="float" office:value="5887126" calcext:value-type="float">
            <text:p>5887126</text:p>
          </table:table-cell>
          <table:table-cell table:formula="of:=[.A370]/1000/(60*60*24)" office:value-type="time" office:time-value="PT01H38M07.126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816.9" calcext:value-type="float">
            <text:p>816.9</text:p>
          </table:table-cell>
          <table:table-cell office:value-type="float" office:value="970.32" calcext:value-type="float">
            <text:p>970.32</text:p>
          </table:table-cell>
        </table:table-row>
        <table:table-row table:style-name="ro1">
          <table:table-cell office:value-type="float" office:value="5903126" calcext:value-type="float">
            <text:p>5903126</text:p>
          </table:table-cell>
          <table:table-cell table:formula="of:=[.A371]/1000/(60*60*24)" office:value-type="time" office:time-value="PT01H38M23.126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19.12" calcext:value-type="float">
            <text:p>819.12</text:p>
          </table:table-cell>
          <table:table-cell office:value-type="float" office:value="972.91" calcext:value-type="float">
            <text:p>972.91</text:p>
          </table:table-cell>
        </table:table-row>
        <table:table-row table:style-name="ro1">
          <table:table-cell office:value-type="float" office:value="5919126" calcext:value-type="float">
            <text:p>5919126</text:p>
          </table:table-cell>
          <table:table-cell table:formula="of:=[.A372]/1000/(60*60*24)" office:value-type="time" office:time-value="PT01H38M39.126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21.34" calcext:value-type="float">
            <text:p>821.34</text:p>
          </table:table-cell>
          <table:table-cell office:value-type="float" office:value="975.49" calcext:value-type="float">
            <text:p>975.49</text:p>
          </table:table-cell>
        </table:table-row>
        <table:table-row table:style-name="ro1">
          <table:table-cell office:value-type="float" office:value="5935126" calcext:value-type="float">
            <text:p>5935126</text:p>
          </table:table-cell>
          <table:table-cell table:formula="of:=[.A373]/1000/(60*60*24)" office:value-type="time" office:time-value="PT01H38M55.126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823.56" calcext:value-type="float">
            <text:p>823.56</text:p>
          </table:table-cell>
          <table:table-cell office:value-type="float" office:value="978.08" calcext:value-type="float">
            <text:p>978.08</text:p>
          </table:table-cell>
        </table:table-row>
        <table:table-row table:style-name="ro1">
          <table:table-cell office:value-type="float" office:value="5951126" calcext:value-type="float">
            <text:p>5951126</text:p>
          </table:table-cell>
          <table:table-cell table:formula="of:=[.A374]/1000/(60*60*24)" office:value-type="time" office:time-value="PT01H39M11.126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825.78" calcext:value-type="float">
            <text:p>825.78</text:p>
          </table:table-cell>
          <table:table-cell office:value-type="float" office:value="980.67" calcext:value-type="float">
            <text:p>980.67</text:p>
          </table:table-cell>
        </table:table-row>
        <table:table-row table:style-name="ro1">
          <table:table-cell office:value-type="float" office:value="5967126" calcext:value-type="float">
            <text:p>5967126</text:p>
          </table:table-cell>
          <table:table-cell table:formula="of:=[.A375]/1000/(60*60*24)" office:value-type="time" office:time-value="PT01H39M27.126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8" calcext:value-type="float">
            <text:p>499.8</text:p>
          </table:table-cell>
          <table:table-cell office:value-type="float" office:value="582.75" calcext:value-type="float">
            <text:p>582.75</text:p>
          </table:table-cell>
          <table:table-cell office:value-type="float" office:value="828" calcext:value-type="float">
            <text:p>828</text:p>
          </table:table-cell>
          <table:table-cell office:value-type="float" office:value="983.26" calcext:value-type="float">
            <text:p>983.26</text:p>
          </table:table-cell>
        </table:table-row>
        <table:table-row table:style-name="ro1">
          <table:table-cell office:value-type="float" office:value="5983126" calcext:value-type="float">
            <text:p>5983126</text:p>
          </table:table-cell>
          <table:table-cell table:formula="of:=[.A376]/1000/(60*60*24)" office:value-type="time" office:time-value="PT01H39M43.126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830.22" calcext:value-type="float">
            <text:p>830.22</text:p>
          </table:table-cell>
          <table:table-cell office:value-type="float" office:value="985.85" calcext:value-type="float">
            <text:p>985.85</text:p>
          </table:table-cell>
        </table:table-row>
        <table:table-row table:style-name="ro1">
          <table:table-cell office:value-type="float" office:value="5999126" calcext:value-type="float">
            <text:p>5999126</text:p>
          </table:table-cell>
          <table:table-cell table:formula="of:=[.A377]/1000/(60*60*24)" office:value-type="time" office:time-value="PT01H39M59.126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32.44" calcext:value-type="float">
            <text:p>832.44</text:p>
          </table:table-cell>
          <table:table-cell office:value-type="float" office:value="988.44" calcext:value-type="float">
            <text:p>988.44</text:p>
          </table:table-cell>
        </table:table-row>
        <table:table-row table:style-name="ro1">
          <table:table-cell office:value-type="float" office:value="6015127" calcext:value-type="float">
            <text:p>6015127</text:p>
          </table:table-cell>
          <table:table-cell table:formula="of:=[.A378]/1000/(60*60*24)" office:value-type="time" office:time-value="PT01H40M15.127S" calcext:value-type="time">
            <text:p>01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34.66" calcext:value-type="float">
            <text:p>834.66</text:p>
          </table:table-cell>
          <table:table-cell office:value-type="float" office:value="991.02" calcext:value-type="float">
            <text:p>991.02</text:p>
          </table:table-cell>
        </table:table-row>
        <table:table-row table:style-name="ro1">
          <table:table-cell office:value-type="float" office:value="6031127" calcext:value-type="float">
            <text:p>6031127</text:p>
          </table:table-cell>
          <table:table-cell table:formula="of:=[.A379]/1000/(60*60*24)" office:value-type="time" office:time-value="PT01H40M31.127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36.88" calcext:value-type="float">
            <text:p>836.88</text:p>
          </table:table-cell>
          <table:table-cell office:value-type="float" office:value="993.61" calcext:value-type="float">
            <text:p>993.61</text:p>
          </table:table-cell>
        </table:table-row>
        <table:table-row table:style-name="ro1">
          <table:table-cell office:value-type="float" office:value="6047126" calcext:value-type="float">
            <text:p>6047126</text:p>
          </table:table-cell>
          <table:table-cell table:formula="of:=[.A380]/1000/(60*60*24)" office:value-type="time" office:time-value="PT01H40M47.126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839.1" calcext:value-type="float">
            <text:p>839.1</text:p>
          </table:table-cell>
          <table:table-cell office:value-type="float" office:value="996.2" calcext:value-type="float">
            <text:p>996.2</text:p>
          </table:table-cell>
        </table:table-row>
        <table:table-row table:style-name="ro1">
          <table:table-cell office:value-type="float" office:value="6063126" calcext:value-type="float">
            <text:p>6063126</text:p>
          </table:table-cell>
          <table:table-cell table:formula="of:=[.A381]/1000/(60*60*24)" office:value-type="time" office:time-value="PT01H41M03.126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841.32" calcext:value-type="float">
            <text:p>841.32</text:p>
          </table:table-cell>
          <table:table-cell office:value-type="float" office:value="998.79" calcext:value-type="float">
            <text:p>998.79</text:p>
          </table:table-cell>
        </table:table-row>
        <table:table-row table:style-name="ro1">
          <table:table-cell office:value-type="float" office:value="6079126" calcext:value-type="float">
            <text:p>6079126</text:p>
          </table:table-cell>
          <table:table-cell table:formula="of:=[.A382]/1000/(60*60*24)" office:value-type="time" office:time-value="PT01H41M19.126S" calcext:value-type="time">
            <text:p>01:4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43.54" calcext:value-type="float">
            <text:p>843.54</text:p>
          </table:table-cell>
          <table:table-cell office:value-type="float" office:value="1001.38" calcext:value-type="float">
            <text:p>1001.38</text:p>
          </table:table-cell>
        </table:table-row>
        <table:table-row table:style-name="ro1">
          <table:table-cell office:value-type="float" office:value="6095126" calcext:value-type="float">
            <text:p>6095126</text:p>
          </table:table-cell>
          <table:table-cell table:formula="of:=[.A383]/1000/(60*60*24)" office:value-type="time" office:time-value="PT01H41M35.126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45.76" calcext:value-type="float">
            <text:p>845.76</text:p>
          </table:table-cell>
          <table:table-cell office:value-type="float" office:value="1003.96" calcext:value-type="float">
            <text:p>1003.96</text:p>
          </table:table-cell>
        </table:table-row>
        <table:table-row table:style-name="ro1">
          <table:table-cell office:value-type="float" office:value="6111126" calcext:value-type="float">
            <text:p>6111126</text:p>
          </table:table-cell>
          <table:table-cell table:formula="of:=[.A384]/1000/(60*60*24)" office:value-type="time" office:time-value="PT01H41M51.126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47.98" calcext:value-type="float">
            <text:p>847.98</text:p>
          </table:table-cell>
          <table:table-cell office:value-type="float" office:value="1006.55" calcext:value-type="float">
            <text:p>1006.55</text:p>
          </table:table-cell>
        </table:table-row>
        <table:table-row table:style-name="ro1">
          <table:table-cell office:value-type="float" office:value="6127126" calcext:value-type="float">
            <text:p>6127126</text:p>
          </table:table-cell>
          <table:table-cell table:formula="of:=[.A385]/1000/(60*60*24)" office:value-type="time" office:time-value="PT01H42M07.126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50.2" calcext:value-type="float">
            <text:p>850.2</text:p>
          </table:table-cell>
          <table:table-cell office:value-type="float" office:value="1009.14" calcext:value-type="float">
            <text:p>1009.14</text:p>
          </table:table-cell>
        </table:table-row>
        <table:table-row table:style-name="ro1">
          <table:table-cell office:value-type="float" office:value="6143126" calcext:value-type="float">
            <text:p>6143126</text:p>
          </table:table-cell>
          <table:table-cell table:formula="of:=[.A386]/1000/(60*60*24)" office:value-type="time" office:time-value="PT01H42M23.126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52.42" calcext:value-type="float">
            <text:p>852.42</text:p>
          </table:table-cell>
          <table:table-cell office:value-type="float" office:value="1011.73" calcext:value-type="float">
            <text:p>1011.73</text:p>
          </table:table-cell>
        </table:table-row>
        <table:table-row table:style-name="ro1">
          <table:table-cell office:value-type="float" office:value="6159126" calcext:value-type="float">
            <text:p>6159126</text:p>
          </table:table-cell>
          <table:table-cell table:formula="of:=[.A387]/1000/(60*60*24)" office:value-type="time" office:time-value="PT01H42M39.126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54.64" calcext:value-type="float">
            <text:p>854.64</text:p>
          </table:table-cell>
          <table:table-cell office:value-type="float" office:value="1014.31" calcext:value-type="float">
            <text:p>1014.31</text:p>
          </table:table-cell>
        </table:table-row>
        <table:table-row table:style-name="ro1">
          <table:table-cell office:value-type="float" office:value="6175126" calcext:value-type="float">
            <text:p>6175126</text:p>
          </table:table-cell>
          <table:table-cell table:formula="of:=[.A388]/1000/(60*60*24)" office:value-type="time" office:time-value="PT01H42M55.126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6.86" calcext:value-type="float">
            <text:p>856.86</text:p>
          </table:table-cell>
          <table:table-cell office:value-type="float" office:value="1016.9" calcext:value-type="float">
            <text:p>1016.9</text:p>
          </table:table-cell>
        </table:table-row>
        <table:table-row table:style-name="ro1">
          <table:table-cell office:value-type="float" office:value="6191126" calcext:value-type="float">
            <text:p>6191126</text:p>
          </table:table-cell>
          <table:table-cell table:formula="of:=[.A389]/1000/(60*60*24)" office:value-type="time" office:time-value="PT01H43M11.126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59.08" calcext:value-type="float">
            <text:p>859.08</text:p>
          </table:table-cell>
          <table:table-cell office:value-type="float" office:value="1019.49" calcext:value-type="float">
            <text:p>1019.49</text:p>
          </table:table-cell>
        </table:table-row>
        <table:table-row table:style-name="ro1">
          <table:table-cell office:value-type="float" office:value="6207126" calcext:value-type="float">
            <text:p>6207126</text:p>
          </table:table-cell>
          <table:table-cell table:formula="of:=[.A390]/1000/(60*60*24)" office:value-type="time" office:time-value="PT01H43M27.126S" calcext:value-type="time">
            <text:p>01:4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861.3" calcext:value-type="float">
            <text:p>861.3</text:p>
          </table:table-cell>
          <table:table-cell office:value-type="float" office:value="1022.08" calcext:value-type="float">
            <text:p>1022.08</text:p>
          </table:table-cell>
        </table:table-row>
        <table:table-row table:style-name="ro1">
          <table:table-cell office:value-type="float" office:value="6223126" calcext:value-type="float">
            <text:p>6223126</text:p>
          </table:table-cell>
          <table:table-cell table:formula="of:=[.A391]/1000/(60*60*24)" office:value-type="time" office:time-value="PT01H43M43.126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2" calcext:value-type="float">
            <text:p>584.42</text:p>
          </table:table-cell>
          <table:table-cell office:value-type="float" office:value="863.52" calcext:value-type="float">
            <text:p>863.52</text:p>
          </table:table-cell>
          <table:table-cell office:value-type="float" office:value="1024.66" calcext:value-type="float">
            <text:p>1024.66</text:p>
          </table:table-cell>
        </table:table-row>
        <table:table-row table:style-name="ro1">
          <table:table-cell office:value-type="float" office:value="6239127" calcext:value-type="float">
            <text:p>6239127</text:p>
          </table:table-cell>
          <table:table-cell table:formula="of:=[.A392]/1000/(60*60*24)" office:value-type="time" office:time-value="PT01H43M59.127S" calcext:value-type="time">
            <text:p>01:4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6" calcext:value-type="float">
            <text:p>580.66</text:p>
          </table:table-cell>
          <table:table-cell office:value-type="float" office:value="865.74" calcext:value-type="float">
            <text:p>865.74</text:p>
          </table:table-cell>
          <table:table-cell office:value-type="float" office:value="1027.25" calcext:value-type="float">
            <text:p>1027.25</text:p>
          </table:table-cell>
        </table:table-row>
        <table:table-row table:style-name="ro1">
          <table:table-cell office:value-type="float" office:value="6255126" calcext:value-type="float">
            <text:p>6255126</text:p>
          </table:table-cell>
          <table:table-cell table:formula="of:=[.A393]/1000/(60*60*24)" office:value-type="time" office:time-value="PT01H44M15.126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67.96" calcext:value-type="float">
            <text:p>867.96</text:p>
          </table:table-cell>
          <table:table-cell office:value-type="float" office:value="1029.84" calcext:value-type="float">
            <text:p>1029.84</text:p>
          </table:table-cell>
        </table:table-row>
        <table:table-row table:style-name="ro1">
          <table:table-cell office:value-type="float" office:value="6271126" calcext:value-type="float">
            <text:p>6271126</text:p>
          </table:table-cell>
          <table:table-cell table:formula="of:=[.A394]/1000/(60*60*24)" office:value-type="time" office:time-value="PT01H44M31.126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870.18" calcext:value-type="float">
            <text:p>870.18</text:p>
          </table:table-cell>
          <table:table-cell office:value-type="float" office:value="1032.43" calcext:value-type="float">
            <text:p>1032.43</text:p>
          </table:table-cell>
        </table:table-row>
        <table:table-row table:style-name="ro1">
          <table:table-cell office:value-type="float" office:value="6287127" calcext:value-type="float">
            <text:p>6287127</text:p>
          </table:table-cell>
          <table:table-cell table:formula="of:=[.A395]/1000/(60*60*24)" office:value-type="time" office:time-value="PT01H44M47.127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72.4" calcext:value-type="float">
            <text:p>872.4</text:p>
          </table:table-cell>
          <table:table-cell office:value-type="float" office:value="1035.01" calcext:value-type="float">
            <text:p>1035.01</text:p>
          </table:table-cell>
        </table:table-row>
        <table:table-row table:style-name="ro1">
          <table:table-cell office:value-type="float" office:value="6303127" calcext:value-type="float">
            <text:p>6303127</text:p>
          </table:table-cell>
          <table:table-cell table:formula="of:=[.A396]/1000/(60*60*24)" office:value-type="time" office:time-value="PT01H45M03.127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874.62" calcext:value-type="float">
            <text:p>874.62</text:p>
          </table:table-cell>
          <table:table-cell office:value-type="float" office:value="1037.6" calcext:value-type="float">
            <text:p>1037.6</text:p>
          </table:table-cell>
        </table:table-row>
        <table:table-row table:style-name="ro1">
          <table:table-cell office:value-type="float" office:value="6319126" calcext:value-type="float">
            <text:p>6319126</text:p>
          </table:table-cell>
          <table:table-cell table:formula="of:=[.A397]/1000/(60*60*24)" office:value-type="time" office:time-value="PT01H45M19.126S" calcext:value-type="time">
            <text:p>01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876.84" calcext:value-type="float">
            <text:p>876.84</text:p>
          </table:table-cell>
          <table:table-cell office:value-type="float" office:value="1040.19" calcext:value-type="float">
            <text:p>1040.19</text:p>
          </table:table-cell>
        </table:table-row>
        <table:table-row table:style-name="ro1">
          <table:table-cell office:value-type="float" office:value="6335126" calcext:value-type="float">
            <text:p>6335126</text:p>
          </table:table-cell>
          <table:table-cell table:formula="of:=[.A398]/1000/(60*60*24)" office:value-type="time" office:time-value="PT01H45M35.126S" calcext:value-type="time">
            <text:p>01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79.06" calcext:value-type="float">
            <text:p>879.06</text:p>
          </table:table-cell>
          <table:table-cell office:value-type="float" office:value="1042.77" calcext:value-type="float">
            <text:p>1042.77</text:p>
          </table:table-cell>
        </table:table-row>
        <table:table-row table:style-name="ro1">
          <table:table-cell office:value-type="float" office:value="6351126" calcext:value-type="float">
            <text:p>6351126</text:p>
          </table:table-cell>
          <table:table-cell table:formula="of:=[.A399]/1000/(60*60*24)" office:value-type="time" office:time-value="PT01H45M51.126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2" calcext:value-type="float">
            <text:p>582.52</text:p>
          </table:table-cell>
          <table:table-cell office:value-type="float" office:value="881.28" calcext:value-type="float">
            <text:p>881.28</text:p>
          </table:table-cell>
          <table:table-cell office:value-type="float" office:value="1045.36" calcext:value-type="float">
            <text:p>1045.36</text:p>
          </table:table-cell>
        </table:table-row>
        <table:table-row table:style-name="ro1">
          <table:table-cell office:value-type="float" office:value="6367127" calcext:value-type="float">
            <text:p>6367127</text:p>
          </table:table-cell>
          <table:table-cell table:formula="of:=[.A400]/1000/(60*60*24)" office:value-type="time" office:time-value="PT01H46M07.127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83.5" calcext:value-type="float">
            <text:p>883.5</text:p>
          </table:table-cell>
          <table:table-cell office:value-type="float" office:value="1047.95" calcext:value-type="float">
            <text:p>1047.95</text:p>
          </table:table-cell>
        </table:table-row>
        <table:table-row table:style-name="ro1">
          <table:table-cell office:value-type="float" office:value="6383126" calcext:value-type="float">
            <text:p>6383126</text:p>
          </table:table-cell>
          <table:table-cell table:formula="of:=[.A401]/1000/(60*60*24)" office:value-type="time" office:time-value="PT01H46M23.126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6" calcext:value-type="float">
            <text:p>582.66</text:p>
          </table:table-cell>
          <table:table-cell office:value-type="float" office:value="885.72" calcext:value-type="float">
            <text:p>885.72</text:p>
          </table:table-cell>
          <table:table-cell office:value-type="float" office:value="1050.54" calcext:value-type="float">
            <text:p>1050.54</text:p>
          </table:table-cell>
        </table:table-row>
        <table:table-row table:style-name="ro1">
          <table:table-cell office:value-type="float" office:value="6399126" calcext:value-type="float">
            <text:p>6399126</text:p>
          </table:table-cell>
          <table:table-cell table:formula="of:=[.A402]/1000/(60*60*24)" office:value-type="time" office:time-value="PT01H46M39.126S" calcext:value-type="time">
            <text:p>01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887.94" calcext:value-type="float">
            <text:p>887.94</text:p>
          </table:table-cell>
          <table:table-cell office:value-type="float" office:value="1053.12" calcext:value-type="float">
            <text:p>1053.12</text:p>
          </table:table-cell>
        </table:table-row>
        <table:table-row table:style-name="ro1">
          <table:table-cell office:value-type="float" office:value="6415126" calcext:value-type="float">
            <text:p>6415126</text:p>
          </table:table-cell>
          <table:table-cell table:formula="of:=[.A403]/1000/(60*60*24)" office:value-type="time" office:time-value="PT01H46M55.126S" calcext:value-type="time">
            <text:p>01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890.16" calcext:value-type="float">
            <text:p>890.16</text:p>
          </table:table-cell>
          <table:table-cell office:value-type="float" office:value="1055.71" calcext:value-type="float">
            <text:p>1055.71</text:p>
          </table:table-cell>
        </table:table-row>
        <table:table-row table:style-name="ro1">
          <table:table-cell office:value-type="float" office:value="6431127" calcext:value-type="float">
            <text:p>6431127</text:p>
          </table:table-cell>
          <table:table-cell table:formula="of:=[.A404]/1000/(60*60*24)" office:value-type="time" office:time-value="PT01H47M11.127S" calcext:value-type="time">
            <text:p>01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892.38" calcext:value-type="float">
            <text:p>892.38</text:p>
          </table:table-cell>
          <table:table-cell office:value-type="float" office:value="1058.29" calcext:value-type="float">
            <text:p>1058.29</text:p>
          </table:table-cell>
        </table:table-row>
        <table:table-row table:style-name="ro1">
          <table:table-cell office:value-type="float" office:value="6447126" calcext:value-type="float">
            <text:p>6447126</text:p>
          </table:table-cell>
          <table:table-cell table:formula="of:=[.A405]/1000/(60*60*24)" office:value-type="time" office:time-value="PT01H47M27.126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894.6" calcext:value-type="float">
            <text:p>894.6</text:p>
          </table:table-cell>
          <table:table-cell office:value-type="float" office:value="1060.88" calcext:value-type="float">
            <text:p>1060.88</text:p>
          </table:table-cell>
        </table:table-row>
        <table:table-row table:style-name="ro1">
          <table:table-cell office:value-type="float" office:value="6463126" calcext:value-type="float">
            <text:p>6463126</text:p>
          </table:table-cell>
          <table:table-cell table:formula="of:=[.A406]/1000/(60*60*24)" office:value-type="time" office:time-value="PT01H47M43.126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896.82" calcext:value-type="float">
            <text:p>896.82</text:p>
          </table:table-cell>
          <table:table-cell office:value-type="float" office:value="1063.46" calcext:value-type="float">
            <text:p>1063.46</text:p>
          </table:table-cell>
        </table:table-row>
        <table:table-row table:style-name="ro1">
          <table:table-cell office:value-type="float" office:value="6479126" calcext:value-type="float">
            <text:p>6479126</text:p>
          </table:table-cell>
          <table:table-cell table:formula="of:=[.A407]/1000/(60*60*24)" office:value-type="time" office:time-value="PT01H47M59.126S" calcext:value-type="time">
            <text:p>01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899.04" calcext:value-type="float">
            <text:p>899.04</text:p>
          </table:table-cell>
          <table:table-cell office:value-type="float" office:value="1066.05" calcext:value-type="float">
            <text:p>1066.05</text:p>
          </table:table-cell>
        </table:table-row>
        <table:table-row table:style-name="ro1">
          <table:table-cell office:value-type="float" office:value="6495126" calcext:value-type="float">
            <text:p>6495126</text:p>
          </table:table-cell>
          <table:table-cell table:formula="of:=[.A408]/1000/(60*60*24)" office:value-type="time" office:time-value="PT01H48M15.126S" calcext:value-type="time">
            <text:p>01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901.26" calcext:value-type="float">
            <text:p>901.26</text:p>
          </table:table-cell>
          <table:table-cell office:value-type="float" office:value="1068.63" calcext:value-type="float">
            <text:p>1068.63</text:p>
          </table:table-cell>
        </table:table-row>
        <table:table-row table:style-name="ro1">
          <table:table-cell office:value-type="float" office:value="6511126" calcext:value-type="float">
            <text:p>6511126</text:p>
          </table:table-cell>
          <table:table-cell table:formula="of:=[.A409]/1000/(60*60*24)" office:value-type="time" office:time-value="PT01H48M31.126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2" calcext:value-type="float">
            <text:p>582.2</text:p>
          </table:table-cell>
          <table:table-cell office:value-type="float" office:value="903.48" calcext:value-type="float">
            <text:p>903.48</text:p>
          </table:table-cell>
          <table:table-cell office:value-type="float" office:value="1071.22" calcext:value-type="float">
            <text:p>1071.22</text:p>
          </table:table-cell>
        </table:table-row>
        <table:table-row table:style-name="ro1">
          <table:table-cell office:value-type="float" office:value="6527126" calcext:value-type="float">
            <text:p>6527126</text:p>
          </table:table-cell>
          <table:table-cell table:formula="of:=[.A410]/1000/(60*60*24)" office:value-type="time" office:time-value="PT01H48M47.126S" calcext:value-type="time">
            <text:p>01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05.7" calcext:value-type="float">
            <text:p>905.7</text:p>
          </table:table-cell>
          <table:table-cell office:value-type="float" office:value="1073.8" calcext:value-type="float">
            <text:p>1073.8</text:p>
          </table:table-cell>
        </table:table-row>
        <table:table-row table:style-name="ro1">
          <table:table-cell office:value-type="float" office:value="6543127" calcext:value-type="float">
            <text:p>6543127</text:p>
          </table:table-cell>
          <table:table-cell table:formula="of:=[.A411]/1000/(60*60*24)" office:value-type="time" office:time-value="PT01H49M03.127S" calcext:value-type="time">
            <text:p>01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907.92" calcext:value-type="float">
            <text:p>907.92</text:p>
          </table:table-cell>
          <table:table-cell office:value-type="float" office:value="1076.38" calcext:value-type="float">
            <text:p>1076.38</text:p>
          </table:table-cell>
        </table:table-row>
        <table:table-row table:style-name="ro1">
          <table:table-cell office:value-type="float" office:value="6559126" calcext:value-type="float">
            <text:p>6559126</text:p>
          </table:table-cell>
          <table:table-cell table:formula="of:=[.A412]/1000/(60*60*24)" office:value-type="time" office:time-value="PT01H49M19.126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10.14" calcext:value-type="float">
            <text:p>910.14</text:p>
          </table:table-cell>
          <table:table-cell office:value-type="float" office:value="1078.97" calcext:value-type="float">
            <text:p>1078.97</text:p>
          </table:table-cell>
        </table:table-row>
        <table:table-row table:style-name="ro1">
          <table:table-cell office:value-type="float" office:value="6575126" calcext:value-type="float">
            <text:p>6575126</text:p>
          </table:table-cell>
          <table:table-cell table:formula="of:=[.A413]/1000/(60*60*24)" office:value-type="time" office:time-value="PT01H49M35.126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12.36" calcext:value-type="float">
            <text:p>912.36</text:p>
          </table:table-cell>
          <table:table-cell office:value-type="float" office:value="1081.56" calcext:value-type="float">
            <text:p>1081.56</text:p>
          </table:table-cell>
        </table:table-row>
        <table:table-row table:style-name="ro1">
          <table:table-cell office:value-type="float" office:value="6591126" calcext:value-type="float">
            <text:p>6591126</text:p>
          </table:table-cell>
          <table:table-cell table:formula="of:=[.A414]/1000/(60*60*24)" office:value-type="time" office:time-value="PT01H49M51.126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914.58" calcext:value-type="float">
            <text:p>914.58</text:p>
          </table:table-cell>
          <table:table-cell office:value-type="float" office:value="1084.14" calcext:value-type="float">
            <text:p>1084.14</text:p>
          </table:table-cell>
        </table:table-row>
        <table:table-row table:style-name="ro1">
          <table:table-cell office:value-type="float" office:value="6607126" calcext:value-type="float">
            <text:p>6607126</text:p>
          </table:table-cell>
          <table:table-cell table:formula="of:=[.A415]/1000/(60*60*24)" office:value-type="time" office:time-value="PT01H50M07.126S" calcext:value-type="time">
            <text:p>01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916.8" calcext:value-type="float">
            <text:p>916.8</text:p>
          </table:table-cell>
          <table:table-cell office:value-type="float" office:value="1086.73" calcext:value-type="float">
            <text:p>1086.73</text:p>
          </table:table-cell>
        </table:table-row>
        <table:table-row table:style-name="ro1">
          <table:table-cell office:value-type="float" office:value="6623126" calcext:value-type="float">
            <text:p>6623126</text:p>
          </table:table-cell>
          <table:table-cell table:formula="of:=[.A416]/1000/(60*60*24)" office:value-type="time" office:time-value="PT01H50M23.126S" calcext:value-type="time">
            <text:p>01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19.02" calcext:value-type="float">
            <text:p>919.02</text:p>
          </table:table-cell>
          <table:table-cell office:value-type="float" office:value="1089.31" calcext:value-type="float">
            <text:p>1089.31</text:p>
          </table:table-cell>
        </table:table-row>
        <table:table-row table:style-name="ro1">
          <table:table-cell office:value-type="float" office:value="6639126" calcext:value-type="float">
            <text:p>6639126</text:p>
          </table:table-cell>
          <table:table-cell table:formula="of:=[.A417]/1000/(60*60*24)" office:value-type="time" office:time-value="PT01H50M39.126S" calcext:value-type="time">
            <text:p>01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21.24" calcext:value-type="float">
            <text:p>921.24</text:p>
          </table:table-cell>
          <table:table-cell office:value-type="float" office:value="1091.9" calcext:value-type="float">
            <text:p>1091.9</text:p>
          </table:table-cell>
        </table:table-row>
        <table:table-row table:style-name="ro1">
          <table:table-cell office:value-type="float" office:value="6655126" calcext:value-type="float">
            <text:p>6655126</text:p>
          </table:table-cell>
          <table:table-cell table:formula="of:=[.A418]/1000/(60*60*24)" office:value-type="time" office:time-value="PT01H50M55.126S" calcext:value-type="time">
            <text:p>01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23.46" calcext:value-type="float">
            <text:p>923.46</text:p>
          </table:table-cell>
          <table:table-cell office:value-type="float" office:value="1094.48" calcext:value-type="float">
            <text:p>1094.48</text:p>
          </table:table-cell>
        </table:table-row>
        <table:table-row table:style-name="ro1">
          <table:table-cell office:value-type="float" office:value="6671127" calcext:value-type="float">
            <text:p>6671127</text:p>
          </table:table-cell>
          <table:table-cell table:formula="of:=[.A419]/1000/(60*60*24)" office:value-type="time" office:time-value="PT01H51M11.127S" calcext:value-type="time">
            <text:p>01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25.68" calcext:value-type="float">
            <text:p>925.68</text:p>
          </table:table-cell>
          <table:table-cell office:value-type="float" office:value="1097.07" calcext:value-type="float">
            <text:p>1097.07</text:p>
          </table:table-cell>
        </table:table-row>
        <table:table-row table:style-name="ro1">
          <table:table-cell office:value-type="float" office:value="6687126" calcext:value-type="float">
            <text:p>6687126</text:p>
          </table:table-cell>
          <table:table-cell table:formula="of:=[.A420]/1000/(60*60*24)" office:value-type="time" office:time-value="PT01H51M27.126S" calcext:value-type="time">
            <text:p>01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927.9" calcext:value-type="float">
            <text:p>927.9</text:p>
          </table:table-cell>
          <table:table-cell office:value-type="float" office:value="1099.65" calcext:value-type="float">
            <text:p>1099.65</text:p>
          </table:table-cell>
        </table:table-row>
        <table:table-row table:style-name="ro1">
          <table:table-cell office:value-type="float" office:value="6703126" calcext:value-type="float">
            <text:p>6703126</text:p>
          </table:table-cell>
          <table:table-cell table:formula="of:=[.A421]/1000/(60*60*24)" office:value-type="time" office:time-value="PT01H51M43.126S" calcext:value-type="time">
            <text:p>01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30.12" calcext:value-type="float">
            <text:p>930.12</text:p>
          </table:table-cell>
          <table:table-cell office:value-type="float" office:value="1102.23" calcext:value-type="float">
            <text:p>1102.23</text:p>
          </table:table-cell>
        </table:table-row>
        <table:table-row table:style-name="ro1">
          <table:table-cell office:value-type="float" office:value="6719126" calcext:value-type="float">
            <text:p>6719126</text:p>
          </table:table-cell>
          <table:table-cell table:formula="of:=[.A422]/1000/(60*60*24)" office:value-type="time" office:time-value="PT01H51M59.126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32.34" calcext:value-type="float">
            <text:p>932.34</text:p>
          </table:table-cell>
          <table:table-cell office:value-type="float" office:value="1104.82" calcext:value-type="float">
            <text:p>1104.82</text:p>
          </table:table-cell>
        </table:table-row>
        <table:table-row table:style-name="ro1">
          <table:table-cell office:value-type="float" office:value="6735126" calcext:value-type="float">
            <text:p>6735126</text:p>
          </table:table-cell>
          <table:table-cell table:formula="of:=[.A423]/1000/(60*60*24)" office:value-type="time" office:time-value="PT01H52M15.126S" calcext:value-type="time">
            <text:p>01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3" calcext:value-type="float">
            <text:p>580.43</text:p>
          </table:table-cell>
          <table:table-cell office:value-type="float" office:value="934.56" calcext:value-type="float">
            <text:p>934.56</text:p>
          </table:table-cell>
          <table:table-cell office:value-type="float" office:value="1107.4" calcext:value-type="float">
            <text:p>1107.4</text:p>
          </table:table-cell>
        </table:table-row>
        <table:table-row table:style-name="ro1">
          <table:table-cell office:value-type="float" office:value="6751127" calcext:value-type="float">
            <text:p>6751127</text:p>
          </table:table-cell>
          <table:table-cell table:formula="of:=[.A424]/1000/(60*60*24)" office:value-type="time" office:time-value="PT01H52M31.127S" calcext:value-type="time">
            <text:p>01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36.78" calcext:value-type="float">
            <text:p>936.78</text:p>
          </table:table-cell>
          <table:table-cell office:value-type="float" office:value="1109.98" calcext:value-type="float">
            <text:p>1109.98</text:p>
          </table:table-cell>
        </table:table-row>
        <table:table-row table:style-name="ro1">
          <table:table-cell office:value-type="float" office:value="6767127" calcext:value-type="float">
            <text:p>6767127</text:p>
          </table:table-cell>
          <table:table-cell table:formula="of:=[.A425]/1000/(60*60*24)" office:value-type="time" office:time-value="PT01H52M47.127S" calcext:value-type="time">
            <text:p>01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7" calcext:value-type="float">
            <text:p>580.67</text:p>
          </table:table-cell>
          <table:table-cell office:value-type="float" office:value="939" calcext:value-type="float">
            <text:p>939</text:p>
          </table:table-cell>
          <table:table-cell office:value-type="float" office:value="1112.57" calcext:value-type="float">
            <text:p>1112.57</text:p>
          </table:table-cell>
        </table:table-row>
        <table:table-row table:style-name="ro1">
          <table:table-cell office:value-type="float" office:value="6783126" calcext:value-type="float">
            <text:p>6783126</text:p>
          </table:table-cell>
          <table:table-cell table:formula="of:=[.A426]/1000/(60*60*24)" office:value-type="time" office:time-value="PT01H53M03.126S" calcext:value-type="time">
            <text:p>01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41.22" calcext:value-type="float">
            <text:p>941.22</text:p>
          </table:table-cell>
          <table:table-cell office:value-type="float" office:value="1115.15" calcext:value-type="float">
            <text:p>1115.15</text:p>
          </table:table-cell>
        </table:table-row>
        <table:table-row table:style-name="ro1">
          <table:table-cell office:value-type="float" office:value="6799127" calcext:value-type="float">
            <text:p>6799127</text:p>
          </table:table-cell>
          <table:table-cell table:formula="of:=[.A427]/1000/(60*60*24)" office:value-type="time" office:time-value="PT01H53M19.127S" calcext:value-type="time">
            <text:p>01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943.44" calcext:value-type="float">
            <text:p>943.44</text:p>
          </table:table-cell>
          <table:table-cell office:value-type="float" office:value="1117.73" calcext:value-type="float">
            <text:p>1117.73</text:p>
          </table:table-cell>
        </table:table-row>
        <table:table-row table:style-name="ro1">
          <table:table-cell office:value-type="float" office:value="6815126" calcext:value-type="float">
            <text:p>6815126</text:p>
          </table:table-cell>
          <table:table-cell table:formula="of:=[.A428]/1000/(60*60*24)" office:value-type="time" office:time-value="PT01H53M35.126S" calcext:value-type="time">
            <text:p>01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45.66" calcext:value-type="float">
            <text:p>945.66</text:p>
          </table:table-cell>
          <table:table-cell office:value-type="float" office:value="1120.31" calcext:value-type="float">
            <text:p>1120.31</text:p>
          </table:table-cell>
        </table:table-row>
        <table:table-row table:style-name="ro1">
          <table:table-cell office:value-type="float" office:value="6831126" calcext:value-type="float">
            <text:p>6831126</text:p>
          </table:table-cell>
          <table:table-cell table:formula="of:=[.A429]/1000/(60*60*24)" office:value-type="time" office:time-value="PT01H53M51.126S" calcext:value-type="time">
            <text:p>01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47.88" calcext:value-type="float">
            <text:p>947.88</text:p>
          </table:table-cell>
          <table:table-cell office:value-type="float" office:value="1122.89" calcext:value-type="float">
            <text:p>1122.89</text:p>
          </table:table-cell>
        </table:table-row>
        <table:table-row table:style-name="ro1">
          <table:table-cell office:value-type="float" office:value="6847126" calcext:value-type="float">
            <text:p>6847126</text:p>
          </table:table-cell>
          <table:table-cell table:formula="of:=[.A430]/1000/(60*60*24)" office:value-type="time" office:time-value="PT01H54M07.126S" calcext:value-type="time">
            <text:p>01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950.1" calcext:value-type="float">
            <text:p>950.1</text:p>
          </table:table-cell>
          <table:table-cell office:value-type="float" office:value="1125.47" calcext:value-type="float">
            <text:p>1125.47</text:p>
          </table:table-cell>
        </table:table-row>
        <table:table-row table:style-name="ro1">
          <table:table-cell office:value-type="float" office:value="6863126" calcext:value-type="float">
            <text:p>6863126</text:p>
          </table:table-cell>
          <table:table-cell table:formula="of:=[.A431]/1000/(60*60*24)" office:value-type="time" office:time-value="PT01H54M23.126S" calcext:value-type="time">
            <text:p>01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52.32" calcext:value-type="float">
            <text:p>952.32</text:p>
          </table:table-cell>
          <table:table-cell office:value-type="float" office:value="1128.06" calcext:value-type="float">
            <text:p>1128.06</text:p>
          </table:table-cell>
        </table:table-row>
        <table:table-row table:style-name="ro1">
          <table:table-cell office:value-type="float" office:value="6879127" calcext:value-type="float">
            <text:p>6879127</text:p>
          </table:table-cell>
          <table:table-cell table:formula="of:=[.A432]/1000/(60*60*24)" office:value-type="time" office:time-value="PT01H54M39.127S" calcext:value-type="time">
            <text:p>01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54.54" calcext:value-type="float">
            <text:p>954.54</text:p>
          </table:table-cell>
          <table:table-cell office:value-type="float" office:value="1130.64" calcext:value-type="float">
            <text:p>1130.64</text:p>
          </table:table-cell>
        </table:table-row>
        <table:table-row table:style-name="ro1">
          <table:table-cell office:value-type="float" office:value="6895126" calcext:value-type="float">
            <text:p>6895126</text:p>
          </table:table-cell>
          <table:table-cell table:formula="of:=[.A433]/1000/(60*60*24)" office:value-type="time" office:time-value="PT01H54M55.126S" calcext:value-type="time">
            <text:p>01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956.76" calcext:value-type="float">
            <text:p>956.76</text:p>
          </table:table-cell>
          <table:table-cell office:value-type="float" office:value="1133.22" calcext:value-type="float">
            <text:p>1133.22</text:p>
          </table:table-cell>
        </table:table-row>
        <table:table-row table:style-name="ro1">
          <table:table-cell office:value-type="float" office:value="6911126" calcext:value-type="float">
            <text:p>6911126</text:p>
          </table:table-cell>
          <table:table-cell table:formula="of:=[.A434]/1000/(60*60*24)" office:value-type="time" office:time-value="PT01H55M11.126S" calcext:value-type="time">
            <text:p>01:5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58.98" calcext:value-type="float">
            <text:p>958.98</text:p>
          </table:table-cell>
          <table:table-cell office:value-type="float" office:value="1135.8" calcext:value-type="float">
            <text:p>1135.8</text:p>
          </table:table-cell>
        </table:table-row>
        <table:table-row table:style-name="ro1">
          <table:table-cell office:value-type="float" office:value="6927126" calcext:value-type="float">
            <text:p>6927126</text:p>
          </table:table-cell>
          <table:table-cell table:formula="of:=[.A435]/1000/(60*60*24)" office:value-type="time" office:time-value="PT01H55M27.126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961.2" calcext:value-type="float">
            <text:p>961.2</text:p>
          </table:table-cell>
          <table:table-cell office:value-type="float" office:value="1138.38" calcext:value-type="float">
            <text:p>1138.38</text:p>
          </table:table-cell>
        </table:table-row>
        <table:table-row table:style-name="ro1">
          <table:table-cell office:value-type="float" office:value="6943126" calcext:value-type="float">
            <text:p>6943126</text:p>
          </table:table-cell>
          <table:table-cell table:formula="of:=[.A436]/1000/(60*60*24)" office:value-type="time" office:time-value="PT01H55M43.126S" calcext:value-type="time">
            <text:p>01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63.42" calcext:value-type="float">
            <text:p>963.42</text:p>
          </table:table-cell>
          <table:table-cell office:value-type="float" office:value="1140.96" calcext:value-type="float">
            <text:p>1140.96</text:p>
          </table:table-cell>
        </table:table-row>
        <table:table-row table:style-name="ro1">
          <table:table-cell office:value-type="float" office:value="6959126" calcext:value-type="float">
            <text:p>6959126</text:p>
          </table:table-cell>
          <table:table-cell table:formula="of:=[.A437]/1000/(60*60*24)" office:value-type="time" office:time-value="PT01H55M59.126S" calcext:value-type="time">
            <text:p>01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965.64" calcext:value-type="float">
            <text:p>965.64</text:p>
          </table:table-cell>
          <table:table-cell office:value-type="float" office:value="1143.54" calcext:value-type="float">
            <text:p>1143.54</text:p>
          </table:table-cell>
        </table:table-row>
        <table:table-row table:style-name="ro1">
          <table:table-cell office:value-type="float" office:value="6975126" calcext:value-type="float">
            <text:p>6975126</text:p>
          </table:table-cell>
          <table:table-cell table:formula="of:=[.A438]/1000/(60*60*24)" office:value-type="time" office:time-value="PT01H56M15.126S" calcext:value-type="time">
            <text:p>01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67.86" calcext:value-type="float">
            <text:p>967.86</text:p>
          </table:table-cell>
          <table:table-cell office:value-type="float" office:value="1146.12" calcext:value-type="float">
            <text:p>1146.12</text:p>
          </table:table-cell>
        </table:table-row>
        <table:table-row table:style-name="ro1">
          <table:table-cell office:value-type="float" office:value="6991126" calcext:value-type="float">
            <text:p>6991126</text:p>
          </table:table-cell>
          <table:table-cell table:formula="of:=[.A439]/1000/(60*60*24)" office:value-type="time" office:time-value="PT01H56M31.126S" calcext:value-type="time">
            <text:p>01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970.08" calcext:value-type="float">
            <text:p>970.08</text:p>
          </table:table-cell>
          <table:table-cell office:value-type="float" office:value="1148.71" calcext:value-type="float">
            <text:p>1148.71</text:p>
          </table:table-cell>
        </table:table-row>
        <table:table-row table:style-name="ro1">
          <table:table-cell office:value-type="float" office:value="7007127" calcext:value-type="float">
            <text:p>7007127</text:p>
          </table:table-cell>
          <table:table-cell table:formula="of:=[.A440]/1000/(60*60*24)" office:value-type="time" office:time-value="PT01H56M47.127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972.3" calcext:value-type="float">
            <text:p>972.3</text:p>
          </table:table-cell>
          <table:table-cell office:value-type="float" office:value="1151.29" calcext:value-type="float">
            <text:p>1151.29</text:p>
          </table:table-cell>
        </table:table-row>
        <table:table-row table:style-name="ro1">
          <table:table-cell office:value-type="float" office:value="7023126" calcext:value-type="float">
            <text:p>7023126</text:p>
          </table:table-cell>
          <table:table-cell table:formula="of:=[.A441]/1000/(60*60*24)" office:value-type="time" office:time-value="PT01H57M03.126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74.52" calcext:value-type="float">
            <text:p>974.52</text:p>
          </table:table-cell>
          <table:table-cell office:value-type="float" office:value="1153.87" calcext:value-type="float">
            <text:p>1153.87</text:p>
          </table:table-cell>
        </table:table-row>
        <table:table-row table:style-name="ro1">
          <table:table-cell office:value-type="float" office:value="7039126" calcext:value-type="float">
            <text:p>7039126</text:p>
          </table:table-cell>
          <table:table-cell table:formula="of:=[.A442]/1000/(60*60*24)" office:value-type="time" office:time-value="PT01H57M19.126S" calcext:value-type="time">
            <text:p>01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976.74" calcext:value-type="float">
            <text:p>976.74</text:p>
          </table:table-cell>
          <table:table-cell office:value-type="float" office:value="1156.45" calcext:value-type="float">
            <text:p>1156.45</text:p>
          </table:table-cell>
        </table:table-row>
        <table:table-row table:style-name="ro1">
          <table:table-cell office:value-type="float" office:value="7055127" calcext:value-type="float">
            <text:p>7055127</text:p>
          </table:table-cell>
          <table:table-cell table:formula="of:=[.A443]/1000/(60*60*24)" office:value-type="time" office:time-value="PT01H57M35.127S" calcext:value-type="time">
            <text:p>01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978.96" calcext:value-type="float">
            <text:p>978.96</text:p>
          </table:table-cell>
          <table:table-cell office:value-type="float" office:value="1159.03" calcext:value-type="float">
            <text:p>1159.03</text:p>
          </table:table-cell>
        </table:table-row>
        <table:table-row table:style-name="ro1">
          <table:table-cell office:value-type="float" office:value="7071127" calcext:value-type="float">
            <text:p>7071127</text:p>
          </table:table-cell>
          <table:table-cell table:formula="of:=[.A444]/1000/(60*60*24)" office:value-type="time" office:time-value="PT01H57M51.127S" calcext:value-type="time">
            <text:p>01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981.18" calcext:value-type="float">
            <text:p>981.18</text:p>
          </table:table-cell>
          <table:table-cell office:value-type="float" office:value="1161.61" calcext:value-type="float">
            <text:p>1161.61</text:p>
          </table:table-cell>
        </table:table-row>
        <table:table-row table:style-name="ro1">
          <table:table-cell office:value-type="float" office:value="7087126" calcext:value-type="float">
            <text:p>7087126</text:p>
          </table:table-cell>
          <table:table-cell table:formula="of:=[.A445]/1000/(60*60*24)" office:value-type="time" office:time-value="PT01H58M07.126S" calcext:value-type="time">
            <text:p>01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983.4" calcext:value-type="float">
            <text:p>983.4</text:p>
          </table:table-cell>
          <table:table-cell office:value-type="float" office:value="1164.19" calcext:value-type="float">
            <text:p>1164.19</text:p>
          </table:table-cell>
        </table:table-row>
        <table:table-row table:style-name="ro1">
          <table:table-cell office:value-type="float" office:value="7103126" calcext:value-type="float">
            <text:p>7103126</text:p>
          </table:table-cell>
          <table:table-cell table:formula="of:=[.A446]/1000/(60*60*24)" office:value-type="time" office:time-value="PT01H58M23.126S" calcext:value-type="time">
            <text:p>01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0.88" calcext:value-type="float">
            <text:p>580.88</text:p>
          </table:table-cell>
          <table:table-cell office:value-type="float" office:value="985.62" calcext:value-type="float">
            <text:p>985.62</text:p>
          </table:table-cell>
          <table:table-cell office:value-type="float" office:value="1166.77" calcext:value-type="float">
            <text:p>1166.77</text:p>
          </table:table-cell>
        </table:table-row>
        <table:table-row table:style-name="ro1">
          <table:table-cell office:value-type="float" office:value="7119126" calcext:value-type="float">
            <text:p>7119126</text:p>
          </table:table-cell>
          <table:table-cell table:formula="of:=[.A447]/1000/(60*60*24)" office:value-type="time" office:time-value="PT01H58M39.126S" calcext:value-type="time">
            <text:p>01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987.84" calcext:value-type="float">
            <text:p>987.84</text:p>
          </table:table-cell>
          <table:table-cell office:value-type="float" office:value="1169.35" calcext:value-type="float">
            <text:p>1169.35</text:p>
          </table:table-cell>
        </table:table-row>
        <table:table-row table:style-name="ro1">
          <table:table-cell office:value-type="float" office:value="7135127" calcext:value-type="float">
            <text:p>7135127</text:p>
          </table:table-cell>
          <table:table-cell table:formula="of:=[.A448]/1000/(60*60*24)" office:value-type="time" office:time-value="PT01H58M55.127S" calcext:value-type="time">
            <text:p>01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990.06" calcext:value-type="float">
            <text:p>990.06</text:p>
          </table:table-cell>
          <table:table-cell office:value-type="float" office:value="1171.93" calcext:value-type="float">
            <text:p>1171.93</text:p>
          </table:table-cell>
        </table:table-row>
        <table:table-row table:style-name="ro1">
          <table:table-cell office:value-type="float" office:value="7151126" calcext:value-type="float">
            <text:p>7151126</text:p>
          </table:table-cell>
          <table:table-cell table:formula="of:=[.A449]/1000/(60*60*24)" office:value-type="time" office:time-value="PT01H59M11.126S" calcext:value-type="time">
            <text:p>01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0.64" calcext:value-type="float">
            <text:p>580.64</text:p>
          </table:table-cell>
          <table:table-cell office:value-type="float" office:value="992.28" calcext:value-type="float">
            <text:p>992.28</text:p>
          </table:table-cell>
          <table:table-cell office:value-type="float" office:value="1174.51" calcext:value-type="float">
            <text:p>1174.51</text:p>
          </table:table-cell>
        </table:table-row>
        <table:table-row table:style-name="ro1">
          <table:table-cell office:value-type="float" office:value="7167126" calcext:value-type="float">
            <text:p>7167126</text:p>
          </table:table-cell>
          <table:table-cell table:formula="of:=[.A450]/1000/(60*60*24)" office:value-type="time" office:time-value="PT01H59M27.126S" calcext:value-type="time">
            <text:p>01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80.75" calcext:value-type="float">
            <text:p>580.75</text:p>
          </table:table-cell>
          <table:table-cell office:value-type="float" office:value="994.5" calcext:value-type="float">
            <text:p>994.5</text:p>
          </table:table-cell>
          <table:table-cell office:value-type="float" office:value="1177.09" calcext:value-type="float">
            <text:p>1177.09</text:p>
          </table:table-cell>
        </table:table-row>
        <table:table-row table:style-name="ro1">
          <table:table-cell office:value-type="float" office:value="7183126" calcext:value-type="float">
            <text:p>7183126</text:p>
          </table:table-cell>
          <table:table-cell table:formula="of:=[.A451]/1000/(60*60*24)" office:value-type="time" office:time-value="PT01H59M43.126S" calcext:value-type="time">
            <text:p>01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996.72" calcext:value-type="float">
            <text:p>996.72</text:p>
          </table:table-cell>
          <table:table-cell office:value-type="float" office:value="1179.67" calcext:value-type="float">
            <text:p>1179.67</text:p>
          </table:table-cell>
        </table:table-row>
        <table:table-row table:style-name="ro1">
          <table:table-cell office:value-type="float" office:value="7199126" calcext:value-type="float">
            <text:p>7199126</text:p>
          </table:table-cell>
          <table:table-cell table:formula="of:=[.A452]/1000/(60*60*24)" office:value-type="time" office:time-value="PT01H59M59.126S" calcext:value-type="time">
            <text:p>01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998.94" calcext:value-type="float">
            <text:p>998.94</text:p>
          </table:table-cell>
          <table:table-cell office:value-type="float" office:value="1182.24" calcext:value-type="float">
            <text:p>1182.24</text:p>
          </table:table-cell>
        </table:table-row>
        <table:table-row table:style-name="ro1">
          <table:table-cell office:value-type="float" office:value="7215127" calcext:value-type="float">
            <text:p>7215127</text:p>
          </table:table-cell>
          <table:table-cell table:formula="of:=[.A453]/1000/(60*60*24)" office:value-type="time" office:time-value="PT02H00M15.127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01.16" calcext:value-type="float">
            <text:p>1001.16</text:p>
          </table:table-cell>
          <table:table-cell office:value-type="float" office:value="1184.82" calcext:value-type="float">
            <text:p>1184.82</text:p>
          </table:table-cell>
        </table:table-row>
        <table:table-row table:style-name="ro1">
          <table:table-cell office:value-type="float" office:value="7231126" calcext:value-type="float">
            <text:p>7231126</text:p>
          </table:table-cell>
          <table:table-cell table:formula="of:=[.A454]/1000/(60*60*24)" office:value-type="time" office:time-value="PT02H00M31.126S" calcext:value-type="time">
            <text:p>02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003.38" calcext:value-type="float">
            <text:p>1003.38</text:p>
          </table:table-cell>
          <table:table-cell office:value-type="float" office:value="1187.4" calcext:value-type="float">
            <text:p>1187.4</text:p>
          </table:table-cell>
        </table:table-row>
        <table:table-row table:style-name="ro1">
          <table:table-cell office:value-type="float" office:value="7247126" calcext:value-type="float">
            <text:p>7247126</text:p>
          </table:table-cell>
          <table:table-cell table:formula="of:=[.A455]/1000/(60*60*24)" office:value-type="time" office:time-value="PT02H00M47.126S" calcext:value-type="time">
            <text:p>02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05.6" calcext:value-type="float">
            <text:p>1005.6</text:p>
          </table:table-cell>
          <table:table-cell office:value-type="float" office:value="1189.98" calcext:value-type="float">
            <text:p>1189.98</text:p>
          </table:table-cell>
        </table:table-row>
        <table:table-row table:style-name="ro1">
          <table:table-cell office:value-type="float" office:value="7263126" calcext:value-type="float">
            <text:p>7263126</text:p>
          </table:table-cell>
          <table:table-cell table:formula="of:=[.A456]/1000/(60*60*24)" office:value-type="time" office:time-value="PT02H01M03.126S" calcext:value-type="time">
            <text:p>02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007.82" calcext:value-type="float">
            <text:p>1007.82</text:p>
          </table:table-cell>
          <table:table-cell office:value-type="float" office:value="1192.56" calcext:value-type="float">
            <text:p>1192.56</text:p>
          </table:table-cell>
        </table:table-row>
        <table:table-row table:style-name="ro1">
          <table:table-cell office:value-type="float" office:value="7279127" calcext:value-type="float">
            <text:p>7279127</text:p>
          </table:table-cell>
          <table:table-cell table:formula="of:=[.A457]/1000/(60*60*24)" office:value-type="time" office:time-value="PT02H01M19.127S" calcext:value-type="time">
            <text:p>02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10.04" calcext:value-type="float">
            <text:p>1010.04</text:p>
          </table:table-cell>
          <table:table-cell office:value-type="float" office:value="1195.14" calcext:value-type="float">
            <text:p>1195.14</text:p>
          </table:table-cell>
        </table:table-row>
        <table:table-row table:style-name="ro1">
          <table:table-cell office:value-type="float" office:value="7295126" calcext:value-type="float">
            <text:p>7295126</text:p>
          </table:table-cell>
          <table:table-cell table:formula="of:=[.A458]/1000/(60*60*24)" office:value-type="time" office:time-value="PT02H01M35.126S" calcext:value-type="time">
            <text:p>02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2" calcext:value-type="float">
            <text:p>580.52</text:p>
          </table:table-cell>
          <table:table-cell office:value-type="float" office:value="1012.26" calcext:value-type="float">
            <text:p>1012.26</text:p>
          </table:table-cell>
          <table:table-cell office:value-type="float" office:value="1197.71" calcext:value-type="float">
            <text:p>1197.71</text:p>
          </table:table-cell>
        </table:table-row>
        <table:table-row table:style-name="ro1">
          <table:table-cell office:value-type="float" office:value="7311126" calcext:value-type="float">
            <text:p>7311126</text:p>
          </table:table-cell>
          <table:table-cell table:formula="of:=[.A459]/1000/(60*60*24)" office:value-type="time" office:time-value="PT02H01M51.126S" calcext:value-type="time">
            <text:p>02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014.48" calcext:value-type="float">
            <text:p>1014.48</text:p>
          </table:table-cell>
          <table:table-cell office:value-type="float" office:value="1200.29" calcext:value-type="float">
            <text:p>1200.29</text:p>
          </table:table-cell>
        </table:table-row>
        <table:table-row table:style-name="ro1">
          <table:table-cell office:value-type="float" office:value="7327127" calcext:value-type="float">
            <text:p>7327127</text:p>
          </table:table-cell>
          <table:table-cell table:formula="of:=[.A460]/1000/(60*60*24)" office:value-type="time" office:time-value="PT02H02M07.127S" calcext:value-type="time">
            <text:p>02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16.7" calcext:value-type="float">
            <text:p>1016.7</text:p>
          </table:table-cell>
          <table:table-cell office:value-type="float" office:value="1202.87" calcext:value-type="float">
            <text:p>1202.87</text:p>
          </table:table-cell>
        </table:table-row>
        <table:table-row table:style-name="ro1">
          <table:table-cell office:value-type="float" office:value="7343126" calcext:value-type="float">
            <text:p>7343126</text:p>
          </table:table-cell>
          <table:table-cell table:formula="of:=[.A461]/1000/(60*60*24)" office:value-type="time" office:time-value="PT02H02M23.126S" calcext:value-type="time">
            <text:p>02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18.92" calcext:value-type="float">
            <text:p>1018.92</text:p>
          </table:table-cell>
          <table:table-cell office:value-type="float" office:value="1205.45" calcext:value-type="float">
            <text:p>1205.45</text:p>
          </table:table-cell>
        </table:table-row>
        <table:table-row table:style-name="ro1">
          <table:table-cell office:value-type="float" office:value="7359126" calcext:value-type="float">
            <text:p>7359126</text:p>
          </table:table-cell>
          <table:table-cell table:formula="of:=[.A462]/1000/(60*60*24)" office:value-type="time" office:time-value="PT02H02M39.126S" calcext:value-type="time">
            <text:p>02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21.14" calcext:value-type="float">
            <text:p>1021.14</text:p>
          </table:table-cell>
          <table:table-cell office:value-type="float" office:value="1208.02" calcext:value-type="float">
            <text:p>1208.02</text:p>
          </table:table-cell>
        </table:table-row>
        <table:table-row table:style-name="ro1">
          <table:table-cell office:value-type="float" office:value="7375126" calcext:value-type="float">
            <text:p>7375126</text:p>
          </table:table-cell>
          <table:table-cell table:formula="of:=[.A463]/1000/(60*60*24)" office:value-type="time" office:time-value="PT02H02M55.126S" calcext:value-type="time">
            <text:p>02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023.36" calcext:value-type="float">
            <text:p>1023.36</text:p>
          </table:table-cell>
          <table:table-cell office:value-type="float" office:value="1210.6" calcext:value-type="float">
            <text:p>1210.6</text:p>
          </table:table-cell>
        </table:table-row>
        <table:table-row table:style-name="ro1">
          <table:table-cell office:value-type="float" office:value="7391126" calcext:value-type="float">
            <text:p>7391126</text:p>
          </table:table-cell>
          <table:table-cell table:formula="of:=[.A464]/1000/(60*60*24)" office:value-type="time" office:time-value="PT02H03M11.126S" calcext:value-type="time">
            <text:p>02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25.58" calcext:value-type="float">
            <text:p>1025.58</text:p>
          </table:table-cell>
          <table:table-cell office:value-type="float" office:value="1213.18" calcext:value-type="float">
            <text:p>1213.18</text:p>
          </table:table-cell>
        </table:table-row>
        <table:table-row table:style-name="ro1">
          <table:table-cell office:value-type="float" office:value="7407127" calcext:value-type="float">
            <text:p>7407127</text:p>
          </table:table-cell>
          <table:table-cell table:formula="of:=[.A465]/1000/(60*60*24)" office:value-type="time" office:time-value="PT02H03M27.127S" calcext:value-type="time">
            <text:p>02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027.8" calcext:value-type="float">
            <text:p>1027.8</text:p>
          </table:table-cell>
          <table:table-cell office:value-type="float" office:value="1215.75" calcext:value-type="float">
            <text:p>1215.75</text:p>
          </table:table-cell>
        </table:table-row>
        <table:table-row table:style-name="ro1">
          <table:table-cell office:value-type="float" office:value="7423127" calcext:value-type="float">
            <text:p>7423127</text:p>
          </table:table-cell>
          <table:table-cell table:formula="of:=[.A466]/1000/(60*60*24)" office:value-type="time" office:time-value="PT02H03M43.127S" calcext:value-type="time">
            <text:p>02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3" calcext:value-type="float">
            <text:p>578.63</text:p>
          </table:table-cell>
          <table:table-cell office:value-type="float" office:value="1030.02" calcext:value-type="float">
            <text:p>1030.02</text:p>
          </table:table-cell>
          <table:table-cell office:value-type="float" office:value="1218.33" calcext:value-type="float">
            <text:p>1218.33</text:p>
          </table:table-cell>
        </table:table-row>
        <table:table-row table:style-name="ro1">
          <table:table-cell office:value-type="float" office:value="7439127" calcext:value-type="float">
            <text:p>7439127</text:p>
          </table:table-cell>
          <table:table-cell table:formula="of:=[.A467]/1000/(60*60*24)" office:value-type="time" office:time-value="PT02H03M59.127S" calcext:value-type="time">
            <text:p>02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32.24" calcext:value-type="float">
            <text:p>1032.24</text:p>
          </table:table-cell>
          <table:table-cell office:value-type="float" office:value="1220.91" calcext:value-type="float">
            <text:p>1220.91</text:p>
          </table:table-cell>
        </table:table-row>
        <table:table-row table:style-name="ro1">
          <table:table-cell office:value-type="float" office:value="7455126" calcext:value-type="float">
            <text:p>7455126</text:p>
          </table:table-cell>
          <table:table-cell table:formula="of:=[.A468]/1000/(60*60*24)" office:value-type="time" office:time-value="PT02H04M15.126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034.46" calcext:value-type="float">
            <text:p>1034.46</text:p>
          </table:table-cell>
          <table:table-cell office:value-type="float" office:value="1223.49" calcext:value-type="float">
            <text:p>1223.49</text:p>
          </table:table-cell>
        </table:table-row>
        <table:table-row table:style-name="ro1">
          <table:table-cell office:value-type="float" office:value="7471127" calcext:value-type="float">
            <text:p>7471127</text:p>
          </table:table-cell>
          <table:table-cell table:formula="of:=[.A469]/1000/(60*60*24)" office:value-type="time" office:time-value="PT02H04M31.127S" calcext:value-type="time">
            <text:p>02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36.68" calcext:value-type="float">
            <text:p>1036.68</text:p>
          </table:table-cell>
          <table:table-cell office:value-type="float" office:value="1226.06" calcext:value-type="float">
            <text:p>1226.06</text:p>
          </table:table-cell>
        </table:table-row>
        <table:table-row table:style-name="ro1">
          <table:table-cell office:value-type="float" office:value="7487127" calcext:value-type="float">
            <text:p>7487127</text:p>
          </table:table-cell>
          <table:table-cell table:formula="of:=[.A470]/1000/(60*60*24)" office:value-type="time" office:time-value="PT02H04M47.127S" calcext:value-type="time">
            <text:p>02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38.9" calcext:value-type="float">
            <text:p>1038.9</text:p>
          </table:table-cell>
          <table:table-cell office:value-type="float" office:value="1228.64" calcext:value-type="float">
            <text:p>1228.64</text:p>
          </table:table-cell>
        </table:table-row>
        <table:table-row table:style-name="ro1">
          <table:table-cell office:value-type="float" office:value="7503127" calcext:value-type="float">
            <text:p>7503127</text:p>
          </table:table-cell>
          <table:table-cell table:formula="of:=[.A471]/1000/(60*60*24)" office:value-type="time" office:time-value="PT02H05M03.127S" calcext:value-type="time">
            <text:p>02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041.12" calcext:value-type="float">
            <text:p>1041.12</text:p>
          </table:table-cell>
          <table:table-cell office:value-type="float" office:value="1231.22" calcext:value-type="float">
            <text:p>1231.22</text:p>
          </table:table-cell>
        </table:table-row>
        <table:table-row table:style-name="ro1">
          <table:table-cell office:value-type="float" office:value="7519127" calcext:value-type="float">
            <text:p>7519127</text:p>
          </table:table-cell>
          <table:table-cell table:formula="of:=[.A472]/1000/(60*60*24)" office:value-type="time" office:time-value="PT02H05M19.127S" calcext:value-type="time">
            <text:p>02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43.34" calcext:value-type="float">
            <text:p>1043.34</text:p>
          </table:table-cell>
          <table:table-cell office:value-type="float" office:value="1233.79" calcext:value-type="float">
            <text:p>1233.79</text:p>
          </table:table-cell>
        </table:table-row>
        <table:table-row table:style-name="ro1">
          <table:table-cell office:value-type="float" office:value="7535127" calcext:value-type="float">
            <text:p>7535127</text:p>
          </table:table-cell>
          <table:table-cell table:formula="of:=[.A473]/1000/(60*60*24)" office:value-type="time" office:time-value="PT02H05M35.127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045.56" calcext:value-type="float">
            <text:p>1045.56</text:p>
          </table:table-cell>
          <table:table-cell office:value-type="float" office:value="1236.37" calcext:value-type="float">
            <text:p>1236.37</text:p>
          </table:table-cell>
        </table:table-row>
        <table:table-row table:style-name="ro1">
          <table:table-cell office:value-type="float" office:value="7551126" calcext:value-type="float">
            <text:p>7551126</text:p>
          </table:table-cell>
          <table:table-cell table:formula="of:=[.A474]/1000/(60*60*24)" office:value-type="time" office:time-value="PT02H05M51.126S" calcext:value-type="time">
            <text:p>02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047.78" calcext:value-type="float">
            <text:p>1047.78</text:p>
          </table:table-cell>
          <table:table-cell office:value-type="float" office:value="1238.94" calcext:value-type="float">
            <text:p>1238.94</text:p>
          </table:table-cell>
        </table:table-row>
        <table:table-row table:style-name="ro1">
          <table:table-cell office:value-type="float" office:value="7567126" calcext:value-type="float">
            <text:p>7567126</text:p>
          </table:table-cell>
          <table:table-cell table:formula="of:=[.A475]/1000/(60*60*24)" office:value-type="time" office:time-value="PT02H06M07.126S" calcext:value-type="time">
            <text:p>02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6" calcext:value-type="float">
            <text:p>578.26</text:p>
          </table:table-cell>
          <table:table-cell office:value-type="float" office:value="1050" calcext:value-type="float">
            <text:p>1050</text:p>
          </table:table-cell>
          <table:table-cell office:value-type="float" office:value="1241.52" calcext:value-type="float">
            <text:p>1241.52</text:p>
          </table:table-cell>
        </table:table-row>
        <table:table-row table:style-name="ro1">
          <table:table-cell office:value-type="float" office:value="7583126" calcext:value-type="float">
            <text:p>7583126</text:p>
          </table:table-cell>
          <table:table-cell table:formula="of:=[.A476]/1000/(60*60*24)" office:value-type="time" office:time-value="PT02H06M23.126S" calcext:value-type="time">
            <text:p>02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52.22" calcext:value-type="float">
            <text:p>1052.22</text:p>
          </table:table-cell>
          <table:table-cell office:value-type="float" office:value="1244.1" calcext:value-type="float">
            <text:p>1244.1</text:p>
          </table:table-cell>
        </table:table-row>
        <table:table-row table:style-name="ro1">
          <table:table-cell office:value-type="float" office:value="7599126" calcext:value-type="float">
            <text:p>7599126</text:p>
          </table:table-cell>
          <table:table-cell table:formula="of:=[.A477]/1000/(60*60*24)" office:value-type="time" office:time-value="PT02H06M39.126S" calcext:value-type="time">
            <text:p>02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54.44" calcext:value-type="float">
            <text:p>1054.44</text:p>
          </table:table-cell>
          <table:table-cell office:value-type="float" office:value="1246.67" calcext:value-type="float">
            <text:p>1246.67</text:p>
          </table:table-cell>
        </table:table-row>
        <table:table-row table:style-name="ro1">
          <table:table-cell office:value-type="float" office:value="7615127" calcext:value-type="float">
            <text:p>7615127</text:p>
          </table:table-cell>
          <table:table-cell table:formula="of:=[.A478]/1000/(60*60*24)" office:value-type="time" office:time-value="PT02H06M55.127S" calcext:value-type="time">
            <text:p>02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056.66" calcext:value-type="float">
            <text:p>1056.66</text:p>
          </table:table-cell>
          <table:table-cell office:value-type="float" office:value="1249.25" calcext:value-type="float">
            <text:p>1249.25</text:p>
          </table:table-cell>
        </table:table-row>
        <table:table-row table:style-name="ro1">
          <table:table-cell office:value-type="float" office:value="7631126" calcext:value-type="float">
            <text:p>7631126</text:p>
          </table:table-cell>
          <table:table-cell table:formula="of:=[.A479]/1000/(60*60*24)" office:value-type="time" office:time-value="PT02H07M11.126S" calcext:value-type="time">
            <text:p>02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9" calcext:value-type="float">
            <text:p>580.29</text:p>
          </table:table-cell>
          <table:table-cell office:value-type="float" office:value="1058.88" calcext:value-type="float">
            <text:p>1058.88</text:p>
          </table:table-cell>
          <table:table-cell office:value-type="float" office:value="1251.82" calcext:value-type="float">
            <text:p>1251.82</text:p>
          </table:table-cell>
        </table:table-row>
        <table:table-row table:style-name="ro1">
          <table:table-cell office:value-type="float" office:value="7647126" calcext:value-type="float">
            <text:p>7647126</text:p>
          </table:table-cell>
          <table:table-cell table:formula="of:=[.A480]/1000/(60*60*24)" office:value-type="time" office:time-value="PT02H07M27.126S" calcext:value-type="time">
            <text:p>02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5" calcext:value-type="float">
            <text:p>578.05</text:p>
          </table:table-cell>
          <table:table-cell office:value-type="float" office:value="1061.09" calcext:value-type="float">
            <text:p>1061.09</text:p>
          </table:table-cell>
          <table:table-cell office:value-type="float" office:value="1254.39" calcext:value-type="float">
            <text:p>1254.39</text:p>
          </table:table-cell>
        </table:table-row>
        <table:table-row table:style-name="ro1">
          <table:table-cell office:value-type="float" office:value="7663126" calcext:value-type="float">
            <text:p>7663126</text:p>
          </table:table-cell>
          <table:table-cell table:formula="of:=[.A481]/1000/(60*60*24)" office:value-type="time" office:time-value="PT02H07M43.126S" calcext:value-type="time">
            <text:p>02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063.31" calcext:value-type="float">
            <text:p>1063.31</text:p>
          </table:table-cell>
          <table:table-cell office:value-type="float" office:value="1256.97" calcext:value-type="float">
            <text:p>1256.97</text:p>
          </table:table-cell>
        </table:table-row>
        <table:table-row table:style-name="ro1">
          <table:table-cell office:value-type="float" office:value="7679126" calcext:value-type="float">
            <text:p>7679126</text:p>
          </table:table-cell>
          <table:table-cell table:formula="of:=[.A482]/1000/(60*60*24)" office:value-type="time" office:time-value="PT02H07M59.126S" calcext:value-type="time">
            <text:p>02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65.53" calcext:value-type="float">
            <text:p>1065.53</text:p>
          </table:table-cell>
          <table:table-cell office:value-type="float" office:value="1259.54" calcext:value-type="float">
            <text:p>1259.54</text:p>
          </table:table-cell>
        </table:table-row>
        <table:table-row table:style-name="ro1">
          <table:table-cell office:value-type="float" office:value="7695126" calcext:value-type="float">
            <text:p>7695126</text:p>
          </table:table-cell>
          <table:table-cell table:formula="of:=[.A483]/1000/(60*60*24)" office:value-type="time" office:time-value="PT02H08M15.126S" calcext:value-type="time">
            <text:p>02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067.75" calcext:value-type="float">
            <text:p>1067.75</text:p>
          </table:table-cell>
          <table:table-cell office:value-type="float" office:value="1262.12" calcext:value-type="float">
            <text:p>1262.12</text:p>
          </table:table-cell>
        </table:table-row>
        <table:table-row table:style-name="ro1">
          <table:table-cell office:value-type="float" office:value="7711126" calcext:value-type="float">
            <text:p>7711126</text:p>
          </table:table-cell>
          <table:table-cell table:formula="of:=[.A484]/1000/(60*60*24)" office:value-type="time" office:time-value="PT02H08M31.126S" calcext:value-type="time">
            <text:p>02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69.97" calcext:value-type="float">
            <text:p>1069.97</text:p>
          </table:table-cell>
          <table:table-cell office:value-type="float" office:value="1264.69" calcext:value-type="float">
            <text:p>1264.69</text:p>
          </table:table-cell>
        </table:table-row>
        <table:table-row table:style-name="ro1">
          <table:table-cell office:value-type="float" office:value="7727126" calcext:value-type="float">
            <text:p>7727126</text:p>
          </table:table-cell>
          <table:table-cell table:formula="of:=[.A485]/1000/(60*60*24)" office:value-type="time" office:time-value="PT02H08M47.126S" calcext:value-type="time">
            <text:p>02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72.19" calcext:value-type="float">
            <text:p>1072.19</text:p>
          </table:table-cell>
          <table:table-cell office:value-type="float" office:value="1267.26" calcext:value-type="float">
            <text:p>1267.26</text:p>
          </table:table-cell>
        </table:table-row>
        <table:table-row table:style-name="ro1">
          <table:table-cell office:value-type="float" office:value="7743126" calcext:value-type="float">
            <text:p>7743126</text:p>
          </table:table-cell>
          <table:table-cell table:formula="of:=[.A486]/1000/(60*60*24)" office:value-type="time" office:time-value="PT02H09M03.126S" calcext:value-type="time">
            <text:p>02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074.42" calcext:value-type="float">
            <text:p>1074.42</text:p>
          </table:table-cell>
          <table:table-cell office:value-type="float" office:value="1269.84" calcext:value-type="float">
            <text:p>1269.84</text:p>
          </table:table-cell>
        </table:table-row>
        <table:table-row table:style-name="ro1">
          <table:table-cell office:value-type="float" office:value="7759126" calcext:value-type="float">
            <text:p>7759126</text:p>
          </table:table-cell>
          <table:table-cell table:formula="of:=[.A487]/1000/(60*60*24)" office:value-type="time" office:time-value="PT02H09M19.126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76.64" calcext:value-type="float">
            <text:p>1076.64</text:p>
          </table:table-cell>
          <table:table-cell office:value-type="float" office:value="1272.41" calcext:value-type="float">
            <text:p>1272.41</text:p>
          </table:table-cell>
        </table:table-row>
        <table:table-row table:style-name="ro1">
          <table:table-cell office:value-type="float" office:value="7775126" calcext:value-type="float">
            <text:p>7775126</text:p>
          </table:table-cell>
          <table:table-cell table:formula="of:=[.A488]/1000/(60*60*24)" office:value-type="time" office:time-value="PT02H09M35.126S" calcext:value-type="time">
            <text:p>02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3" calcext:value-type="float">
            <text:p>578.53</text:p>
          </table:table-cell>
          <table:table-cell office:value-type="float" office:value="1078.86" calcext:value-type="float">
            <text:p>1078.86</text:p>
          </table:table-cell>
          <table:table-cell office:value-type="float" office:value="1274.98" calcext:value-type="float">
            <text:p>1274.98</text:p>
          </table:table-cell>
        </table:table-row>
        <table:table-row table:style-name="ro1">
          <table:table-cell office:value-type="float" office:value="7791127" calcext:value-type="float">
            <text:p>7791127</text:p>
          </table:table-cell>
          <table:table-cell table:formula="of:=[.A489]/1000/(60*60*24)" office:value-type="time" office:time-value="PT02H09M51.127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081.08" calcext:value-type="float">
            <text:p>1081.08</text:p>
          </table:table-cell>
          <table:table-cell office:value-type="float" office:value="1277.55" calcext:value-type="float">
            <text:p>1277.55</text:p>
          </table:table-cell>
        </table:table-row>
        <table:table-row table:style-name="ro1">
          <table:table-cell office:value-type="float" office:value="7807126" calcext:value-type="float">
            <text:p>7807126</text:p>
          </table:table-cell>
          <table:table-cell table:formula="of:=[.A490]/1000/(60*60*24)" office:value-type="time" office:time-value="PT02H10M07.126S" calcext:value-type="time">
            <text:p>02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83.3" calcext:value-type="float">
            <text:p>1083.3</text:p>
          </table:table-cell>
          <table:table-cell office:value-type="float" office:value="1280.13" calcext:value-type="float">
            <text:p>1280.13</text:p>
          </table:table-cell>
        </table:table-row>
        <table:table-row table:style-name="ro1">
          <table:table-cell office:value-type="float" office:value="7823126" calcext:value-type="float">
            <text:p>7823126</text:p>
          </table:table-cell>
          <table:table-cell table:formula="of:=[.A491]/1000/(60*60*24)" office:value-type="time" office:time-value="PT02H10M23.126S" calcext:value-type="time">
            <text:p>02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085.52" calcext:value-type="float">
            <text:p>1085.52</text:p>
          </table:table-cell>
          <table:table-cell office:value-type="float" office:value="1282.7" calcext:value-type="float">
            <text:p>1282.7</text:p>
          </table:table-cell>
        </table:table-row>
        <table:table-row table:style-name="ro1">
          <table:table-cell office:value-type="float" office:value="7839126" calcext:value-type="float">
            <text:p>7839126</text:p>
          </table:table-cell>
          <table:table-cell table:formula="of:=[.A492]/1000/(60*60*24)" office:value-type="time" office:time-value="PT02H10M39.126S" calcext:value-type="time">
            <text:p>02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087.74" calcext:value-type="float">
            <text:p>1087.74</text:p>
          </table:table-cell>
          <table:table-cell office:value-type="float" office:value="1285.27" calcext:value-type="float">
            <text:p>1285.27</text:p>
          </table:table-cell>
        </table:table-row>
        <table:table-row table:style-name="ro1">
          <table:table-cell office:value-type="float" office:value="7855126" calcext:value-type="float">
            <text:p>7855126</text:p>
          </table:table-cell>
          <table:table-cell table:formula="of:=[.A493]/1000/(60*60*24)" office:value-type="time" office:time-value="PT02H10M55.126S" calcext:value-type="time">
            <text:p>02:1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089.96" calcext:value-type="float">
            <text:p>1089.96</text:p>
          </table:table-cell>
          <table:table-cell office:value-type="float" office:value="1287.84" calcext:value-type="float">
            <text:p>1287.84</text:p>
          </table:table-cell>
        </table:table-row>
        <table:table-row table:style-name="ro1">
          <table:table-cell office:value-type="float" office:value="7871126" calcext:value-type="float">
            <text:p>7871126</text:p>
          </table:table-cell>
          <table:table-cell table:formula="of:=[.A494]/1000/(60*60*24)" office:value-type="time" office:time-value="PT02H11M11.126S" calcext:value-type="time">
            <text:p>02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092.18" calcext:value-type="float">
            <text:p>1092.18</text:p>
          </table:table-cell>
          <table:table-cell office:value-type="float" office:value="1290.41" calcext:value-type="float">
            <text:p>1290.41</text:p>
          </table:table-cell>
        </table:table-row>
        <table:table-row table:style-name="ro1">
          <table:table-cell office:value-type="float" office:value="7887127" calcext:value-type="float">
            <text:p>7887127</text:p>
          </table:table-cell>
          <table:table-cell table:formula="of:=[.A495]/1000/(60*60*24)" office:value-type="time" office:time-value="PT02H11M27.127S" calcext:value-type="time">
            <text:p>02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094.4" calcext:value-type="float">
            <text:p>1094.4</text:p>
          </table:table-cell>
          <table:table-cell office:value-type="float" office:value="1292.98" calcext:value-type="float">
            <text:p>1292.98</text:p>
          </table:table-cell>
        </table:table-row>
        <table:table-row table:style-name="ro1">
          <table:table-cell office:value-type="float" office:value="7903127" calcext:value-type="float">
            <text:p>7903127</text:p>
          </table:table-cell>
          <table:table-cell table:formula="of:=[.A496]/1000/(60*60*24)" office:value-type="time" office:time-value="PT02H11M43.127S" calcext:value-type="time">
            <text:p>02:1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096.62" calcext:value-type="float">
            <text:p>1096.62</text:p>
          </table:table-cell>
          <table:table-cell office:value-type="float" office:value="1295.55" calcext:value-type="float">
            <text:p>1295.55</text:p>
          </table:table-cell>
        </table:table-row>
        <table:table-row table:style-name="ro1">
          <table:table-cell office:value-type="float" office:value="7919126" calcext:value-type="float">
            <text:p>7919126</text:p>
          </table:table-cell>
          <table:table-cell table:formula="of:=[.A497]/1000/(60*60*24)" office:value-type="time" office:time-value="PT02H11M59.126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098.84" calcext:value-type="float">
            <text:p>1098.84</text:p>
          </table:table-cell>
          <table:table-cell office:value-type="float" office:value="1298.12" calcext:value-type="float">
            <text:p>1298.12</text:p>
          </table:table-cell>
        </table:table-row>
        <table:table-row table:style-name="ro1">
          <table:table-cell office:value-type="float" office:value="7935126" calcext:value-type="float">
            <text:p>7935126</text:p>
          </table:table-cell>
          <table:table-cell table:formula="of:=[.A498]/1000/(60*60*24)" office:value-type="time" office:time-value="PT02H12M15.126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101.06" calcext:value-type="float">
            <text:p>1101.06</text:p>
          </table:table-cell>
          <table:table-cell office:value-type="float" office:value="1300.7" calcext:value-type="float">
            <text:p>1300.7</text:p>
          </table:table-cell>
        </table:table-row>
        <table:table-row table:style-name="ro1">
          <table:table-cell office:value-type="float" office:value="7951126" calcext:value-type="float">
            <text:p>7951126</text:p>
          </table:table-cell>
          <table:table-cell table:formula="of:=[.A499]/1000/(60*60*24)" office:value-type="time" office:time-value="PT02H12M31.126S" calcext:value-type="time">
            <text:p>02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103.28" calcext:value-type="float">
            <text:p>1103.28</text:p>
          </table:table-cell>
          <table:table-cell office:value-type="float" office:value="1303.27" calcext:value-type="float">
            <text:p>1303.27</text:p>
          </table:table-cell>
        </table:table-row>
        <table:table-row table:style-name="ro1">
          <table:table-cell office:value-type="float" office:value="7967126" calcext:value-type="float">
            <text:p>7967126</text:p>
          </table:table-cell>
          <table:table-cell table:formula="of:=[.A500]/1000/(60*60*24)" office:value-type="time" office:time-value="PT02H12M47.126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105.5" calcext:value-type="float">
            <text:p>1105.5</text:p>
          </table:table-cell>
          <table:table-cell office:value-type="float" office:value="1305.84" calcext:value-type="float">
            <text:p>1305.84</text:p>
          </table:table-cell>
        </table:table-row>
        <table:table-row table:style-name="ro1">
          <table:table-cell office:value-type="float" office:value="7983126" calcext:value-type="float">
            <text:p>7983126</text:p>
          </table:table-cell>
          <table:table-cell table:formula="of:=[.A501]/1000/(60*60*24)" office:value-type="time" office:time-value="PT02H13M03.126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3" calcext:value-type="float">
            <text:p>578.43</text:p>
          </table:table-cell>
          <table:table-cell office:value-type="float" office:value="1107.72" calcext:value-type="float">
            <text:p>1107.72</text:p>
          </table:table-cell>
          <table:table-cell office:value-type="float" office:value="1308.41" calcext:value-type="float">
            <text:p>1308.41</text:p>
          </table:table-cell>
        </table:table-row>
        <table:table-row table:style-name="ro1">
          <table:table-cell office:value-type="float" office:value="7999126" calcext:value-type="float">
            <text:p>7999126</text:p>
          </table:table-cell>
          <table:table-cell table:formula="of:=[.A502]/1000/(60*60*24)" office:value-type="time" office:time-value="PT02H13M19.126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09.94" calcext:value-type="float">
            <text:p>1109.94</text:p>
          </table:table-cell>
          <table:table-cell office:value-type="float" office:value="1310.98" calcext:value-type="float">
            <text:p>1310.98</text:p>
          </table:table-cell>
        </table:table-row>
        <table:table-row table:style-name="ro1">
          <table:table-cell office:value-type="float" office:value="8015127" calcext:value-type="float">
            <text:p>8015127</text:p>
          </table:table-cell>
          <table:table-cell table:formula="of:=[.A503]/1000/(60*60*24)" office:value-type="time" office:time-value="PT02H13M35.127S" calcext:value-type="time">
            <text:p>02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12.16" calcext:value-type="float">
            <text:p>1112.16</text:p>
          </table:table-cell>
          <table:table-cell office:value-type="float" office:value="1313.55" calcext:value-type="float">
            <text:p>1313.55</text:p>
          </table:table-cell>
        </table:table-row>
        <table:table-row table:style-name="ro1">
          <table:table-cell office:value-type="float" office:value="8031126" calcext:value-type="float">
            <text:p>8031126</text:p>
          </table:table-cell>
          <table:table-cell table:formula="of:=[.A504]/1000/(60*60*24)" office:value-type="time" office:time-value="PT02H13M51.126S" calcext:value-type="time">
            <text:p>02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114.38" calcext:value-type="float">
            <text:p>1114.38</text:p>
          </table:table-cell>
          <table:table-cell office:value-type="float" office:value="1316.12" calcext:value-type="float">
            <text:p>1316.12</text:p>
          </table:table-cell>
        </table:table-row>
        <table:table-row table:style-name="ro1">
          <table:table-cell office:value-type="float" office:value="8047126" calcext:value-type="float">
            <text:p>8047126</text:p>
          </table:table-cell>
          <table:table-cell table:formula="of:=[.A505]/1000/(60*60*24)" office:value-type="time" office:time-value="PT02H14M07.126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116.6" calcext:value-type="float">
            <text:p>1116.6</text:p>
          </table:table-cell>
          <table:table-cell office:value-type="float" office:value="1318.69" calcext:value-type="float">
            <text:p>1318.69</text:p>
          </table:table-cell>
        </table:table-row>
        <table:table-row table:style-name="ro1">
          <table:table-cell office:value-type="float" office:value="8063126" calcext:value-type="float">
            <text:p>8063126</text:p>
          </table:table-cell>
          <table:table-cell table:formula="of:=[.A506]/1000/(60*60*24)" office:value-type="time" office:time-value="PT02H14M23.126S" calcext:value-type="time">
            <text:p>02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18.82" calcext:value-type="float">
            <text:p>1118.82</text:p>
          </table:table-cell>
          <table:table-cell office:value-type="float" office:value="1321.26" calcext:value-type="float">
            <text:p>1321.26</text:p>
          </table:table-cell>
        </table:table-row>
        <table:table-row table:style-name="ro1">
          <table:table-cell office:value-type="float" office:value="8079127" calcext:value-type="float">
            <text:p>8079127</text:p>
          </table:table-cell>
          <table:table-cell table:formula="of:=[.A507]/1000/(60*60*24)" office:value-type="time" office:time-value="PT02H14M39.127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121.04" calcext:value-type="float">
            <text:p>1121.04</text:p>
          </table:table-cell>
          <table:table-cell office:value-type="float" office:value="1323.82" calcext:value-type="float">
            <text:p>1323.82</text:p>
          </table:table-cell>
        </table:table-row>
        <table:table-row table:style-name="ro1">
          <table:table-cell office:value-type="float" office:value="8095126" calcext:value-type="float">
            <text:p>8095126</text:p>
          </table:table-cell>
          <table:table-cell table:formula="of:=[.A508]/1000/(60*60*24)" office:value-type="time" office:time-value="PT02H14M55.126S" calcext:value-type="time">
            <text:p>02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23.26" calcext:value-type="float">
            <text:p>1123.26</text:p>
          </table:table-cell>
          <table:table-cell office:value-type="float" office:value="1326.39" calcext:value-type="float">
            <text:p>1326.39</text:p>
          </table:table-cell>
        </table:table-row>
        <table:table-row table:style-name="ro1">
          <table:table-cell office:value-type="float" office:value="8111127" calcext:value-type="float">
            <text:p>8111127</text:p>
          </table:table-cell>
          <table:table-cell table:formula="of:=[.A509]/1000/(60*60*24)" office:value-type="time" office:time-value="PT02H15M11.127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25.48" calcext:value-type="float">
            <text:p>1125.48</text:p>
          </table:table-cell>
          <table:table-cell office:value-type="float" office:value="1328.96" calcext:value-type="float">
            <text:p>1328.96</text:p>
          </table:table-cell>
        </table:table-row>
        <table:table-row table:style-name="ro1">
          <table:table-cell office:value-type="float" office:value="8127126" calcext:value-type="float">
            <text:p>8127126</text:p>
          </table:table-cell>
          <table:table-cell table:formula="of:=[.A510]/1000/(60*60*24)" office:value-type="time" office:time-value="PT02H15M27.126S" calcext:value-type="time">
            <text:p>02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127.7" calcext:value-type="float">
            <text:p>1127.7</text:p>
          </table:table-cell>
          <table:table-cell office:value-type="float" office:value="1331.53" calcext:value-type="float">
            <text:p>1331.53</text:p>
          </table:table-cell>
        </table:table-row>
        <table:table-row table:style-name="ro1">
          <table:table-cell office:value-type="float" office:value="8143126" calcext:value-type="float">
            <text:p>8143126</text:p>
          </table:table-cell>
          <table:table-cell table:formula="of:=[.A511]/1000/(60*60*24)" office:value-type="time" office:time-value="PT02H15M43.126S" calcext:value-type="time">
            <text:p>02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1334.1" calcext:value-type="float">
            <text:p>1334.1</text:p>
          </table:table-cell>
        </table:table-row>
        <table:table-row table:style-name="ro1">
          <table:table-cell office:value-type="float" office:value="8159126" calcext:value-type="float">
            <text:p>8159126</text:p>
          </table:table-cell>
          <table:table-cell table:formula="of:=[.A512]/1000/(60*60*24)" office:value-type="time" office:time-value="PT02H15M59.126S" calcext:value-type="time">
            <text:p>02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32.14" calcext:value-type="float">
            <text:p>1132.14</text:p>
          </table:table-cell>
          <table:table-cell office:value-type="float" office:value="1336.67" calcext:value-type="float">
            <text:p>1336.67</text:p>
          </table:table-cell>
        </table:table-row>
        <table:table-row table:style-name="ro1">
          <table:table-cell office:value-type="float" office:value="8175126" calcext:value-type="float">
            <text:p>8175126</text:p>
          </table:table-cell>
          <table:table-cell table:formula="of:=[.A513]/1000/(60*60*24)" office:value-type="time" office:time-value="PT02H16M15.126S" calcext:value-type="time">
            <text:p>02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34.36" calcext:value-type="float">
            <text:p>1134.36</text:p>
          </table:table-cell>
          <table:table-cell office:value-type="float" office:value="1339.24" calcext:value-type="float">
            <text:p>1339.24</text:p>
          </table:table-cell>
        </table:table-row>
        <table:table-row table:style-name="ro1">
          <table:table-cell office:value-type="float" office:value="8191126" calcext:value-type="float">
            <text:p>8191126</text:p>
          </table:table-cell>
          <table:table-cell table:formula="of:=[.A514]/1000/(60*60*24)" office:value-type="time" office:time-value="PT02H16M31.126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9" calcext:value-type="float">
            <text:p>578.29</text:p>
          </table:table-cell>
          <table:table-cell office:value-type="float" office:value="1136.58" calcext:value-type="float">
            <text:p>1136.58</text:p>
          </table:table-cell>
          <table:table-cell office:value-type="float" office:value="1341.81" calcext:value-type="float">
            <text:p>1341.81</text:p>
          </table:table-cell>
        </table:table-row>
        <table:table-row table:style-name="ro1">
          <table:table-cell office:value-type="float" office:value="8207127" calcext:value-type="float">
            <text:p>8207127</text:p>
          </table:table-cell>
          <table:table-cell table:formula="of:=[.A515]/1000/(60*60*24)" office:value-type="time" office:time-value="PT02H16M47.127S" calcext:value-type="time">
            <text:p>02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138.8" calcext:value-type="float">
            <text:p>1138.8</text:p>
          </table:table-cell>
          <table:table-cell office:value-type="float" office:value="1344.38" calcext:value-type="float">
            <text:p>1344.38</text:p>
          </table:table-cell>
        </table:table-row>
        <table:table-row table:style-name="ro1">
          <table:table-cell office:value-type="float" office:value="8223126" calcext:value-type="float">
            <text:p>8223126</text:p>
          </table:table-cell>
          <table:table-cell table:formula="of:=[.A516]/1000/(60*60*24)" office:value-type="time" office:time-value="PT02H17M03.126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141.02" calcext:value-type="float">
            <text:p>1141.02</text:p>
          </table:table-cell>
          <table:table-cell office:value-type="float" office:value="1346.95" calcext:value-type="float">
            <text:p>1346.95</text:p>
          </table:table-cell>
        </table:table-row>
        <table:table-row table:style-name="ro1">
          <table:table-cell office:value-type="float" office:value="8239127" calcext:value-type="float">
            <text:p>8239127</text:p>
          </table:table-cell>
          <table:table-cell table:formula="of:=[.A517]/1000/(60*60*24)" office:value-type="time" office:time-value="PT02H17M19.127S" calcext:value-type="time">
            <text:p>02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43.24" calcext:value-type="float">
            <text:p>1143.24</text:p>
          </table:table-cell>
          <table:table-cell office:value-type="float" office:value="1349.51" calcext:value-type="float">
            <text:p>1349.51</text:p>
          </table:table-cell>
        </table:table-row>
        <table:table-row table:style-name="ro1">
          <table:table-cell office:value-type="float" office:value="8255126" calcext:value-type="float">
            <text:p>8255126</text:p>
          </table:table-cell>
          <table:table-cell table:formula="of:=[.A518]/1000/(60*60*24)" office:value-type="time" office:time-value="PT02H17M35.126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145.46" calcext:value-type="float">
            <text:p>1145.46</text:p>
          </table:table-cell>
          <table:table-cell office:value-type="float" office:value="1352.08" calcext:value-type="float">
            <text:p>1352.08</text:p>
          </table:table-cell>
        </table:table-row>
        <table:table-row table:style-name="ro1">
          <table:table-cell office:value-type="float" office:value="8271127" calcext:value-type="float">
            <text:p>8271127</text:p>
          </table:table-cell>
          <table:table-cell table:formula="of:=[.A519]/1000/(60*60*24)" office:value-type="time" office:time-value="PT02H17M51.127S" calcext:value-type="time">
            <text:p>02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8" calcext:value-type="float">
            <text:p>499.8</text:p>
          </table:table-cell>
          <table:table-cell office:value-type="float" office:value="578.74" calcext:value-type="float">
            <text:p>578.74</text:p>
          </table:table-cell>
          <table:table-cell office:value-type="float" office:value="1147.68" calcext:value-type="float">
            <text:p>1147.68</text:p>
          </table:table-cell>
          <table:table-cell office:value-type="float" office:value="1354.64" calcext:value-type="float">
            <text:p>1354.64</text:p>
          </table:table-cell>
        </table:table-row>
        <table:table-row table:style-name="ro1">
          <table:table-cell office:value-type="float" office:value="8287127" calcext:value-type="float">
            <text:p>8287127</text:p>
          </table:table-cell>
          <table:table-cell table:formula="of:=[.A520]/1000/(60*60*24)" office:value-type="time" office:time-value="PT02H18M07.127S" calcext:value-type="time">
            <text:p>02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49.9" calcext:value-type="float">
            <text:p>1149.9</text:p>
          </table:table-cell>
          <table:table-cell office:value-type="float" office:value="1357.21" calcext:value-type="float">
            <text:p>1357.21</text:p>
          </table:table-cell>
        </table:table-row>
        <table:table-row table:style-name="ro1">
          <table:table-cell office:value-type="float" office:value="8303126" calcext:value-type="float">
            <text:p>8303126</text:p>
          </table:table-cell>
          <table:table-cell table:formula="of:=[.A521]/1000/(60*60*24)" office:value-type="time" office:time-value="PT02H18M23.126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52.12" calcext:value-type="float">
            <text:p>1152.12</text:p>
          </table:table-cell>
          <table:table-cell office:value-type="float" office:value="1359.78" calcext:value-type="float">
            <text:p>1359.78</text:p>
          </table:table-cell>
        </table:table-row>
        <table:table-row table:style-name="ro1">
          <table:table-cell office:value-type="float" office:value="8319126" calcext:value-type="float">
            <text:p>8319126</text:p>
          </table:table-cell>
          <table:table-cell table:formula="of:=[.A522]/1000/(60*60*24)" office:value-type="time" office:time-value="PT02H18M39.126S" calcext:value-type="time">
            <text:p>02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8" calcext:value-type="float">
            <text:p>574.08</text:p>
          </table:table-cell>
          <table:table-cell office:value-type="float" office:value="1154.34" calcext:value-type="float">
            <text:p>1154.34</text:p>
          </table:table-cell>
          <table:table-cell office:value-type="float" office:value="1362.34" calcext:value-type="float">
            <text:p>1362.34</text:p>
          </table:table-cell>
        </table:table-row>
        <table:table-row table:style-name="ro1">
          <table:table-cell office:value-type="float" office:value="8335126" calcext:value-type="float">
            <text:p>8335126</text:p>
          </table:table-cell>
          <table:table-cell table:formula="of:=[.A523]/1000/(60*60*24)" office:value-type="time" office:time-value="PT02H18M55.126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6" calcext:value-type="float">
            <text:p>578.66</text:p>
          </table:table-cell>
          <table:table-cell office:value-type="float" office:value="1156.56" calcext:value-type="float">
            <text:p>1156.56</text:p>
          </table:table-cell>
          <table:table-cell office:value-type="float" office:value="1364.91" calcext:value-type="float">
            <text:p>1364.91</text:p>
          </table:table-cell>
        </table:table-row>
        <table:table-row table:style-name="ro1">
          <table:table-cell office:value-type="float" office:value="8351127" calcext:value-type="float">
            <text:p>8351127</text:p>
          </table:table-cell>
          <table:table-cell table:formula="of:=[.A524]/1000/(60*60*24)" office:value-type="time" office:time-value="PT02H19M11.127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158.78" calcext:value-type="float">
            <text:p>1158.78</text:p>
          </table:table-cell>
          <table:table-cell office:value-type="float" office:value="1367.47" calcext:value-type="float">
            <text:p>1367.47</text:p>
          </table:table-cell>
        </table:table-row>
        <table:table-row table:style-name="ro1">
          <table:table-cell office:value-type="float" office:value="8367126" calcext:value-type="float">
            <text:p>8367126</text:p>
          </table:table-cell>
          <table:table-cell table:formula="of:=[.A525]/1000/(60*60*24)" office:value-type="time" office:time-value="PT02H19M27.126S" calcext:value-type="time">
            <text:p>02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161" calcext:value-type="float">
            <text:p>1161</text:p>
          </table:table-cell>
          <table:table-cell office:value-type="float" office:value="1370.04" calcext:value-type="float">
            <text:p>1370.04</text:p>
          </table:table-cell>
        </table:table-row>
        <table:table-row table:style-name="ro1">
          <table:table-cell office:value-type="float" office:value="8383126" calcext:value-type="float">
            <text:p>8383126</text:p>
          </table:table-cell>
          <table:table-cell table:formula="of:=[.A526]/1000/(60*60*24)" office:value-type="time" office:time-value="PT02H19M43.126S" calcext:value-type="time">
            <text:p>02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63.22" calcext:value-type="float">
            <text:p>1163.22</text:p>
          </table:table-cell>
          <table:table-cell office:value-type="float" office:value="1372.6" calcext:value-type="float">
            <text:p>1372.6</text:p>
          </table:table-cell>
        </table:table-row>
        <table:table-row table:style-name="ro1">
          <table:table-cell office:value-type="float" office:value="8399126" calcext:value-type="float">
            <text:p>8399126</text:p>
          </table:table-cell>
          <table:table-cell table:formula="of:=[.A527]/1000/(60*60*24)" office:value-type="time" office:time-value="PT02H19M59.126S" calcext:value-type="time">
            <text:p>02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65.44" calcext:value-type="float">
            <text:p>1165.44</text:p>
          </table:table-cell>
          <table:table-cell office:value-type="float" office:value="1375.17" calcext:value-type="float">
            <text:p>1375.17</text:p>
          </table:table-cell>
        </table:table-row>
        <table:table-row table:style-name="ro1">
          <table:table-cell office:value-type="float" office:value="8415126" calcext:value-type="float">
            <text:p>8415126</text:p>
          </table:table-cell>
          <table:table-cell table:formula="of:=[.A528]/1000/(60*60*24)" office:value-type="time" office:time-value="PT02H20M15.126S" calcext:value-type="time">
            <text:p>02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67.66" calcext:value-type="float">
            <text:p>1167.66</text:p>
          </table:table-cell>
          <table:table-cell office:value-type="float" office:value="1377.73" calcext:value-type="float">
            <text:p>1377.73</text:p>
          </table:table-cell>
        </table:table-row>
        <table:table-row table:style-name="ro1">
          <table:table-cell office:value-type="float" office:value="8431126" calcext:value-type="float">
            <text:p>8431126</text:p>
          </table:table-cell>
          <table:table-cell table:formula="of:=[.A529]/1000/(60*60*24)" office:value-type="time" office:time-value="PT02H20M31.126S" calcext:value-type="time">
            <text:p>02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5" calcext:value-type="float">
            <text:p>576.65</text:p>
          </table:table-cell>
          <table:table-cell office:value-type="float" office:value="1169.88" calcext:value-type="float">
            <text:p>1169.88</text:p>
          </table:table-cell>
          <table:table-cell office:value-type="float" office:value="1380.29" calcext:value-type="float">
            <text:p>1380.29</text:p>
          </table:table-cell>
        </table:table-row>
        <table:table-row table:style-name="ro1">
          <table:table-cell office:value-type="float" office:value="8447127" calcext:value-type="float">
            <text:p>8447127</text:p>
          </table:table-cell>
          <table:table-cell table:formula="of:=[.A530]/1000/(60*60*24)" office:value-type="time" office:time-value="PT02H20M47.127S" calcext:value-type="time">
            <text:p>02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172.1" calcext:value-type="float">
            <text:p>1172.1</text:p>
          </table:table-cell>
          <table:table-cell office:value-type="float" office:value="1382.86" calcext:value-type="float">
            <text:p>1382.86</text:p>
          </table:table-cell>
        </table:table-row>
        <table:table-row table:style-name="ro1">
          <table:table-cell office:value-type="float" office:value="8463127" calcext:value-type="float">
            <text:p>8463127</text:p>
          </table:table-cell>
          <table:table-cell table:formula="of:=[.A531]/1000/(60*60*24)" office:value-type="time" office:time-value="PT02H21M03.127S" calcext:value-type="time">
            <text:p>02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74.32" calcext:value-type="float">
            <text:p>1174.32</text:p>
          </table:table-cell>
          <table:table-cell office:value-type="float" office:value="1385.42" calcext:value-type="float">
            <text:p>1385.42</text:p>
          </table:table-cell>
        </table:table-row>
        <table:table-row table:style-name="ro1">
          <table:table-cell office:value-type="float" office:value="8479126" calcext:value-type="float">
            <text:p>8479126</text:p>
          </table:table-cell>
          <table:table-cell table:formula="of:=[.A532]/1000/(60*60*24)" office:value-type="time" office:time-value="PT02H21M19.126S" calcext:value-type="time">
            <text:p>02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176.54" calcext:value-type="float">
            <text:p>1176.54</text:p>
          </table:table-cell>
          <table:table-cell office:value-type="float" office:value="1387.98" calcext:value-type="float">
            <text:p>1387.98</text:p>
          </table:table-cell>
        </table:table-row>
        <table:table-row table:style-name="ro1">
          <table:table-cell office:value-type="float" office:value="8495126" calcext:value-type="float">
            <text:p>8495126</text:p>
          </table:table-cell>
          <table:table-cell table:formula="of:=[.A533]/1000/(60*60*24)" office:value-type="time" office:time-value="PT02H21M35.126S" calcext:value-type="time">
            <text:p>02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3" calcext:value-type="float">
            <text:p>576.43</text:p>
          </table:table-cell>
          <table:table-cell office:value-type="float" office:value="1178.76" calcext:value-type="float">
            <text:p>1178.76</text:p>
          </table:table-cell>
          <table:table-cell office:value-type="float" office:value="1390.54" calcext:value-type="float">
            <text:p>1390.54</text:p>
          </table:table-cell>
        </table:table-row>
        <table:table-row table:style-name="ro1">
          <table:table-cell office:value-type="float" office:value="8511126" calcext:value-type="float">
            <text:p>8511126</text:p>
          </table:table-cell>
          <table:table-cell table:formula="of:=[.A534]/1000/(60*60*24)" office:value-type="time" office:time-value="PT02H21M51.126S" calcext:value-type="time">
            <text:p>02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180.98" calcext:value-type="float">
            <text:p>1180.98</text:p>
          </table:table-cell>
          <table:table-cell office:value-type="float" office:value="1393.11" calcext:value-type="float">
            <text:p>1393.11</text:p>
          </table:table-cell>
        </table:table-row>
        <table:table-row table:style-name="ro1">
          <table:table-cell office:value-type="float" office:value="8527126" calcext:value-type="float">
            <text:p>8527126</text:p>
          </table:table-cell>
          <table:table-cell table:formula="of:=[.A535]/1000/(60*60*24)" office:value-type="time" office:time-value="PT02H22M07.126S" calcext:value-type="time">
            <text:p>02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183.2" calcext:value-type="float">
            <text:p>1183.2</text:p>
          </table:table-cell>
          <table:table-cell office:value-type="float" office:value="1395.67" calcext:value-type="float">
            <text:p>1395.67</text:p>
          </table:table-cell>
        </table:table-row>
        <table:table-row table:style-name="ro1">
          <table:table-cell office:value-type="float" office:value="8543126" calcext:value-type="float">
            <text:p>8543126</text:p>
          </table:table-cell>
          <table:table-cell table:formula="of:=[.A536]/1000/(60*60*24)" office:value-type="time" office:time-value="PT02H22M23.126S" calcext:value-type="time">
            <text:p>02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6" calcext:value-type="float">
            <text:p>575.96</text:p>
          </table:table-cell>
          <table:table-cell office:value-type="float" office:value="1185.42" calcext:value-type="float">
            <text:p>1185.42</text:p>
          </table:table-cell>
          <table:table-cell office:value-type="float" office:value="1398.23" calcext:value-type="float">
            <text:p>1398.23</text:p>
          </table:table-cell>
        </table:table-row>
        <table:table-row table:style-name="ro1">
          <table:table-cell office:value-type="float" office:value="8559126" calcext:value-type="float">
            <text:p>8559126</text:p>
          </table:table-cell>
          <table:table-cell table:formula="of:=[.A537]/1000/(60*60*24)" office:value-type="time" office:time-value="PT02H22M39.126S" calcext:value-type="time">
            <text:p>02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187.64" calcext:value-type="float">
            <text:p>1187.64</text:p>
          </table:table-cell>
          <table:table-cell office:value-type="float" office:value="1400.79" calcext:value-type="float">
            <text:p>1400.79</text:p>
          </table:table-cell>
        </table:table-row>
        <table:table-row table:style-name="ro1">
          <table:table-cell office:value-type="float" office:value="8575126" calcext:value-type="float">
            <text:p>8575126</text:p>
          </table:table-cell>
          <table:table-cell table:formula="of:=[.A538]/1000/(60*60*24)" office:value-type="time" office:time-value="PT02H22M55.126S" calcext:value-type="time">
            <text:p>02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" calcext:value-type="float">
            <text:p>576.5</text:p>
          </table:table-cell>
          <table:table-cell office:value-type="float" office:value="1189.86" calcext:value-type="float">
            <text:p>1189.86</text:p>
          </table:table-cell>
          <table:table-cell office:value-type="float" office:value="1403.35" calcext:value-type="float">
            <text:p>1403.35</text:p>
          </table:table-cell>
        </table:table-row>
        <table:table-row table:style-name="ro1">
          <table:table-cell office:value-type="float" office:value="8591126" calcext:value-type="float">
            <text:p>8591126</text:p>
          </table:table-cell>
          <table:table-cell table:formula="of:=[.A539]/1000/(60*60*24)" office:value-type="time" office:time-value="PT02H23M11.126S" calcext:value-type="time">
            <text:p>02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92.08" calcext:value-type="float">
            <text:p>1192.08</text:p>
          </table:table-cell>
          <table:table-cell office:value-type="float" office:value="1405.91" calcext:value-type="float">
            <text:p>1405.91</text:p>
          </table:table-cell>
        </table:table-row>
        <table:table-row table:style-name="ro1">
          <table:table-cell office:value-type="float" office:value="8607126" calcext:value-type="float">
            <text:p>8607126</text:p>
          </table:table-cell>
          <table:table-cell table:formula="of:=[.A540]/1000/(60*60*24)" office:value-type="time" office:time-value="PT02H23M27.126S" calcext:value-type="time">
            <text:p>02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194.3" calcext:value-type="float">
            <text:p>1194.3</text:p>
          </table:table-cell>
          <table:table-cell office:value-type="float" office:value="1408.47" calcext:value-type="float">
            <text:p>1408.47</text:p>
          </table:table-cell>
        </table:table-row>
        <table:table-row table:style-name="ro1">
          <table:table-cell office:value-type="float" office:value="8623126" calcext:value-type="float">
            <text:p>8623126</text:p>
          </table:table-cell>
          <table:table-cell table:formula="of:=[.A541]/1000/(60*60*24)" office:value-type="time" office:time-value="PT02H23M43.126S" calcext:value-type="time">
            <text:p>02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196.52" calcext:value-type="float">
            <text:p>1196.52</text:p>
          </table:table-cell>
          <table:table-cell office:value-type="float" office:value="1411.04" calcext:value-type="float">
            <text:p>1411.04</text:p>
          </table:table-cell>
        </table:table-row>
        <table:table-row table:style-name="ro1">
          <table:table-cell office:value-type="float" office:value="8639127" calcext:value-type="float">
            <text:p>8639127</text:p>
          </table:table-cell>
          <table:table-cell table:formula="of:=[.A542]/1000/(60*60*24)" office:value-type="time" office:time-value="PT02H23M59.127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98.74" calcext:value-type="float">
            <text:p>1198.74</text:p>
          </table:table-cell>
          <table:table-cell office:value-type="float" office:value="1413.6" calcext:value-type="float">
            <text:p>1413.6</text:p>
          </table:table-cell>
        </table:table-row>
        <table:table-row table:style-name="ro1">
          <table:table-cell office:value-type="float" office:value="8655126" calcext:value-type="float">
            <text:p>8655126</text:p>
          </table:table-cell>
          <table:table-cell table:formula="of:=[.A543]/1000/(60*60*24)" office:value-type="time" office:time-value="PT02H24M15.126S" calcext:value-type="time">
            <text:p>02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2" calcext:value-type="float">
            <text:p>576.52</text:p>
          </table:table-cell>
          <table:table-cell office:value-type="float" office:value="1200.96" calcext:value-type="float">
            <text:p>1200.96</text:p>
          </table:table-cell>
          <table:table-cell office:value-type="float" office:value="1416.16" calcext:value-type="float">
            <text:p>1416.16</text:p>
          </table:table-cell>
        </table:table-row>
        <table:table-row table:style-name="ro1">
          <table:table-cell office:value-type="float" office:value="8671126" calcext:value-type="float">
            <text:p>8671126</text:p>
          </table:table-cell>
          <table:table-cell table:formula="of:=[.A544]/1000/(60*60*24)" office:value-type="time" office:time-value="PT02H24M31.126S" calcext:value-type="time">
            <text:p>02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203.18" calcext:value-type="float">
            <text:p>1203.18</text:p>
          </table:table-cell>
          <table:table-cell office:value-type="float" office:value="1418.72" calcext:value-type="float">
            <text:p>1418.72</text:p>
          </table:table-cell>
        </table:table-row>
        <table:table-row table:style-name="ro1">
          <table:table-cell office:value-type="float" office:value="8687126" calcext:value-type="float">
            <text:p>8687126</text:p>
          </table:table-cell>
          <table:table-cell table:formula="of:=[.A545]/1000/(60*60*24)" office:value-type="time" office:time-value="PT02H24M47.126S" calcext:value-type="time">
            <text:p>02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205.4" calcext:value-type="float">
            <text:p>1205.4</text:p>
          </table:table-cell>
          <table:table-cell office:value-type="float" office:value="1421.28" calcext:value-type="float">
            <text:p>1421.28</text:p>
          </table:table-cell>
        </table:table-row>
        <table:table-row table:style-name="ro1">
          <table:table-cell office:value-type="float" office:value="8703126" calcext:value-type="float">
            <text:p>8703126</text:p>
          </table:table-cell>
          <table:table-cell table:formula="of:=[.A546]/1000/(60*60*24)" office:value-type="time" office:time-value="PT02H25M03.126S" calcext:value-type="time">
            <text:p>02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207.62" calcext:value-type="float">
            <text:p>1207.62</text:p>
          </table:table-cell>
          <table:table-cell office:value-type="float" office:value="1423.84" calcext:value-type="float">
            <text:p>1423.84</text:p>
          </table:table-cell>
        </table:table-row>
        <table:table-row table:style-name="ro1">
          <table:table-cell office:value-type="float" office:value="8719126" calcext:value-type="float">
            <text:p>8719126</text:p>
          </table:table-cell>
          <table:table-cell table:formula="of:=[.A547]/1000/(60*60*24)" office:value-type="time" office:time-value="PT02H25M19.126S" calcext:value-type="time">
            <text:p>02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09.84" calcext:value-type="float">
            <text:p>1209.84</text:p>
          </table:table-cell>
          <table:table-cell office:value-type="float" office:value="1426.4" calcext:value-type="float">
            <text:p>1426.4</text:p>
          </table:table-cell>
        </table:table-row>
        <table:table-row table:style-name="ro1">
          <table:table-cell office:value-type="float" office:value="8735126" calcext:value-type="float">
            <text:p>8735126</text:p>
          </table:table-cell>
          <table:table-cell table:formula="of:=[.A548]/1000/(60*60*24)" office:value-type="time" office:time-value="PT02H25M35.126S" calcext:value-type="time">
            <text:p>02:2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212.06" calcext:value-type="float">
            <text:p>1212.06</text:p>
          </table:table-cell>
          <table:table-cell office:value-type="float" office:value="1428.96" calcext:value-type="float">
            <text:p>1428.96</text:p>
          </table:table-cell>
        </table:table-row>
        <table:table-row table:style-name="ro1">
          <table:table-cell office:value-type="float" office:value="8751126" calcext:value-type="float">
            <text:p>8751126</text:p>
          </table:table-cell>
          <table:table-cell table:formula="of:=[.A549]/1000/(60*60*24)" office:value-type="time" office:time-value="PT02H25M51.126S" calcext:value-type="time">
            <text:p>02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214.28" calcext:value-type="float">
            <text:p>1214.28</text:p>
          </table:table-cell>
          <table:table-cell office:value-type="float" office:value="1431.52" calcext:value-type="float">
            <text:p>1431.52</text:p>
          </table:table-cell>
        </table:table-row>
        <table:table-row table:style-name="ro1">
          <table:table-cell office:value-type="float" office:value="8767126" calcext:value-type="float">
            <text:p>8767126</text:p>
          </table:table-cell>
          <table:table-cell table:formula="of:=[.A550]/1000/(60*60*24)" office:value-type="time" office:time-value="PT02H26M07.126S" calcext:value-type="time">
            <text:p>02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216.5" calcext:value-type="float">
            <text:p>1216.5</text:p>
          </table:table-cell>
          <table:table-cell office:value-type="float" office:value="1434.08" calcext:value-type="float">
            <text:p>1434.08</text:p>
          </table:table-cell>
        </table:table-row>
        <table:table-row table:style-name="ro1">
          <table:table-cell office:value-type="float" office:value="8783126" calcext:value-type="float">
            <text:p>8783126</text:p>
          </table:table-cell>
          <table:table-cell table:formula="of:=[.A551]/1000/(60*60*24)" office:value-type="time" office:time-value="PT02H26M23.126S" calcext:value-type="time">
            <text:p>02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218.72" calcext:value-type="float">
            <text:p>1218.72</text:p>
          </table:table-cell>
          <table:table-cell office:value-type="float" office:value="1436.64" calcext:value-type="float">
            <text:p>1436.64</text:p>
          </table:table-cell>
        </table:table-row>
        <table:table-row table:style-name="ro1">
          <table:table-cell office:value-type="float" office:value="8799126" calcext:value-type="float">
            <text:p>8799126</text:p>
          </table:table-cell>
          <table:table-cell table:formula="of:=[.A552]/1000/(60*60*24)" office:value-type="time" office:time-value="PT02H26M39.126S" calcext:value-type="time">
            <text:p>02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20.94" calcext:value-type="float">
            <text:p>1220.94</text:p>
          </table:table-cell>
          <table:table-cell office:value-type="float" office:value="1439.19" calcext:value-type="float">
            <text:p>1439.19</text:p>
          </table:table-cell>
        </table:table-row>
        <table:table-row table:style-name="ro1">
          <table:table-cell office:value-type="float" office:value="8815126" calcext:value-type="float">
            <text:p>8815126</text:p>
          </table:table-cell>
          <table:table-cell table:formula="of:=[.A553]/1000/(60*60*24)" office:value-type="time" office:time-value="PT02H26M55.126S" calcext:value-type="time">
            <text:p>02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223.16" calcext:value-type="float">
            <text:p>1223.16</text:p>
          </table:table-cell>
          <table:table-cell office:value-type="float" office:value="1441.75" calcext:value-type="float">
            <text:p>1441.75</text:p>
          </table:table-cell>
        </table:table-row>
        <table:table-row table:style-name="ro1">
          <table:table-cell office:value-type="float" office:value="8831126" calcext:value-type="float">
            <text:p>8831126</text:p>
          </table:table-cell>
          <table:table-cell table:formula="of:=[.A554]/1000/(60*60*24)" office:value-type="time" office:time-value="PT02H27M11.126S" calcext:value-type="time">
            <text:p>02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25.38" calcext:value-type="float">
            <text:p>1225.38</text:p>
          </table:table-cell>
          <table:table-cell office:value-type="float" office:value="1444.31" calcext:value-type="float">
            <text:p>1444.31</text:p>
          </table:table-cell>
        </table:table-row>
        <table:table-row table:style-name="ro1">
          <table:table-cell office:value-type="float" office:value="8847126" calcext:value-type="float">
            <text:p>8847126</text:p>
          </table:table-cell>
          <table:table-cell table:formula="of:=[.A555]/1000/(60*60*24)" office:value-type="time" office:time-value="PT02H27M27.126S" calcext:value-type="time">
            <text:p>02:2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227.6" calcext:value-type="float">
            <text:p>1227.6</text:p>
          </table:table-cell>
          <table:table-cell office:value-type="float" office:value="1446.87" calcext:value-type="float">
            <text:p>1446.87</text:p>
          </table:table-cell>
        </table:table-row>
        <table:table-row table:style-name="ro1">
          <table:table-cell office:value-type="float" office:value="8863126" calcext:value-type="float">
            <text:p>8863126</text:p>
          </table:table-cell>
          <table:table-cell table:formula="of:=[.A556]/1000/(60*60*24)" office:value-type="time" office:time-value="PT02H27M43.126S" calcext:value-type="time">
            <text:p>02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9" calcext:value-type="float">
            <text:p>576.29</text:p>
          </table:table-cell>
          <table:table-cell office:value-type="float" office:value="1229.82" calcext:value-type="float">
            <text:p>1229.82</text:p>
          </table:table-cell>
          <table:table-cell office:value-type="float" office:value="1449.43" calcext:value-type="float">
            <text:p>1449.43</text:p>
          </table:table-cell>
        </table:table-row>
        <table:table-row table:style-name="ro1">
          <table:table-cell office:value-type="float" office:value="8879126" calcext:value-type="float">
            <text:p>8879126</text:p>
          </table:table-cell>
          <table:table-cell table:formula="of:=[.A557]/1000/(60*60*24)" office:value-type="time" office:time-value="PT02H27M59.126S" calcext:value-type="time">
            <text:p>02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232.04" calcext:value-type="float">
            <text:p>1232.04</text:p>
          </table:table-cell>
          <table:table-cell office:value-type="float" office:value="1451.98" calcext:value-type="float">
            <text:p>1451.98</text:p>
          </table:table-cell>
        </table:table-row>
        <table:table-row table:style-name="ro1">
          <table:table-cell office:value-type="float" office:value="8895126" calcext:value-type="float">
            <text:p>8895126</text:p>
          </table:table-cell>
          <table:table-cell table:formula="of:=[.A558]/1000/(60*60*24)" office:value-type="time" office:time-value="PT02H28M15.126S" calcext:value-type="time">
            <text:p>02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234.26" calcext:value-type="float">
            <text:p>1234.26</text:p>
          </table:table-cell>
          <table:table-cell office:value-type="float" office:value="1454.54" calcext:value-type="float">
            <text:p>1454.54</text:p>
          </table:table-cell>
        </table:table-row>
        <table:table-row table:style-name="ro1">
          <table:table-cell office:value-type="float" office:value="8911126" calcext:value-type="float">
            <text:p>8911126</text:p>
          </table:table-cell>
          <table:table-cell table:formula="of:=[.A559]/1000/(60*60*24)" office:value-type="time" office:time-value="PT02H28M31.126S" calcext:value-type="time">
            <text:p>02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36.48" calcext:value-type="float">
            <text:p>1236.48</text:p>
          </table:table-cell>
          <table:table-cell office:value-type="float" office:value="1457.09" calcext:value-type="float">
            <text:p>1457.09</text:p>
          </table:table-cell>
        </table:table-row>
        <table:table-row table:style-name="ro1">
          <table:table-cell office:value-type="float" office:value="8927126" calcext:value-type="float">
            <text:p>8927126</text:p>
          </table:table-cell>
          <table:table-cell table:formula="of:=[.A560]/1000/(60*60*24)" office:value-type="time" office:time-value="PT02H28M47.126S" calcext:value-type="time">
            <text:p>02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238.7" calcext:value-type="float">
            <text:p>1238.7</text:p>
          </table:table-cell>
          <table:table-cell office:value-type="float" office:value="1459.65" calcext:value-type="float">
            <text:p>1459.65</text:p>
          </table:table-cell>
        </table:table-row>
        <table:table-row table:style-name="ro1">
          <table:table-cell office:value-type="float" office:value="8943126" calcext:value-type="float">
            <text:p>8943126</text:p>
          </table:table-cell>
          <table:table-cell table:formula="of:=[.A561]/1000/(60*60*24)" office:value-type="time" office:time-value="PT02H29M03.126S" calcext:value-type="time">
            <text:p>02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40.92" calcext:value-type="float">
            <text:p>1240.92</text:p>
          </table:table-cell>
          <table:table-cell office:value-type="float" office:value="1462.2" calcext:value-type="float">
            <text:p>1462.2</text:p>
          </table:table-cell>
        </table:table-row>
        <table:table-row table:style-name="ro1">
          <table:table-cell office:value-type="float" office:value="8959126" calcext:value-type="float">
            <text:p>8959126</text:p>
          </table:table-cell>
          <table:table-cell table:formula="of:=[.A562]/1000/(60*60*24)" office:value-type="time" office:time-value="PT02H29M19.126S" calcext:value-type="time">
            <text:p>02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4.74" calcext:value-type="float">
            <text:p>574.74</text:p>
          </table:table-cell>
          <table:table-cell office:value-type="float" office:value="1243.14" calcext:value-type="float">
            <text:p>1243.14</text:p>
          </table:table-cell>
          <table:table-cell office:value-type="float" office:value="1464.76" calcext:value-type="float">
            <text:p>1464.76</text:p>
          </table:table-cell>
        </table:table-row>
        <table:table-row table:style-name="ro1">
          <table:table-cell office:value-type="float" office:value="8975126" calcext:value-type="float">
            <text:p>8975126</text:p>
          </table:table-cell>
          <table:table-cell table:formula="of:=[.A563]/1000/(60*60*24)" office:value-type="time" office:time-value="PT02H29M35.126S" calcext:value-type="time">
            <text:p>02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245.36" calcext:value-type="float">
            <text:p>1245.36</text:p>
          </table:table-cell>
          <table:table-cell office:value-type="float" office:value="1467.31" calcext:value-type="float">
            <text:p>1467.31</text:p>
          </table:table-cell>
        </table:table-row>
        <table:table-row table:style-name="ro1">
          <table:table-cell office:value-type="float" office:value="8991126" calcext:value-type="float">
            <text:p>8991126</text:p>
          </table:table-cell>
          <table:table-cell table:formula="of:=[.A564]/1000/(60*60*24)" office:value-type="time" office:time-value="PT02H29M51.126S" calcext:value-type="time">
            <text:p>02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47.58" calcext:value-type="float">
            <text:p>1247.58</text:p>
          </table:table-cell>
          <table:table-cell office:value-type="float" office:value="1469.87" calcext:value-type="float">
            <text:p>1469.87</text:p>
          </table:table-cell>
        </table:table-row>
        <table:table-row table:style-name="ro1">
          <table:table-cell office:value-type="float" office:value="9007126" calcext:value-type="float">
            <text:p>9007126</text:p>
          </table:table-cell>
          <table:table-cell table:formula="of:=[.A565]/1000/(60*60*24)" office:value-type="time" office:time-value="PT02H30M07.126S" calcext:value-type="time">
            <text:p>02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249.8" calcext:value-type="float">
            <text:p>1249.8</text:p>
          </table:table-cell>
          <table:table-cell office:value-type="float" office:value="1472.42" calcext:value-type="float">
            <text:p>1472.42</text:p>
          </table:table-cell>
        </table:table-row>
        <table:table-row table:style-name="ro1">
          <table:table-cell office:value-type="float" office:value="9023126" calcext:value-type="float">
            <text:p>9023126</text:p>
          </table:table-cell>
          <table:table-cell table:formula="of:=[.A566]/1000/(60*60*24)" office:value-type="time" office:time-value="PT02H30M23.126S" calcext:value-type="time">
            <text:p>02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252.02" calcext:value-type="float">
            <text:p>1252.02</text:p>
          </table:table-cell>
          <table:table-cell office:value-type="float" office:value="1474.98" calcext:value-type="float">
            <text:p>1474.98</text:p>
          </table:table-cell>
        </table:table-row>
        <table:table-row table:style-name="ro1">
          <table:table-cell office:value-type="float" office:value="9039126" calcext:value-type="float">
            <text:p>9039126</text:p>
          </table:table-cell>
          <table:table-cell table:formula="of:=[.A567]/1000/(60*60*24)" office:value-type="time" office:time-value="PT02H30M39.126S" calcext:value-type="time">
            <text:p>02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254.24" calcext:value-type="float">
            <text:p>1254.24</text:p>
          </table:table-cell>
          <table:table-cell office:value-type="float" office:value="1477.53" calcext:value-type="float">
            <text:p>1477.53</text:p>
          </table:table-cell>
        </table:table-row>
        <table:table-row table:style-name="ro1">
          <table:table-cell office:value-type="float" office:value="9055127" calcext:value-type="float">
            <text:p>9055127</text:p>
          </table:table-cell>
          <table:table-cell table:formula="of:=[.A568]/1000/(60*60*24)" office:value-type="time" office:time-value="PT02H30M55.127S" calcext:value-type="time">
            <text:p>02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256.46" calcext:value-type="float">
            <text:p>1256.46</text:p>
          </table:table-cell>
          <table:table-cell office:value-type="float" office:value="1480.08" calcext:value-type="float">
            <text:p>1480.08</text:p>
          </table:table-cell>
        </table:table-row>
        <table:table-row table:style-name="ro1">
          <table:table-cell office:value-type="float" office:value="9071126" calcext:value-type="float">
            <text:p>9071126</text:p>
          </table:table-cell>
          <table:table-cell table:formula="of:=[.A569]/1000/(60*60*24)" office:value-type="time" office:time-value="PT02H31M11.126S" calcext:value-type="time">
            <text:p>02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258.68" calcext:value-type="float">
            <text:p>1258.68</text:p>
          </table:table-cell>
          <table:table-cell office:value-type="float" office:value="1482.64" calcext:value-type="float">
            <text:p>1482.64</text:p>
          </table:table-cell>
        </table:table-row>
        <table:table-row table:style-name="ro1">
          <table:table-cell office:value-type="float" office:value="9087126" calcext:value-type="float">
            <text:p>9087126</text:p>
          </table:table-cell>
          <table:table-cell table:formula="of:=[.A570]/1000/(60*60*24)" office:value-type="time" office:time-value="PT02H31M27.126S" calcext:value-type="time">
            <text:p>02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260.9" calcext:value-type="float">
            <text:p>1260.9</text:p>
          </table:table-cell>
          <table:table-cell office:value-type="float" office:value="1485.19" calcext:value-type="float">
            <text:p>1485.19</text:p>
          </table:table-cell>
        </table:table-row>
        <table:table-row table:style-name="ro1">
          <table:table-cell office:value-type="float" office:value="9103127" calcext:value-type="float">
            <text:p>9103127</text:p>
          </table:table-cell>
          <table:table-cell table:formula="of:=[.A571]/1000/(60*60*24)" office:value-type="time" office:time-value="PT02H31M43.127S" calcext:value-type="time">
            <text:p>02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63.12" calcext:value-type="float">
            <text:p>1263.12</text:p>
          </table:table-cell>
          <table:table-cell office:value-type="float" office:value="1487.75" calcext:value-type="float">
            <text:p>1487.75</text:p>
          </table:table-cell>
        </table:table-row>
        <table:table-row table:style-name="ro1">
          <table:table-cell office:value-type="float" office:value="9119126" calcext:value-type="float">
            <text:p>9119126</text:p>
          </table:table-cell>
          <table:table-cell table:formula="of:=[.A572]/1000/(60*60*24)" office:value-type="time" office:time-value="PT02H31M59.126S" calcext:value-type="time">
            <text:p>02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1490.3" calcext:value-type="float">
            <text:p>1490.3</text:p>
          </table:table-cell>
        </table:table-row>
        <table:table-row table:style-name="ro1">
          <table:table-cell office:value-type="float" office:value="9135126" calcext:value-type="float">
            <text:p>9135126</text:p>
          </table:table-cell>
          <table:table-cell table:formula="of:=[.A573]/1000/(60*60*24)" office:value-type="time" office:time-value="PT02H32M15.126S" calcext:value-type="time">
            <text:p>02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267.56" calcext:value-type="float">
            <text:p>1267.56</text:p>
          </table:table-cell>
          <table:table-cell office:value-type="float" office:value="1492.85" calcext:value-type="float">
            <text:p>1492.85</text:p>
          </table:table-cell>
        </table:table-row>
        <table:table-row table:style-name="ro1">
          <table:table-cell office:value-type="float" office:value="9151126" calcext:value-type="float">
            <text:p>9151126</text:p>
          </table:table-cell>
          <table:table-cell table:formula="of:=[.A574]/1000/(60*60*24)" office:value-type="time" office:time-value="PT02H32M31.126S" calcext:value-type="time">
            <text:p>02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269.78" calcext:value-type="float">
            <text:p>1269.78</text:p>
          </table:table-cell>
          <table:table-cell office:value-type="float" office:value="1495.4" calcext:value-type="float">
            <text:p>1495.4</text:p>
          </table:table-cell>
        </table:table-row>
        <table:table-row table:style-name="ro1">
          <table:table-cell office:value-type="float" office:value="9167126" calcext:value-type="float">
            <text:p>9167126</text:p>
          </table:table-cell>
          <table:table-cell table:formula="of:=[.A575]/1000/(60*60*24)" office:value-type="time" office:time-value="PT02H32M47.126S" calcext:value-type="time">
            <text:p>02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272" calcext:value-type="float">
            <text:p>1272</text:p>
          </table:table-cell>
          <table:table-cell office:value-type="float" office:value="1497.96" calcext:value-type="float">
            <text:p>1497.96</text:p>
          </table:table-cell>
        </table:table-row>
        <table:table-row table:style-name="ro1">
          <table:table-cell office:value-type="float" office:value="9183126" calcext:value-type="float">
            <text:p>9183126</text:p>
          </table:table-cell>
          <table:table-cell table:formula="of:=[.A576]/1000/(60*60*24)" office:value-type="time" office:time-value="PT02H33M03.126S" calcext:value-type="time">
            <text:p>02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3" calcext:value-type="float">
            <text:p>574.3</text:p>
          </table:table-cell>
          <table:table-cell office:value-type="float" office:value="1274.22" calcext:value-type="float">
            <text:p>1274.22</text:p>
          </table:table-cell>
          <table:table-cell office:value-type="float" office:value="1500.51" calcext:value-type="float">
            <text:p>1500.51</text:p>
          </table:table-cell>
        </table:table-row>
        <table:table-row table:style-name="ro1">
          <table:table-cell office:value-type="float" office:value="9199126" calcext:value-type="float">
            <text:p>9199126</text:p>
          </table:table-cell>
          <table:table-cell table:formula="of:=[.A577]/1000/(60*60*24)" office:value-type="time" office:time-value="PT02H33M19.126S" calcext:value-type="time">
            <text:p>02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6" calcext:value-type="float">
            <text:p>574.66</text:p>
          </table:table-cell>
          <table:table-cell office:value-type="float" office:value="1276.44" calcext:value-type="float">
            <text:p>1276.44</text:p>
          </table:table-cell>
          <table:table-cell office:value-type="float" office:value="1503.07" calcext:value-type="float">
            <text:p>1503.07</text:p>
          </table:table-cell>
        </table:table-row>
        <table:table-row table:style-name="ro1">
          <table:table-cell office:value-type="float" office:value="9215126" calcext:value-type="float">
            <text:p>9215126</text:p>
          </table:table-cell>
          <table:table-cell table:formula="of:=[.A578]/1000/(60*60*24)" office:value-type="time" office:time-value="PT02H33M35.126S" calcext:value-type="time">
            <text:p>02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278.66" calcext:value-type="float">
            <text:p>1278.66</text:p>
          </table:table-cell>
          <table:table-cell office:value-type="float" office:value="1505.62" calcext:value-type="float">
            <text:p>1505.62</text:p>
          </table:table-cell>
        </table:table-row>
        <table:table-row table:style-name="ro1">
          <table:table-cell office:value-type="float" office:value="9231127" calcext:value-type="float">
            <text:p>9231127</text:p>
          </table:table-cell>
          <table:table-cell table:formula="of:=[.A579]/1000/(60*60*24)" office:value-type="time" office:time-value="PT02H33M51.127S" calcext:value-type="time">
            <text:p>02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5" calcext:value-type="float">
            <text:p>574.65</text:p>
          </table:table-cell>
          <table:table-cell office:value-type="float" office:value="1280.88" calcext:value-type="float">
            <text:p>1280.88</text:p>
          </table:table-cell>
          <table:table-cell office:value-type="float" office:value="1508.17" calcext:value-type="float">
            <text:p>1508.17</text:p>
          </table:table-cell>
        </table:table-row>
        <table:table-row table:style-name="ro1">
          <table:table-cell office:value-type="float" office:value="9247127" calcext:value-type="float">
            <text:p>9247127</text:p>
          </table:table-cell>
          <table:table-cell table:formula="of:=[.A580]/1000/(60*60*24)" office:value-type="time" office:time-value="PT02H34M07.127S" calcext:value-type="time">
            <text:p>02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83.1" calcext:value-type="float">
            <text:p>1283.1</text:p>
          </table:table-cell>
          <table:table-cell office:value-type="float" office:value="1510.72" calcext:value-type="float">
            <text:p>1510.72</text:p>
          </table:table-cell>
        </table:table-row>
        <table:table-row table:style-name="ro1">
          <table:table-cell office:value-type="float" office:value="9263126" calcext:value-type="float">
            <text:p>9263126</text:p>
          </table:table-cell>
          <table:table-cell table:formula="of:=[.A581]/1000/(60*60*24)" office:value-type="time" office:time-value="PT02H34M23.126S" calcext:value-type="time">
            <text:p>02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285.32" calcext:value-type="float">
            <text:p>1285.32</text:p>
          </table:table-cell>
          <table:table-cell office:value-type="float" office:value="1513.27" calcext:value-type="float">
            <text:p>1513.27</text:p>
          </table:table-cell>
        </table:table-row>
        <table:table-row table:style-name="ro1">
          <table:table-cell office:value-type="float" office:value="9279126" calcext:value-type="float">
            <text:p>9279126</text:p>
          </table:table-cell>
          <table:table-cell table:formula="of:=[.A582]/1000/(60*60*24)" office:value-type="time" office:time-value="PT02H34M39.126S" calcext:value-type="time">
            <text:p>02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21" calcext:value-type="float">
            <text:p>572.21</text:p>
          </table:table-cell>
          <table:table-cell office:value-type="float" office:value="1287.54" calcext:value-type="float">
            <text:p>1287.54</text:p>
          </table:table-cell>
          <table:table-cell office:value-type="float" office:value="1515.82" calcext:value-type="float">
            <text:p>1515.82</text:p>
          </table:table-cell>
        </table:table-row>
        <table:table-row table:style-name="ro1">
          <table:table-cell office:value-type="float" office:value="9295126" calcext:value-type="float">
            <text:p>9295126</text:p>
          </table:table-cell>
          <table:table-cell table:formula="of:=[.A583]/1000/(60*60*24)" office:value-type="time" office:time-value="PT02H34M55.126S" calcext:value-type="time">
            <text:p>02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289.76" calcext:value-type="float">
            <text:p>1289.76</text:p>
          </table:table-cell>
          <table:table-cell office:value-type="float" office:value="1518.37" calcext:value-type="float">
            <text:p>1518.37</text:p>
          </table:table-cell>
        </table:table-row>
        <table:table-row table:style-name="ro1">
          <table:table-cell office:value-type="float" office:value="9311126" calcext:value-type="float">
            <text:p>9311126</text:p>
          </table:table-cell>
          <table:table-cell table:formula="of:=[.A584]/1000/(60*60*24)" office:value-type="time" office:time-value="PT02H35M11.126S" calcext:value-type="time">
            <text:p>02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92" calcext:value-type="float">
            <text:p>499.92</text:p>
          </table:table-cell>
          <table:table-cell office:value-type="float" office:value="574.89" calcext:value-type="float">
            <text:p>574.89</text:p>
          </table:table-cell>
          <table:table-cell office:value-type="float" office:value="1291.98" calcext:value-type="float">
            <text:p>1291.98</text:p>
          </table:table-cell>
          <table:table-cell office:value-type="float" office:value="1520.93" calcext:value-type="float">
            <text:p>1520.93</text:p>
          </table:table-cell>
        </table:table-row>
        <table:table-row table:style-name="ro1">
          <table:table-cell office:value-type="float" office:value="9327126" calcext:value-type="float">
            <text:p>9327126</text:p>
          </table:table-cell>
          <table:table-cell table:formula="of:=[.A585]/1000/(60*60*24)" office:value-type="time" office:time-value="PT02H35M27.126S" calcext:value-type="time">
            <text:p>02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294.2" calcext:value-type="float">
            <text:p>1294.2</text:p>
          </table:table-cell>
          <table:table-cell office:value-type="float" office:value="1523.48" calcext:value-type="float">
            <text:p>1523.48</text:p>
          </table:table-cell>
        </table:table-row>
        <table:table-row table:style-name="ro1">
          <table:table-cell office:value-type="float" office:value="9343126" calcext:value-type="float">
            <text:p>9343126</text:p>
          </table:table-cell>
          <table:table-cell table:formula="of:=[.A586]/1000/(60*60*24)" office:value-type="time" office:time-value="PT02H35M43.126S" calcext:value-type="time">
            <text:p>02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1526.03" calcext:value-type="float">
            <text:p>1526.03</text:p>
          </table:table-cell>
        </table:table-row>
        <table:table-row table:style-name="ro1">
          <table:table-cell office:value-type="float" office:value="9359126" calcext:value-type="float">
            <text:p>9359126</text:p>
          </table:table-cell>
          <table:table-cell table:formula="of:=[.A587]/1000/(60*60*24)" office:value-type="time" office:time-value="PT02H35M59.126S" calcext:value-type="time">
            <text:p>02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298.64" calcext:value-type="float">
            <text:p>1298.64</text:p>
          </table:table-cell>
          <table:table-cell office:value-type="float" office:value="1528.58" calcext:value-type="float">
            <text:p>1528.58</text:p>
          </table:table-cell>
        </table:table-row>
        <table:table-row table:style-name="ro1">
          <table:table-cell office:value-type="float" office:value="9375126" calcext:value-type="float">
            <text:p>9375126</text:p>
          </table:table-cell>
          <table:table-cell table:formula="of:=[.A588]/1000/(60*60*24)" office:value-type="time" office:time-value="PT02H36M15.126S" calcext:value-type="time">
            <text:p>02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300.86" calcext:value-type="float">
            <text:p>1300.86</text:p>
          </table:table-cell>
          <table:table-cell office:value-type="float" office:value="1531.13" calcext:value-type="float">
            <text:p>1531.13</text:p>
          </table:table-cell>
        </table:table-row>
        <table:table-row table:style-name="ro1">
          <table:table-cell office:value-type="float" office:value="9391126" calcext:value-type="float">
            <text:p>9391126</text:p>
          </table:table-cell>
          <table:table-cell table:formula="of:=[.A589]/1000/(60*60*24)" office:value-type="time" office:time-value="PT02H36M31.126S" calcext:value-type="time">
            <text:p>02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303.08" calcext:value-type="float">
            <text:p>1303.08</text:p>
          </table:table-cell>
          <table:table-cell office:value-type="float" office:value="1533.67" calcext:value-type="float">
            <text:p>1533.67</text:p>
          </table:table-cell>
        </table:table-row>
        <table:table-row table:style-name="ro1">
          <table:table-cell office:value-type="float" office:value="9407126" calcext:value-type="float">
            <text:p>9407126</text:p>
          </table:table-cell>
          <table:table-cell table:formula="of:=[.A590]/1000/(60*60*24)" office:value-type="time" office:time-value="PT02H36M47.126S" calcext:value-type="time">
            <text:p>02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05.3" calcext:value-type="float">
            <text:p>1305.3</text:p>
          </table:table-cell>
          <table:table-cell office:value-type="float" office:value="1536.22" calcext:value-type="float">
            <text:p>1536.22</text:p>
          </table:table-cell>
        </table:table-row>
        <table:table-row table:style-name="ro1">
          <table:table-cell office:value-type="float" office:value="9423126" calcext:value-type="float">
            <text:p>9423126</text:p>
          </table:table-cell>
          <table:table-cell table:formula="of:=[.A591]/1000/(60*60*24)" office:value-type="time" office:time-value="PT02H37M03.126S" calcext:value-type="time">
            <text:p>02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4" calcext:value-type="float">
            <text:p>572.64</text:p>
          </table:table-cell>
          <table:table-cell office:value-type="float" office:value="1307.52" calcext:value-type="float">
            <text:p>1307.52</text:p>
          </table:table-cell>
          <table:table-cell office:value-type="float" office:value="1538.77" calcext:value-type="float">
            <text:p>1538.77</text:p>
          </table:table-cell>
        </table:table-row>
        <table:table-row table:style-name="ro1">
          <table:table-cell office:value-type="float" office:value="9439126" calcext:value-type="float">
            <text:p>9439126</text:p>
          </table:table-cell>
          <table:table-cell table:formula="of:=[.A592]/1000/(60*60*24)" office:value-type="time" office:time-value="PT02H37M19.126S" calcext:value-type="time">
            <text:p>02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309.74" calcext:value-type="float">
            <text:p>1309.74</text:p>
          </table:table-cell>
          <table:table-cell office:value-type="float" office:value="1541.31" calcext:value-type="float">
            <text:p>1541.31</text:p>
          </table:table-cell>
        </table:table-row>
        <table:table-row table:style-name="ro1">
          <table:table-cell office:value-type="float" office:value="9455126" calcext:value-type="float">
            <text:p>9455126</text:p>
          </table:table-cell>
          <table:table-cell table:formula="of:=[.A593]/1000/(60*60*24)" office:value-type="time" office:time-value="PT02H37M35.126S" calcext:value-type="time">
            <text:p>02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3" calcext:value-type="float">
            <text:p>574.53</text:p>
          </table:table-cell>
          <table:table-cell office:value-type="float" office:value="1311.96" calcext:value-type="float">
            <text:p>1311.96</text:p>
          </table:table-cell>
          <table:table-cell office:value-type="float" office:value="1543.86" calcext:value-type="float">
            <text:p>1543.86</text:p>
          </table:table-cell>
        </table:table-row>
        <table:table-row table:style-name="ro1">
          <table:table-cell office:value-type="float" office:value="9471126" calcext:value-type="float">
            <text:p>9471126</text:p>
          </table:table-cell>
          <table:table-cell table:formula="of:=[.A594]/1000/(60*60*24)" office:value-type="time" office:time-value="PT02H37M51.126S" calcext:value-type="time">
            <text:p>02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4" calcext:value-type="float">
            <text:p>572.44</text:p>
          </table:table-cell>
          <table:table-cell office:value-type="float" office:value="1314.18" calcext:value-type="float">
            <text:p>1314.18</text:p>
          </table:table-cell>
          <table:table-cell office:value-type="float" office:value="1546.41" calcext:value-type="float">
            <text:p>1546.41</text:p>
          </table:table-cell>
        </table:table-row>
        <table:table-row table:style-name="ro1">
          <table:table-cell office:value-type="float" office:value="9487127" calcext:value-type="float">
            <text:p>9487127</text:p>
          </table:table-cell>
          <table:table-cell table:formula="of:=[.A595]/1000/(60*60*24)" office:value-type="time" office:time-value="PT02H38M07.127S" calcext:value-type="time">
            <text:p>02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16.4" calcext:value-type="float">
            <text:p>1316.4</text:p>
          </table:table-cell>
          <table:table-cell office:value-type="float" office:value="1548.96" calcext:value-type="float">
            <text:p>1548.96</text:p>
          </table:table-cell>
        </table:table-row>
        <table:table-row table:style-name="ro1">
          <table:table-cell office:value-type="float" office:value="9503126" calcext:value-type="float">
            <text:p>9503126</text:p>
          </table:table-cell>
          <table:table-cell table:formula="of:=[.A596]/1000/(60*60*24)" office:value-type="time" office:time-value="PT02H38M23.126S" calcext:value-type="time">
            <text:p>02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318.62" calcext:value-type="float">
            <text:p>1318.62</text:p>
          </table:table-cell>
          <table:table-cell office:value-type="float" office:value="1551.5" calcext:value-type="float">
            <text:p>1551.5</text:p>
          </table:table-cell>
        </table:table-row>
        <table:table-row table:style-name="ro1">
          <table:table-cell office:value-type="float" office:value="9519127" calcext:value-type="float">
            <text:p>9519127</text:p>
          </table:table-cell>
          <table:table-cell table:formula="of:=[.A597]/1000/(60*60*24)" office:value-type="time" office:time-value="PT02H38M39.127S" calcext:value-type="time">
            <text:p>02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3" calcext:value-type="float">
            <text:p>572.53</text:p>
          </table:table-cell>
          <table:table-cell office:value-type="float" office:value="1320.84" calcext:value-type="float">
            <text:p>1320.84</text:p>
          </table:table-cell>
          <table:table-cell office:value-type="float" office:value="1554.05" calcext:value-type="float">
            <text:p>1554.05</text:p>
          </table:table-cell>
        </table:table-row>
        <table:table-row table:style-name="ro1">
          <table:table-cell office:value-type="float" office:value="9535126" calcext:value-type="float">
            <text:p>9535126</text:p>
          </table:table-cell>
          <table:table-cell table:formula="of:=[.A598]/1000/(60*60*24)" office:value-type="time" office:time-value="PT02H38M55.126S" calcext:value-type="time">
            <text:p>02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23.06" calcext:value-type="float">
            <text:p>1323.06</text:p>
          </table:table-cell>
          <table:table-cell office:value-type="float" office:value="1556.6" calcext:value-type="float">
            <text:p>1556.6</text:p>
          </table:table-cell>
        </table:table-row>
        <table:table-row table:style-name="ro1">
          <table:table-cell office:value-type="float" office:value="9551126" calcext:value-type="float">
            <text:p>9551126</text:p>
          </table:table-cell>
          <table:table-cell table:formula="of:=[.A599]/1000/(60*60*24)" office:value-type="time" office:time-value="PT02H39M11.126S" calcext:value-type="time">
            <text:p>02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325.28" calcext:value-type="float">
            <text:p>1325.28</text:p>
          </table:table-cell>
          <table:table-cell office:value-type="float" office:value="1559.14" calcext:value-type="float">
            <text:p>1559.14</text:p>
          </table:table-cell>
        </table:table-row>
        <table:table-row table:style-name="ro1">
          <table:table-cell office:value-type="float" office:value="9567127" calcext:value-type="float">
            <text:p>9567127</text:p>
          </table:table-cell>
          <table:table-cell table:formula="of:=[.A600]/1000/(60*60*24)" office:value-type="time" office:time-value="PT02H39M27.127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27.5" calcext:value-type="float">
            <text:p>1327.5</text:p>
          </table:table-cell>
          <table:table-cell office:value-type="float" office:value="1561.69" calcext:value-type="float">
            <text:p>1561.69</text:p>
          </table:table-cell>
        </table:table-row>
        <table:table-row table:style-name="ro1">
          <table:table-cell office:value-type="float" office:value="9583127" calcext:value-type="float">
            <text:p>9583127</text:p>
          </table:table-cell>
          <table:table-cell table:formula="of:=[.A601]/1000/(60*60*24)" office:value-type="time" office:time-value="PT02H39M43.127S" calcext:value-type="time">
            <text:p>02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29.72" calcext:value-type="float">
            <text:p>1329.72</text:p>
          </table:table-cell>
          <table:table-cell office:value-type="float" office:value="1564.23" calcext:value-type="float">
            <text:p>1564.23</text:p>
          </table:table-cell>
        </table:table-row>
        <table:table-row table:style-name="ro1">
          <table:table-cell office:value-type="float" office:value="9599126" calcext:value-type="float">
            <text:p>9599126</text:p>
          </table:table-cell>
          <table:table-cell table:formula="of:=[.A602]/1000/(60*60*24)" office:value-type="time" office:time-value="PT02H39M59.126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331.94" calcext:value-type="float">
            <text:p>1331.94</text:p>
          </table:table-cell>
          <table:table-cell office:value-type="float" office:value="1566.78" calcext:value-type="float">
            <text:p>1566.78</text:p>
          </table:table-cell>
        </table:table-row>
        <table:table-row table:style-name="ro1">
          <table:table-cell office:value-type="float" office:value="9615126" calcext:value-type="float">
            <text:p>9615126</text:p>
          </table:table-cell>
          <table:table-cell table:formula="of:=[.A603]/1000/(60*60*24)" office:value-type="time" office:time-value="PT02H40M15.126S" calcext:value-type="time">
            <text:p>02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34.16" calcext:value-type="float">
            <text:p>1334.16</text:p>
          </table:table-cell>
          <table:table-cell office:value-type="float" office:value="1569.32" calcext:value-type="float">
            <text:p>1569.32</text:p>
          </table:table-cell>
        </table:table-row>
        <table:table-row table:style-name="ro1">
          <table:table-cell office:value-type="float" office:value="9631126" calcext:value-type="float">
            <text:p>9631126</text:p>
          </table:table-cell>
          <table:table-cell table:formula="of:=[.A604]/1000/(60*60*24)" office:value-type="time" office:time-value="PT02H40M31.126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336.38" calcext:value-type="float">
            <text:p>1336.38</text:p>
          </table:table-cell>
          <table:table-cell office:value-type="float" office:value="1571.86" calcext:value-type="float">
            <text:p>1571.86</text:p>
          </table:table-cell>
        </table:table-row>
        <table:table-row table:style-name="ro1">
          <table:table-cell office:value-type="float" office:value="9647126" calcext:value-type="float">
            <text:p>9647126</text:p>
          </table:table-cell>
          <table:table-cell table:formula="of:=[.A605]/1000/(60*60*24)" office:value-type="time" office:time-value="PT02H40M47.126S" calcext:value-type="time">
            <text:p>02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338.6" calcext:value-type="float">
            <text:p>1338.6</text:p>
          </table:table-cell>
          <table:table-cell office:value-type="float" office:value="1574.41" calcext:value-type="float">
            <text:p>1574.41</text:p>
          </table:table-cell>
        </table:table-row>
        <table:table-row table:style-name="ro1">
          <table:table-cell office:value-type="float" office:value="9663126" calcext:value-type="float">
            <text:p>9663126</text:p>
          </table:table-cell>
          <table:table-cell table:formula="of:=[.A606]/1000/(60*60*24)" office:value-type="time" office:time-value="PT02H41M03.126S" calcext:value-type="time">
            <text:p>02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340.82" calcext:value-type="float">
            <text:p>1340.82</text:p>
          </table:table-cell>
          <table:table-cell office:value-type="float" office:value="1576.95" calcext:value-type="float">
            <text:p>1576.95</text:p>
          </table:table-cell>
        </table:table-row>
        <table:table-row table:style-name="ro1">
          <table:table-cell office:value-type="float" office:value="9679126" calcext:value-type="float">
            <text:p>9679126</text:p>
          </table:table-cell>
          <table:table-cell table:formula="of:=[.A607]/1000/(60*60*24)" office:value-type="time" office:time-value="PT02H41M19.126S" calcext:value-type="time">
            <text:p>02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43.04" calcext:value-type="float">
            <text:p>1343.04</text:p>
          </table:table-cell>
          <table:table-cell office:value-type="float" office:value="1579.5" calcext:value-type="float">
            <text:p>1579.5</text:p>
          </table:table-cell>
        </table:table-row>
        <table:table-row table:style-name="ro1">
          <table:table-cell office:value-type="float" office:value="9695127" calcext:value-type="float">
            <text:p>9695127</text:p>
          </table:table-cell>
          <table:table-cell table:formula="of:=[.A608]/1000/(60*60*24)" office:value-type="time" office:time-value="PT02H41M35.127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" calcext:value-type="float">
            <text:p>572.4</text:p>
          </table:table-cell>
          <table:table-cell office:value-type="float" office:value="1345.26" calcext:value-type="float">
            <text:p>1345.26</text:p>
          </table:table-cell>
          <table:table-cell office:value-type="float" office:value="1582.04" calcext:value-type="float">
            <text:p>1582.04</text:p>
          </table:table-cell>
        </table:table-row>
        <table:table-row table:style-name="ro1">
          <table:table-cell office:value-type="float" office:value="9711126" calcext:value-type="float">
            <text:p>9711126</text:p>
          </table:table-cell>
          <table:table-cell table:formula="of:=[.A609]/1000/(60*60*24)" office:value-type="time" office:time-value="PT02H41M51.126S" calcext:value-type="time">
            <text:p>02:41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347.48" calcext:value-type="float">
            <text:p>1347.48</text:p>
          </table:table-cell>
          <table:table-cell office:value-type="float" office:value="1584.58" calcext:value-type="float">
            <text:p>1584.58</text:p>
          </table:table-cell>
        </table:table-row>
        <table:table-row table:style-name="ro1">
          <table:table-cell office:value-type="float" office:value="9727126" calcext:value-type="float">
            <text:p>9727126</text:p>
          </table:table-cell>
          <table:table-cell table:formula="of:=[.A610]/1000/(60*60*24)" office:value-type="time" office:time-value="PT02H42M07.126S" calcext:value-type="time">
            <text:p>02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349.7" calcext:value-type="float">
            <text:p>1349.7</text:p>
          </table:table-cell>
          <table:table-cell office:value-type="float" office:value="1587.13" calcext:value-type="float">
            <text:p>1587.13</text:p>
          </table:table-cell>
        </table:table-row>
        <table:table-row table:style-name="ro1">
          <table:table-cell office:value-type="float" office:value="9743127" calcext:value-type="float">
            <text:p>9743127</text:p>
          </table:table-cell>
          <table:table-cell table:formula="of:=[.A611]/1000/(60*60*24)" office:value-type="time" office:time-value="PT02H42M23.127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51.92" calcext:value-type="float">
            <text:p>1351.92</text:p>
          </table:table-cell>
          <table:table-cell office:value-type="float" office:value="1589.67" calcext:value-type="float">
            <text:p>1589.67</text:p>
          </table:table-cell>
        </table:table-row>
        <table:table-row table:style-name="ro1">
          <table:table-cell office:value-type="float" office:value="9759126" calcext:value-type="float">
            <text:p>9759126</text:p>
          </table:table-cell>
          <table:table-cell table:formula="of:=[.A612]/1000/(60*60*24)" office:value-type="time" office:time-value="PT02H42M39.126S" calcext:value-type="time">
            <text:p>02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54.14" calcext:value-type="float">
            <text:p>1354.14</text:p>
          </table:table-cell>
          <table:table-cell office:value-type="float" office:value="1592.22" calcext:value-type="float">
            <text:p>1592.22</text:p>
          </table:table-cell>
        </table:table-row>
        <table:table-row table:style-name="ro1">
          <table:table-cell office:value-type="float" office:value="9775126" calcext:value-type="float">
            <text:p>9775126</text:p>
          </table:table-cell>
          <table:table-cell table:formula="of:=[.A613]/1000/(60*60*24)" office:value-type="time" office:time-value="PT02H42M55.126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356.36" calcext:value-type="float">
            <text:p>1356.36</text:p>
          </table:table-cell>
          <table:table-cell office:value-type="float" office:value="1594.76" calcext:value-type="float">
            <text:p>1594.76</text:p>
          </table:table-cell>
        </table:table-row>
        <table:table-row table:style-name="ro1">
          <table:table-cell office:value-type="float" office:value="9791126" calcext:value-type="float">
            <text:p>9791126</text:p>
          </table:table-cell>
          <table:table-cell table:formula="of:=[.A614]/1000/(60*60*24)" office:value-type="time" office:time-value="PT02H43M11.126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58.58" calcext:value-type="float">
            <text:p>1358.58</text:p>
          </table:table-cell>
          <table:table-cell office:value-type="float" office:value="1597.3" calcext:value-type="float">
            <text:p>1597.3</text:p>
          </table:table-cell>
        </table:table-row>
        <table:table-row table:style-name="ro1">
          <table:table-cell office:value-type="float" office:value="9807126" calcext:value-type="float">
            <text:p>9807126</text:p>
          </table:table-cell>
          <table:table-cell table:formula="of:=[.A615]/1000/(60*60*24)" office:value-type="time" office:time-value="PT02H43M27.126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360.8" calcext:value-type="float">
            <text:p>1360.8</text:p>
          </table:table-cell>
          <table:table-cell office:value-type="float" office:value="1599.84" calcext:value-type="float">
            <text:p>1599.84</text:p>
          </table:table-cell>
        </table:table-row>
        <table:table-row table:style-name="ro1">
          <table:table-cell office:value-type="float" office:value="9823126" calcext:value-type="float">
            <text:p>9823126</text:p>
          </table:table-cell>
          <table:table-cell table:formula="of:=[.A616]/1000/(60*60*24)" office:value-type="time" office:time-value="PT02H43M43.126S" calcext:value-type="time">
            <text:p>02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363.02" calcext:value-type="float">
            <text:p>1363.02</text:p>
          </table:table-cell>
          <table:table-cell office:value-type="float" office:value="1602.39" calcext:value-type="float">
            <text:p>1602.39</text:p>
          </table:table-cell>
        </table:table-row>
        <table:table-row table:style-name="ro1">
          <table:table-cell office:value-type="float" office:value="9839126" calcext:value-type="float">
            <text:p>9839126</text:p>
          </table:table-cell>
          <table:table-cell table:formula="of:=[.A617]/1000/(60*60*24)" office:value-type="time" office:time-value="PT02H43M59.126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2.65" calcext:value-type="float">
            <text:p>572.65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604.93" calcext:value-type="float">
            <text:p>1604.93</text:p>
          </table:table-cell>
        </table:table-row>
        <table:table-row table:style-name="ro1">
          <table:table-cell office:value-type="float" office:value="9855127" calcext:value-type="float">
            <text:p>9855127</text:p>
          </table:table-cell>
          <table:table-cell table:formula="of:=[.A618]/1000/(60*60*24)" office:value-type="time" office:time-value="PT02H44M15.127S" calcext:value-type="time">
            <text:p>02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8" calcext:value-type="float">
            <text:p>499.8</text:p>
          </table:table-cell>
          <table:table-cell office:value-type="float" office:value="572.75" calcext:value-type="float">
            <text:p>572.75</text:p>
          </table:table-cell>
          <table:table-cell office:value-type="float" office:value="1367.47" calcext:value-type="float">
            <text:p>1367.47</text:p>
          </table:table-cell>
          <table:table-cell office:value-type="float" office:value="1607.47" calcext:value-type="float">
            <text:p>1607.47</text:p>
          </table:table-cell>
        </table:table-row>
        <table:table-row table:style-name="ro1">
          <table:table-cell office:value-type="float" office:value="9871126" calcext:value-type="float">
            <text:p>9871126</text:p>
          </table:table-cell>
          <table:table-cell table:formula="of:=[.A619]/1000/(60*60*24)" office:value-type="time" office:time-value="PT02H44M31.126S" calcext:value-type="time">
            <text:p>02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369.68" calcext:value-type="float">
            <text:p>1369.68</text:p>
          </table:table-cell>
          <table:table-cell office:value-type="float" office:value="1610.01" calcext:value-type="float">
            <text:p>1610.01</text:p>
          </table:table-cell>
        </table:table-row>
        <table:table-row table:style-name="ro1">
          <table:table-cell office:value-type="float" office:value="9887126" calcext:value-type="float">
            <text:p>9887126</text:p>
          </table:table-cell>
          <table:table-cell table:formula="of:=[.A620]/1000/(60*60*24)" office:value-type="time" office:time-value="PT02H44M47.126S" calcext:value-type="time">
            <text:p>02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371.9" calcext:value-type="float">
            <text:p>1371.9</text:p>
          </table:table-cell>
          <table:table-cell office:value-type="float" office:value="1612.55" calcext:value-type="float">
            <text:p>1612.55</text:p>
          </table:table-cell>
        </table:table-row>
        <table:table-row table:style-name="ro1">
          <table:table-cell office:value-type="float" office:value="9903126" calcext:value-type="float">
            <text:p>9903126</text:p>
          </table:table-cell>
          <table:table-cell table:formula="of:=[.A621]/1000/(60*60*24)" office:value-type="time" office:time-value="PT02H45M03.126S" calcext:value-type="time">
            <text:p>02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74.12" calcext:value-type="float">
            <text:p>1374.12</text:p>
          </table:table-cell>
          <table:table-cell office:value-type="float" office:value="1615.09" calcext:value-type="float">
            <text:p>1615.09</text:p>
          </table:table-cell>
        </table:table-row>
        <table:table-row table:style-name="ro1">
          <table:table-cell office:value-type="float" office:value="9919126" calcext:value-type="float">
            <text:p>9919126</text:p>
          </table:table-cell>
          <table:table-cell table:formula="of:=[.A622]/1000/(60*60*24)" office:value-type="time" office:time-value="PT02H45M19.126S" calcext:value-type="time">
            <text:p>02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376.34" calcext:value-type="float">
            <text:p>1376.34</text:p>
          </table:table-cell>
          <table:table-cell office:value-type="float" office:value="1617.63" calcext:value-type="float">
            <text:p>1617.63</text:p>
          </table:table-cell>
        </table:table-row>
        <table:table-row table:style-name="ro1">
          <table:table-cell office:value-type="float" office:value="9935126" calcext:value-type="float">
            <text:p>9935126</text:p>
          </table:table-cell>
          <table:table-cell table:formula="of:=[.A623]/1000/(60*60*24)" office:value-type="time" office:time-value="PT02H45M35.126S" calcext:value-type="time">
            <text:p>02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378.56" calcext:value-type="float">
            <text:p>1378.56</text:p>
          </table:table-cell>
          <table:table-cell office:value-type="float" office:value="1620.17" calcext:value-type="float">
            <text:p>1620.17</text:p>
          </table:table-cell>
        </table:table-row>
        <table:table-row table:style-name="ro1">
          <table:table-cell office:value-type="float" office:value="9951126" calcext:value-type="float">
            <text:p>9951126</text:p>
          </table:table-cell>
          <table:table-cell table:formula="of:=[.A624]/1000/(60*60*24)" office:value-type="time" office:time-value="PT02H45M51.126S" calcext:value-type="time">
            <text:p>02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80.78" calcext:value-type="float">
            <text:p>1380.78</text:p>
          </table:table-cell>
          <table:table-cell office:value-type="float" office:value="1622.71" calcext:value-type="float">
            <text:p>1622.71</text:p>
          </table:table-cell>
        </table:table-row>
        <table:table-row table:style-name="ro1">
          <table:table-cell office:value-type="float" office:value="9967127" calcext:value-type="float">
            <text:p>9967127</text:p>
          </table:table-cell>
          <table:table-cell table:formula="of:=[.A625]/1000/(60*60*24)" office:value-type="time" office:time-value="PT02H46M07.127S" calcext:value-type="time">
            <text:p>02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383" calcext:value-type="float">
            <text:p>1383</text:p>
          </table:table-cell>
          <table:table-cell office:value-type="float" office:value="1625.25" calcext:value-type="float">
            <text:p>1625.25</text:p>
          </table:table-cell>
        </table:table-row>
        <table:table-row table:style-name="ro1">
          <table:table-cell office:value-type="float" office:value="9983126" calcext:value-type="float">
            <text:p>9983126</text:p>
          </table:table-cell>
          <table:table-cell table:formula="of:=[.A626]/1000/(60*60*24)" office:value-type="time" office:time-value="PT02H46M23.126S" calcext:value-type="time">
            <text:p>02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385.22" calcext:value-type="float">
            <text:p>1385.22</text:p>
          </table:table-cell>
          <table:table-cell office:value-type="float" office:value="1627.79" calcext:value-type="float">
            <text:p>1627.79</text:p>
          </table:table-cell>
        </table:table-row>
        <table:table-row table:style-name="ro1">
          <table:table-cell office:value-type="float" office:value="9999126" calcext:value-type="float">
            <text:p>9999126</text:p>
          </table:table-cell>
          <table:table-cell table:formula="of:=[.A627]/1000/(60*60*24)" office:value-type="time" office:time-value="PT02H46M39.126S" calcext:value-type="time">
            <text:p>02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387.44" calcext:value-type="float">
            <text:p>1387.44</text:p>
          </table:table-cell>
          <table:table-cell office:value-type="float" office:value="1630.33" calcext:value-type="float">
            <text:p>1630.33</text:p>
          </table:table-cell>
        </table:table-row>
        <table:table-row table:style-name="ro1">
          <table:table-cell office:value-type="float" office:value="10015126" calcext:value-type="float">
            <text:p>10015126</text:p>
          </table:table-cell>
          <table:table-cell table:formula="of:=[.A628]/1000/(60*60*24)" office:value-type="time" office:time-value="PT02H46M55.126S" calcext:value-type="time">
            <text:p>02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389.66" calcext:value-type="float">
            <text:p>1389.66</text:p>
          </table:table-cell>
          <table:table-cell office:value-type="float" office:value="1632.86" calcext:value-type="float">
            <text:p>1632.86</text:p>
          </table:table-cell>
        </table:table-row>
        <table:table-row table:style-name="ro1">
          <table:table-cell office:value-type="float" office:value="10031127" calcext:value-type="float">
            <text:p>10031127</text:p>
          </table:table-cell>
          <table:table-cell table:formula="of:=[.A629]/1000/(60*60*24)" office:value-type="time" office:time-value="PT02H47M11.127S" calcext:value-type="time">
            <text:p>02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4" calcext:value-type="float">
            <text:p>570.04</text:p>
          </table:table-cell>
          <table:table-cell office:value-type="float" office:value="1391.88" calcext:value-type="float">
            <text:p>1391.88</text:p>
          </table:table-cell>
          <table:table-cell office:value-type="float" office:value="1635.4" calcext:value-type="float">
            <text:p>1635.4</text:p>
          </table:table-cell>
        </table:table-row>
        <table:table-row table:style-name="ro1">
          <table:table-cell office:value-type="float" office:value="10047126" calcext:value-type="float">
            <text:p>10047126</text:p>
          </table:table-cell>
          <table:table-cell table:formula="of:=[.A630]/1000/(60*60*24)" office:value-type="time" office:time-value="PT02H47M27.126S" calcext:value-type="time">
            <text:p>02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394.1" calcext:value-type="float">
            <text:p>1394.1</text:p>
          </table:table-cell>
          <table:table-cell office:value-type="float" office:value="1637.94" calcext:value-type="float">
            <text:p>1637.94</text:p>
          </table:table-cell>
        </table:table-row>
        <table:table-row table:style-name="ro1">
          <table:table-cell office:value-type="float" office:value="10063126" calcext:value-type="float">
            <text:p>10063126</text:p>
          </table:table-cell>
          <table:table-cell table:formula="of:=[.A631]/1000/(60*60*24)" office:value-type="time" office:time-value="PT02H47M43.126S" calcext:value-type="time">
            <text:p>02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396.32" calcext:value-type="float">
            <text:p>1396.32</text:p>
          </table:table-cell>
          <table:table-cell office:value-type="float" office:value="1640.47" calcext:value-type="float">
            <text:p>1640.47</text:p>
          </table:table-cell>
        </table:table-row>
        <table:table-row table:style-name="ro1">
          <table:table-cell office:value-type="float" office:value="10079127" calcext:value-type="float">
            <text:p>10079127</text:p>
          </table:table-cell>
          <table:table-cell table:formula="of:=[.A632]/1000/(60*60*24)" office:value-type="time" office:time-value="PT02H47M59.127S" calcext:value-type="time">
            <text:p>02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398.54" calcext:value-type="float">
            <text:p>1398.54</text:p>
          </table:table-cell>
          <table:table-cell office:value-type="float" office:value="1643.01" calcext:value-type="float">
            <text:p>1643.01</text:p>
          </table:table-cell>
        </table:table-row>
        <table:table-row table:style-name="ro1">
          <table:table-cell office:value-type="float" office:value="10095126" calcext:value-type="float">
            <text:p>10095126</text:p>
          </table:table-cell>
          <table:table-cell table:formula="of:=[.A633]/1000/(60*60*24)" office:value-type="time" office:time-value="PT02H48M15.126S" calcext:value-type="time">
            <text:p>02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400.76" calcext:value-type="float">
            <text:p>1400.76</text:p>
          </table:table-cell>
          <table:table-cell office:value-type="float" office:value="1645.54" calcext:value-type="float">
            <text:p>1645.54</text:p>
          </table:table-cell>
        </table:table-row>
        <table:table-row table:style-name="ro1">
          <table:table-cell office:value-type="float" office:value="10111126" calcext:value-type="float">
            <text:p>10111126</text:p>
          </table:table-cell>
          <table:table-cell table:formula="of:=[.A634]/1000/(60*60*24)" office:value-type="time" office:time-value="PT02H48M31.126S" calcext:value-type="time">
            <text:p>02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402.98" calcext:value-type="float">
            <text:p>1402.98</text:p>
          </table:table-cell>
          <table:table-cell office:value-type="float" office:value="1648.08" calcext:value-type="float">
            <text:p>1648.08</text:p>
          </table:table-cell>
        </table:table-row>
        <table:table-row table:style-name="ro1">
          <table:table-cell office:value-type="float" office:value="10127126" calcext:value-type="float">
            <text:p>10127126</text:p>
          </table:table-cell>
          <table:table-cell table:formula="of:=[.A635]/1000/(60*60*24)" office:value-type="time" office:time-value="PT02H48M47.126S" calcext:value-type="time">
            <text:p>02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405.2" calcext:value-type="float">
            <text:p>1405.2</text:p>
          </table:table-cell>
          <table:table-cell office:value-type="float" office:value="1650.61" calcext:value-type="float">
            <text:p>1650.61</text:p>
          </table:table-cell>
        </table:table-row>
        <table:table-row table:style-name="ro1">
          <table:table-cell office:value-type="float" office:value="10143126" calcext:value-type="float">
            <text:p>10143126</text:p>
          </table:table-cell>
          <table:table-cell table:formula="of:=[.A636]/1000/(60*60*24)" office:value-type="time" office:time-value="PT02H49M03.126S" calcext:value-type="time">
            <text:p>02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407.42" calcext:value-type="float">
            <text:p>1407.42</text:p>
          </table:table-cell>
          <table:table-cell office:value-type="float" office:value="1653.15" calcext:value-type="float">
            <text:p>1653.15</text:p>
          </table:table-cell>
        </table:table-row>
        <table:table-row table:style-name="ro1">
          <table:table-cell office:value-type="float" office:value="10159126" calcext:value-type="float">
            <text:p>10159126</text:p>
          </table:table-cell>
          <table:table-cell table:formula="of:=[.A637]/1000/(60*60*24)" office:value-type="time" office:time-value="PT02H49M19.126S" calcext:value-type="time">
            <text:p>02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409.64" calcext:value-type="float">
            <text:p>1409.64</text:p>
          </table:table-cell>
          <table:table-cell office:value-type="float" office:value="1655.68" calcext:value-type="float">
            <text:p>1655.68</text:p>
          </table:table-cell>
        </table:table-row>
        <table:table-row table:style-name="ro1">
          <table:table-cell office:value-type="float" office:value="10175127" calcext:value-type="float">
            <text:p>10175127</text:p>
          </table:table-cell>
          <table:table-cell table:formula="of:=[.A638]/1000/(60*60*24)" office:value-type="time" office:time-value="PT02H49M35.127S" calcext:value-type="time">
            <text:p>02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411.86" calcext:value-type="float">
            <text:p>1411.86</text:p>
          </table:table-cell>
          <table:table-cell office:value-type="float" office:value="1658.22" calcext:value-type="float">
            <text:p>1658.22</text:p>
          </table:table-cell>
        </table:table-row>
        <table:table-row table:style-name="ro1">
          <table:table-cell office:value-type="float" office:value="10191126" calcext:value-type="float">
            <text:p>10191126</text:p>
          </table:table-cell>
          <table:table-cell table:formula="of:=[.A639]/1000/(60*60*24)" office:value-type="time" office:time-value="PT02H49M51.126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414.08" calcext:value-type="float">
            <text:p>1414.08</text:p>
          </table:table-cell>
          <table:table-cell office:value-type="float" office:value="1660.75" calcext:value-type="float">
            <text:p>1660.75</text:p>
          </table:table-cell>
        </table:table-row>
        <table:table-row table:style-name="ro1">
          <table:table-cell office:value-type="float" office:value="10207126" calcext:value-type="float">
            <text:p>10207126</text:p>
          </table:table-cell>
          <table:table-cell table:formula="of:=[.A640]/1000/(60*60*24)" office:value-type="time" office:time-value="PT02H50M07.126S" calcext:value-type="time">
            <text:p>02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416.3" calcext:value-type="float">
            <text:p>1416.3</text:p>
          </table:table-cell>
          <table:table-cell office:value-type="float" office:value="1663.29" calcext:value-type="float">
            <text:p>1663.29</text:p>
          </table:table-cell>
        </table:table-row>
        <table:table-row table:style-name="ro1">
          <table:table-cell office:value-type="float" office:value="10223126" calcext:value-type="float">
            <text:p>10223126</text:p>
          </table:table-cell>
          <table:table-cell table:formula="of:=[.A641]/1000/(60*60*24)" office:value-type="time" office:time-value="PT02H50M23.126S" calcext:value-type="time">
            <text:p>02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4" calcext:value-type="float">
            <text:p>570.44</text:p>
          </table:table-cell>
          <table:table-cell office:value-type="float" office:value="1418.52" calcext:value-type="float">
            <text:p>1418.52</text:p>
          </table:table-cell>
          <table:table-cell office:value-type="float" office:value="1665.82" calcext:value-type="float">
            <text:p>1665.82</text:p>
          </table:table-cell>
        </table:table-row>
        <table:table-row table:style-name="ro1">
          <table:table-cell office:value-type="float" office:value="10239126" calcext:value-type="float">
            <text:p>10239126</text:p>
          </table:table-cell>
          <table:table-cell table:formula="of:=[.A642]/1000/(60*60*24)" office:value-type="time" office:time-value="PT02H50M39.126S" calcext:value-type="time">
            <text:p>02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70.75" calcext:value-type="float">
            <text:p>570.75</text:p>
          </table:table-cell>
          <table:table-cell office:value-type="float" office:value="1420.74" calcext:value-type="float">
            <text:p>1420.74</text:p>
          </table:table-cell>
          <table:table-cell office:value-type="float" office:value="1668.36" calcext:value-type="float">
            <text:p>1668.36</text:p>
          </table:table-cell>
        </table:table-row>
        <table:table-row table:style-name="ro1">
          <table:table-cell office:value-type="float" office:value="10255126" calcext:value-type="float">
            <text:p>10255126</text:p>
          </table:table-cell>
          <table:table-cell table:formula="of:=[.A643]/1000/(60*60*24)" office:value-type="time" office:time-value="PT02H50M55.126S" calcext:value-type="time">
            <text:p>02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2" calcext:value-type="float">
            <text:p>570.42</text:p>
          </table:table-cell>
          <table:table-cell office:value-type="float" office:value="1422.96" calcext:value-type="float">
            <text:p>1422.96</text:p>
          </table:table-cell>
          <table:table-cell office:value-type="float" office:value="1670.89" calcext:value-type="float">
            <text:p>1670.89</text:p>
          </table:table-cell>
        </table:table-row>
        <table:table-row table:style-name="ro1">
          <table:table-cell office:value-type="float" office:value="10271127" calcext:value-type="float">
            <text:p>10271127</text:p>
          </table:table-cell>
          <table:table-cell table:formula="of:=[.A644]/1000/(60*60*24)" office:value-type="time" office:time-value="PT02H51M11.127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425.18" calcext:value-type="float">
            <text:p>1425.18</text:p>
          </table:table-cell>
          <table:table-cell office:value-type="float" office:value="1673.43" calcext:value-type="float">
            <text:p>1673.43</text:p>
          </table:table-cell>
        </table:table-row>
        <table:table-row table:style-name="ro1">
          <table:table-cell office:value-type="float" office:value="10287126" calcext:value-type="float">
            <text:p>10287126</text:p>
          </table:table-cell>
          <table:table-cell table:formula="of:=[.A645]/1000/(60*60*24)" office:value-type="time" office:time-value="PT02H51M27.126S" calcext:value-type="time">
            <text:p>02:51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1" calcext:value-type="float">
            <text:p>570.21</text:p>
          </table:table-cell>
          <table:table-cell office:value-type="float" office:value="1427.4" calcext:value-type="float">
            <text:p>1427.4</text:p>
          </table:table-cell>
          <table:table-cell office:value-type="float" office:value="1675.96" calcext:value-type="float">
            <text:p>1675.96</text:p>
          </table:table-cell>
        </table:table-row>
        <table:table-row table:style-name="ro1">
          <table:table-cell office:value-type="float" office:value="10303126" calcext:value-type="float">
            <text:p>10303126</text:p>
          </table:table-cell>
          <table:table-cell table:formula="of:=[.A646]/1000/(60*60*24)" office:value-type="time" office:time-value="PT02H51M43.126S" calcext:value-type="time">
            <text:p>02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429.62" calcext:value-type="float">
            <text:p>1429.62</text:p>
          </table:table-cell>
          <table:table-cell office:value-type="float" office:value="1678.49" calcext:value-type="float">
            <text:p>1678.49</text:p>
          </table:table-cell>
        </table:table-row>
        <table:table-row table:style-name="ro1">
          <table:table-cell office:value-type="float" office:value="10319127" calcext:value-type="float">
            <text:p>10319127</text:p>
          </table:table-cell>
          <table:table-cell table:formula="of:=[.A647]/1000/(60*60*24)" office:value-type="time" office:time-value="PT02H51M59.127S" calcext:value-type="time">
            <text:p>02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431.84" calcext:value-type="float">
            <text:p>1431.84</text:p>
          </table:table-cell>
          <table:table-cell office:value-type="float" office:value="1681.03" calcext:value-type="float">
            <text:p>1681.03</text:p>
          </table:table-cell>
        </table:table-row>
        <table:table-row table:style-name="ro1">
          <table:table-cell office:value-type="float" office:value="10335126" calcext:value-type="float">
            <text:p>10335126</text:p>
          </table:table-cell>
          <table:table-cell table:formula="of:=[.A648]/1000/(60*60*24)" office:value-type="time" office:time-value="PT02H52M15.126S" calcext:value-type="time">
            <text:p>02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34.06" calcext:value-type="float">
            <text:p>1434.06</text:p>
          </table:table-cell>
          <table:table-cell office:value-type="float" office:value="1683.56" calcext:value-type="float">
            <text:p>1683.56</text:p>
          </table:table-cell>
        </table:table-row>
        <table:table-row table:style-name="ro1">
          <table:table-cell office:value-type="float" office:value="10351126" calcext:value-type="float">
            <text:p>10351126</text:p>
          </table:table-cell>
          <table:table-cell table:formula="of:=[.A649]/1000/(60*60*24)" office:value-type="time" office:time-value="PT02H52M31.126S" calcext:value-type="time">
            <text:p>02:5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36.28" calcext:value-type="float">
            <text:p>1436.28</text:p>
          </table:table-cell>
          <table:table-cell office:value-type="float" office:value="1686.09" calcext:value-type="float">
            <text:p>1686.09</text:p>
          </table:table-cell>
        </table:table-row>
        <table:table-row table:style-name="ro1">
          <table:table-cell office:value-type="float" office:value="10367127" calcext:value-type="float">
            <text:p>10367127</text:p>
          </table:table-cell>
          <table:table-cell table:formula="of:=[.A650]/1000/(60*60*24)" office:value-type="time" office:time-value="PT02H52M47.127S" calcext:value-type="time">
            <text:p>02:5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438.5" calcext:value-type="float">
            <text:p>1438.5</text:p>
          </table:table-cell>
          <table:table-cell office:value-type="float" office:value="1688.63" calcext:value-type="float">
            <text:p>1688.63</text:p>
          </table:table-cell>
        </table:table-row>
        <table:table-row table:style-name="ro1">
          <table:table-cell office:value-type="float" office:value="10383126" calcext:value-type="float">
            <text:p>10383126</text:p>
          </table:table-cell>
          <table:table-cell table:formula="of:=[.A651]/1000/(60*60*24)" office:value-type="time" office:time-value="PT02H53M03.126S" calcext:value-type="time">
            <text:p>02:5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440.72" calcext:value-type="float">
            <text:p>1440.72</text:p>
          </table:table-cell>
          <table:table-cell office:value-type="float" office:value="1691.16" calcext:value-type="float">
            <text:p>1691.16</text:p>
          </table:table-cell>
        </table:table-row>
        <table:table-row table:style-name="ro1">
          <table:table-cell office:value-type="float" office:value="10399127" calcext:value-type="float">
            <text:p>10399127</text:p>
          </table:table-cell>
          <table:table-cell table:formula="of:=[.A652]/1000/(60*60*24)" office:value-type="time" office:time-value="PT02H53M19.127S" calcext:value-type="time">
            <text:p>02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2" calcext:value-type="float">
            <text:p>570.52</text:p>
          </table:table-cell>
          <table:table-cell office:value-type="float" office:value="1442.94" calcext:value-type="float">
            <text:p>1442.94</text:p>
          </table:table-cell>
          <table:table-cell office:value-type="float" office:value="1693.69" calcext:value-type="float">
            <text:p>1693.69</text:p>
          </table:table-cell>
        </table:table-row>
        <table:table-row table:style-name="ro1">
          <table:table-cell office:value-type="float" office:value="10415127" calcext:value-type="float">
            <text:p>10415127</text:p>
          </table:table-cell>
          <table:table-cell table:formula="of:=[.A653]/1000/(60*60*24)" office:value-type="time" office:time-value="PT02H53M35.127S" calcext:value-type="time">
            <text:p>02:5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445.16" calcext:value-type="float">
            <text:p>1445.16</text:p>
          </table:table-cell>
          <table:table-cell office:value-type="float" office:value="1696.22" calcext:value-type="float">
            <text:p>1696.22</text:p>
          </table:table-cell>
        </table:table-row>
        <table:table-row table:style-name="ro1">
          <table:table-cell office:value-type="float" office:value="10431126" calcext:value-type="float">
            <text:p>10431126</text:p>
          </table:table-cell>
          <table:table-cell table:formula="of:=[.A654]/1000/(60*60*24)" office:value-type="time" office:time-value="PT02H53M51.126S" calcext:value-type="time">
            <text:p>02:53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447.38" calcext:value-type="float">
            <text:p>1447.38</text:p>
          </table:table-cell>
          <table:table-cell office:value-type="float" office:value="1698.75" calcext:value-type="float">
            <text:p>1698.75</text:p>
          </table:table-cell>
        </table:table-row>
        <table:table-row table:style-name="ro1">
          <table:table-cell office:value-type="float" office:value="10447126" calcext:value-type="float">
            <text:p>10447126</text:p>
          </table:table-cell>
          <table:table-cell table:formula="of:=[.A655]/1000/(60*60*24)" office:value-type="time" office:time-value="PT02H54M07.126S" calcext:value-type="time">
            <text:p>02:5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6" calcext:value-type="float">
            <text:p>570.66</text:p>
          </table:table-cell>
          <table:table-cell office:value-type="float" office:value="1449.6" calcext:value-type="float">
            <text:p>1449.6</text:p>
          </table:table-cell>
          <table:table-cell office:value-type="float" office:value="1701.28" calcext:value-type="float">
            <text:p>1701.28</text:p>
          </table:table-cell>
        </table:table-row>
        <table:table-row table:style-name="ro1">
          <table:table-cell office:value-type="float" office:value="10463127" calcext:value-type="float">
            <text:p>10463127</text:p>
          </table:table-cell>
          <table:table-cell table:formula="of:=[.A656]/1000/(60*60*24)" office:value-type="time" office:time-value="PT02H54M23.127S" calcext:value-type="time">
            <text:p>02:54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51.83" calcext:value-type="float">
            <text:p>1451.83</text:p>
          </table:table-cell>
          <table:table-cell office:value-type="float" office:value="1703.81" calcext:value-type="float">
            <text:p>1703.81</text:p>
          </table:table-cell>
        </table:table-row>
        <table:table-row table:style-name="ro1">
          <table:table-cell office:value-type="float" office:value="10479126" calcext:value-type="float">
            <text:p>10479126</text:p>
          </table:table-cell>
          <table:table-cell table:formula="of:=[.A657]/1000/(60*60*24)" office:value-type="time" office:time-value="PT02H54M39.126S" calcext:value-type="time">
            <text:p>02:5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454.05" calcext:value-type="float">
            <text:p>1454.05</text:p>
          </table:table-cell>
          <table:table-cell office:value-type="float" office:value="1706.35" calcext:value-type="float">
            <text:p>1706.35</text:p>
          </table:table-cell>
        </table:table-row>
        <table:table-row table:style-name="ro1">
          <table:table-cell office:value-type="float" office:value="10495126" calcext:value-type="float">
            <text:p>10495126</text:p>
          </table:table-cell>
          <table:table-cell table:formula="of:=[.A658]/1000/(60*60*24)" office:value-type="time" office:time-value="PT02H54M55.126S" calcext:value-type="time">
            <text:p>02:54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7" calcext:value-type="float">
            <text:p>568.67</text:p>
          </table:table-cell>
          <table:table-cell office:value-type="float" office:value="1456.27" calcext:value-type="float">
            <text:p>1456.27</text:p>
          </table:table-cell>
          <table:table-cell office:value-type="float" office:value="1708.88" calcext:value-type="float">
            <text:p>1708.88</text:p>
          </table:table-cell>
        </table:table-row>
        <table:table-row table:style-name="ro1">
          <table:table-cell office:value-type="float" office:value="10511126" calcext:value-type="float">
            <text:p>10511126</text:p>
          </table:table-cell>
          <table:table-cell table:formula="of:=[.A659]/1000/(60*60*24)" office:value-type="time" office:time-value="PT02H55M11.126S" calcext:value-type="time">
            <text:p>02:55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458.49" calcext:value-type="float">
            <text:p>1458.49</text:p>
          </table:table-cell>
          <table:table-cell office:value-type="float" office:value="1711.4" calcext:value-type="float">
            <text:p>1711.4</text:p>
          </table:table-cell>
        </table:table-row>
        <table:table-row table:style-name="ro1">
          <table:table-cell office:value-type="float" office:value="10527126" calcext:value-type="float">
            <text:p>10527126</text:p>
          </table:table-cell>
          <table:table-cell table:formula="of:=[.A660]/1000/(60*60*24)" office:value-type="time" office:time-value="PT02H55M27.126S" calcext:value-type="time">
            <text:p>02:55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60.71" calcext:value-type="float">
            <text:p>1460.71</text:p>
          </table:table-cell>
          <table:table-cell office:value-type="float" office:value="1713.93" calcext:value-type="float">
            <text:p>1713.93</text:p>
          </table:table-cell>
        </table:table-row>
        <table:table-row table:style-name="ro1">
          <table:table-cell office:value-type="float" office:value="10543126" calcext:value-type="float">
            <text:p>10543126</text:p>
          </table:table-cell>
          <table:table-cell table:formula="of:=[.A661]/1000/(60*60*24)" office:value-type="time" office:time-value="PT02H55M43.126S" calcext:value-type="time">
            <text:p>02:55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462.93" calcext:value-type="float">
            <text:p>1462.93</text:p>
          </table:table-cell>
          <table:table-cell office:value-type="float" office:value="1716.46" calcext:value-type="float">
            <text:p>1716.46</text:p>
          </table:table-cell>
        </table:table-row>
        <table:table-row table:style-name="ro1">
          <table:table-cell office:value-type="float" office:value="10559127" calcext:value-type="float">
            <text:p>10559127</text:p>
          </table:table-cell>
          <table:table-cell table:formula="of:=[.A662]/1000/(60*60*24)" office:value-type="time" office:time-value="PT02H55M59.127S" calcext:value-type="time">
            <text:p>02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465.15" calcext:value-type="float">
            <text:p>1465.15</text:p>
          </table:table-cell>
          <table:table-cell office:value-type="float" office:value="1718.99" calcext:value-type="float">
            <text:p>1718.99</text:p>
          </table:table-cell>
        </table:table-row>
        <table:table-row table:style-name="ro1">
          <table:table-cell office:value-type="float" office:value="10575126" calcext:value-type="float">
            <text:p>10575126</text:p>
          </table:table-cell>
          <table:table-cell table:formula="of:=[.A663]/1000/(60*60*24)" office:value-type="time" office:time-value="PT02H56M15.126S" calcext:value-type="time">
            <text:p>02:5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467.37" calcext:value-type="float">
            <text:p>1467.37</text:p>
          </table:table-cell>
          <table:table-cell office:value-type="float" office:value="1721.52" calcext:value-type="float">
            <text:p>1721.52</text:p>
          </table:table-cell>
        </table:table-row>
        <table:table-row table:style-name="ro1">
          <table:table-cell office:value-type="float" office:value="10591127" calcext:value-type="float">
            <text:p>10591127</text:p>
          </table:table-cell>
          <table:table-cell table:formula="of:=[.A664]/1000/(60*60*24)" office:value-type="time" office:time-value="PT02H56M31.127S" calcext:value-type="time">
            <text:p>02:56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1" calcext:value-type="float">
            <text:p>568.21</text:p>
          </table:table-cell>
          <table:table-cell office:value-type="float" office:value="1469.59" calcext:value-type="float">
            <text:p>1469.59</text:p>
          </table:table-cell>
          <table:table-cell office:value-type="float" office:value="1724.04" calcext:value-type="float">
            <text:p>1724.04</text:p>
          </table:table-cell>
        </table:table-row>
        <table:table-row table:style-name="ro1">
          <table:table-cell office:value-type="float" office:value="10607126" calcext:value-type="float">
            <text:p>10607126</text:p>
          </table:table-cell>
          <table:table-cell table:formula="of:=[.A665]/1000/(60*60*24)" office:value-type="time" office:time-value="PT02H56M47.126S" calcext:value-type="time">
            <text:p>02:56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5" calcext:value-type="float">
            <text:p>568.75</text:p>
          </table:table-cell>
          <table:table-cell office:value-type="float" office:value="1471.81" calcext:value-type="float">
            <text:p>1471.81</text:p>
          </table:table-cell>
          <table:table-cell office:value-type="float" office:value="1726.57" calcext:value-type="float">
            <text:p>1726.57</text:p>
          </table:table-cell>
        </table:table-row>
        <table:table-row table:style-name="ro1">
          <table:table-cell office:value-type="float" office:value="10623126" calcext:value-type="float">
            <text:p>10623126</text:p>
          </table:table-cell>
          <table:table-cell table:formula="of:=[.A666]/1000/(60*60*24)" office:value-type="time" office:time-value="PT02H57M03.126S" calcext:value-type="time">
            <text:p>02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6.65" calcext:value-type="float">
            <text:p>566.65</text:p>
          </table:table-cell>
          <table:table-cell office:value-type="float" office:value="1474.03" calcext:value-type="float">
            <text:p>1474.03</text:p>
          </table:table-cell>
          <table:table-cell office:value-type="float" office:value="1729.09" calcext:value-type="float">
            <text:p>1729.09</text:p>
          </table:table-cell>
        </table:table-row>
        <table:table-row table:style-name="ro1">
          <table:table-cell office:value-type="float" office:value="10639127" calcext:value-type="float">
            <text:p>10639127</text:p>
          </table:table-cell>
          <table:table-cell table:formula="of:=[.A667]/1000/(60*60*24)" office:value-type="time" office:time-value="PT02H57M19.127S" calcext:value-type="time">
            <text:p>02:57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476.25" calcext:value-type="float">
            <text:p>1476.25</text:p>
          </table:table-cell>
          <table:table-cell office:value-type="float" office:value="1731.62" calcext:value-type="float">
            <text:p>1731.62</text:p>
          </table:table-cell>
        </table:table-row>
        <table:table-row table:style-name="ro1">
          <table:table-cell office:value-type="float" office:value="10655127" calcext:value-type="float">
            <text:p>10655127</text:p>
          </table:table-cell>
          <table:table-cell table:formula="of:=[.A668]/1000/(60*60*24)" office:value-type="time" office:time-value="PT02H57M35.127S" calcext:value-type="time">
            <text:p>02:5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478.47" calcext:value-type="float">
            <text:p>1478.47</text:p>
          </table:table-cell>
          <table:table-cell office:value-type="float" office:value="1734.14" calcext:value-type="float">
            <text:p>1734.14</text:p>
          </table:table-cell>
        </table:table-row>
        <table:table-row table:style-name="ro1">
          <table:table-cell office:value-type="float" office:value="10671126" calcext:value-type="float">
            <text:p>10671126</text:p>
          </table:table-cell>
          <table:table-cell table:formula="of:=[.A669]/1000/(60*60*24)" office:value-type="time" office:time-value="PT02H57M51.126S" calcext:value-type="time">
            <text:p>02:57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3" calcext:value-type="float">
            <text:p>568.3</text:p>
          </table:table-cell>
          <table:table-cell office:value-type="float" office:value="1480.69" calcext:value-type="float">
            <text:p>1480.69</text:p>
          </table:table-cell>
          <table:table-cell office:value-type="float" office:value="1736.67" calcext:value-type="float">
            <text:p>1736.67</text:p>
          </table:table-cell>
        </table:table-row>
        <table:table-row table:style-name="ro1">
          <table:table-cell office:value-type="float" office:value="10687126" calcext:value-type="float">
            <text:p>10687126</text:p>
          </table:table-cell>
          <table:table-cell table:formula="of:=[.A670]/1000/(60*60*24)" office:value-type="time" office:time-value="PT02H58M07.126S" calcext:value-type="time">
            <text:p>02:58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482.91" calcext:value-type="float">
            <text:p>1482.91</text:p>
          </table:table-cell>
          <table:table-cell office:value-type="float" office:value="1739.19" calcext:value-type="float">
            <text:p>1739.19</text:p>
          </table:table-cell>
        </table:table-row>
        <table:table-row table:style-name="ro1">
          <table:table-cell office:value-type="float" office:value="10703127" calcext:value-type="float">
            <text:p>10703127</text:p>
          </table:table-cell>
          <table:table-cell table:formula="of:=[.A671]/1000/(60*60*24)" office:value-type="time" office:time-value="PT02H58M23.127S" calcext:value-type="time">
            <text:p>02:58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7" calcext:value-type="float">
            <text:p>567.97</text:p>
          </table:table-cell>
          <table:table-cell office:value-type="float" office:value="1485.13" calcext:value-type="float">
            <text:p>1485.13</text:p>
          </table:table-cell>
          <table:table-cell office:value-type="float" office:value="1741.72" calcext:value-type="float">
            <text:p>1741.72</text:p>
          </table:table-cell>
        </table:table-row>
        <table:table-row table:style-name="ro1">
          <table:table-cell office:value-type="float" office:value="10719126" calcext:value-type="float">
            <text:p>10719126</text:p>
          </table:table-cell>
          <table:table-cell table:formula="of:=[.A672]/1000/(60*60*24)" office:value-type="time" office:time-value="PT02H58M39.126S" calcext:value-type="time">
            <text:p>02:58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87.35" calcext:value-type="float">
            <text:p>1487.35</text:p>
          </table:table-cell>
          <table:table-cell office:value-type="float" office:value="1744.24" calcext:value-type="float">
            <text:p>1744.24</text:p>
          </table:table-cell>
        </table:table-row>
        <table:table-row table:style-name="ro1">
          <table:table-cell office:value-type="float" office:value="10735126" calcext:value-type="float">
            <text:p>10735126</text:p>
          </table:table-cell>
          <table:table-cell table:formula="of:=[.A673]/1000/(60*60*24)" office:value-type="time" office:time-value="PT02H58M55.126S" calcext:value-type="time">
            <text:p>02:5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" calcext:value-type="float">
            <text:p>568.5</text:p>
          </table:table-cell>
          <table:table-cell office:value-type="float" office:value="1489.57" calcext:value-type="float">
            <text:p>1489.57</text:p>
          </table:table-cell>
          <table:table-cell office:value-type="float" office:value="1746.76" calcext:value-type="float">
            <text:p>1746.76</text:p>
          </table:table-cell>
        </table:table-row>
        <table:table-row table:style-name="ro1">
          <table:table-cell office:value-type="float" office:value="10751126" calcext:value-type="float">
            <text:p>10751126</text:p>
          </table:table-cell>
          <table:table-cell table:formula="of:=[.A674]/1000/(60*60*24)" office:value-type="time" office:time-value="PT02H59M11.126S" calcext:value-type="time">
            <text:p>02:59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491.79" calcext:value-type="float">
            <text:p>1491.79</text:p>
          </table:table-cell>
          <table:table-cell office:value-type="float" office:value="1749.29" calcext:value-type="float">
            <text:p>1749.29</text:p>
          </table:table-cell>
        </table:table-row>
        <table:table-row table:style-name="ro1">
          <table:table-cell office:value-type="float" office:value="10767127" calcext:value-type="float">
            <text:p>10767127</text:p>
          </table:table-cell>
          <table:table-cell table:formula="of:=[.A675]/1000/(60*60*24)" office:value-type="time" office:time-value="PT02H59M27.127S" calcext:value-type="time">
            <text:p>02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4" calcext:value-type="float">
            <text:p>566.74</text:p>
          </table:table-cell>
          <table:table-cell office:value-type="float" office:value="1494.01" calcext:value-type="float">
            <text:p>1494.01</text:p>
          </table:table-cell>
          <table:table-cell office:value-type="float" office:value="1751.81" calcext:value-type="float">
            <text:p>1751.81</text:p>
          </table:table-cell>
        </table:table-row>
        <table:table-row table:style-name="ro1">
          <table:table-cell office:value-type="float" office:value="10783126" calcext:value-type="float">
            <text:p>10783126</text:p>
          </table:table-cell>
          <table:table-cell table:formula="of:=[.A676]/1000/(60*60*24)" office:value-type="time" office:time-value="PT02H59M43.126S" calcext:value-type="time">
            <text:p>02:59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3" calcext:value-type="float">
            <text:p>568.53</text:p>
          </table:table-cell>
          <table:table-cell office:value-type="float" office:value="1496.23" calcext:value-type="float">
            <text:p>1496.23</text:p>
          </table:table-cell>
          <table:table-cell office:value-type="float" office:value="1754.33" calcext:value-type="float">
            <text:p>1754.33</text:p>
          </table:table-cell>
        </table:table-row>
        <table:table-row table:style-name="ro1">
          <table:table-cell office:value-type="float" office:value="10799126" calcext:value-type="float">
            <text:p>10799126</text:p>
          </table:table-cell>
          <table:table-cell table:formula="of:=[.A677]/1000/(60*60*24)" office:value-type="time" office:time-value="PT02H59M59.126S" calcext:value-type="time">
            <text:p>02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498.45" calcext:value-type="float">
            <text:p>1498.45</text:p>
          </table:table-cell>
          <table:table-cell office:value-type="float" office:value="1756.85" calcext:value-type="float">
            <text:p>1756.85</text:p>
          </table:table-cell>
        </table:table-row>
        <table:table-row table:style-name="ro1">
          <table:table-cell office:value-type="float" office:value="10815126" calcext:value-type="float">
            <text:p>10815126</text:p>
          </table:table-cell>
          <table:table-cell table:formula="of:=[.A678]/1000/(60*60*24)" office:value-type="time" office:time-value="PT03H00M15.126S" calcext:value-type="time">
            <text:p>03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8" calcext:value-type="float">
            <text:p>499.8</text:p>
          </table:table-cell>
          <table:table-cell office:value-type="float" office:value="566.75" calcext:value-type="float">
            <text:p>566.75</text:p>
          </table:table-cell>
          <table:table-cell office:value-type="float" office:value="1500.67" calcext:value-type="float">
            <text:p>1500.67</text:p>
          </table:table-cell>
          <table:table-cell office:value-type="float" office:value="1759.37" calcext:value-type="float">
            <text:p>1759.37</text:p>
          </table:table-cell>
        </table:table-row>
        <table:table-row table:style-name="ro1">
          <table:table-cell office:value-type="float" office:value="10831127" calcext:value-type="float">
            <text:p>10831127</text:p>
          </table:table-cell>
          <table:table-cell table:formula="of:=[.A679]/1000/(60*60*24)" office:value-type="time" office:time-value="PT03H00M31.127S" calcext:value-type="time">
            <text:p>03:00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8.66" calcext:value-type="float">
            <text:p>568.66</text:p>
          </table:table-cell>
          <table:table-cell office:value-type="float" office:value="1502.89" calcext:value-type="float">
            <text:p>1502.89</text:p>
          </table:table-cell>
          <table:table-cell office:value-type="float" office:value="1761.9" calcext:value-type="float">
            <text:p>1761.9</text:p>
          </table:table-cell>
        </table:table-row>
        <table:table-row table:style-name="ro1">
          <table:table-cell office:value-type="float" office:value="10847126" calcext:value-type="float">
            <text:p>10847126</text:p>
          </table:table-cell>
          <table:table-cell table:formula="of:=[.A680]/1000/(60*60*24)" office:value-type="time" office:time-value="PT03H00M47.126S" calcext:value-type="time">
            <text:p>03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8.88" calcext:value-type="float">
            <text:p>568.88</text:p>
          </table:table-cell>
          <table:table-cell office:value-type="float" office:value="1505.11" calcext:value-type="float">
            <text:p>1505.11</text:p>
          </table:table-cell>
          <table:table-cell office:value-type="float" office:value="1764.42" calcext:value-type="float">
            <text:p>1764.42</text:p>
          </table:table-cell>
        </table:table-row>
        <table:table-row table:style-name="ro1">
          <table:table-cell office:value-type="float" office:value="10863127" calcext:value-type="float">
            <text:p>10863127</text:p>
          </table:table-cell>
          <table:table-cell table:formula="of:=[.A681]/1000/(60*60*24)" office:value-type="time" office:time-value="PT03H01M03.127S" calcext:value-type="time">
            <text:p>03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507.33" calcext:value-type="float">
            <text:p>1507.33</text:p>
          </table:table-cell>
          <table:table-cell office:value-type="float" office:value="1766.94" calcext:value-type="float">
            <text:p>1766.94</text:p>
          </table:table-cell>
        </table:table-row>
        <table:table-row table:style-name="ro1">
          <table:table-cell office:value-type="float" office:value="10879127" calcext:value-type="float">
            <text:p>10879127</text:p>
          </table:table-cell>
          <table:table-cell table:formula="of:=[.A682]/1000/(60*60*24)" office:value-type="time" office:time-value="PT03H01M19.127S" calcext:value-type="time">
            <text:p>03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769.46" calcext:value-type="float">
            <text:p>1769.46</text:p>
          </table:table-cell>
        </table:table-row>
        <table:table-row table:style-name="ro1">
          <table:table-cell office:value-type="float" office:value="10895126" calcext:value-type="float">
            <text:p>10895126</text:p>
          </table:table-cell>
          <table:table-cell table:formula="of:=[.A683]/1000/(60*60*24)" office:value-type="time" office:time-value="PT03H01M35.126S" calcext:value-type="time">
            <text:p>03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511.77" calcext:value-type="float">
            <text:p>1511.77</text:p>
          </table:table-cell>
          <table:table-cell office:value-type="float" office:value="1771.98" calcext:value-type="float">
            <text:p>1771.98</text:p>
          </table:table-cell>
        </table:table-row>
        <table:table-row table:style-name="ro1">
          <table:table-cell office:value-type="float" office:value="10911126" calcext:value-type="float">
            <text:p>10911126</text:p>
          </table:table-cell>
          <table:table-cell table:formula="of:=[.A684]/1000/(60*60*24)" office:value-type="time" office:time-value="PT03H01M51.126S" calcext:value-type="time">
            <text:p>03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513.99" calcext:value-type="float">
            <text:p>1513.99</text:p>
          </table:table-cell>
          <table:table-cell office:value-type="float" office:value="1774.5" calcext:value-type="float">
            <text:p>1774.5</text:p>
          </table:table-cell>
        </table:table-row>
        <table:table-row table:style-name="ro1">
          <table:table-cell office:value-type="float" office:value="10927126" calcext:value-type="float">
            <text:p>10927126</text:p>
          </table:table-cell>
          <table:table-cell table:formula="of:=[.A685]/1000/(60*60*24)" office:value-type="time" office:time-value="PT03H02M07.126S" calcext:value-type="time">
            <text:p>03:0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1777.02" calcext:value-type="float">
            <text:p>1777.02</text:p>
          </table:table-cell>
        </table:table-row>
        <table:table-row table:style-name="ro1">
          <table:table-cell office:value-type="float" office:value="10943127" calcext:value-type="float">
            <text:p>10943127</text:p>
          </table:table-cell>
          <table:table-cell table:formula="of:=[.A686]/1000/(60*60*24)" office:value-type="time" office:time-value="PT03H02M23.127S" calcext:value-type="time">
            <text:p>03:0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518.43" calcext:value-type="float">
            <text:p>1518.43</text:p>
          </table:table-cell>
          <table:table-cell office:value-type="float" office:value="1779.53" calcext:value-type="float">
            <text:p>1779.53</text:p>
          </table:table-cell>
        </table:table-row>
        <table:table-row table:style-name="ro1">
          <table:table-cell office:value-type="float" office:value="10959126" calcext:value-type="float">
            <text:p>10959126</text:p>
          </table:table-cell>
          <table:table-cell table:formula="of:=[.A687]/1000/(60*60*24)" office:value-type="time" office:time-value="PT03H02M39.126S" calcext:value-type="time">
            <text:p>03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520.65" calcext:value-type="float">
            <text:p>1520.65</text:p>
          </table:table-cell>
          <table:table-cell office:value-type="float" office:value="1782.05" calcext:value-type="float">
            <text:p>1782.05</text:p>
          </table:table-cell>
        </table:table-row>
        <table:table-row table:style-name="ro1">
          <table:table-cell office:value-type="float" office:value="10975127" calcext:value-type="float">
            <text:p>10975127</text:p>
          </table:table-cell>
          <table:table-cell table:formula="of:=[.A688]/1000/(60*60*24)" office:value-type="time" office:time-value="PT03H02M55.127S" calcext:value-type="time">
            <text:p>03:0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522.87" calcext:value-type="float">
            <text:p>1522.87</text:p>
          </table:table-cell>
          <table:table-cell office:value-type="float" office:value="1784.57" calcext:value-type="float">
            <text:p>1784.57</text:p>
          </table:table-cell>
        </table:table-row>
        <table:table-row table:style-name="ro1">
          <table:table-cell office:value-type="float" office:value="10991126" calcext:value-type="float">
            <text:p>10991126</text:p>
          </table:table-cell>
          <table:table-cell table:formula="of:=[.A689]/1000/(60*60*24)" office:value-type="time" office:time-value="PT03H03M11.126S" calcext:value-type="time">
            <text:p>03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25.09" calcext:value-type="float">
            <text:p>1525.09</text:p>
          </table:table-cell>
          <table:table-cell office:value-type="float" office:value="1787.09" calcext:value-type="float">
            <text:p>1787.09</text:p>
          </table:table-cell>
        </table:table-row>
        <table:table-row table:style-name="ro1">
          <table:table-cell office:value-type="float" office:value="11007127" calcext:value-type="float">
            <text:p>11007127</text:p>
          </table:table-cell>
          <table:table-cell table:formula="of:=[.A690]/1000/(60*60*24)" office:value-type="time" office:time-value="PT03H03M27.127S" calcext:value-type="time">
            <text:p>03:0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1" calcext:value-type="float">
            <text:p>566.21</text:p>
          </table:table-cell>
          <table:table-cell office:value-type="float" office:value="1527.31" calcext:value-type="float">
            <text:p>1527.31</text:p>
          </table:table-cell>
          <table:table-cell office:value-type="float" office:value="1789.61" calcext:value-type="float">
            <text:p>1789.61</text:p>
          </table:table-cell>
        </table:table-row>
        <table:table-row table:style-name="ro1">
          <table:table-cell office:value-type="float" office:value="11023126" calcext:value-type="float">
            <text:p>11023126</text:p>
          </table:table-cell>
          <table:table-cell table:formula="of:=[.A691]/1000/(60*60*24)" office:value-type="time" office:time-value="PT03H03M43.126S" calcext:value-type="time">
            <text:p>03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529.53" calcext:value-type="float">
            <text:p>1529.53</text:p>
          </table:table-cell>
          <table:table-cell office:value-type="float" office:value="1792.12" calcext:value-type="float">
            <text:p>1792.12</text:p>
          </table:table-cell>
        </table:table-row>
        <table:table-row table:style-name="ro1">
          <table:table-cell office:value-type="float" office:value="11039127" calcext:value-type="float">
            <text:p>11039127</text:p>
          </table:table-cell>
          <table:table-cell table:formula="of:=[.A692]/1000/(60*60*24)" office:value-type="time" office:time-value="PT03H03M59.127S" calcext:value-type="time">
            <text:p>03:0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1794.64" calcext:value-type="float">
            <text:p>1794.64</text:p>
          </table:table-cell>
        </table:table-row>
        <table:table-row table:style-name="ro1">
          <table:table-cell office:value-type="float" office:value="11055126" calcext:value-type="float">
            <text:p>11055126</text:p>
          </table:table-cell>
          <table:table-cell table:formula="of:=[.A693]/1000/(60*60*24)" office:value-type="time" office:time-value="PT03H04M15.126S" calcext:value-type="time">
            <text:p>03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533.97" calcext:value-type="float">
            <text:p>1533.97</text:p>
          </table:table-cell>
          <table:table-cell office:value-type="float" office:value="1797.15" calcext:value-type="float">
            <text:p>1797.15</text:p>
          </table:table-cell>
        </table:table-row>
        <table:table-row table:style-name="ro1">
          <table:table-cell office:value-type="float" office:value="11071126" calcext:value-type="float">
            <text:p>11071126</text:p>
          </table:table-cell>
          <table:table-cell table:formula="of:=[.A694]/1000/(60*60*24)" office:value-type="time" office:time-value="PT03H04M31.126S" calcext:value-type="time">
            <text:p>03:04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2" calcext:value-type="float">
            <text:p>566.2</text:p>
          </table:table-cell>
          <table:table-cell office:value-type="float" office:value="1536.19" calcext:value-type="float">
            <text:p>1536.19</text:p>
          </table:table-cell>
          <table:table-cell office:value-type="float" office:value="1799.67" calcext:value-type="float">
            <text:p>1799.67</text:p>
          </table:table-cell>
        </table:table-row>
        <table:table-row table:style-name="ro1">
          <table:table-cell office:value-type="float" office:value="11087126" calcext:value-type="float">
            <text:p>11087126</text:p>
          </table:table-cell>
          <table:table-cell table:formula="of:=[.A695]/1000/(60*60*24)" office:value-type="time" office:time-value="PT03H04M47.126S" calcext:value-type="time">
            <text:p>03:04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38.41" calcext:value-type="float">
            <text:p>1538.41</text:p>
          </table:table-cell>
          <table:table-cell office:value-type="float" office:value="1802.19" calcext:value-type="float">
            <text:p>1802.19</text:p>
          </table:table-cell>
        </table:table-row>
        <table:table-row table:style-name="ro1">
          <table:table-cell office:value-type="float" office:value="11103126" calcext:value-type="float">
            <text:p>11103126</text:p>
          </table:table-cell>
          <table:table-cell table:formula="of:=[.A696]/1000/(60*60*24)" office:value-type="time" office:time-value="PT03H05M03.126S" calcext:value-type="time">
            <text:p>03:05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2" calcext:value-type="float">
            <text:p>566.52</text:p>
          </table:table-cell>
          <table:table-cell office:value-type="float" office:value="1540.63" calcext:value-type="float">
            <text:p>1540.63</text:p>
          </table:table-cell>
          <table:table-cell office:value-type="float" office:value="1804.7" calcext:value-type="float">
            <text:p>1804.7</text:p>
          </table:table-cell>
        </table:table-row>
        <table:table-row table:style-name="ro1">
          <table:table-cell office:value-type="float" office:value="11119126" calcext:value-type="float">
            <text:p>11119126</text:p>
          </table:table-cell>
          <table:table-cell table:formula="of:=[.A697]/1000/(60*60*24)" office:value-type="time" office:time-value="PT03H05M19.126S" calcext:value-type="time">
            <text:p>03:05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542.85" calcext:value-type="float">
            <text:p>1542.85</text:p>
          </table:table-cell>
          <table:table-cell office:value-type="float" office:value="1807.22" calcext:value-type="float">
            <text:p>1807.22</text:p>
          </table:table-cell>
        </table:table-row>
        <table:table-row table:style-name="ro1">
          <table:table-cell office:value-type="float" office:value="11135126" calcext:value-type="float">
            <text:p>11135126</text:p>
          </table:table-cell>
          <table:table-cell table:formula="of:=[.A698]/1000/(60*60*24)" office:value-type="time" office:time-value="PT03H05M35.126S" calcext:value-type="time">
            <text:p>03:05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45.07" calcext:value-type="float">
            <text:p>1545.07</text:p>
          </table:table-cell>
          <table:table-cell office:value-type="float" office:value="1809.73" calcext:value-type="float">
            <text:p>1809.73</text:p>
          </table:table-cell>
        </table:table-row>
        <table:table-row table:style-name="ro1">
          <table:table-cell office:value-type="float" office:value="11151126" calcext:value-type="float">
            <text:p>11151126</text:p>
          </table:table-cell>
          <table:table-cell table:formula="of:=[.A699]/1000/(60*60*24)" office:value-type="time" office:time-value="PT03H05M51.126S" calcext:value-type="time">
            <text:p>03:0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547.29" calcext:value-type="float">
            <text:p>1547.29</text:p>
          </table:table-cell>
          <table:table-cell office:value-type="float" office:value="1812.25" calcext:value-type="float">
            <text:p>1812.25</text:p>
          </table:table-cell>
        </table:table-row>
        <table:table-row table:style-name="ro1">
          <table:table-cell office:value-type="float" office:value="11167126" calcext:value-type="float">
            <text:p>11167126</text:p>
          </table:table-cell>
          <table:table-cell table:formula="of:=[.A700]/1000/(60*60*24)" office:value-type="time" office:time-value="PT03H06M07.126S" calcext:value-type="time">
            <text:p>03:0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549.51" calcext:value-type="float">
            <text:p>1549.51</text:p>
          </table:table-cell>
          <table:table-cell office:value-type="float" office:value="1814.76" calcext:value-type="float">
            <text:p>1814.76</text:p>
          </table:table-cell>
        </table:table-row>
        <table:table-row table:style-name="ro1">
          <table:table-cell office:value-type="float" office:value="11183126" calcext:value-type="float">
            <text:p>11183126</text:p>
          </table:table-cell>
          <table:table-cell table:formula="of:=[.A701]/1000/(60*60*24)" office:value-type="time" office:time-value="PT03H06M23.126S" calcext:value-type="time">
            <text:p>03:06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51.73" calcext:value-type="float">
            <text:p>1551.73</text:p>
          </table:table-cell>
          <table:table-cell office:value-type="float" office:value="1817.27" calcext:value-type="float">
            <text:p>1817.27</text:p>
          </table:table-cell>
        </table:table-row>
        <table:table-row table:style-name="ro1">
          <table:table-cell office:value-type="float" office:value="11199127" calcext:value-type="float">
            <text:p>11199127</text:p>
          </table:table-cell>
          <table:table-cell table:formula="of:=[.A702]/1000/(60*60*24)" office:value-type="time" office:time-value="PT03H06M39.127S" calcext:value-type="time">
            <text:p>03:06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553.95" calcext:value-type="float">
            <text:p>1553.95</text:p>
          </table:table-cell>
          <table:table-cell office:value-type="float" office:value="1819.79" calcext:value-type="float">
            <text:p>1819.79</text:p>
          </table:table-cell>
        </table:table-row>
        <table:table-row table:style-name="ro1">
          <table:table-cell office:value-type="float" office:value="11215126" calcext:value-type="float">
            <text:p>11215126</text:p>
          </table:table-cell>
          <table:table-cell table:formula="of:=[.A703]/1000/(60*60*24)" office:value-type="time" office:time-value="PT03H06M55.126S" calcext:value-type="time">
            <text:p>03:06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556.17" calcext:value-type="float">
            <text:p>1556.17</text:p>
          </table:table-cell>
          <table:table-cell office:value-type="float" office:value="1822.3" calcext:value-type="float">
            <text:p>1822.3</text:p>
          </table:table-cell>
        </table:table-row>
        <table:table-row table:style-name="ro1">
          <table:table-cell office:value-type="float" office:value="11231126" calcext:value-type="float">
            <text:p>11231126</text:p>
          </table:table-cell>
          <table:table-cell table:formula="of:=[.A704]/1000/(60*60*24)" office:value-type="time" office:time-value="PT03H07M11.126S" calcext:value-type="time">
            <text:p>03:07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558.39" calcext:value-type="float">
            <text:p>1558.39</text:p>
          </table:table-cell>
          <table:table-cell office:value-type="float" office:value="1824.81" calcext:value-type="float">
            <text:p>1824.81</text:p>
          </table:table-cell>
        </table:table-row>
        <table:table-row table:style-name="ro1">
          <table:table-cell office:value-type="float" office:value="11247127" calcext:value-type="float">
            <text:p>11247127</text:p>
          </table:table-cell>
          <table:table-cell table:formula="of:=[.A705]/1000/(60*60*24)" office:value-type="time" office:time-value="PT03H07M27.127S" calcext:value-type="time">
            <text:p>03:0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6.5" calcext:value-type="float">
            <text:p>566.5</text:p>
          </table:table-cell>
          <table:table-cell office:value-type="float" office:value="1560.61" calcext:value-type="float">
            <text:p>1560.61</text:p>
          </table:table-cell>
          <table:table-cell office:value-type="float" office:value="1827.32" calcext:value-type="float">
            <text:p>1827.32</text:p>
          </table:table-cell>
        </table:table-row>
        <table:table-row table:style-name="ro1">
          <table:table-cell office:value-type="float" office:value="11263126" calcext:value-type="float">
            <text:p>11263126</text:p>
          </table:table-cell>
          <table:table-cell table:formula="of:=[.A706]/1000/(60*60*24)" office:value-type="time" office:time-value="PT03H07M43.126S" calcext:value-type="time">
            <text:p>03:07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62.83" calcext:value-type="float">
            <text:p>1562.83</text:p>
          </table:table-cell>
          <table:table-cell office:value-type="float" office:value="1829.84" calcext:value-type="float">
            <text:p>1829.84</text:p>
          </table:table-cell>
        </table:table-row>
        <table:table-row table:style-name="ro1">
          <table:table-cell office:value-type="float" office:value="11279126" calcext:value-type="float">
            <text:p>11279126</text:p>
          </table:table-cell>
          <table:table-cell table:formula="of:=[.A707]/1000/(60*60*24)" office:value-type="time" office:time-value="PT03H07M59.126S" calcext:value-type="time">
            <text:p>03:0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565.05" calcext:value-type="float">
            <text:p>1565.05</text:p>
          </table:table-cell>
          <table:table-cell office:value-type="float" office:value="1832.34" calcext:value-type="float">
            <text:p>1832.34</text:p>
          </table:table-cell>
        </table:table-row>
        <table:table-row table:style-name="ro1">
          <table:table-cell office:value-type="float" office:value="11295126" calcext:value-type="float">
            <text:p>11295126</text:p>
          </table:table-cell>
          <table:table-cell table:formula="of:=[.A708]/1000/(60*60*24)" office:value-type="time" office:time-value="PT03H08M15.126S" calcext:value-type="time">
            <text:p>03:0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567.27" calcext:value-type="float">
            <text:p>1567.27</text:p>
          </table:table-cell>
          <table:table-cell office:value-type="float" office:value="1834.85" calcext:value-type="float">
            <text:p>1834.85</text:p>
          </table:table-cell>
        </table:table-row>
        <table:table-row table:style-name="ro1">
          <table:table-cell office:value-type="float" office:value="11311126" calcext:value-type="float">
            <text:p>11311126</text:p>
          </table:table-cell>
          <table:table-cell table:formula="of:=[.A709]/1000/(60*60*24)" office:value-type="time" office:time-value="PT03H08M31.126S" calcext:value-type="time">
            <text:p>03:0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569.49" calcext:value-type="float">
            <text:p>1569.49</text:p>
          </table:table-cell>
          <table:table-cell office:value-type="float" office:value="1837.36" calcext:value-type="float">
            <text:p>1837.36</text:p>
          </table:table-cell>
        </table:table-row>
        <table:table-row table:style-name="ro1">
          <table:table-cell office:value-type="float" office:value="11327126" calcext:value-type="float">
            <text:p>11327126</text:p>
          </table:table-cell>
          <table:table-cell table:formula="of:=[.A710]/1000/(60*60*24)" office:value-type="time" office:time-value="PT03H08M47.126S" calcext:value-type="time">
            <text:p>03:0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571.71" calcext:value-type="float">
            <text:p>1571.71</text:p>
          </table:table-cell>
          <table:table-cell office:value-type="float" office:value="1839.87" calcext:value-type="float">
            <text:p>1839.87</text:p>
          </table:table-cell>
        </table:table-row>
        <table:table-row table:style-name="ro1">
          <table:table-cell office:value-type="float" office:value="11343126" calcext:value-type="float">
            <text:p>11343126</text:p>
          </table:table-cell>
          <table:table-cell table:formula="of:=[.A711]/1000/(60*60*24)" office:value-type="time" office:time-value="PT03H09M03.126S" calcext:value-type="time">
            <text:p>03:0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1" calcext:value-type="float">
            <text:p>564.21</text:p>
          </table:table-cell>
          <table:table-cell office:value-type="float" office:value="1573.93" calcext:value-type="float">
            <text:p>1573.93</text:p>
          </table:table-cell>
          <table:table-cell office:value-type="float" office:value="1842.38" calcext:value-type="float">
            <text:p>1842.38</text:p>
          </table:table-cell>
        </table:table-row>
        <table:table-row table:style-name="ro1">
          <table:table-cell office:value-type="float" office:value="11359127" calcext:value-type="float">
            <text:p>11359127</text:p>
          </table:table-cell>
          <table:table-cell table:formula="of:=[.A712]/1000/(60*60*24)" office:value-type="time" office:time-value="PT03H09M19.127S" calcext:value-type="time">
            <text:p>03:0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76.15" calcext:value-type="float">
            <text:p>1576.15</text:p>
          </table:table-cell>
          <table:table-cell office:value-type="float" office:value="1844.9" calcext:value-type="float">
            <text:p>1844.9</text:p>
          </table:table-cell>
        </table:table-row>
        <table:table-row table:style-name="ro1">
          <table:table-cell office:value-type="float" office:value="11375126" calcext:value-type="float">
            <text:p>11375126</text:p>
          </table:table-cell>
          <table:table-cell table:formula="of:=[.A713]/1000/(60*60*24)" office:value-type="time" office:time-value="PT03H09M35.126S" calcext:value-type="time">
            <text:p>03:0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2" calcext:value-type="float">
            <text:p>564.52</text:p>
          </table:table-cell>
          <table:table-cell office:value-type="float" office:value="1578.37" calcext:value-type="float">
            <text:p>1578.37</text:p>
          </table:table-cell>
          <table:table-cell office:value-type="float" office:value="1847.4" calcext:value-type="float">
            <text:p>1847.4</text:p>
          </table:table-cell>
        </table:table-row>
        <table:table-row table:style-name="ro1">
          <table:table-cell office:value-type="float" office:value="11391126" calcext:value-type="float">
            <text:p>11391126</text:p>
          </table:table-cell>
          <table:table-cell table:formula="of:=[.A714]/1000/(60*60*24)" office:value-type="time" office:time-value="PT03H09M51.126S" calcext:value-type="time">
            <text:p>03:0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580.59" calcext:value-type="float">
            <text:p>1580.59</text:p>
          </table:table-cell>
          <table:table-cell office:value-type="float" office:value="1849.91" calcext:value-type="float">
            <text:p>1849.91</text:p>
          </table:table-cell>
        </table:table-row>
        <table:table-row table:style-name="ro1">
          <table:table-cell office:value-type="float" office:value="11407126" calcext:value-type="float">
            <text:p>11407126</text:p>
          </table:table-cell>
          <table:table-cell table:formula="of:=[.A715]/1000/(60*60*24)" office:value-type="time" office:time-value="PT03H10M07.126S" calcext:value-type="time">
            <text:p>03:1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4.66" calcext:value-type="float">
            <text:p>564.66</text:p>
          </table:table-cell>
          <table:table-cell office:value-type="float" office:value="1582.81" calcext:value-type="float">
            <text:p>1582.81</text:p>
          </table:table-cell>
          <table:table-cell office:value-type="float" office:value="1852.42" calcext:value-type="float">
            <text:p>1852.42</text:p>
          </table:table-cell>
        </table:table-row>
        <table:table-row table:style-name="ro1">
          <table:table-cell office:value-type="float" office:value="11423126" calcext:value-type="float">
            <text:p>11423126</text:p>
          </table:table-cell>
          <table:table-cell table:formula="of:=[.A716]/1000/(60*60*24)" office:value-type="time" office:time-value="PT03H10M23.126S" calcext:value-type="time">
            <text:p>03:1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585.03" calcext:value-type="float">
            <text:p>1585.03</text:p>
          </table:table-cell>
          <table:table-cell office:value-type="float" office:value="1854.93" calcext:value-type="float">
            <text:p>1854.93</text:p>
          </table:table-cell>
        </table:table-row>
        <table:table-row table:style-name="ro1">
          <table:table-cell office:value-type="float" office:value="11439126" calcext:value-type="float">
            <text:p>11439126</text:p>
          </table:table-cell>
          <table:table-cell table:formula="of:=[.A717]/1000/(60*60*24)" office:value-type="time" office:time-value="PT03H10M39.126S" calcext:value-type="time">
            <text:p>03:1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587.25" calcext:value-type="float">
            <text:p>1587.25</text:p>
          </table:table-cell>
          <table:table-cell office:value-type="float" office:value="1857.44" calcext:value-type="float">
            <text:p>1857.44</text:p>
          </table:table-cell>
        </table:table-row>
        <table:table-row table:style-name="ro1">
          <table:table-cell office:value-type="float" office:value="11455127" calcext:value-type="float">
            <text:p>11455127</text:p>
          </table:table-cell>
          <table:table-cell table:formula="of:=[.A718]/1000/(60*60*24)" office:value-type="time" office:time-value="PT03H10M55.127S" calcext:value-type="time">
            <text:p>03:1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92" calcext:value-type="float">
            <text:p>499.92</text:p>
          </table:table-cell>
          <table:table-cell office:value-type="float" office:value="564.89" calcext:value-type="float">
            <text:p>564.89</text:p>
          </table:table-cell>
          <table:table-cell office:value-type="float" office:value="1589.47" calcext:value-type="float">
            <text:p>1589.47</text:p>
          </table:table-cell>
          <table:table-cell office:value-type="float" office:value="1859.94" calcext:value-type="float">
            <text:p>1859.94</text:p>
          </table:table-cell>
        </table:table-row>
        <table:table-row table:style-name="ro1">
          <table:table-cell office:value-type="float" office:value="11471126" calcext:value-type="float">
            <text:p>11471126</text:p>
          </table:table-cell>
          <table:table-cell table:formula="of:=[.A719]/1000/(60*60*24)" office:value-type="time" office:time-value="PT03H11M11.126S" calcext:value-type="time">
            <text:p>03:1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4" calcext:value-type="float">
            <text:p>564.44</text:p>
          </table:table-cell>
          <table:table-cell office:value-type="float" office:value="1591.69" calcext:value-type="float">
            <text:p>1591.69</text:p>
          </table:table-cell>
          <table:table-cell office:value-type="float" office:value="1862.45" calcext:value-type="float">
            <text:p>1862.45</text:p>
          </table:table-cell>
        </table:table-row>
        <table:table-row table:style-name="ro1">
          <table:table-cell office:value-type="float" office:value="11487126" calcext:value-type="float">
            <text:p>11487126</text:p>
          </table:table-cell>
          <table:table-cell table:formula="of:=[.A720]/1000/(60*60*24)" office:value-type="time" office:time-value="PT03H11M27.126S" calcext:value-type="time">
            <text:p>03:1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3" calcext:value-type="float">
            <text:p>564.43</text:p>
          </table:table-cell>
          <table:table-cell office:value-type="float" office:value="1593.91" calcext:value-type="float">
            <text:p>1593.91</text:p>
          </table:table-cell>
          <table:table-cell office:value-type="float" office:value="1864.96" calcext:value-type="float">
            <text:p>1864.96</text:p>
          </table:table-cell>
        </table:table-row>
        <table:table-row table:style-name="ro1">
          <table:table-cell office:value-type="float" office:value="11503126" calcext:value-type="float">
            <text:p>11503126</text:p>
          </table:table-cell>
          <table:table-cell table:formula="of:=[.A721]/1000/(60*60*24)" office:value-type="time" office:time-value="PT03H11M43.126S" calcext:value-type="time">
            <text:p>03:1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596.13" calcext:value-type="float">
            <text:p>1596.13</text:p>
          </table:table-cell>
          <table:table-cell office:value-type="float" office:value="1867.47" calcext:value-type="float">
            <text:p>1867.47</text:p>
          </table:table-cell>
        </table:table-row>
        <table:table-row table:style-name="ro1">
          <table:table-cell office:value-type="float" office:value="11519126" calcext:value-type="float">
            <text:p>11519126</text:p>
          </table:table-cell>
          <table:table-cell table:formula="of:=[.A722]/1000/(60*60*24)" office:value-type="time" office:time-value="PT03H11M59.126S" calcext:value-type="time">
            <text:p>03:11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598.35" calcext:value-type="float">
            <text:p>1598.35</text:p>
          </table:table-cell>
          <table:table-cell office:value-type="float" office:value="1869.97" calcext:value-type="float">
            <text:p>1869.97</text:p>
          </table:table-cell>
        </table:table-row>
        <table:table-row table:style-name="ro1">
          <table:table-cell office:value-type="float" office:value="11535127" calcext:value-type="float">
            <text:p>11535127</text:p>
          </table:table-cell>
          <table:table-cell table:formula="of:=[.A723]/1000/(60*60*24)" office:value-type="time" office:time-value="PT03H12M15.127S" calcext:value-type="time">
            <text:p>03:1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1600.57" calcext:value-type="float">
            <text:p>1600.57</text:p>
          </table:table-cell>
          <table:table-cell office:value-type="float" office:value="1872.48" calcext:value-type="float">
            <text:p>1872.48</text:p>
          </table:table-cell>
        </table:table-row>
        <table:table-row table:style-name="ro1">
          <table:table-cell office:value-type="float" office:value="11551126" calcext:value-type="float">
            <text:p>11551126</text:p>
          </table:table-cell>
          <table:table-cell table:formula="of:=[.A724]/1000/(60*60*24)" office:value-type="time" office:time-value="PT03H12M31.126S" calcext:value-type="time">
            <text:p>03:1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602.79" calcext:value-type="float">
            <text:p>1602.79</text:p>
          </table:table-cell>
          <table:table-cell office:value-type="float" office:value="1874.98" calcext:value-type="float">
            <text:p>1874.98</text:p>
          </table:table-cell>
        </table:table-row>
        <table:table-row table:style-name="ro1">
          <table:table-cell office:value-type="float" office:value="11567126" calcext:value-type="float">
            <text:p>11567126</text:p>
          </table:table-cell>
          <table:table-cell table:formula="of:=[.A725]/1000/(60*60*24)" office:value-type="time" office:time-value="PT03H12M47.126S" calcext:value-type="time">
            <text:p>03:1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605.01" calcext:value-type="float">
            <text:p>1605.01</text:p>
          </table:table-cell>
          <table:table-cell office:value-type="float" office:value="1877.49" calcext:value-type="float">
            <text:p>1877.49</text:p>
          </table:table-cell>
        </table:table-row>
        <table:table-row table:style-name="ro1">
          <table:table-cell office:value-type="float" office:value="11583126" calcext:value-type="float">
            <text:p>11583126</text:p>
          </table:table-cell>
          <table:table-cell table:formula="of:=[.A726]/1000/(60*60*24)" office:value-type="time" office:time-value="PT03H13M03.126S" calcext:value-type="time">
            <text:p>03:1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3" calcext:value-type="float">
            <text:p>564.53</text:p>
          </table:table-cell>
          <table:table-cell office:value-type="float" office:value="1607.23" calcext:value-type="float">
            <text:p>1607.23</text:p>
          </table:table-cell>
          <table:table-cell office:value-type="float" office:value="1879.99" calcext:value-type="float">
            <text:p>1879.99</text:p>
          </table:table-cell>
        </table:table-row>
        <table:table-row table:style-name="ro1">
          <table:table-cell office:value-type="float" office:value="11599127" calcext:value-type="float">
            <text:p>11599127</text:p>
          </table:table-cell>
          <table:table-cell table:formula="of:=[.A727]/1000/(60*60*24)" office:value-type="time" office:time-value="PT03H13M19.127S" calcext:value-type="time">
            <text:p>03:1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609.45" calcext:value-type="float">
            <text:p>1609.45</text:p>
          </table:table-cell>
          <table:table-cell office:value-type="float" office:value="1882.49" calcext:value-type="float">
            <text:p>1882.49</text:p>
          </table:table-cell>
        </table:table-row>
        <table:table-row table:style-name="ro1">
          <table:table-cell office:value-type="float" office:value="11615126" calcext:value-type="float">
            <text:p>11615126</text:p>
          </table:table-cell>
          <table:table-cell table:formula="of:=[.A728]/1000/(60*60*24)" office:value-type="time" office:time-value="PT03H13M35.126S" calcext:value-type="time">
            <text:p>03:1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611.67" calcext:value-type="float">
            <text:p>1611.67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1631126" calcext:value-type="float">
            <text:p>11631126</text:p>
          </table:table-cell>
          <table:table-cell table:formula="of:=[.A729]/1000/(60*60*24)" office:value-type="time" office:time-value="PT03H13M51.126S" calcext:value-type="time">
            <text:p>03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13.89" calcext:value-type="float">
            <text:p>1613.89</text:p>
          </table:table-cell>
          <table:table-cell office:value-type="float" office:value="1887.5" calcext:value-type="float">
            <text:p>1887.5</text:p>
          </table:table-cell>
        </table:table-row>
        <table:table-row table:style-name="ro1">
          <table:table-cell office:value-type="float" office:value="11647126" calcext:value-type="float">
            <text:p>11647126</text:p>
          </table:table-cell>
          <table:table-cell table:formula="of:=[.A730]/1000/(60*60*24)" office:value-type="time" office:time-value="PT03H14M07.126S" calcext:value-type="time">
            <text:p>03:1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616.11" calcext:value-type="float">
            <text:p>1616.11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11663126" calcext:value-type="float">
            <text:p>11663126</text:p>
          </table:table-cell>
          <table:table-cell table:formula="of:=[.A731]/1000/(60*60*24)" office:value-type="time" office:time-value="PT03H14M23.126S" calcext:value-type="time">
            <text:p>03:1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5" calcext:value-type="float">
            <text:p>562.65</text:p>
          </table:table-cell>
          <table:table-cell office:value-type="float" office:value="1618.33" calcext:value-type="float">
            <text:p>1618.33</text:p>
          </table:table-cell>
          <table:table-cell office:value-type="float" office:value="1892.5" calcext:value-type="float">
            <text:p>1892.5</text:p>
          </table:table-cell>
        </table:table-row>
        <table:table-row table:style-name="ro1">
          <table:table-cell office:value-type="float" office:value="11679126" calcext:value-type="float">
            <text:p>11679126</text:p>
          </table:table-cell>
          <table:table-cell table:formula="of:=[.A732]/1000/(60*60*24)" office:value-type="time" office:time-value="PT03H14M39.126S" calcext:value-type="time">
            <text:p>03:1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" calcext:value-type="float">
            <text:p>564.5</text:p>
          </table:table-cell>
          <table:table-cell office:value-type="float" office:value="1620.55" calcext:value-type="float">
            <text:p>1620.55</text:p>
          </table:table-cell>
          <table:table-cell office:value-type="float" office:value="1895.01" calcext:value-type="float">
            <text:p>1895.01</text:p>
          </table:table-cell>
        </table:table-row>
        <table:table-row table:style-name="ro1">
          <table:table-cell office:value-type="float" office:value="11695126" calcext:value-type="float">
            <text:p>11695126</text:p>
          </table:table-cell>
          <table:table-cell table:formula="of:=[.A733]/1000/(60*60*24)" office:value-type="time" office:time-value="PT03H14M55.126S" calcext:value-type="time">
            <text:p>03:1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4" calcext:value-type="float">
            <text:p>562.64</text:p>
          </table:table-cell>
          <table:table-cell office:value-type="float" office:value="1622.77" calcext:value-type="float">
            <text:p>1622.77</text:p>
          </table:table-cell>
          <table:table-cell office:value-type="float" office:value="1897.51" calcext:value-type="float">
            <text:p>1897.51</text:p>
          </table:table-cell>
        </table:table-row>
        <table:table-row table:style-name="ro1">
          <table:table-cell office:value-type="float" office:value="11711126" calcext:value-type="float">
            <text:p>11711126</text:p>
          </table:table-cell>
          <table:table-cell table:formula="of:=[.A734]/1000/(60*60*24)" office:value-type="time" office:time-value="PT03H15M11.126S" calcext:value-type="time">
            <text:p>03:1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24.99" calcext:value-type="float">
            <text:p>1624.99</text:p>
          </table:table-cell>
          <table:table-cell office:value-type="float" office:value="1900.01" calcext:value-type="float">
            <text:p>1900.01</text:p>
          </table:table-cell>
        </table:table-row>
        <table:table-row table:style-name="ro1">
          <table:table-cell office:value-type="float" office:value="11727126" calcext:value-type="float">
            <text:p>11727126</text:p>
          </table:table-cell>
          <table:table-cell table:formula="of:=[.A735]/1000/(60*60*24)" office:value-type="time" office:time-value="PT03H15M27.126S" calcext:value-type="time">
            <text:p>03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27.21" calcext:value-type="float">
            <text:p>1627.21</text:p>
          </table:table-cell>
          <table:table-cell office:value-type="float" office:value="1902.51" calcext:value-type="float">
            <text:p>1902.51</text:p>
          </table:table-cell>
        </table:table-row>
        <table:table-row table:style-name="ro1">
          <table:table-cell office:value-type="float" office:value="11743127" calcext:value-type="float">
            <text:p>11743127</text:p>
          </table:table-cell>
          <table:table-cell table:formula="of:=[.A736]/1000/(60*60*24)" office:value-type="time" office:time-value="PT03H15M43.127S" calcext:value-type="time">
            <text:p>03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29.43" calcext:value-type="float">
            <text:p>1629.43</text:p>
          </table:table-cell>
          <table:table-cell office:value-type="float" office:value="1905.01" calcext:value-type="float">
            <text:p>1905.01</text:p>
          </table:table-cell>
        </table:table-row>
        <table:table-row table:style-name="ro1">
          <table:table-cell office:value-type="float" office:value="11759127" calcext:value-type="float">
            <text:p>11759127</text:p>
          </table:table-cell>
          <table:table-cell table:formula="of:=[.A737]/1000/(60*60*24)" office:value-type="time" office:time-value="PT03H15M59.127S" calcext:value-type="time">
            <text:p>03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4" calcext:value-type="float">
            <text:p>562.44</text:p>
          </table:table-cell>
          <table:table-cell office:value-type="float" office:value="1631.65" calcext:value-type="float">
            <text:p>1631.65</text:p>
          </table:table-cell>
          <table:table-cell office:value-type="float" office:value="1907.5" calcext:value-type="float">
            <text:p>1907.5</text:p>
          </table:table-cell>
        </table:table-row>
        <table:table-row table:style-name="ro1">
          <table:table-cell office:value-type="float" office:value="11775127" calcext:value-type="float">
            <text:p>11775127</text:p>
          </table:table-cell>
          <table:table-cell table:formula="of:=[.A738]/1000/(60*60*24)" office:value-type="time" office:time-value="PT03H16M15.127S" calcext:value-type="time">
            <text:p>03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3" calcext:value-type="float">
            <text:p>562.53</text:p>
          </table:table-cell>
          <table:table-cell office:value-type="float" office:value="1633.87" calcext:value-type="float">
            <text:p>1633.87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float" office:value="11791126" calcext:value-type="float">
            <text:p>11791126</text:p>
          </table:table-cell>
          <table:table-cell table:formula="of:=[.A739]/1000/(60*60*24)" office:value-type="time" office:time-value="PT03H16M31.126S" calcext:value-type="time">
            <text:p>03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636.09" calcext:value-type="float">
            <text:p>1636.09</text:p>
          </table:table-cell>
          <table:table-cell office:value-type="float" office:value="1912.5" calcext:value-type="float">
            <text:p>1912.5</text:p>
          </table:table-cell>
        </table:table-row>
        <table:table-row table:style-name="ro1">
          <table:table-cell office:value-type="float" office:value="11807127" calcext:value-type="float">
            <text:p>11807127</text:p>
          </table:table-cell>
          <table:table-cell table:formula="of:=[.A740]/1000/(60*60*24)" office:value-type="time" office:time-value="PT03H16M47.127S" calcext:value-type="time">
            <text:p>03:16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7" calcext:value-type="float">
            <text:p>560.67</text:p>
          </table:table-cell>
          <table:table-cell office:value-type="float" office:value="1638.31" calcext:value-type="float">
            <text:p>1638.31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float" office:value="11823126" calcext:value-type="float">
            <text:p>11823126</text:p>
          </table:table-cell>
          <table:table-cell table:formula="of:=[.A741]/1000/(60*60*24)" office:value-type="time" office:time-value="PT03H17M03.126S" calcext:value-type="time">
            <text:p>03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640.53" calcext:value-type="float">
            <text:p>1640.53</text:p>
          </table:table-cell>
          <table:table-cell office:value-type="float" office:value="1917.5" calcext:value-type="float">
            <text:p>1917.5</text:p>
          </table:table-cell>
        </table:table-row>
        <table:table-row table:style-name="ro1">
          <table:table-cell office:value-type="float" office:value="11839126" calcext:value-type="float">
            <text:p>11839126</text:p>
          </table:table-cell>
          <table:table-cell table:formula="of:=[.A742]/1000/(60*60*24)" office:value-type="time" office:time-value="PT03H17M19.126S" calcext:value-type="time">
            <text:p>03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42.75" calcext:value-type="float">
            <text:p>1642.75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11855126" calcext:value-type="float">
            <text:p>11855126</text:p>
          </table:table-cell>
          <table:table-cell table:formula="of:=[.A743]/1000/(60*60*24)" office:value-type="time" office:time-value="PT03H17M35.126S" calcext:value-type="time">
            <text:p>03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644.97" calcext:value-type="float">
            <text:p>1644.97</text:p>
          </table:table-cell>
          <table:table-cell office:value-type="float" office:value="1922.49" calcext:value-type="float">
            <text:p>1922.49</text:p>
          </table:table-cell>
        </table:table-row>
        <table:table-row table:style-name="ro1">
          <table:table-cell office:value-type="float" office:value="11871126" calcext:value-type="float">
            <text:p>11871126</text:p>
          </table:table-cell>
          <table:table-cell table:formula="of:=[.A744]/1000/(60*60*24)" office:value-type="time" office:time-value="PT03H17M51.126S" calcext:value-type="time">
            <text:p>03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647.19" calcext:value-type="float">
            <text:p>1647.19</text:p>
          </table:table-cell>
          <table:table-cell office:value-type="float" office:value="1924.99" calcext:value-type="float">
            <text:p>1924.99</text:p>
          </table:table-cell>
        </table:table-row>
        <table:table-row table:style-name="ro1">
          <table:table-cell office:value-type="float" office:value="11887126" calcext:value-type="float">
            <text:p>11887126</text:p>
          </table:table-cell>
          <table:table-cell table:formula="of:=[.A745]/1000/(60*60*24)" office:value-type="time" office:time-value="PT03H18M07.126S" calcext:value-type="time">
            <text:p>03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649.41" calcext:value-type="float">
            <text:p>1649.41</text:p>
          </table:table-cell>
          <table:table-cell office:value-type="float" office:value="1927.48" calcext:value-type="float">
            <text:p>1927.48</text:p>
          </table:table-cell>
        </table:table-row>
        <table:table-row table:style-name="ro1">
          <table:table-cell office:value-type="float" office:value="11903127" calcext:value-type="float">
            <text:p>11903127</text:p>
          </table:table-cell>
          <table:table-cell table:formula="of:=[.A746]/1000/(60*60*24)" office:value-type="time" office:time-value="PT03H18M23.127S" calcext:value-type="time">
            <text:p>03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3" calcext:value-type="float">
            <text:p>562.43</text:p>
          </table:table-cell>
          <table:table-cell office:value-type="float" office:value="1651.63" calcext:value-type="float">
            <text:p>1651.63</text:p>
          </table:table-cell>
          <table:table-cell office:value-type="float" office:value="1929.98" calcext:value-type="float">
            <text:p>1929.98</text:p>
          </table:table-cell>
        </table:table-row>
        <table:table-row table:style-name="ro1">
          <table:table-cell office:value-type="float" office:value="11919127" calcext:value-type="float">
            <text:p>11919127</text:p>
          </table:table-cell>
          <table:table-cell table:formula="of:=[.A747]/1000/(60*60*24)" office:value-type="time" office:time-value="PT03H18M39.127S" calcext:value-type="time">
            <text:p>03:18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653.85" calcext:value-type="float">
            <text:p>1653.85</text:p>
          </table:table-cell>
          <table:table-cell office:value-type="float" office:value="1932.47" calcext:value-type="float">
            <text:p>1932.47</text:p>
          </table:table-cell>
        </table:table-row>
        <table:table-row table:style-name="ro1">
          <table:table-cell office:value-type="float" office:value="11935127" calcext:value-type="float">
            <text:p>11935127</text:p>
          </table:table-cell>
          <table:table-cell table:formula="of:=[.A748]/1000/(60*60*24)" office:value-type="time" office:time-value="PT03H18M55.127S" calcext:value-type="time">
            <text:p>03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7" calcext:value-type="float">
            <text:p>562.67</text:p>
          </table:table-cell>
          <table:table-cell office:value-type="float" office:value="1656.07" calcext:value-type="float">
            <text:p>1656.07</text:p>
          </table:table-cell>
          <table:table-cell office:value-type="float" office:value="1934.97" calcext:value-type="float">
            <text:p>1934.97</text:p>
          </table:table-cell>
        </table:table-row>
        <table:table-row table:style-name="ro1">
          <table:table-cell office:value-type="float" office:value="11951126" calcext:value-type="float">
            <text:p>11951126</text:p>
          </table:table-cell>
          <table:table-cell table:formula="of:=[.A749]/1000/(60*60*24)" office:value-type="time" office:time-value="PT03H19M11.126S" calcext:value-type="time">
            <text:p>03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2.67" calcext:value-type="float">
            <text:p>562.67</text:p>
          </table:table-cell>
          <table:table-cell office:value-type="float" office:value="1658.29" calcext:value-type="float">
            <text:p>1658.29</text:p>
          </table:table-cell>
          <table:table-cell office:value-type="float" office:value="1937.46" calcext:value-type="float">
            <text:p>1937.46</text:p>
          </table:table-cell>
        </table:table-row>
        <table:table-row table:style-name="ro1">
          <table:table-cell office:value-type="float" office:value="11967126" calcext:value-type="float">
            <text:p>11967126</text:p>
          </table:table-cell>
          <table:table-cell table:formula="of:=[.A750]/1000/(60*60*24)" office:value-type="time" office:time-value="PT03H19M27.126S" calcext:value-type="time">
            <text:p>03:19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5" calcext:value-type="float">
            <text:p>560.45</text:p>
          </table:table-cell>
          <table:table-cell office:value-type="float" office:value="1660.51" calcext:value-type="float">
            <text:p>1660.51</text:p>
          </table:table-cell>
          <table:table-cell office:value-type="float" office:value="1939.96" calcext:value-type="float">
            <text:p>1939.96</text:p>
          </table:table-cell>
        </table:table-row>
        <table:table-row table:style-name="ro1">
          <table:table-cell office:value-type="float" office:value="11983127" calcext:value-type="float">
            <text:p>11983127</text:p>
          </table:table-cell>
          <table:table-cell table:formula="of:=[.A751]/1000/(60*60*24)" office:value-type="time" office:time-value="PT03H19M43.127S" calcext:value-type="time">
            <text:p>03:19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662.73" calcext:value-type="float">
            <text:p>1662.73</text:p>
          </table:table-cell>
          <table:table-cell office:value-type="float" office:value="1942.45" calcext:value-type="float">
            <text:p>1942.45</text:p>
          </table:table-cell>
        </table:table-row>
        <table:table-row table:style-name="ro1">
          <table:table-cell office:value-type="float" office:value="11999127" calcext:value-type="float">
            <text:p>11999127</text:p>
          </table:table-cell>
          <table:table-cell table:formula="of:=[.A752]/1000/(60*60*24)" office:value-type="time" office:time-value="PT03H19M59.127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664.95" calcext:value-type="float">
            <text:p>1664.95</text:p>
          </table:table-cell>
          <table:table-cell office:value-type="float" office:value="1944.94" calcext:value-type="float">
            <text:p>1944.94</text:p>
          </table:table-cell>
        </table:table-row>
        <table:table-row table:style-name="ro1">
          <table:table-cell office:value-type="float" office:value="12015127" calcext:value-type="float">
            <text:p>12015127</text:p>
          </table:table-cell>
          <table:table-cell table:formula="of:=[.A753]/1000/(60*60*24)" office:value-type="time" office:time-value="PT03H20M15.127S" calcext:value-type="time">
            <text:p>03:20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3" calcext:value-type="float">
            <text:p>560.53</text:p>
          </table:table-cell>
          <table:table-cell office:value-type="float" office:value="1667.17" calcext:value-type="float">
            <text:p>1667.17</text:p>
          </table:table-cell>
          <table:table-cell office:value-type="float" office:value="1947.44" calcext:value-type="float">
            <text:p>1947.44</text:p>
          </table:table-cell>
        </table:table-row>
        <table:table-row table:style-name="ro1">
          <table:table-cell office:value-type="float" office:value="12031126" calcext:value-type="float">
            <text:p>12031126</text:p>
          </table:table-cell>
          <table:table-cell table:formula="of:=[.A754]/1000/(60*60*24)" office:value-type="time" office:time-value="PT03H20M31.126S" calcext:value-type="time">
            <text:p>03:20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669.39" calcext:value-type="float">
            <text:p>1669.39</text:p>
          </table:table-cell>
          <table:table-cell office:value-type="float" office:value="1949.93" calcext:value-type="float">
            <text:p>1949.93</text:p>
          </table:table-cell>
        </table:table-row>
        <table:table-row table:style-name="ro1">
          <table:table-cell office:value-type="float" office:value="12047126" calcext:value-type="float">
            <text:p>12047126</text:p>
          </table:table-cell>
          <table:table-cell table:formula="of:=[.A755]/1000/(60*60*24)" office:value-type="time" office:time-value="PT03H20M47.126S" calcext:value-type="time">
            <text:p>03:20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671.61" calcext:value-type="float">
            <text:p>1671.61</text:p>
          </table:table-cell>
          <table:table-cell office:value-type="float" office:value="1952.42" calcext:value-type="float">
            <text:p>1952.42</text:p>
          </table:table-cell>
        </table:table-row>
        <table:table-row table:style-name="ro1">
          <table:table-cell office:value-type="float" office:value="12063126" calcext:value-type="float">
            <text:p>12063126</text:p>
          </table:table-cell>
          <table:table-cell table:formula="of:=[.A756]/1000/(60*60*24)" office:value-type="time" office:time-value="PT03H21M03.126S" calcext:value-type="time">
            <text:p>03:21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9" calcext:value-type="float">
            <text:p>559.99</text:p>
          </table:table-cell>
          <table:table-cell office:value-type="float" office:value="1673.83" calcext:value-type="float">
            <text:p>1673.83</text:p>
          </table:table-cell>
          <table:table-cell office:value-type="float" office:value="1954.91" calcext:value-type="float">
            <text:p>1954.91</text:p>
          </table:table-cell>
        </table:table-row>
        <table:table-row table:style-name="ro1">
          <table:table-cell office:value-type="float" office:value="12079126" calcext:value-type="float">
            <text:p>12079126</text:p>
          </table:table-cell>
          <table:table-cell table:formula="of:=[.A757]/1000/(60*60*24)" office:value-type="time" office:time-value="PT03H21M19.126S" calcext:value-type="time">
            <text:p>03:21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8" calcext:value-type="float">
            <text:p>558.08</text:p>
          </table:table-cell>
          <table:table-cell office:value-type="float" office:value="1676.05" calcext:value-type="float">
            <text:p>1676.05</text:p>
          </table:table-cell>
          <table:table-cell office:value-type="float" office:value="1957.4" calcext:value-type="float">
            <text:p>1957.4</text:p>
          </table:table-cell>
        </table:table-row>
        <table:table-row table:style-name="ro1">
          <table:table-cell office:value-type="float" office:value="12095126" calcext:value-type="float">
            <text:p>12095126</text:p>
          </table:table-cell>
          <table:table-cell table:formula="of:=[.A758]/1000/(60*60*24)" office:value-type="time" office:time-value="PT03H21M35.126S" calcext:value-type="time">
            <text:p>03:2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1678.27" calcext:value-type="float">
            <text:p>1678.27</text:p>
          </table:table-cell>
          <table:table-cell office:value-type="float" office:value="1959.89" calcext:value-type="float">
            <text:p>1959.89</text:p>
          </table:table-cell>
        </table:table-row>
        <table:table-row table:style-name="ro1">
          <table:table-cell office:value-type="float" office:value="12111126" calcext:value-type="float">
            <text:p>12111126</text:p>
          </table:table-cell>
          <table:table-cell table:formula="of:=[.A759]/1000/(60*60*24)" office:value-type="time" office:time-value="PT03H21M51.126S" calcext:value-type="time">
            <text:p>03:2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680.49" calcext:value-type="float">
            <text:p>1680.49</text:p>
          </table:table-cell>
          <table:table-cell office:value-type="float" office:value="1962.38" calcext:value-type="float">
            <text:p>1962.38</text:p>
          </table:table-cell>
        </table:table-row>
        <table:table-row table:style-name="ro1">
          <table:table-cell office:value-type="float" office:value="12127126" calcext:value-type="float">
            <text:p>12127126</text:p>
          </table:table-cell>
          <table:table-cell table:formula="of:=[.A760]/1000/(60*60*24)" office:value-type="time" office:time-value="PT03H22M07.126S" calcext:value-type="time">
            <text:p>03:22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8.67" calcext:value-type="float">
            <text:p>558.67</text:p>
          </table:table-cell>
          <table:table-cell office:value-type="float" office:value="1682.71" calcext:value-type="float">
            <text:p>1682.71</text:p>
          </table:table-cell>
          <table:table-cell office:value-type="float" office:value="1964.86" calcext:value-type="float">
            <text:p>1964.86</text:p>
          </table:table-cell>
        </table:table-row>
        <table:table-row table:style-name="ro1">
          <table:table-cell office:value-type="float" office:value="12143127" calcext:value-type="float">
            <text:p>12143127</text:p>
          </table:table-cell>
          <table:table-cell table:formula="of:=[.A761]/1000/(60*60*24)" office:value-type="time" office:time-value="PT03H22M23.127S" calcext:value-type="time">
            <text:p>03:22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1684.93" calcext:value-type="float">
            <text:p>1684.93</text:p>
          </table:table-cell>
          <table:table-cell office:value-type="float" office:value="1967.35" calcext:value-type="float">
            <text:p>1967.35</text:p>
          </table:table-cell>
        </table:table-row>
        <table:table-row table:style-name="ro1">
          <table:table-cell office:value-type="float" office:value="12159126" calcext:value-type="float">
            <text:p>12159126</text:p>
          </table:table-cell>
          <table:table-cell table:formula="of:=[.A762]/1000/(60*60*24)" office:value-type="time" office:time-value="PT03H22M39.126S" calcext:value-type="time">
            <text:p>03:22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1687.15" calcext:value-type="float">
            <text:p>1687.15</text:p>
          </table:table-cell>
          <table:table-cell office:value-type="float" office:value="1969.84" calcext:value-type="float">
            <text:p>1969.84</text:p>
          </table:table-cell>
        </table:table-row>
        <table:table-row table:style-name="ro1">
          <table:table-cell office:value-type="float" office:value="12175126" calcext:value-type="float">
            <text:p>12175126</text:p>
          </table:table-cell>
          <table:table-cell table:formula="of:=[.A763]/1000/(60*60*24)" office:value-type="time" office:time-value="PT03H22M55.126S" calcext:value-type="time">
            <text:p>03:2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689.37" calcext:value-type="float">
            <text:p>1689.37</text:p>
          </table:table-cell>
          <table:table-cell office:value-type="float" office:value="1972.32" calcext:value-type="float">
            <text:p>1972.32</text:p>
          </table:table-cell>
        </table:table-row>
        <table:table-row table:style-name="ro1">
          <table:table-cell office:value-type="float" office:value="12191127" calcext:value-type="float">
            <text:p>12191127</text:p>
          </table:table-cell>
          <table:table-cell table:formula="of:=[.A764]/1000/(60*60*24)" office:value-type="time" office:time-value="PT03H23M11.127S" calcext:value-type="time">
            <text:p>03:23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3" calcext:value-type="float">
            <text:p>560.43</text:p>
          </table:table-cell>
          <table:table-cell office:value-type="float" office:value="1691.59" calcext:value-type="float">
            <text:p>1691.59</text:p>
          </table:table-cell>
          <table:table-cell office:value-type="float" office:value="1974.81" calcext:value-type="float">
            <text:p>1974.81</text:p>
          </table:table-cell>
        </table:table-row>
        <table:table-row table:style-name="ro1">
          <table:table-cell office:value-type="float" office:value="12207126" calcext:value-type="float">
            <text:p>12207126</text:p>
          </table:table-cell>
          <table:table-cell table:formula="of:=[.A765]/1000/(60*60*24)" office:value-type="time" office:time-value="PT03H23M27.126S" calcext:value-type="time">
            <text:p>03:23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693.81" calcext:value-type="float">
            <text:p>1693.81</text:p>
          </table:table-cell>
          <table:table-cell office:value-type="float" office:value="1977.3" calcext:value-type="float">
            <text:p>1977.3</text:p>
          </table:table-cell>
        </table:table-row>
        <table:table-row table:style-name="ro1">
          <table:table-cell office:value-type="float" office:value="12223126" calcext:value-type="float">
            <text:p>12223126</text:p>
          </table:table-cell>
          <table:table-cell table:formula="of:=[.A766]/1000/(60*60*24)" office:value-type="time" office:time-value="PT03H23M43.126S" calcext:value-type="time">
            <text:p>03:23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3" calcext:value-type="float">
            <text:p>558.53</text:p>
          </table:table-cell>
          <table:table-cell office:value-type="float" office:value="1696.03" calcext:value-type="float">
            <text:p>1696.03</text:p>
          </table:table-cell>
          <table:table-cell office:value-type="float" office:value="1979.78" calcext:value-type="float">
            <text:p>1979.78</text:p>
          </table:table-cell>
        </table:table-row>
        <table:table-row table:style-name="ro1">
          <table:table-cell office:value-type="float" office:value="12239126" calcext:value-type="float">
            <text:p>12239126</text:p>
          </table:table-cell>
          <table:table-cell table:formula="of:=[.A767]/1000/(60*60*24)" office:value-type="time" office:time-value="PT03H23M59.126S" calcext:value-type="time">
            <text:p>03:23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1698.25" calcext:value-type="float">
            <text:p>1698.25</text:p>
          </table:table-cell>
          <table:table-cell office:value-type="float" office:value="1982.26" calcext:value-type="float">
            <text:p>1982.26</text:p>
          </table:table-cell>
        </table:table-row>
        <table:table-row table:style-name="ro1">
          <table:table-cell office:value-type="float" office:value="12255126" calcext:value-type="float">
            <text:p>12255126</text:p>
          </table:table-cell>
          <table:table-cell table:formula="of:=[.A768]/1000/(60*60*24)" office:value-type="time" office:time-value="PT03H24M15.126S" calcext:value-type="time">
            <text:p>03:24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700.47" calcext:value-type="float">
            <text:p>1700.47</text:p>
          </table:table-cell>
          <table:table-cell office:value-type="float" office:value="1984.74" calcext:value-type="float">
            <text:p>1984.74</text:p>
          </table:table-cell>
        </table:table-row>
        <table:table-row table:style-name="ro1">
          <table:table-cell office:value-type="float" office:value="12271126" calcext:value-type="float">
            <text:p>12271126</text:p>
          </table:table-cell>
          <table:table-cell table:formula="of:=[.A769]/1000/(60*60*24)" office:value-type="time" office:time-value="PT03H24M31.126S" calcext:value-type="time">
            <text:p>03:2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02.69" calcext:value-type="float">
            <text:p>1702.69</text:p>
          </table:table-cell>
          <table:table-cell office:value-type="float" office:value="1987.23" calcext:value-type="float">
            <text:p>1987.23</text:p>
          </table:table-cell>
        </table:table-row>
        <table:table-row table:style-name="ro1">
          <table:table-cell office:value-type="float" office:value="12287126" calcext:value-type="float">
            <text:p>12287126</text:p>
          </table:table-cell>
          <table:table-cell table:formula="of:=[.A770]/1000/(60*60*24)" office:value-type="time" office:time-value="PT03H24M47.126S" calcext:value-type="time">
            <text:p>03:2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704.91" calcext:value-type="float">
            <text:p>1704.91</text:p>
          </table:table-cell>
          <table:table-cell office:value-type="float" office:value="1989.71" calcext:value-type="float">
            <text:p>1989.71</text:p>
          </table:table-cell>
        </table:table-row>
        <table:table-row table:style-name="ro1">
          <table:table-cell office:value-type="float" office:value="12303126" calcext:value-type="float">
            <text:p>12303126</text:p>
          </table:table-cell>
          <table:table-cell table:formula="of:=[.A771]/1000/(60*60*24)" office:value-type="time" office:time-value="PT03H25M03.126S" calcext:value-type="time">
            <text:p>03:25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707.13" calcext:value-type="float">
            <text:p>1707.13</text:p>
          </table:table-cell>
          <table:table-cell office:value-type="float" office:value="1992.19" calcext:value-type="float">
            <text:p>1992.19</text:p>
          </table:table-cell>
        </table:table-row>
        <table:table-row table:style-name="ro1">
          <table:table-cell office:value-type="float" office:value="12319127" calcext:value-type="float">
            <text:p>12319127</text:p>
          </table:table-cell>
          <table:table-cell table:formula="of:=[.A772]/1000/(60*60*24)" office:value-type="time" office:time-value="PT03H25M19.127S" calcext:value-type="time">
            <text:p>03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709.35" calcext:value-type="float">
            <text:p>1709.35</text:p>
          </table:table-cell>
          <table:table-cell office:value-type="float" office:value="1994.67" calcext:value-type="float">
            <text:p>1994.67</text:p>
          </table:table-cell>
        </table:table-row>
        <table:table-row table:style-name="ro1">
          <table:table-cell office:value-type="float" office:value="12335126" calcext:value-type="float">
            <text:p>12335126</text:p>
          </table:table-cell>
          <table:table-cell table:formula="of:=[.A773]/1000/(60*60*24)" office:value-type="time" office:time-value="PT03H25M35.126S" calcext:value-type="time">
            <text:p>03:25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1" calcext:value-type="float">
            <text:p>558.1</text:p>
          </table:table-cell>
          <table:table-cell office:value-type="float" office:value="1711.57" calcext:value-type="float">
            <text:p>1711.57</text:p>
          </table:table-cell>
          <table:table-cell office:value-type="float" office:value="1997.15" calcext:value-type="float">
            <text:p>1997.15</text:p>
          </table:table-cell>
        </table:table-row>
        <table:table-row table:style-name="ro1">
          <table:table-cell office:value-type="float" office:value="12351127" calcext:value-type="float">
            <text:p>12351127</text:p>
          </table:table-cell>
          <table:table-cell table:formula="of:=[.A774]/1000/(60*60*24)" office:value-type="time" office:time-value="PT03H25M51.127S" calcext:value-type="time">
            <text:p>03:25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13.79" calcext:value-type="float">
            <text:p>1713.79</text:p>
          </table:table-cell>
          <table:table-cell office:value-type="float" office:value="1999.63" calcext:value-type="float">
            <text:p>1999.63</text:p>
          </table:table-cell>
        </table:table-row>
        <table:table-row table:style-name="ro1">
          <table:table-cell office:value-type="float" office:value="12367126" calcext:value-type="float">
            <text:p>12367126</text:p>
          </table:table-cell>
          <table:table-cell table:formula="of:=[.A775]/1000/(60*60*24)" office:value-type="time" office:time-value="PT03H26M07.126S" calcext:value-type="time">
            <text:p>03:26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1716" calcext:value-type="float">
            <text:p>1716</text:p>
          </table:table-cell>
          <table:table-cell office:value-type="float" office:value="2002.11" calcext:value-type="float">
            <text:p>2002.11</text:p>
          </table:table-cell>
        </table:table-row>
        <table:table-row table:style-name="ro1">
          <table:table-cell office:value-type="float" office:value="12383126" calcext:value-type="float">
            <text:p>12383126</text:p>
          </table:table-cell>
          <table:table-cell table:formula="of:=[.A776]/1000/(60*60*24)" office:value-type="time" office:time-value="PT03H26M23.126S" calcext:value-type="time">
            <text:p>03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718.22" calcext:value-type="float">
            <text:p>1718.22</text:p>
          </table:table-cell>
          <table:table-cell office:value-type="float" office:value="2004.59" calcext:value-type="float">
            <text:p>2004.59</text:p>
          </table:table-cell>
        </table:table-row>
        <table:table-row table:style-name="ro1">
          <table:table-cell office:value-type="float" office:value="12399126" calcext:value-type="float">
            <text:p>12399126</text:p>
          </table:table-cell>
          <table:table-cell table:formula="of:=[.A777]/1000/(60*60*24)" office:value-type="time" office:time-value="PT03H26M39.126S" calcext:value-type="time">
            <text:p>03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720.44" calcext:value-type="float">
            <text:p>1720.44</text:p>
          </table:table-cell>
          <table:table-cell office:value-type="float" office:value="2007.07" calcext:value-type="float">
            <text:p>2007.07</text:p>
          </table:table-cell>
        </table:table-row>
        <table:table-row table:style-name="ro1">
          <table:table-cell office:value-type="float" office:value="12415127" calcext:value-type="float">
            <text:p>12415127</text:p>
          </table:table-cell>
          <table:table-cell table:formula="of:=[.A778]/1000/(60*60*24)" office:value-type="time" office:time-value="PT03H26M55.127S" calcext:value-type="time">
            <text:p>03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58.51" calcext:value-type="float">
            <text:p>558.51</text:p>
          </table:table-cell>
          <table:table-cell office:value-type="float" office:value="1722.66" calcext:value-type="float">
            <text:p>1722.66</text:p>
          </table:table-cell>
          <table:table-cell office:value-type="float" office:value="2009.55" calcext:value-type="float">
            <text:p>2009.55</text:p>
          </table:table-cell>
        </table:table-row>
        <table:table-row table:style-name="ro1">
          <table:table-cell office:value-type="float" office:value="12431126" calcext:value-type="float">
            <text:p>12431126</text:p>
          </table:table-cell>
          <table:table-cell table:formula="of:=[.A779]/1000/(60*60*24)" office:value-type="time" office:time-value="PT03H27M11.126S" calcext:value-type="time">
            <text:p>03:27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9" calcext:value-type="float">
            <text:p>556.09</text:p>
          </table:table-cell>
          <table:table-cell office:value-type="float" office:value="1724.88" calcext:value-type="float">
            <text:p>1724.88</text:p>
          </table:table-cell>
          <table:table-cell office:value-type="float" office:value="2012.03" calcext:value-type="float">
            <text:p>2012.03</text:p>
          </table:table-cell>
        </table:table-row>
        <table:table-row table:style-name="ro1">
          <table:table-cell office:value-type="float" office:value="12447126" calcext:value-type="float">
            <text:p>12447126</text:p>
          </table:table-cell>
          <table:table-cell table:formula="of:=[.A780]/1000/(60*60*24)" office:value-type="time" office:time-value="PT03H27M27.126S" calcext:value-type="time">
            <text:p>03:27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27.1" calcext:value-type="float">
            <text:p>1727.1</text:p>
          </table:table-cell>
          <table:table-cell office:value-type="float" office:value="2014.51" calcext:value-type="float">
            <text:p>2014.51</text:p>
          </table:table-cell>
        </table:table-row>
        <table:table-row table:style-name="ro1">
          <table:table-cell office:value-type="float" office:value="12463127" calcext:value-type="float">
            <text:p>12463127</text:p>
          </table:table-cell>
          <table:table-cell table:formula="of:=[.A781]/1000/(60*60*24)" office:value-type="time" office:time-value="PT03H27M43.127S" calcext:value-type="time">
            <text:p>03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1" calcext:value-type="float">
            <text:p>558.21</text:p>
          </table:table-cell>
          <table:table-cell office:value-type="float" office:value="1729.32" calcext:value-type="float">
            <text:p>1729.32</text:p>
          </table:table-cell>
          <table:table-cell office:value-type="float" office:value="2016.99" calcext:value-type="float">
            <text:p>2016.99</text:p>
          </table:table-cell>
        </table:table-row>
        <table:table-row table:style-name="ro1">
          <table:table-cell office:value-type="float" office:value="12479126" calcext:value-type="float">
            <text:p>12479126</text:p>
          </table:table-cell>
          <table:table-cell table:formula="of:=[.A782]/1000/(60*60*24)" office:value-type="time" office:time-value="PT03H27M59.126S" calcext:value-type="time">
            <text:p>03:2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731.54" calcext:value-type="float">
            <text:p>1731.54</text:p>
          </table:table-cell>
          <table:table-cell office:value-type="float" office:value="2019.46" calcext:value-type="float">
            <text:p>2019.46</text:p>
          </table:table-cell>
        </table:table-row>
        <table:table-row table:style-name="ro1">
          <table:table-cell office:value-type="float" office:value="12495126" calcext:value-type="float">
            <text:p>12495126</text:p>
          </table:table-cell>
          <table:table-cell table:formula="of:=[.A783]/1000/(60*60*24)" office:value-type="time" office:time-value="PT03H28M15.126S" calcext:value-type="time">
            <text:p>03:2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1733.76" calcext:value-type="float">
            <text:p>1733.76</text:p>
          </table:table-cell>
          <table:table-cell office:value-type="float" office:value="2021.94" calcext:value-type="float">
            <text:p>2021.94</text:p>
          </table:table-cell>
        </table:table-row>
        <table:table-row table:style-name="ro1">
          <table:table-cell office:value-type="float" office:value="12511127" calcext:value-type="float">
            <text:p>12511127</text:p>
          </table:table-cell>
          <table:table-cell table:formula="of:=[.A784]/1000/(60*60*24)" office:value-type="time" office:time-value="PT03H28M31.127S" calcext:value-type="time">
            <text:p>03:2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735.98" calcext:value-type="float">
            <text:p>1735.98</text:p>
          </table:table-cell>
          <table:table-cell office:value-type="float" office:value="2024.41" calcext:value-type="float">
            <text:p>2024.41</text:p>
          </table:table-cell>
        </table:table-row>
        <table:table-row table:style-name="ro1">
          <table:table-cell office:value-type="float" office:value="12527126" calcext:value-type="float">
            <text:p>12527126</text:p>
          </table:table-cell>
          <table:table-cell table:formula="of:=[.A785]/1000/(60*60*24)" office:value-type="time" office:time-value="PT03H28M47.126S" calcext:value-type="time">
            <text:p>03:2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5" calcext:value-type="float">
            <text:p>556.45</text:p>
          </table:table-cell>
          <table:table-cell office:value-type="float" office:value="1738.2" calcext:value-type="float">
            <text:p>1738.2</text:p>
          </table:table-cell>
          <table:table-cell office:value-type="float" office:value="2026.89" calcext:value-type="float">
            <text:p>2026.89</text:p>
          </table:table-cell>
        </table:table-row>
        <table:table-row table:style-name="ro1">
          <table:table-cell office:value-type="float" office:value="12543127" calcext:value-type="float">
            <text:p>12543127</text:p>
          </table:table-cell>
          <table:table-cell table:formula="of:=[.A786]/1000/(60*60*24)" office:value-type="time" office:time-value="PT03H29M03.127S" calcext:value-type="time">
            <text:p>03:2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1740.42" calcext:value-type="float">
            <text:p>1740.42</text:p>
          </table:table-cell>
          <table:table-cell office:value-type="float" office:value="2029.36" calcext:value-type="float">
            <text:p>2029.36</text:p>
          </table:table-cell>
        </table:table-row>
        <table:table-row table:style-name="ro1">
          <table:table-cell office:value-type="float" office:value="12559127" calcext:value-type="float">
            <text:p>12559127</text:p>
          </table:table-cell>
          <table:table-cell table:formula="of:=[.A787]/1000/(60*60*24)" office:value-type="time" office:time-value="PT03H29M19.127S" calcext:value-type="time">
            <text:p>03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742.64" calcext:value-type="float">
            <text:p>1742.64</text:p>
          </table:table-cell>
          <table:table-cell office:value-type="float" office:value="2031.84" calcext:value-type="float">
            <text:p>2031.84</text:p>
          </table:table-cell>
        </table:table-row>
        <table:table-row table:style-name="ro1">
          <table:table-cell office:value-type="float" office:value="12575127" calcext:value-type="float">
            <text:p>12575127</text:p>
          </table:table-cell>
          <table:table-cell table:formula="of:=[.A788]/1000/(60*60*24)" office:value-type="time" office:time-value="PT03H29M35.127S" calcext:value-type="time">
            <text:p>03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2" calcext:value-type="float">
            <text:p>556.32</text:p>
          </table:table-cell>
          <table:table-cell office:value-type="float" office:value="1744.86" calcext:value-type="float">
            <text:p>1744.86</text:p>
          </table:table-cell>
          <table:table-cell office:value-type="float" office:value="2034.31" calcext:value-type="float">
            <text:p>2034.31</text:p>
          </table:table-cell>
        </table:table-row>
        <table:table-row table:style-name="ro1">
          <table:table-cell office:value-type="float" office:value="12591126" calcext:value-type="float">
            <text:p>12591126</text:p>
          </table:table-cell>
          <table:table-cell table:formula="of:=[.A789]/1000/(60*60*24)" office:value-type="time" office:time-value="PT03H29M51.126S" calcext:value-type="time">
            <text:p>03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7" calcext:value-type="float">
            <text:p>556.07</text:p>
          </table:table-cell>
          <table:table-cell office:value-type="float" office:value="1747.08" calcext:value-type="float">
            <text:p>1747.08</text:p>
          </table:table-cell>
          <table:table-cell office:value-type="float" office:value="2036.78" calcext:value-type="float">
            <text:p>2036.78</text:p>
          </table:table-cell>
        </table:table-row>
        <table:table-row table:style-name="ro1">
          <table:table-cell office:value-type="float" office:value="12607126" calcext:value-type="float">
            <text:p>12607126</text:p>
          </table:table-cell>
          <table:table-cell table:formula="of:=[.A790]/1000/(60*60*24)" office:value-type="time" office:time-value="PT03H30M07.126S" calcext:value-type="time">
            <text:p>03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2" calcext:value-type="float">
            <text:p>556.32</text:p>
          </table:table-cell>
          <table:table-cell office:value-type="float" office:value="1749.3" calcext:value-type="float">
            <text:p>1749.3</text:p>
          </table:table-cell>
          <table:table-cell office:value-type="float" office:value="2039.26" calcext:value-type="float">
            <text:p>2039.26</text:p>
          </table:table-cell>
        </table:table-row>
        <table:table-row table:style-name="ro1">
          <table:table-cell office:value-type="float" office:value="12623126" calcext:value-type="float">
            <text:p>12623126</text:p>
          </table:table-cell>
          <table:table-cell table:formula="of:=[.A791]/1000/(60*60*24)" office:value-type="time" office:time-value="PT03H30M23.126S" calcext:value-type="time">
            <text:p>03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751.52" calcext:value-type="float">
            <text:p>1751.52</text:p>
          </table:table-cell>
          <table:table-cell office:value-type="float" office:value="2041.73" calcext:value-type="float">
            <text:p>2041.73</text:p>
          </table:table-cell>
        </table:table-row>
        <table:table-row table:style-name="ro1">
          <table:table-cell office:value-type="float" office:value="12639126" calcext:value-type="float">
            <text:p>12639126</text:p>
          </table:table-cell>
          <table:table-cell table:formula="of:=[.A792]/1000/(60*60*24)" office:value-type="time" office:time-value="PT03H30M39.126S" calcext:value-type="time">
            <text:p>03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1753.74" calcext:value-type="float">
            <text:p>1753.74</text:p>
          </table:table-cell>
          <table:table-cell office:value-type="float" office:value="2044.2" calcext:value-type="float">
            <text:p>2044.2</text:p>
          </table:table-cell>
        </table:table-row>
        <table:table-row table:style-name="ro1">
          <table:table-cell office:value-type="float" office:value="12655126" calcext:value-type="float">
            <text:p>12655126</text:p>
          </table:table-cell>
          <table:table-cell table:formula="of:=[.A793]/1000/(60*60*24)" office:value-type="time" office:time-value="PT03H30M55.126S" calcext:value-type="time">
            <text:p>03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1" calcext:value-type="float">
            <text:p>556.31</text:p>
          </table:table-cell>
          <table:table-cell office:value-type="float" office:value="1755.96" calcext:value-type="float">
            <text:p>1755.96</text:p>
          </table:table-cell>
          <table:table-cell office:value-type="float" office:value="2046.67" calcext:value-type="float">
            <text:p>2046.67</text:p>
          </table:table-cell>
        </table:table-row>
        <table:table-row table:style-name="ro1">
          <table:table-cell office:value-type="float" office:value="12671127" calcext:value-type="float">
            <text:p>12671127</text:p>
          </table:table-cell>
          <table:table-cell table:formula="of:=[.A794]/1000/(60*60*24)" office:value-type="time" office:time-value="PT03H31M11.127S" calcext:value-type="time">
            <text:p>03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3" calcext:value-type="float">
            <text:p>556.23</text:p>
          </table:table-cell>
          <table:table-cell office:value-type="float" office:value="1758.18" calcext:value-type="float">
            <text:p>1758.18</text:p>
          </table:table-cell>
          <table:table-cell office:value-type="float" office:value="2049.14" calcext:value-type="float">
            <text:p>2049.14</text:p>
          </table:table-cell>
        </table:table-row>
        <table:table-row table:style-name="ro1">
          <table:table-cell office:value-type="float" office:value="12687126" calcext:value-type="float">
            <text:p>12687126</text:p>
          </table:table-cell>
          <table:table-cell table:formula="of:=[.A795]/1000/(60*60*24)" office:value-type="time" office:time-value="PT03H31M27.126S" calcext:value-type="time">
            <text:p>03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" calcext:value-type="float">
            <text:p>556.2</text:p>
          </table:table-cell>
          <table:table-cell office:value-type="float" office:value="1760.4" calcext:value-type="float">
            <text:p>1760.4</text:p>
          </table:table-cell>
          <table:table-cell office:value-type="float" office:value="2051.61" calcext:value-type="float">
            <text:p>2051.61</text:p>
          </table:table-cell>
        </table:table-row>
        <table:table-row table:style-name="ro1">
          <table:table-cell office:value-type="float" office:value="12703126" calcext:value-type="float">
            <text:p>12703126</text:p>
          </table:table-cell>
          <table:table-cell table:formula="of:=[.A796]/1000/(60*60*24)" office:value-type="time" office:time-value="PT03H31M43.126S" calcext:value-type="time">
            <text:p>03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2" calcext:value-type="float">
            <text:p>556.52</text:p>
          </table:table-cell>
          <table:table-cell office:value-type="float" office:value="1762.62" calcext:value-type="float">
            <text:p>1762.62</text:p>
          </table:table-cell>
          <table:table-cell office:value-type="float" office:value="2054.07" calcext:value-type="float">
            <text:p>2054.07</text:p>
          </table:table-cell>
        </table:table-row>
        <table:table-row table:style-name="ro1">
          <table:table-cell office:value-type="float" office:value="12719127" calcext:value-type="float">
            <text:p>12719127</text:p>
          </table:table-cell>
          <table:table-cell table:formula="of:=[.A797]/1000/(60*60*24)" office:value-type="time" office:time-value="PT03H31M59.127S" calcext:value-type="time">
            <text:p>03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764.84" calcext:value-type="float">
            <text:p>1764.84</text:p>
          </table:table-cell>
          <table:table-cell office:value-type="float" office:value="2056.54" calcext:value-type="float">
            <text:p>2056.54</text:p>
          </table:table-cell>
        </table:table-row>
        <table:table-row table:style-name="ro1">
          <table:table-cell office:value-type="float" office:value="12735126" calcext:value-type="float">
            <text:p>12735126</text:p>
          </table:table-cell>
          <table:table-cell table:formula="of:=[.A798]/1000/(60*60*24)" office:value-type="time" office:time-value="PT03H32M15.126S" calcext:value-type="time">
            <text:p>03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6.74" calcext:value-type="float">
            <text:p>556.74</text:p>
          </table:table-cell>
          <table:table-cell office:value-type="float" office:value="1767.06" calcext:value-type="float">
            <text:p>1767.06</text:p>
          </table:table-cell>
          <table:table-cell office:value-type="float" office:value="2059.01" calcext:value-type="float">
            <text:p>2059.01</text:p>
          </table:table-cell>
        </table:table-row>
        <table:table-row table:style-name="ro1">
          <table:table-cell office:value-type="float" office:value="12751126" calcext:value-type="float">
            <text:p>12751126</text:p>
          </table:table-cell>
          <table:table-cell table:formula="of:=[.A799]/1000/(60*60*24)" office:value-type="time" office:time-value="PT03H32M31.126S" calcext:value-type="time">
            <text:p>03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769.28" calcext:value-type="float">
            <text:p>1769.28</text:p>
          </table:table-cell>
          <table:table-cell office:value-type="float" office:value="2061.48" calcext:value-type="float">
            <text:p>2061.48</text:p>
          </table:table-cell>
        </table:table-row>
        <table:table-row table:style-name="ro1">
          <table:table-cell office:value-type="float" office:value="12767126" calcext:value-type="float">
            <text:p>12767126</text:p>
          </table:table-cell>
          <table:table-cell table:formula="of:=[.A800]/1000/(60*60*24)" office:value-type="time" office:time-value="PT03H32M47.126S" calcext:value-type="time">
            <text:p>03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1771.5" calcext:value-type="float">
            <text:p>1771.5</text:p>
          </table:table-cell>
          <table:table-cell office:value-type="float" office:value="2063.94" calcext:value-type="float">
            <text:p>2063.94</text:p>
          </table:table-cell>
        </table:table-row>
        <table:table-row table:style-name="ro1">
          <table:table-cell office:value-type="float" office:value="12783127" calcext:value-type="float">
            <text:p>12783127</text:p>
          </table:table-cell>
          <table:table-cell table:formula="of:=[.A801]/1000/(60*60*24)" office:value-type="time" office:time-value="PT03H33M03.127S" calcext:value-type="time">
            <text:p>03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3" calcext:value-type="float">
            <text:p>552.33</text:p>
          </table:table-cell>
          <table:table-cell office:value-type="float" office:value="1773.72" calcext:value-type="float">
            <text:p>1773.72</text:p>
          </table:table-cell>
          <table:table-cell office:value-type="float" office:value="2066.41" calcext:value-type="float">
            <text:p>2066.41</text:p>
          </table:table-cell>
        </table:table-row>
        <table:table-row table:style-name="ro1">
          <table:table-cell office:value-type="float" office:value="12799126" calcext:value-type="float">
            <text:p>12799126</text:p>
          </table:table-cell>
          <table:table-cell table:formula="of:=[.A802]/1000/(60*60*24)" office:value-type="time" office:time-value="PT03H33M19.126S" calcext:value-type="time">
            <text:p>03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775.94" calcext:value-type="float">
            <text:p>1775.94</text:p>
          </table:table-cell>
          <table:table-cell office:value-type="float" office:value="2068.87" calcext:value-type="float">
            <text:p>2068.87</text:p>
          </table:table-cell>
        </table:table-row>
        <table:table-row table:style-name="ro1">
          <table:table-cell office:value-type="float" office:value="12815127" calcext:value-type="float">
            <text:p>12815127</text:p>
          </table:table-cell>
          <table:table-cell table:formula="of:=[.A803]/1000/(60*60*24)" office:value-type="time" office:time-value="PT03H33M35.127S" calcext:value-type="time">
            <text:p>03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3" calcext:value-type="float">
            <text:p>554.23</text:p>
          </table:table-cell>
          <table:table-cell office:value-type="float" office:value="1778.16" calcext:value-type="float">
            <text:p>1778.16</text:p>
          </table:table-cell>
          <table:table-cell office:value-type="float" office:value="2071.34" calcext:value-type="float">
            <text:p>2071.34</text:p>
          </table:table-cell>
        </table:table-row>
        <table:table-row table:style-name="ro1">
          <table:table-cell office:value-type="float" office:value="12831126" calcext:value-type="float">
            <text:p>12831126</text:p>
          </table:table-cell>
          <table:table-cell table:formula="of:=[.A804]/1000/(60*60*24)" office:value-type="time" office:time-value="PT03H33M51.126S" calcext:value-type="time">
            <text:p>03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780.38" calcext:value-type="float">
            <text:p>1780.38</text:p>
          </table:table-cell>
          <table:table-cell office:value-type="float" office:value="2073.8" calcext:value-type="float">
            <text:p>2073.8</text:p>
          </table:table-cell>
        </table:table-row>
        <table:table-row table:style-name="ro1">
          <table:table-cell office:value-type="float" office:value="12847126" calcext:value-type="float">
            <text:p>12847126</text:p>
          </table:table-cell>
          <table:table-cell table:formula="of:=[.A805]/1000/(60*60*24)" office:value-type="time" office:time-value="PT03H34M07.126S" calcext:value-type="time">
            <text:p>03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782.6" calcext:value-type="float">
            <text:p>1782.6</text:p>
          </table:table-cell>
          <table:table-cell office:value-type="float" office:value="2076.27" calcext:value-type="float">
            <text:p>2076.27</text:p>
          </table:table-cell>
        </table:table-row>
        <table:table-row table:style-name="ro1">
          <table:table-cell office:value-type="float" office:value="12863126" calcext:value-type="float">
            <text:p>12863126</text:p>
          </table:table-cell>
          <table:table-cell table:formula="of:=[.A806]/1000/(60*60*24)" office:value-type="time" office:time-value="PT03H34M23.126S" calcext:value-type="time">
            <text:p>03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1784.82" calcext:value-type="float">
            <text:p>1784.82</text:p>
          </table:table-cell>
          <table:table-cell office:value-type="float" office:value="2078.73" calcext:value-type="float">
            <text:p>2078.73</text:p>
          </table:table-cell>
        </table:table-row>
        <table:table-row table:style-name="ro1">
          <table:table-cell office:value-type="float" office:value="12879126" calcext:value-type="float">
            <text:p>12879126</text:p>
          </table:table-cell>
          <table:table-cell table:formula="of:=[.A807]/1000/(60*60*24)" office:value-type="time" office:time-value="PT03H34M39.126S" calcext:value-type="time">
            <text:p>03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4" calcext:value-type="float">
            <text:p>554.44</text:p>
          </table:table-cell>
          <table:table-cell office:value-type="float" office:value="1787.04" calcext:value-type="float">
            <text:p>1787.04</text:p>
          </table:table-cell>
          <table:table-cell office:value-type="float" office:value="2081.19" calcext:value-type="float">
            <text:p>2081.19</text:p>
          </table:table-cell>
        </table:table-row>
        <table:table-row table:style-name="ro1">
          <table:table-cell office:value-type="float" office:value="12895126" calcext:value-type="float">
            <text:p>12895126</text:p>
          </table:table-cell>
          <table:table-cell table:formula="of:=[.A808]/1000/(60*60*24)" office:value-type="time" office:time-value="PT03H34M55.126S" calcext:value-type="time">
            <text:p>03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2.66" calcext:value-type="float">
            <text:p>552.66</text:p>
          </table:table-cell>
          <table:table-cell office:value-type="float" office:value="1789.26" calcext:value-type="float">
            <text:p>1789.26</text:p>
          </table:table-cell>
          <table:table-cell office:value-type="float" office:value="2083.65" calcext:value-type="float">
            <text:p>2083.65</text:p>
          </table:table-cell>
        </table:table-row>
        <table:table-row table:style-name="ro1">
          <table:table-cell office:value-type="float" office:value="12911127" calcext:value-type="float">
            <text:p>12911127</text:p>
          </table:table-cell>
          <table:table-cell table:formula="of:=[.A809]/1000/(60*60*24)" office:value-type="time" office:time-value="PT03H35M11.127S" calcext:value-type="time">
            <text:p>03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791.48" calcext:value-type="float">
            <text:p>1791.48</text:p>
          </table:table-cell>
          <table:table-cell office:value-type="float" office:value="2086.12" calcext:value-type="float">
            <text:p>2086.12</text:p>
          </table:table-cell>
        </table:table-row>
        <table:table-row table:style-name="ro1">
          <table:table-cell office:value-type="float" office:value="12927126" calcext:value-type="float">
            <text:p>12927126</text:p>
          </table:table-cell>
          <table:table-cell table:formula="of:=[.A810]/1000/(60*60*24)" office:value-type="time" office:time-value="PT03H35M27.126S" calcext:value-type="time">
            <text:p>03:3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793.7" calcext:value-type="float">
            <text:p>1793.7</text:p>
          </table:table-cell>
          <table:table-cell office:value-type="float" office:value="2088.58" calcext:value-type="float">
            <text:p>2088.58</text:p>
          </table:table-cell>
        </table:table-row>
        <table:table-row table:style-name="ro1">
          <table:table-cell office:value-type="float" office:value="12943126" calcext:value-type="float">
            <text:p>12943126</text:p>
          </table:table-cell>
          <table:table-cell table:formula="of:=[.A811]/1000/(60*60*24)" office:value-type="time" office:time-value="PT03H35M43.126S" calcext:value-type="time">
            <text:p>03:3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1795.92" calcext:value-type="float">
            <text:p>1795.92</text:p>
          </table:table-cell>
          <table:table-cell office:value-type="float" office:value="2091.04" calcext:value-type="float">
            <text:p>2091.04</text:p>
          </table:table-cell>
        </table:table-row>
        <table:table-row table:style-name="ro1">
          <table:table-cell office:value-type="float" office:value="12959127" calcext:value-type="float">
            <text:p>12959127</text:p>
          </table:table-cell>
          <table:table-cell table:formula="of:=[.A812]/1000/(60*60*24)" office:value-type="time" office:time-value="PT03H35M59.127S" calcext:value-type="time">
            <text:p>03:3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4.66" calcext:value-type="float">
            <text:p>554.66</text:p>
          </table:table-cell>
          <table:table-cell office:value-type="float" office:value="1798.14" calcext:value-type="float">
            <text:p>1798.14</text:p>
          </table:table-cell>
          <table:table-cell office:value-type="float" office:value="2093.5" calcext:value-type="float">
            <text:p>2093.5</text:p>
          </table:table-cell>
        </table:table-row>
        <table:table-row table:style-name="ro1">
          <table:table-cell office:value-type="float" office:value="12975126" calcext:value-type="float">
            <text:p>12975126</text:p>
          </table:table-cell>
          <table:table-cell table:formula="of:=[.A813]/1000/(60*60*24)" office:value-type="time" office:time-value="PT03H36M15.126S" calcext:value-type="time">
            <text:p>03:3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2" calcext:value-type="float">
            <text:p>552.22</text:p>
          </table:table-cell>
          <table:table-cell office:value-type="float" office:value="1800.36" calcext:value-type="float">
            <text:p>1800.36</text:p>
          </table:table-cell>
          <table:table-cell office:value-type="float" office:value="2095.96" calcext:value-type="float">
            <text:p>2095.96</text:p>
          </table:table-cell>
        </table:table-row>
        <table:table-row table:style-name="ro1">
          <table:table-cell office:value-type="float" office:value="12991126" calcext:value-type="float">
            <text:p>12991126</text:p>
          </table:table-cell>
          <table:table-cell table:formula="of:=[.A814]/1000/(60*60*24)" office:value-type="time" office:time-value="PT03H36M31.126S" calcext:value-type="time">
            <text:p>03:36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1" calcext:value-type="float">
            <text:p>554.31</text:p>
          </table:table-cell>
          <table:table-cell office:value-type="float" office:value="1802.58" calcext:value-type="float">
            <text:p>1802.58</text:p>
          </table:table-cell>
          <table:table-cell office:value-type="float" office:value="2098.41" calcext:value-type="float">
            <text:p>2098.41</text:p>
          </table:table-cell>
        </table:table-row>
        <table:table-row table:style-name="ro1">
          <table:table-cell office:value-type="float" office:value="13007126" calcext:value-type="float">
            <text:p>13007126</text:p>
          </table:table-cell>
          <table:table-cell table:formula="of:=[.A815]/1000/(60*60*24)" office:value-type="time" office:time-value="PT03H36M47.126S" calcext:value-type="time">
            <text:p>03:3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2" calcext:value-type="float">
            <text:p>552.32</text:p>
          </table:table-cell>
          <table:table-cell office:value-type="float" office:value="1804.8" calcext:value-type="float">
            <text:p>1804.8</text:p>
          </table:table-cell>
          <table:table-cell office:value-type="float" office:value="2100.87" calcext:value-type="float">
            <text:p>2100.87</text:p>
          </table:table-cell>
        </table:table-row>
        <table:table-row table:style-name="ro1">
          <table:table-cell office:value-type="float" office:value="13023126" calcext:value-type="float">
            <text:p>13023126</text:p>
          </table:table-cell>
          <table:table-cell table:formula="of:=[.A816]/1000/(60*60*24)" office:value-type="time" office:time-value="PT03H37M03.126S" calcext:value-type="time">
            <text:p>03:37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807.02" calcext:value-type="float">
            <text:p>1807.02</text:p>
          </table:table-cell>
          <table:table-cell office:value-type="float" office:value="2103.33" calcext:value-type="float">
            <text:p>2103.33</text:p>
          </table:table-cell>
        </table:table-row>
        <table:table-row table:style-name="ro1">
          <table:table-cell office:value-type="float" office:value="13039126" calcext:value-type="float">
            <text:p>13039126</text:p>
          </table:table-cell>
          <table:table-cell table:formula="of:=[.A817]/1000/(60*60*24)" office:value-type="time" office:time-value="PT03H37M19.126S" calcext:value-type="time">
            <text:p>03:37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4.53" calcext:value-type="float">
            <text:p>554.53</text:p>
          </table:table-cell>
          <table:table-cell office:value-type="float" office:value="1809.24" calcext:value-type="float">
            <text:p>1809.24</text:p>
          </table:table-cell>
          <table:table-cell office:value-type="float" office:value="2105.78" calcext:value-type="float">
            <text:p>2105.78</text:p>
          </table:table-cell>
        </table:table-row>
        <table:table-row table:style-name="ro1">
          <table:table-cell office:value-type="float" office:value="13055126" calcext:value-type="float">
            <text:p>13055126</text:p>
          </table:table-cell>
          <table:table-cell table:formula="of:=[.A818]/1000/(60*60*24)" office:value-type="time" office:time-value="PT03H37M35.126S" calcext:value-type="time">
            <text:p>03:37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1" calcext:value-type="float">
            <text:p>552.21</text:p>
          </table:table-cell>
          <table:table-cell office:value-type="float" office:value="1811.46" calcext:value-type="float">
            <text:p>1811.46</text:p>
          </table:table-cell>
          <table:table-cell office:value-type="float" office:value="2108.24" calcext:value-type="float">
            <text:p>2108.24</text:p>
          </table:table-cell>
        </table:table-row>
        <table:table-row table:style-name="ro1">
          <table:table-cell office:value-type="float" office:value="13071126" calcext:value-type="float">
            <text:p>13071126</text:p>
          </table:table-cell>
          <table:table-cell table:formula="of:=[.A819]/1000/(60*60*24)" office:value-type="time" office:time-value="PT03H37M51.126S" calcext:value-type="time">
            <text:p>03:37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813.68" calcext:value-type="float">
            <text:p>1813.68</text:p>
          </table:table-cell>
          <table:table-cell office:value-type="float" office:value="2110.69" calcext:value-type="float">
            <text:p>2110.69</text:p>
          </table:table-cell>
        </table:table-row>
        <table:table-row table:style-name="ro1">
          <table:table-cell office:value-type="float" office:value="13087126" calcext:value-type="float">
            <text:p>13087126</text:p>
          </table:table-cell>
          <table:table-cell table:formula="of:=[.A820]/1000/(60*60*24)" office:value-type="time" office:time-value="PT03H38M07.126S" calcext:value-type="time">
            <text:p>03:38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4" calcext:value-type="float">
            <text:p>552.54</text:p>
          </table:table-cell>
          <table:table-cell office:value-type="float" office:value="1815.9" calcext:value-type="float">
            <text:p>1815.9</text:p>
          </table:table-cell>
          <table:table-cell office:value-type="float" office:value="2113.15" calcext:value-type="float">
            <text:p>2113.15</text:p>
          </table:table-cell>
        </table:table-row>
        <table:table-row table:style-name="ro1">
          <table:table-cell office:value-type="float" office:value="13103126" calcext:value-type="float">
            <text:p>13103126</text:p>
          </table:table-cell>
          <table:table-cell table:formula="of:=[.A821]/1000/(60*60*24)" office:value-type="time" office:time-value="PT03H38M23.126S" calcext:value-type="time">
            <text:p>03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818.12" calcext:value-type="float">
            <text:p>1818.12</text:p>
          </table:table-cell>
          <table:table-cell office:value-type="float" office:value="2115.6" calcext:value-type="float">
            <text:p>2115.6</text:p>
          </table:table-cell>
        </table:table-row>
        <table:table-row table:style-name="ro1">
          <table:table-cell office:value-type="float" office:value="13119126" calcext:value-type="float">
            <text:p>13119126</text:p>
          </table:table-cell>
          <table:table-cell table:formula="of:=[.A822]/1000/(60*60*24)" office:value-type="time" office:time-value="PT03H38M39.126S" calcext:value-type="time">
            <text:p>03:38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1820.34" calcext:value-type="float">
            <text:p>1820.34</text:p>
          </table:table-cell>
          <table:table-cell office:value-type="float" office:value="2118.06" calcext:value-type="float">
            <text:p>2118.06</text:p>
          </table:table-cell>
        </table:table-row>
        <table:table-row table:style-name="ro1">
          <table:table-cell office:value-type="float" office:value="13135126" calcext:value-type="float">
            <text:p>13135126</text:p>
          </table:table-cell>
          <table:table-cell table:formula="of:=[.A823]/1000/(60*60*24)" office:value-type="time" office:time-value="PT03H38M55.126S" calcext:value-type="time">
            <text:p>03:38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8" calcext:value-type="float">
            <text:p>499.8</text:p>
          </table:table-cell>
          <table:table-cell office:value-type="float" office:value="552.74" calcext:value-type="float">
            <text:p>552.74</text:p>
          </table:table-cell>
          <table:table-cell office:value-type="float" office:value="1822.56" calcext:value-type="float">
            <text:p>1822.56</text:p>
          </table:table-cell>
          <table:table-cell office:value-type="float" office:value="2120.51" calcext:value-type="float">
            <text:p>2120.51</text:p>
          </table:table-cell>
        </table:table-row>
        <table:table-row table:style-name="ro1">
          <table:table-cell office:value-type="float" office:value="13151126" calcext:value-type="float">
            <text:p>13151126</text:p>
          </table:table-cell>
          <table:table-cell table:formula="of:=[.A824]/1000/(60*60*24)" office:value-type="time" office:time-value="PT03H39M11.126S" calcext:value-type="time">
            <text:p>03:39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824.78" calcext:value-type="float">
            <text:p>1824.78</text:p>
          </table:table-cell>
          <table:table-cell office:value-type="float" office:value="2122.96" calcext:value-type="float">
            <text:p>2122.96</text:p>
          </table:table-cell>
        </table:table-row>
        <table:table-row table:style-name="ro1">
          <table:table-cell office:value-type="float" office:value="13167126" calcext:value-type="float">
            <text:p>13167126</text:p>
          </table:table-cell>
          <table:table-cell table:formula="of:=[.A825]/1000/(60*60*24)" office:value-type="time" office:time-value="PT03H39M27.126S" calcext:value-type="time">
            <text:p>03:39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2" calcext:value-type="float">
            <text:p>552.52</text:p>
          </table:table-cell>
          <table:table-cell office:value-type="float" office:value="1827" calcext:value-type="float">
            <text:p>1827</text:p>
          </table:table-cell>
          <table:table-cell office:value-type="float" office:value="2125.42" calcext:value-type="float">
            <text:p>2125.42</text:p>
          </table:table-cell>
        </table:table-row>
        <table:table-row table:style-name="ro1">
          <table:table-cell office:value-type="float" office:value="13183126" calcext:value-type="float">
            <text:p>13183126</text:p>
          </table:table-cell>
          <table:table-cell table:formula="of:=[.A826]/1000/(60*60*24)" office:value-type="time" office:time-value="PT03H39M43.126S" calcext:value-type="time">
            <text:p>03:39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2" calcext:value-type="float">
            <text:p>550.32</text:p>
          </table:table-cell>
          <table:table-cell office:value-type="float" office:value="1829.22" calcext:value-type="float">
            <text:p>1829.22</text:p>
          </table:table-cell>
          <table:table-cell office:value-type="float" office:value="2127.87" calcext:value-type="float">
            <text:p>2127.87</text:p>
          </table:table-cell>
        </table:table-row>
        <table:table-row table:style-name="ro1">
          <table:table-cell office:value-type="float" office:value="13199126" calcext:value-type="float">
            <text:p>13199126</text:p>
          </table:table-cell>
          <table:table-cell table:formula="of:=[.A827]/1000/(60*60*24)" office:value-type="time" office:time-value="PT03H39M59.126S" calcext:value-type="time">
            <text:p>03:39:5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29" calcext:value-type="float">
            <text:p>550.29</text:p>
          </table:table-cell>
          <table:table-cell office:value-type="float" office:value="1831.44" calcext:value-type="float">
            <text:p>1831.44</text:p>
          </table:table-cell>
          <table:table-cell office:value-type="float" office:value="2130.32" calcext:value-type="float">
            <text:p>2130.32</text:p>
          </table:table-cell>
        </table:table-row>
        <table:table-row table:style-name="ro1">
          <table:table-cell office:value-type="float" office:value="13215126" calcext:value-type="float">
            <text:p>13215126</text:p>
          </table:table-cell>
          <table:table-cell table:formula="of:=[.A828]/1000/(60*60*24)" office:value-type="time" office:time-value="PT03H40M15.126S" calcext:value-type="time">
            <text:p>03:40:1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833.66" calcext:value-type="float">
            <text:p>1833.66</text:p>
          </table:table-cell>
          <table:table-cell office:value-type="float" office:value="2132.77" calcext:value-type="float">
            <text:p>2132.77</text:p>
          </table:table-cell>
        </table:table-row>
        <table:table-row table:style-name="ro1">
          <table:table-cell office:value-type="float" office:value="13231127" calcext:value-type="float">
            <text:p>13231127</text:p>
          </table:table-cell>
          <table:table-cell table:formula="of:=[.A829]/1000/(60*60*24)" office:value-type="time" office:time-value="PT03H40M31.127S" calcext:value-type="time">
            <text:p>03:4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1835.87" calcext:value-type="float">
            <text:p>1835.87</text:p>
          </table:table-cell>
          <table:table-cell office:value-type="float" office:value="2135.21" calcext:value-type="float">
            <text:p>2135.21</text:p>
          </table:table-cell>
        </table:table-row>
        <table:table-row table:style-name="ro1">
          <table:table-cell office:value-type="float" office:value="13247126" calcext:value-type="float">
            <text:p>13247126</text:p>
          </table:table-cell>
          <table:table-cell table:formula="of:=[.A830]/1000/(60*60*24)" office:value-type="time" office:time-value="PT03H40M47.126S" calcext:value-type="time">
            <text:p>03:40:47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1838.09" calcext:value-type="float">
            <text:p>1838.09</text:p>
          </table:table-cell>
          <table:table-cell office:value-type="float" office:value="2137.66" calcext:value-type="float">
            <text:p>2137.66</text:p>
          </table:table-cell>
        </table:table-row>
        <table:table-row table:style-name="ro1">
          <table:table-cell office:value-type="float" office:value="13263126" calcext:value-type="float">
            <text:p>13263126</text:p>
          </table:table-cell>
          <table:table-cell table:formula="of:=[.A831]/1000/(60*60*24)" office:value-type="time" office:time-value="PT03H41M03.126S" calcext:value-type="time">
            <text:p>03:41:03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0" calcext:value-type="float">
            <text:p>550</text:p>
          </table:table-cell>
          <table:table-cell office:value-type="float" office:value="1840.31" calcext:value-type="float">
            <text:p>1840.31</text:p>
          </table:table-cell>
          <table:table-cell office:value-type="float" office:value="2140.11" calcext:value-type="float">
            <text:p>2140.11</text:p>
          </table:table-cell>
        </table:table-row>
        <table:table-row table:style-name="ro1">
          <table:table-cell office:value-type="float" office:value="13279126" calcext:value-type="float">
            <text:p>13279126</text:p>
          </table:table-cell>
          <table:table-cell table:formula="of:=[.A832]/1000/(60*60*24)" office:value-type="time" office:time-value="PT03H41M19.126S" calcext:value-type="time">
            <text:p>03:41:19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6" calcext:value-type="float">
            <text:p>550.66</text:p>
          </table:table-cell>
          <table:table-cell office:value-type="float" office:value="1842.53" calcext:value-type="float">
            <text:p>1842.53</text:p>
          </table:table-cell>
          <table:table-cell office:value-type="float" office:value="2142.55" calcext:value-type="float">
            <text:p>2142.55</text:p>
          </table:table-cell>
        </table:table-row>
        <table:table-row table:style-name="ro1">
          <table:table-cell office:value-type="float" office:value="13295126" calcext:value-type="float">
            <text:p>13295126</text:p>
          </table:table-cell>
          <table:table-cell table:formula="of:=[.A833]/1000/(60*60*24)" office:value-type="time" office:time-value="PT03H41M35.126S" calcext:value-type="time">
            <text:p>03:41:3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2" calcext:value-type="float">
            <text:p>550.42</text:p>
          </table:table-cell>
          <table:table-cell office:value-type="float" office:value="1844.75" calcext:value-type="float">
            <text:p>1844.75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float" office:value="13311126" calcext:value-type="float">
            <text:p>13311126</text:p>
          </table:table-cell>
          <table:table-cell table:formula="of:=[.A834]/1000/(60*60*24)" office:value-type="time" office:time-value="PT03H41M51.126S" calcext:value-type="time">
            <text:p>03:41:51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1846.97" calcext:value-type="float">
            <text:p>1846.97</text:p>
          </table:table-cell>
          <table:table-cell office:value-type="float" office:value="2147.45" calcext:value-type="float">
            <text:p>2147.45</text:p>
          </table:table-cell>
        </table:table-row>
        <table:table-row table:style-name="ro1">
          <table:table-cell office:value-type="float" office:value="13327127" calcext:value-type="float">
            <text:p>13327127</text:p>
          </table:table-cell>
          <table:table-cell table:formula="of:=[.A835]/1000/(60*60*24)" office:value-type="time" office:time-value="PT03H42M07.127S" calcext:value-type="time">
            <text:p>03:42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849.19" calcext:value-type="float">
            <text:p>1849.19</text:p>
          </table:table-cell>
          <table:table-cell office:value-type="float" office:value="2149.89" calcext:value-type="float">
            <text:p>2149.89</text:p>
          </table:table-cell>
        </table:table-row>
        <table:table-row table:style-name="ro1">
          <table:table-cell office:value-type="float" office:value="13343127" calcext:value-type="float">
            <text:p>13343127</text:p>
          </table:table-cell>
          <table:table-cell table:formula="of:=[.A836]/1000/(60*60*24)" office:value-type="time" office:time-value="PT03H42M23.127S" calcext:value-type="time">
            <text:p>03:42:23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0" calcext:value-type="float">
            <text:p>550</text:p>
          </table:table-cell>
          <table:table-cell office:value-type="float" office:value="1851.41" calcext:value-type="float">
            <text:p>1851.41</text:p>
          </table:table-cell>
          <table:table-cell office:value-type="float" office:value="2152.33" calcext:value-type="float">
            <text:p>2152.33</text:p>
          </table:table-cell>
        </table:table-row>
        <table:table-row table:style-name="ro1">
          <table:table-cell office:value-type="float" office:value="13359127" calcext:value-type="float">
            <text:p>13359127</text:p>
          </table:table-cell>
          <table:table-cell table:formula="of:=[.A837]/1000/(60*60*24)" office:value-type="time" office:time-value="PT03H42M39.127S" calcext:value-type="time">
            <text:p>03:42:39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2" calcext:value-type="float">
            <text:p>550.22</text:p>
          </table:table-cell>
          <table:table-cell office:value-type="float" office:value="1853.63" calcext:value-type="float">
            <text:p>1853.63</text:p>
          </table:table-cell>
          <table:table-cell office:value-type="float" office:value="2154.78" calcext:value-type="float">
            <text:p>2154.78</text:p>
          </table:table-cell>
        </table:table-row>
        <table:table-row table:style-name="ro1">
          <table:table-cell office:value-type="float" office:value="13375126" calcext:value-type="float">
            <text:p>13375126</text:p>
          </table:table-cell>
          <table:table-cell table:formula="of:=[.A838]/1000/(60*60*24)" office:value-type="time" office:time-value="PT03H42M55.126S" calcext:value-type="time">
            <text:p>03:42:5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3" calcext:value-type="float">
            <text:p>548.43</text:p>
          </table:table-cell>
          <table:table-cell office:value-type="float" office:value="1855.85" calcext:value-type="float">
            <text:p>1855.85</text:p>
          </table:table-cell>
          <table:table-cell office:value-type="float" office:value="2157.22" calcext:value-type="float">
            <text:p>2157.22</text:p>
          </table:table-cell>
        </table:table-row>
        <table:table-row table:style-name="ro1">
          <table:table-cell office:value-type="float" office:value="13391126" calcext:value-type="float">
            <text:p>13391126</text:p>
          </table:table-cell>
          <table:table-cell table:formula="of:=[.A839]/1000/(60*60*24)" office:value-type="time" office:time-value="PT03H43M11.126S" calcext:value-type="time">
            <text:p>03:43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3" calcext:value-type="float">
            <text:p>548.23</text:p>
          </table:table-cell>
          <table:table-cell office:value-type="float" office:value="1858.07" calcext:value-type="float">
            <text:p>1858.07</text:p>
          </table:table-cell>
          <table:table-cell office:value-type="float" office:value="2159.66" calcext:value-type="float">
            <text:p>2159.66</text:p>
          </table:table-cell>
        </table:table-row>
        <table:table-row table:style-name="ro1">
          <table:table-cell office:value-type="float" office:value="13407126" calcext:value-type="float">
            <text:p>13407126</text:p>
          </table:table-cell>
          <table:table-cell table:formula="of:=[.A840]/1000/(60*60*24)" office:value-type="time" office:time-value="PT03H43M27.126S" calcext:value-type="time">
            <text:p>03:43:2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1860.29" calcext:value-type="float">
            <text:p>1860.29</text:p>
          </table:table-cell>
          <table:table-cell office:value-type="float" office:value="2162.1" calcext:value-type="float">
            <text:p>2162.1</text:p>
          </table:table-cell>
        </table:table-row>
        <table:table-row table:style-name="ro1">
          <table:table-cell office:value-type="float" office:value="13423126" calcext:value-type="float">
            <text:p>13423126</text:p>
          </table:table-cell>
          <table:table-cell table:formula="of:=[.A841]/1000/(60*60*24)" office:value-type="time" office:time-value="PT03H43M43.126S" calcext:value-type="time">
            <text:p>03:43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862.51" calcext:value-type="float">
            <text:p>1862.51</text:p>
          </table:table-cell>
          <table:table-cell office:value-type="float" office:value="2164.54" calcext:value-type="float">
            <text:p>2164.54</text:p>
          </table:table-cell>
        </table:table-row>
        <table:table-row table:style-name="ro1">
          <table:table-cell office:value-type="float" office:value="13439127" calcext:value-type="float">
            <text:p>13439127</text:p>
          </table:table-cell>
          <table:table-cell table:formula="of:=[.A842]/1000/(60*60*24)" office:value-type="time" office:time-value="PT03H43M59.127S" calcext:value-type="time">
            <text:p>03:43:5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864.73" calcext:value-type="float">
            <text:p>1864.73</text:p>
          </table:table-cell>
          <table:table-cell office:value-type="float" office:value="2166.98" calcext:value-type="float">
            <text:p>2166.98</text:p>
          </table:table-cell>
        </table:table-row>
        <table:table-row table:style-name="ro1">
          <table:table-cell office:value-type="float" office:value="13455127" calcext:value-type="float">
            <text:p>13455127</text:p>
          </table:table-cell>
          <table:table-cell table:formula="of:=[.A843]/1000/(60*60*24)" office:value-type="time" office:time-value="PT03H44M15.127S" calcext:value-type="time">
            <text:p>03:44:1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66.95" calcext:value-type="float">
            <text:p>1866.95</text:p>
          </table:table-cell>
          <table:table-cell office:value-type="float" office:value="2169.42" calcext:value-type="float">
            <text:p>2169.42</text:p>
          </table:table-cell>
        </table:table-row>
        <table:table-row table:style-name="ro1">
          <table:table-cell office:value-type="float" office:value="13471126" calcext:value-type="float">
            <text:p>13471126</text:p>
          </table:table-cell>
          <table:table-cell table:formula="of:=[.A844]/1000/(60*60*24)" office:value-type="time" office:time-value="PT03H44M31.126S" calcext:value-type="time">
            <text:p>03:44:31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1869.17" calcext:value-type="float">
            <text:p>1869.17</text:p>
          </table:table-cell>
          <table:table-cell office:value-type="float" office:value="2171.86" calcext:value-type="float">
            <text:p>2171.86</text:p>
          </table:table-cell>
        </table:table-row>
        <table:table-row table:style-name="ro1">
          <table:table-cell office:value-type="float" office:value="13487127" calcext:value-type="float">
            <text:p>13487127</text:p>
          </table:table-cell>
          <table:table-cell table:formula="of:=[.A845]/1000/(60*60*24)" office:value-type="time" office:time-value="PT03H44M47.127S" calcext:value-type="time">
            <text:p>03:44:47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871.39" calcext:value-type="float">
            <text:p>1871.39</text:p>
          </table:table-cell>
          <table:table-cell office:value-type="float" office:value="2174.3" calcext:value-type="float">
            <text:p>2174.3</text:p>
          </table:table-cell>
        </table:table-row>
        <table:table-row table:style-name="ro1">
          <table:table-cell office:value-type="float" office:value="13503126" calcext:value-type="float">
            <text:p>13503126</text:p>
          </table:table-cell>
          <table:table-cell table:formula="of:=[.A846]/1000/(60*60*24)" office:value-type="time" office:time-value="PT03H45M03.126S" calcext:value-type="time">
            <text:p>03:45:0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2" calcext:value-type="float">
            <text:p>548.32</text:p>
          </table:table-cell>
          <table:table-cell office:value-type="float" office:value="1873.61" calcext:value-type="float">
            <text:p>1873.61</text:p>
          </table:table-cell>
          <table:table-cell office:value-type="float" office:value="2176.73" calcext:value-type="float">
            <text:p>2176.73</text:p>
          </table:table-cell>
        </table:table-row>
        <table:table-row table:style-name="ro1">
          <table:table-cell office:value-type="float" office:value="13519127" calcext:value-type="float">
            <text:p>13519127</text:p>
          </table:table-cell>
          <table:table-cell table:formula="of:=[.A847]/1000/(60*60*24)" office:value-type="time" office:time-value="PT03H45M19.127S" calcext:value-type="time">
            <text:p>03:45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875.83" calcext:value-type="float">
            <text:p>1875.83</text:p>
          </table:table-cell>
          <table:table-cell office:value-type="float" office:value="2179.17" calcext:value-type="float">
            <text:p>2179.17</text:p>
          </table:table-cell>
        </table:table-row>
        <table:table-row table:style-name="ro1">
          <table:table-cell office:value-type="float" office:value="13535126" calcext:value-type="float">
            <text:p>13535126</text:p>
          </table:table-cell>
          <table:table-cell table:formula="of:=[.A848]/1000/(60*60*24)" office:value-type="time" office:time-value="PT03H45M35.126S" calcext:value-type="time">
            <text:p>03:45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5.87" calcext:value-type="float">
            <text:p>545.87</text:p>
          </table:table-cell>
          <table:table-cell office:value-type="float" office:value="1878.05" calcext:value-type="float">
            <text:p>1878.05</text:p>
          </table:table-cell>
          <table:table-cell office:value-type="float" office:value="2181.61" calcext:value-type="float">
            <text:p>2181.61</text:p>
          </table:table-cell>
        </table:table-row>
        <table:table-row table:style-name="ro1">
          <table:table-cell office:value-type="float" office:value="13551126" calcext:value-type="float">
            <text:p>13551126</text:p>
          </table:table-cell>
          <table:table-cell table:formula="of:=[.A849]/1000/(60*60*24)" office:value-type="time" office:time-value="PT03H45M51.126S" calcext:value-type="time">
            <text:p>03:45:51</text:p>
          </table:table-cell>
          <table:table-cell office:value-type="float" office:value="1.1" calcext:value-type="float">
            <text:p>1.1</text:p>
          </table:table-cell>
          <table:table-cell office:value-type="float" office:value="499.8" calcext:value-type="float">
            <text:p>499.8</text:p>
          </table:table-cell>
          <table:table-cell office:value-type="float" office:value="548.76" calcext:value-type="float">
            <text:p>548.76</text:p>
          </table:table-cell>
          <table:table-cell office:value-type="float" office:value="1880.27" calcext:value-type="float">
            <text:p>1880.27</text:p>
          </table:table-cell>
          <table:table-cell office:value-type="float" office:value="2184.04" calcext:value-type="float">
            <text:p>2184.04</text:p>
          </table:table-cell>
        </table:table-row>
        <table:table-row table:style-name="ro1">
          <table:table-cell office:value-type="float" office:value="13567126" calcext:value-type="float">
            <text:p>13567126</text:p>
          </table:table-cell>
          <table:table-cell table:formula="of:=[.A850]/1000/(60*60*24)" office:value-type="time" office:time-value="PT03H46M07.126S" calcext:value-type="time">
            <text:p>03:4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1882.49" calcext:value-type="float">
            <text:p>1882.49</text:p>
          </table:table-cell>
          <table:table-cell office:value-type="float" office:value="2186.47" calcext:value-type="float">
            <text:p>2186.47</text:p>
          </table:table-cell>
        </table:table-row>
        <table:table-row table:style-name="ro1">
          <table:table-cell office:value-type="float" office:value="13583127" calcext:value-type="float">
            <text:p>13583127</text:p>
          </table:table-cell>
          <table:table-cell table:formula="of:=[.A851]/1000/(60*60*24)" office:value-type="time" office:time-value="PT03H46M23.127S" calcext:value-type="time">
            <text:p>03:46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1884.71" calcext:value-type="float">
            <text:p>1884.71</text:p>
          </table:table-cell>
          <table:table-cell office:value-type="float" office:value="2188.91" calcext:value-type="float">
            <text:p>2188.91</text:p>
          </table:table-cell>
        </table:table-row>
        <table:table-row table:style-name="ro1">
          <table:table-cell office:value-type="float" office:value="13599126" calcext:value-type="float">
            <text:p>13599126</text:p>
          </table:table-cell>
          <table:table-cell table:formula="of:=[.A852]/1000/(60*60*24)" office:value-type="time" office:time-value="PT03H46M39.126S" calcext:value-type="time">
            <text:p>03:46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1" calcext:value-type="float">
            <text:p>546.1</text:p>
          </table:table-cell>
          <table:table-cell office:value-type="float" office:value="1886.93" calcext:value-type="float">
            <text:p>1886.93</text:p>
          </table:table-cell>
          <table:table-cell office:value-type="float" office:value="2191.34" calcext:value-type="float">
            <text:p>2191.34</text:p>
          </table:table-cell>
        </table:table-row>
        <table:table-row table:style-name="ro1">
          <table:table-cell office:value-type="float" office:value="13615127" calcext:value-type="float">
            <text:p>13615127</text:p>
          </table:table-cell>
          <table:table-cell table:formula="of:=[.A853]/1000/(60*60*24)" office:value-type="time" office:time-value="PT03H46M55.127S" calcext:value-type="time">
            <text:p>03:46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3" calcext:value-type="float">
            <text:p>546.43</text:p>
          </table:table-cell>
          <table:table-cell office:value-type="float" office:value="1889.14" calcext:value-type="float">
            <text:p>1889.14</text:p>
          </table:table-cell>
          <table:table-cell office:value-type="float" office:value="2193.77" calcext:value-type="float">
            <text:p>2193.77</text:p>
          </table:table-cell>
        </table:table-row>
        <table:table-row table:style-name="ro1">
          <table:table-cell office:value-type="float" office:value="13631126" calcext:value-type="float">
            <text:p>13631126</text:p>
          </table:table-cell>
          <table:table-cell table:formula="of:=[.A854]/1000/(60*60*24)" office:value-type="time" office:time-value="PT03H47M11.126S" calcext:value-type="time">
            <text:p>03:47:1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3" calcext:value-type="float">
            <text:p>548.43</text:p>
          </table:table-cell>
          <table:table-cell office:value-type="float" office:value="1891.36" calcext:value-type="float">
            <text:p>1891.36</text:p>
          </table:table-cell>
          <table:table-cell office:value-type="float" office:value="2196.2" calcext:value-type="float">
            <text:p>2196.2</text:p>
          </table:table-cell>
        </table:table-row>
        <table:table-row table:style-name="ro1">
          <table:table-cell office:value-type="float" office:value="13647126" calcext:value-type="float">
            <text:p>13647126</text:p>
          </table:table-cell>
          <table:table-cell table:formula="of:=[.A855]/1000/(60*60*24)" office:value-type="time" office:time-value="PT03H47M27.126S" calcext:value-type="time">
            <text:p>03:47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1893.58" calcext:value-type="float">
            <text:p>1893.58</text:p>
          </table:table-cell>
          <table:table-cell office:value-type="float" office:value="2198.63" calcext:value-type="float">
            <text:p>2198.63</text:p>
          </table:table-cell>
        </table:table-row>
        <table:table-row table:style-name="ro1">
          <table:table-cell office:value-type="float" office:value="13663126" calcext:value-type="float">
            <text:p>13663126</text:p>
          </table:table-cell>
          <table:table-cell table:formula="of:=[.A856]/1000/(60*60*24)" office:value-type="time" office:time-value="PT03H47M43.126S" calcext:value-type="time">
            <text:p>03:47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895.8" calcext:value-type="float">
            <text:p>1895.8</text:p>
          </table:table-cell>
          <table:table-cell office:value-type="float" office:value="2201.06" calcext:value-type="float">
            <text:p>2201.06</text:p>
          </table:table-cell>
        </table:table-row>
        <table:table-row table:style-name="ro1">
          <table:table-cell office:value-type="float" office:value="13679126" calcext:value-type="float">
            <text:p>13679126</text:p>
          </table:table-cell>
          <table:table-cell table:formula="of:=[.A857]/1000/(60*60*24)" office:value-type="time" office:time-value="PT03H47M59.126S" calcext:value-type="time">
            <text:p>03:47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9" calcext:value-type="float">
            <text:p>546.09</text:p>
          </table:table-cell>
          <table:table-cell office:value-type="float" office:value="1898.02" calcext:value-type="float">
            <text:p>1898.02</text:p>
          </table:table-cell>
          <table:table-cell office:value-type="float" office:value="2203.49" calcext:value-type="float">
            <text:p>2203.49</text:p>
          </table:table-cell>
        </table:table-row>
        <table:table-row table:style-name="ro1">
          <table:table-cell office:value-type="float" office:value="13695126" calcext:value-type="float">
            <text:p>13695126</text:p>
          </table:table-cell>
          <table:table-cell table:formula="of:=[.A858]/1000/(60*60*24)" office:value-type="time" office:time-value="PT03H48M15.126S" calcext:value-type="time">
            <text:p>03:48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2" calcext:value-type="float">
            <text:p>546.32</text:p>
          </table:table-cell>
          <table:table-cell office:value-type="float" office:value="1900.24" calcext:value-type="float">
            <text:p>1900.24</text:p>
          </table:table-cell>
          <table:table-cell office:value-type="float" office:value="2205.92" calcext:value-type="float">
            <text:p>2205.92</text:p>
          </table:table-cell>
        </table:table-row>
        <table:table-row table:style-name="ro1">
          <table:table-cell office:value-type="float" office:value="13711126" calcext:value-type="float">
            <text:p>13711126</text:p>
          </table:table-cell>
          <table:table-cell table:formula="of:=[.A859]/1000/(60*60*24)" office:value-type="time" office:time-value="PT03H48M31.126S" calcext:value-type="time">
            <text:p>03:48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6" calcext:value-type="float">
            <text:p>546.66</text:p>
          </table:table-cell>
          <table:table-cell office:value-type="float" office:value="1902.46" calcext:value-type="float">
            <text:p>1902.46</text:p>
          </table:table-cell>
          <table:table-cell office:value-type="float" office:value="2208.35" calcext:value-type="float">
            <text:p>2208.35</text:p>
          </table:table-cell>
        </table:table-row>
        <table:table-row table:style-name="ro1">
          <table:table-cell office:value-type="float" office:value="13727126" calcext:value-type="float">
            <text:p>13727126</text:p>
          </table:table-cell>
          <table:table-cell table:formula="of:=[.A860]/1000/(60*60*24)" office:value-type="time" office:time-value="PT03H48M47.126S" calcext:value-type="time">
            <text:p>03:48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1904.68" calcext:value-type="float">
            <text:p>1904.68</text:p>
          </table:table-cell>
          <table:table-cell office:value-type="float" office:value="2210.78" calcext:value-type="float">
            <text:p>2210.78</text:p>
          </table:table-cell>
        </table:table-row>
        <table:table-row table:style-name="ro1">
          <table:table-cell office:value-type="float" office:value="13743126" calcext:value-type="float">
            <text:p>13743126</text:p>
          </table:table-cell>
          <table:table-cell table:formula="of:=[.A861]/1000/(60*60*24)" office:value-type="time" office:time-value="PT03H49M03.126S" calcext:value-type="time">
            <text:p>03:49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906.9" calcext:value-type="float">
            <text:p>1906.9</text:p>
          </table:table-cell>
          <table:table-cell office:value-type="float" office:value="2213.2" calcext:value-type="float">
            <text:p>2213.2</text:p>
          </table:table-cell>
        </table:table-row>
        <table:table-row table:style-name="ro1">
          <table:table-cell office:value-type="float" office:value="13759126" calcext:value-type="float">
            <text:p>13759126</text:p>
          </table:table-cell>
          <table:table-cell table:formula="of:=[.A862]/1000/(60*60*24)" office:value-type="time" office:time-value="PT03H49M19.126S" calcext:value-type="time">
            <text:p>03:49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6.68" calcext:value-type="float">
            <text:p>546.68</text:p>
          </table:table-cell>
          <table:table-cell office:value-type="float" office:value="1909.12" calcext:value-type="float">
            <text:p>1909.12</text:p>
          </table:table-cell>
          <table:table-cell office:value-type="float" office:value="2215.63" calcext:value-type="float">
            <text:p>2215.63</text:p>
          </table:table-cell>
        </table:table-row>
        <table:table-row table:style-name="ro1">
          <table:table-cell office:value-type="float" office:value="13775126" calcext:value-type="float">
            <text:p>13775126</text:p>
          </table:table-cell>
          <table:table-cell table:formula="of:=[.A863]/1000/(60*60*24)" office:value-type="time" office:time-value="PT03H49M35.126S" calcext:value-type="time">
            <text:p>03:49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911.34" calcext:value-type="float">
            <text:p>1911.34</text:p>
          </table:table-cell>
          <table:table-cell office:value-type="float" office:value="2218.05" calcext:value-type="float">
            <text:p>2218.05</text:p>
          </table:table-cell>
        </table:table-row>
        <table:table-row table:style-name="ro1">
          <table:table-cell office:value-type="float" office:value="13791127" calcext:value-type="float">
            <text:p>13791127</text:p>
          </table:table-cell>
          <table:table-cell table:formula="of:=[.A864]/1000/(60*60*24)" office:value-type="time" office:time-value="PT03H49M51.127S" calcext:value-type="time">
            <text:p>03:49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5" calcext:value-type="float">
            <text:p>546.45</text:p>
          </table:table-cell>
          <table:table-cell office:value-type="float" office:value="1913.56" calcext:value-type="float">
            <text:p>1913.56</text:p>
          </table:table-cell>
          <table:table-cell office:value-type="float" office:value="2220.48" calcext:value-type="float">
            <text:p>2220.48</text:p>
          </table:table-cell>
        </table:table-row>
        <table:table-row table:style-name="ro1">
          <table:table-cell office:value-type="float" office:value="13807126" calcext:value-type="float">
            <text:p>13807126</text:p>
          </table:table-cell>
          <table:table-cell table:formula="of:=[.A865]/1000/(60*60*24)" office:value-type="time" office:time-value="PT03H50M07.126S" calcext:value-type="time">
            <text:p>03:50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1915.78" calcext:value-type="float">
            <text:p>1915.78</text:p>
          </table:table-cell>
          <table:table-cell office:value-type="float" office:value="2222.9" calcext:value-type="float">
            <text:p>2222.9</text:p>
          </table:table-cell>
        </table:table-row>
        <table:table-row table:style-name="ro1">
          <table:table-cell office:value-type="float" office:value="13823126" calcext:value-type="float">
            <text:p>13823126</text:p>
          </table:table-cell>
          <table:table-cell table:formula="of:=[.A866]/1000/(60*60*24)" office:value-type="time" office:time-value="PT03H50M23.126S" calcext:value-type="time">
            <text:p>03:50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3" calcext:value-type="float">
            <text:p>546.23</text:p>
          </table:table-cell>
          <table:table-cell office:value-type="float" office:value="1918" calcext:value-type="float">
            <text:p>1918</text:p>
          </table:table-cell>
          <table:table-cell office:value-type="float" office:value="2225.32" calcext:value-type="float">
            <text:p>2225.32</text:p>
          </table:table-cell>
        </table:table-row>
        <table:table-row table:style-name="ro1">
          <table:table-cell office:value-type="float" office:value="13839126" calcext:value-type="float">
            <text:p>13839126</text:p>
          </table:table-cell>
          <table:table-cell table:formula="of:=[.A867]/1000/(60*60*24)" office:value-type="time" office:time-value="PT03H50M39.126S" calcext:value-type="time">
            <text:p>03:50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1" calcext:value-type="float">
            <text:p>544.11</text:p>
          </table:table-cell>
          <table:table-cell office:value-type="float" office:value="1920.22" calcext:value-type="float">
            <text:p>1920.22</text:p>
          </table:table-cell>
          <table:table-cell office:value-type="float" office:value="2227.75" calcext:value-type="float">
            <text:p>2227.75</text:p>
          </table:table-cell>
        </table:table-row>
        <table:table-row table:style-name="ro1">
          <table:table-cell office:value-type="float" office:value="13855126" calcext:value-type="float">
            <text:p>13855126</text:p>
          </table:table-cell>
          <table:table-cell table:formula="of:=[.A868]/1000/(60*60*24)" office:value-type="time" office:time-value="PT03H50M55.126S" calcext:value-type="time">
            <text:p>03:50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4" calcext:value-type="float">
            <text:p>544.54</text:p>
          </table:table-cell>
          <table:table-cell office:value-type="float" office:value="1922.44" calcext:value-type="float">
            <text:p>1922.44</text:p>
          </table:table-cell>
          <table:table-cell office:value-type="float" office:value="2230.17" calcext:value-type="float">
            <text:p>2230.17</text:p>
          </table:table-cell>
        </table:table-row>
        <table:table-row table:style-name="ro1">
          <table:table-cell office:value-type="float" office:value="13871126" calcext:value-type="float">
            <text:p>13871126</text:p>
          </table:table-cell>
          <table:table-cell table:formula="of:=[.A869]/1000/(60*60*24)" office:value-type="time" office:time-value="PT03H51M11.126S" calcext:value-type="time">
            <text:p>03:51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6" calcext:value-type="float">
            <text:p>544.46</text:p>
          </table:table-cell>
          <table:table-cell office:value-type="float" office:value="1924.66" calcext:value-type="float">
            <text:p>1924.66</text:p>
          </table:table-cell>
          <table:table-cell office:value-type="float" office:value="2232.59" calcext:value-type="float">
            <text:p>2232.59</text:p>
          </table:table-cell>
        </table:table-row>
        <table:table-row table:style-name="ro1">
          <table:table-cell office:value-type="float" office:value="13887127" calcext:value-type="float">
            <text:p>13887127</text:p>
          </table:table-cell>
          <table:table-cell table:formula="of:=[.A870]/1000/(60*60*24)" office:value-type="time" office:time-value="PT03H51M27.127S" calcext:value-type="time">
            <text:p>03:51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6.54" calcext:value-type="float">
            <text:p>546.54</text:p>
          </table:table-cell>
          <table:table-cell office:value-type="float" office:value="1926.88" calcext:value-type="float">
            <text:p>1926.88</text:p>
          </table:table-cell>
          <table:table-cell office:value-type="float" office:value="2235.01" calcext:value-type="float">
            <text:p>2235.01</text:p>
          </table:table-cell>
        </table:table-row>
        <table:table-row table:style-name="ro1">
          <table:table-cell office:value-type="float" office:value="13903127" calcext:value-type="float">
            <text:p>13903127</text:p>
          </table:table-cell>
          <table:table-cell table:formula="of:=[.A871]/1000/(60*60*24)" office:value-type="time" office:time-value="PT03H51M43.127S" calcext:value-type="time">
            <text:p>03:51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3" calcext:value-type="float">
            <text:p>542.33</text:p>
          </table:table-cell>
          <table:table-cell office:value-type="float" office:value="1929.1" calcext:value-type="float">
            <text:p>1929.1</text:p>
          </table:table-cell>
          <table:table-cell office:value-type="float" office:value="2237.43" calcext:value-type="float">
            <text:p>2237.43</text:p>
          </table:table-cell>
        </table:table-row>
        <table:table-row table:style-name="ro1">
          <table:table-cell office:value-type="float" office:value="13919126" calcext:value-type="float">
            <text:p>13919126</text:p>
          </table:table-cell>
          <table:table-cell table:formula="of:=[.A872]/1000/(60*60*24)" office:value-type="time" office:time-value="PT03H51M59.126S" calcext:value-type="time">
            <text:p>03:51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1931.32" calcext:value-type="float">
            <text:p>1931.32</text:p>
          </table:table-cell>
          <table:table-cell office:value-type="float" office:value="2239.85" calcext:value-type="float">
            <text:p>2239.85</text:p>
          </table:table-cell>
        </table:table-row>
        <table:table-row table:style-name="ro1">
          <table:table-cell office:value-type="float" office:value="13935126" calcext:value-type="float">
            <text:p>13935126</text:p>
          </table:table-cell>
          <table:table-cell table:formula="of:=[.A873]/1000/(60*60*24)" office:value-type="time" office:time-value="PT03H52M15.126S" calcext:value-type="time">
            <text:p>03:52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6" calcext:value-type="float">
            <text:p>544.46</text:p>
          </table:table-cell>
          <table:table-cell office:value-type="float" office:value="1933.54" calcext:value-type="float">
            <text:p>1933.54</text:p>
          </table:table-cell>
          <table:table-cell office:value-type="float" office:value="2242.27" calcext:value-type="float">
            <text:p>2242.27</text:p>
          </table:table-cell>
        </table:table-row>
        <table:table-row table:style-name="ro1">
          <table:table-cell office:value-type="float" office:value="13951127" calcext:value-type="float">
            <text:p>13951127</text:p>
          </table:table-cell>
          <table:table-cell table:formula="of:=[.A874]/1000/(60*60*24)" office:value-type="time" office:time-value="PT03H52M31.127S" calcext:value-type="time">
            <text:p>03:52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4.53" calcext:value-type="float">
            <text:p>544.53</text:p>
          </table:table-cell>
          <table:table-cell office:value-type="float" office:value="1935.76" calcext:value-type="float">
            <text:p>1935.76</text:p>
          </table:table-cell>
          <table:table-cell office:value-type="float" office:value="2244.68" calcext:value-type="float">
            <text:p>2244.68</text:p>
          </table:table-cell>
        </table:table-row>
        <table:table-row table:style-name="ro1">
          <table:table-cell office:value-type="float" office:value="13967126" calcext:value-type="float">
            <text:p>13967126</text:p>
          </table:table-cell>
          <table:table-cell table:formula="of:=[.A875]/1000/(60*60*24)" office:value-type="time" office:time-value="PT03H52M47.126S" calcext:value-type="time">
            <text:p>03:52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2" calcext:value-type="float">
            <text:p>544.32</text:p>
          </table:table-cell>
          <table:table-cell office:value-type="float" office:value="1937.98" calcext:value-type="float">
            <text:p>1937.98</text:p>
          </table:table-cell>
          <table:table-cell office:value-type="float" office:value="2247.1" calcext:value-type="float">
            <text:p>2247.1</text:p>
          </table:table-cell>
        </table:table-row>
        <table:table-row table:style-name="ro1">
          <table:table-cell office:value-type="float" office:value="13983126" calcext:value-type="float">
            <text:p>13983126</text:p>
          </table:table-cell>
          <table:table-cell table:formula="of:=[.A876]/1000/(60*60*24)" office:value-type="time" office:time-value="PT03H53M03.126S" calcext:value-type="time">
            <text:p>03:53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1940.2" calcext:value-type="float">
            <text:p>1940.2</text:p>
          </table:table-cell>
          <table:table-cell office:value-type="float" office:value="2249.51" calcext:value-type="float">
            <text:p>2249.51</text:p>
          </table:table-cell>
        </table:table-row>
        <table:table-row table:style-name="ro1">
          <table:table-cell office:value-type="float" office:value="13999126" calcext:value-type="float">
            <text:p>13999126</text:p>
          </table:table-cell>
          <table:table-cell table:formula="of:=[.A877]/1000/(60*60*24)" office:value-type="time" office:time-value="PT03H53M19.126S" calcext:value-type="time">
            <text:p>03:53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1942.42" calcext:value-type="float">
            <text:p>1942.42</text:p>
          </table:table-cell>
          <table:table-cell office:value-type="float" office:value="2251.93" calcext:value-type="float">
            <text:p>2251.93</text:p>
          </table:table-cell>
        </table:table-row>
        <table:table-row table:style-name="ro1">
          <table:table-cell office:value-type="float" office:value="14015126" calcext:value-type="float">
            <text:p>14015126</text:p>
          </table:table-cell>
          <table:table-cell table:formula="of:=[.A878]/1000/(60*60*24)" office:value-type="time" office:time-value="PT03H53M35.126S" calcext:value-type="time">
            <text:p>03:53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1944.64" calcext:value-type="float">
            <text:p>1944.64</text:p>
          </table:table-cell>
          <table:table-cell office:value-type="float" office:value="2254.34" calcext:value-type="float">
            <text:p>2254.34</text:p>
          </table:table-cell>
        </table:table-row>
        <table:table-row table:style-name="ro1">
          <table:table-cell office:value-type="float" office:value="14031126" calcext:value-type="float">
            <text:p>14031126</text:p>
          </table:table-cell>
          <table:table-cell table:formula="of:=[.A879]/1000/(60*60*24)" office:value-type="time" office:time-value="PT03H53M51.126S" calcext:value-type="time">
            <text:p>03:53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8" calcext:value-type="float">
            <text:p>499.8</text:p>
          </table:table-cell>
          <table:table-cell office:value-type="float" office:value="542.76" calcext:value-type="float">
            <text:p>542.76</text:p>
          </table:table-cell>
          <table:table-cell office:value-type="float" office:value="1946.86" calcext:value-type="float">
            <text:p>1946.86</text:p>
          </table:table-cell>
          <table:table-cell office:value-type="float" office:value="2256.76" calcext:value-type="float">
            <text:p>2256.76</text:p>
          </table:table-cell>
        </table:table-row>
        <table:table-row table:style-name="ro1">
          <table:table-cell office:value-type="float" office:value="14047127" calcext:value-type="float">
            <text:p>14047127</text:p>
          </table:table-cell>
          <table:table-cell table:formula="of:=[.A880]/1000/(60*60*24)" office:value-type="time" office:time-value="PT03H54M07.127S" calcext:value-type="time">
            <text:p>03:54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1949.08" calcext:value-type="float">
            <text:p>1949.08</text:p>
          </table:table-cell>
          <table:table-cell office:value-type="float" office:value="2259.17" calcext:value-type="float">
            <text:p>2259.17</text:p>
          </table:table-cell>
        </table:table-row>
        <table:table-row table:style-name="ro1">
          <table:table-cell office:value-type="float" office:value="14063127" calcext:value-type="float">
            <text:p>14063127</text:p>
          </table:table-cell>
          <table:table-cell table:formula="of:=[.A881]/1000/(60*60*24)" office:value-type="time" office:time-value="PT03H54M23.127S" calcext:value-type="time">
            <text:p>03:54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4" calcext:value-type="float">
            <text:p>542.54</text:p>
          </table:table-cell>
          <table:table-cell office:value-type="float" office:value="1951.3" calcext:value-type="float">
            <text:p>1951.3</text:p>
          </table:table-cell>
          <table:table-cell office:value-type="float" office:value="2261.58" calcext:value-type="float">
            <text:p>2261.58</text:p>
          </table:table-cell>
        </table:table-row>
        <table:table-row table:style-name="ro1">
          <table:table-cell office:value-type="float" office:value="14079126" calcext:value-type="float">
            <text:p>14079126</text:p>
          </table:table-cell>
          <table:table-cell table:formula="of:=[.A882]/1000/(60*60*24)" office:value-type="time" office:time-value="PT03H54M39.126S" calcext:value-type="time">
            <text:p>03:54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1953.52" calcext:value-type="float">
            <text:p>1953.52</text:p>
          </table:table-cell>
          <table:table-cell office:value-type="float" office:value="2263.99" calcext:value-type="float">
            <text:p>2263.99</text:p>
          </table:table-cell>
        </table:table-row>
        <table:table-row table:style-name="ro1">
          <table:table-cell office:value-type="float" office:value="14095127" calcext:value-type="float">
            <text:p>14095127</text:p>
          </table:table-cell>
          <table:table-cell table:formula="of:=[.A883]/1000/(60*60*24)" office:value-type="time" office:time-value="PT03H54M55.127S" calcext:value-type="time">
            <text:p>03:54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3" calcext:value-type="float">
            <text:p>542.53</text:p>
          </table:table-cell>
          <table:table-cell office:value-type="float" office:value="1955.74" calcext:value-type="float">
            <text:p>1955.74</text:p>
          </table:table-cell>
          <table:table-cell office:value-type="float" office:value="2266.4" calcext:value-type="float">
            <text:p>2266.4</text:p>
          </table:table-cell>
        </table:table-row>
        <table:table-row table:style-name="ro1">
          <table:table-cell office:value-type="float" office:value="14111126" calcext:value-type="float">
            <text:p>14111126</text:p>
          </table:table-cell>
          <table:table-cell table:formula="of:=[.A884]/1000/(60*60*24)" office:value-type="time" office:time-value="PT03H55M11.126S" calcext:value-type="time">
            <text:p>03:55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4" calcext:value-type="float">
            <text:p>542.34</text:p>
          </table:table-cell>
          <table:table-cell office:value-type="float" office:value="1957.96" calcext:value-type="float">
            <text:p>1957.96</text:p>
          </table:table-cell>
          <table:table-cell office:value-type="float" office:value="2268.81" calcext:value-type="float">
            <text:p>2268.81</text:p>
          </table:table-cell>
        </table:table-row>
        <table:table-row table:style-name="ro1">
          <table:table-cell office:value-type="float" office:value="14127126" calcext:value-type="float">
            <text:p>14127126</text:p>
          </table:table-cell>
          <table:table-cell table:formula="of:=[.A885]/1000/(60*60*24)" office:value-type="time" office:time-value="PT03H55M27.126S" calcext:value-type="time">
            <text:p>03:55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1960.18" calcext:value-type="float">
            <text:p>1960.18</text:p>
          </table:table-cell>
          <table:table-cell office:value-type="float" office:value="2271.22" calcext:value-type="float">
            <text:p>2271.22</text:p>
          </table:table-cell>
        </table:table-row>
        <table:table-row table:style-name="ro1">
          <table:table-cell office:value-type="float" office:value="14143126" calcext:value-type="float">
            <text:p>14143126</text:p>
          </table:table-cell>
          <table:table-cell table:formula="of:=[.A886]/1000/(60*60*24)" office:value-type="time" office:time-value="PT03H55M43.126S" calcext:value-type="time">
            <text:p>03:55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72" calcext:value-type="float">
            <text:p>499.72</text:p>
          </table:table-cell>
          <table:table-cell office:value-type="float" office:value="540.68" calcext:value-type="float">
            <text:p>540.68</text:p>
          </table:table-cell>
          <table:table-cell office:value-type="float" office:value="1962.4" calcext:value-type="float">
            <text:p>1962.4</text:p>
          </table:table-cell>
          <table:table-cell office:value-type="float" office:value="2273.62" calcext:value-type="float">
            <text:p>2273.62</text:p>
          </table:table-cell>
        </table:table-row>
        <table:table-row table:style-name="ro1">
          <table:table-cell office:value-type="float" office:value="14159126" calcext:value-type="float">
            <text:p>14159126</text:p>
          </table:table-cell>
          <table:table-cell table:formula="of:=[.A887]/1000/(60*60*24)" office:value-type="time" office:time-value="PT03H55M59.126S" calcext:value-type="time">
            <text:p>03:55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1964.62" calcext:value-type="float">
            <text:p>1964.62</text:p>
          </table:table-cell>
          <table:table-cell office:value-type="float" office:value="2276.03" calcext:value-type="float">
            <text:p>2276.03</text:p>
          </table:table-cell>
        </table:table-row>
        <table:table-row table:style-name="ro1">
          <table:table-cell office:value-type="float" office:value="14175126" calcext:value-type="float">
            <text:p>14175126</text:p>
          </table:table-cell>
          <table:table-cell table:formula="of:=[.A888]/1000/(60*60*24)" office:value-type="time" office:time-value="PT03H56M15.126S" calcext:value-type="time">
            <text:p>03:56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2.45" calcext:value-type="float">
            <text:p>542.45</text:p>
          </table:table-cell>
          <table:table-cell office:value-type="float" office:value="1966.84" calcext:value-type="float">
            <text:p>1966.84</text:p>
          </table:table-cell>
          <table:table-cell office:value-type="float" office:value="2278.43" calcext:value-type="float">
            <text:p>2278.43</text:p>
          </table:table-cell>
        </table:table-row>
        <table:table-row table:style-name="ro1">
          <table:table-cell office:value-type="float" office:value="14191126" calcext:value-type="float">
            <text:p>14191126</text:p>
          </table:table-cell>
          <table:table-cell table:formula="of:=[.A889]/1000/(60*60*24)" office:value-type="time" office:time-value="PT03H56M31.126S" calcext:value-type="time">
            <text:p>03:56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1969.06" calcext:value-type="float">
            <text:p>1969.06</text:p>
          </table:table-cell>
          <table:table-cell office:value-type="float" office:value="2280.84" calcext:value-type="float">
            <text:p>2280.84</text:p>
          </table:table-cell>
        </table:table-row>
        <table:table-row table:style-name="ro1">
          <table:table-cell office:value-type="float" office:value="14207127" calcext:value-type="float">
            <text:p>14207127</text:p>
          </table:table-cell>
          <table:table-cell table:formula="of:=[.A890]/1000/(60*60*24)" office:value-type="time" office:time-value="PT03H56M47.127S" calcext:value-type="time">
            <text:p>03:56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11" calcext:value-type="float">
            <text:p>540.11</text:p>
          </table:table-cell>
          <table:table-cell office:value-type="float" office:value="1971.28" calcext:value-type="float">
            <text:p>1971.28</text:p>
          </table:table-cell>
          <table:table-cell office:value-type="float" office:value="2283.24" calcext:value-type="float">
            <text:p>2283.24</text:p>
          </table:table-cell>
        </table:table-row>
        <table:table-row table:style-name="ro1">
          <table:table-cell office:value-type="float" office:value="14223126" calcext:value-type="float">
            <text:p>14223126</text:p>
          </table:table-cell>
          <table:table-cell table:formula="of:=[.A891]/1000/(60*60*24)" office:value-type="time" office:time-value="PT03H57M03.126S" calcext:value-type="time">
            <text:p>03:57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40.74" calcext:value-type="float">
            <text:p>540.74</text:p>
          </table:table-cell>
          <table:table-cell office:value-type="float" office:value="1973.5" calcext:value-type="float">
            <text:p>1973.5</text:p>
          </table:table-cell>
          <table:table-cell office:value-type="float" office:value="2285.64" calcext:value-type="float">
            <text:p>2285.64</text:p>
          </table:table-cell>
        </table:table-row>
        <table:table-row table:style-name="ro1">
          <table:table-cell office:value-type="float" office:value="14239126" calcext:value-type="float">
            <text:p>14239126</text:p>
          </table:table-cell>
          <table:table-cell table:formula="of:=[.A892]/1000/(60*60*24)" office:value-type="time" office:time-value="PT03H57M19.126S" calcext:value-type="time">
            <text:p>03:57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1975.72" calcext:value-type="float">
            <text:p>1975.72</text:p>
          </table:table-cell>
          <table:table-cell office:value-type="float" office:value="2288.05" calcext:value-type="float">
            <text:p>2288.05</text:p>
          </table:table-cell>
        </table:table-row>
        <table:table-row table:style-name="ro1">
          <table:table-cell office:value-type="float" office:value="14255126" calcext:value-type="float">
            <text:p>14255126</text:p>
          </table:table-cell>
          <table:table-cell table:formula="of:=[.A893]/1000/(60*60*24)" office:value-type="time" office:time-value="PT03H57M35.126S" calcext:value-type="time">
            <text:p>03:57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40.54" calcext:value-type="float">
            <text:p>540.54</text:p>
          </table:table-cell>
          <table:table-cell office:value-type="float" office:value="1977.94" calcext:value-type="float">
            <text:p>1977.94</text:p>
          </table:table-cell>
          <table:table-cell office:value-type="float" office:value="2290.45" calcext:value-type="float">
            <text:p>2290.45</text:p>
          </table:table-cell>
        </table:table-row>
        <table:table-row table:style-name="ro1">
          <table:table-cell office:value-type="float" office:value="14271126" calcext:value-type="float">
            <text:p>14271126</text:p>
          </table:table-cell>
          <table:table-cell table:formula="of:=[.A894]/1000/(60*60*24)" office:value-type="time" office:time-value="PT03H57M51.126S" calcext:value-type="time">
            <text:p>03:57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1980.16" calcext:value-type="float">
            <text:p>1980.16</text:p>
          </table:table-cell>
          <table:table-cell office:value-type="float" office:value="2292.85" calcext:value-type="float">
            <text:p>2292.85</text:p>
          </table:table-cell>
        </table:table-row>
        <table:table-row table:style-name="ro1">
          <table:table-cell office:value-type="float" office:value="14287126" calcext:value-type="float">
            <text:p>14287126</text:p>
          </table:table-cell>
          <table:table-cell table:formula="of:=[.A895]/1000/(60*60*24)" office:value-type="time" office:time-value="PT03H58M07.126S" calcext:value-type="time">
            <text:p>03:58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1982.38" calcext:value-type="float">
            <text:p>1982.38</text:p>
          </table:table-cell>
          <table:table-cell office:value-type="float" office:value="2295.25" calcext:value-type="float">
            <text:p>2295.25</text:p>
          </table:table-cell>
        </table:table-row>
        <table:table-row table:style-name="ro1">
          <table:table-cell office:value-type="float" office:value="14303126" calcext:value-type="float">
            <text:p>14303126</text:p>
          </table:table-cell>
          <table:table-cell table:formula="of:=[.A896]/1000/(60*60*24)" office:value-type="time" office:time-value="PT03H58M23.126S" calcext:value-type="time">
            <text:p>03:58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1984.6" calcext:value-type="float">
            <text:p>1984.6</text:p>
          </table:table-cell>
          <table:table-cell office:value-type="float" office:value="2297.65" calcext:value-type="float">
            <text:p>2297.65</text:p>
          </table:table-cell>
        </table:table-row>
        <table:table-row table:style-name="ro1">
          <table:table-cell office:value-type="float" office:value="14319126" calcext:value-type="float">
            <text:p>14319126</text:p>
          </table:table-cell>
          <table:table-cell table:formula="of:=[.A897]/1000/(60*60*24)" office:value-type="time" office:time-value="PT03H58M39.126S" calcext:value-type="time">
            <text:p>03:58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2" calcext:value-type="float">
            <text:p>538.32</text:p>
          </table:table-cell>
          <table:table-cell office:value-type="float" office:value="1986.82" calcext:value-type="float">
            <text:p>1986.82</text:p>
          </table:table-cell>
          <table:table-cell office:value-type="float" office:value="2300.05" calcext:value-type="float">
            <text:p>2300.05</text:p>
          </table:table-cell>
        </table:table-row>
        <table:table-row table:style-name="ro1">
          <table:table-cell office:value-type="float" office:value="14335127" calcext:value-type="float">
            <text:p>14335127</text:p>
          </table:table-cell>
          <table:table-cell table:formula="of:=[.A898]/1000/(60*60*24)" office:value-type="time" office:time-value="PT03H58M55.127S" calcext:value-type="time">
            <text:p>03:58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1989.04" calcext:value-type="float">
            <text:p>1989.04</text:p>
          </table:table-cell>
          <table:table-cell office:value-type="float" office:value="2302.44" calcext:value-type="float">
            <text:p>2302.44</text:p>
          </table:table-cell>
        </table:table-row>
        <table:table-row table:style-name="ro1">
          <table:table-cell office:value-type="float" office:value="14351126" calcext:value-type="float">
            <text:p>14351126</text:p>
          </table:table-cell>
          <table:table-cell table:formula="of:=[.A899]/1000/(60*60*24)" office:value-type="time" office:time-value="PT03H59M11.126S" calcext:value-type="time">
            <text:p>03:59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1991.26" calcext:value-type="float">
            <text:p>1991.26</text:p>
          </table:table-cell>
          <table:table-cell office:value-type="float" office:value="2304.84" calcext:value-type="float">
            <text:p>2304.84</text:p>
          </table:table-cell>
        </table:table-row>
        <table:table-row table:style-name="ro1">
          <table:table-cell office:value-type="float" office:value="14367126" calcext:value-type="float">
            <text:p>14367126</text:p>
          </table:table-cell>
          <table:table-cell table:formula="of:=[.A900]/1000/(60*60*24)" office:value-type="time" office:time-value="PT03H59M27.126S" calcext:value-type="time">
            <text:p>03:59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8" calcext:value-type="float">
            <text:p>499.8</text:p>
          </table:table-cell>
          <table:table-cell office:value-type="float" office:value="538.76" calcext:value-type="float">
            <text:p>538.76</text:p>
          </table:table-cell>
          <table:table-cell office:value-type="float" office:value="1993.48" calcext:value-type="float">
            <text:p>1993.48</text:p>
          </table:table-cell>
          <table:table-cell office:value-type="float" office:value="2307.24" calcext:value-type="float">
            <text:p>2307.24</text:p>
          </table:table-cell>
        </table:table-row>
        <table:table-row table:style-name="ro1">
          <table:table-cell office:value-type="float" office:value="14383126" calcext:value-type="float">
            <text:p>14383126</text:p>
          </table:table-cell>
          <table:table-cell table:formula="of:=[.A901]/1000/(60*60*24)" office:value-type="time" office:time-value="PT03H59M43.126S" calcext:value-type="time">
            <text:p>03:59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7" calcext:value-type="float">
            <text:p>538.47</text:p>
          </table:table-cell>
          <table:table-cell office:value-type="float" office:value="1995.7" calcext:value-type="float">
            <text:p>1995.7</text:p>
          </table:table-cell>
          <table:table-cell office:value-type="float" office:value="2309.63" calcext:value-type="float">
            <text:p>2309.63</text:p>
          </table:table-cell>
        </table:table-row>
        <table:table-row table:style-name="ro1">
          <table:table-cell office:value-type="float" office:value="14399126" calcext:value-type="float">
            <text:p>14399126</text:p>
          </table:table-cell>
          <table:table-cell table:formula="of:=[.A902]/1000/(60*60*24)" office:value-type="time" office:time-value="PT03H59M59.126S" calcext:value-type="time">
            <text:p>03:59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1997.92" calcext:value-type="float">
            <text:p>1997.92</text:p>
          </table:table-cell>
          <table:table-cell office:value-type="float" office:value="2312.02" calcext:value-type="float">
            <text:p>2312.02</text:p>
          </table:table-cell>
        </table:table-row>
        <table:table-row table:style-name="ro1">
          <table:table-cell office:value-type="float" office:value="14415127" calcext:value-type="float">
            <text:p>14415127</text:p>
          </table:table-cell>
          <table:table-cell table:formula="of:=[.A903]/1000/(60*60*24)" office:value-type="time" office:time-value="PT04H00M15.127S" calcext:value-type="time">
            <text:p>04:00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000.14" calcext:value-type="float">
            <text:p>2000.14</text:p>
          </table:table-cell>
          <table:table-cell office:value-type="float" office:value="2314.42" calcext:value-type="float">
            <text:p>2314.42</text:p>
          </table:table-cell>
        </table:table-row>
        <table:table-row table:style-name="ro1">
          <table:table-cell office:value-type="float" office:value="14431126" calcext:value-type="float">
            <text:p>14431126</text:p>
          </table:table-cell>
          <table:table-cell table:formula="of:=[.A904]/1000/(60*60*24)" office:value-type="time" office:time-value="PT04H00M31.126S" calcext:value-type="time">
            <text:p>04:00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002.36" calcext:value-type="float">
            <text:p>2002.36</text:p>
          </table:table-cell>
          <table:table-cell office:value-type="float" office:value="2316.81" calcext:value-type="float">
            <text:p>2316.81</text:p>
          </table:table-cell>
        </table:table-row>
        <table:table-row table:style-name="ro1">
          <table:table-cell office:value-type="float" office:value="14447127" calcext:value-type="float">
            <text:p>14447127</text:p>
          </table:table-cell>
          <table:table-cell table:formula="of:=[.A905]/1000/(60*60*24)" office:value-type="time" office:time-value="PT04H00M47.127S" calcext:value-type="time">
            <text:p>04:00:47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004.58" calcext:value-type="float">
            <text:p>2004.58</text:p>
          </table:table-cell>
          <table:table-cell office:value-type="float" office:value="2319.2" calcext:value-type="float">
            <text:p>2319.2</text:p>
          </table:table-cell>
        </table:table-row>
        <table:table-row table:style-name="ro1">
          <table:table-cell office:value-type="float" office:value="14463126" calcext:value-type="float">
            <text:p>14463126</text:p>
          </table:table-cell>
          <table:table-cell table:formula="of:=[.A906]/1000/(60*60*24)" office:value-type="time" office:time-value="PT04H01M03.126S" calcext:value-type="time">
            <text:p>04:01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06.8" calcext:value-type="float">
            <text:p>2006.8</text:p>
          </table:table-cell>
          <table:table-cell office:value-type="float" office:value="2321.59" calcext:value-type="float">
            <text:p>2321.59</text:p>
          </table:table-cell>
        </table:table-row>
        <table:table-row table:style-name="ro1">
          <table:table-cell office:value-type="float" office:value="14479126" calcext:value-type="float">
            <text:p>14479126</text:p>
          </table:table-cell>
          <table:table-cell table:formula="of:=[.A907]/1000/(60*60*24)" office:value-type="time" office:time-value="PT04H01M19.126S" calcext:value-type="time">
            <text:p>04:01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009.02" calcext:value-type="float">
            <text:p>2009.02</text:p>
          </table:table-cell>
          <table:table-cell office:value-type="float" office:value="2323.98" calcext:value-type="float">
            <text:p>2323.98</text:p>
          </table:table-cell>
        </table:table-row>
        <table:table-row table:style-name="ro1">
          <table:table-cell office:value-type="float" office:value="14495126" calcext:value-type="float">
            <text:p>14495126</text:p>
          </table:table-cell>
          <table:table-cell table:formula="of:=[.A908]/1000/(60*60*24)" office:value-type="time" office:time-value="PT04H01M35.126S" calcext:value-type="time">
            <text:p>04:01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011.24" calcext:value-type="float">
            <text:p>2011.24</text:p>
          </table:table-cell>
          <table:table-cell office:value-type="float" office:value="2326.37" calcext:value-type="float">
            <text:p>2326.37</text:p>
          </table:table-cell>
        </table:table-row>
        <table:table-row table:style-name="ro1">
          <table:table-cell office:value-type="float" office:value="14511126" calcext:value-type="float">
            <text:p>14511126</text:p>
          </table:table-cell>
          <table:table-cell table:formula="of:=[.A909]/1000/(60*60*24)" office:value-type="time" office:time-value="PT04H01M51.126S" calcext:value-type="time">
            <text:p>04:01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013.46" calcext:value-type="float">
            <text:p>2013.46</text:p>
          </table:table-cell>
          <table:table-cell office:value-type="float" office:value="2328.76" calcext:value-type="float">
            <text:p>2328.76</text:p>
          </table:table-cell>
        </table:table-row>
        <table:table-row table:style-name="ro1">
          <table:table-cell office:value-type="float" office:value="14527126" calcext:value-type="float">
            <text:p>14527126</text:p>
          </table:table-cell>
          <table:table-cell table:formula="of:=[.A910]/1000/(60*60*24)" office:value-type="time" office:time-value="PT04H02M07.126S" calcext:value-type="time">
            <text:p>04:02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6" calcext:value-type="float">
            <text:p>499.6</text:p>
          </table:table-cell>
          <table:table-cell office:value-type="float" office:value="538.54" calcext:value-type="float">
            <text:p>538.54</text:p>
          </table:table-cell>
          <table:table-cell office:value-type="float" office:value="2015.68" calcext:value-type="float">
            <text:p>2015.68</text:p>
          </table:table-cell>
          <table:table-cell office:value-type="float" office:value="2331.14" calcext:value-type="float">
            <text:p>2331.14</text:p>
          </table:table-cell>
        </table:table-row>
        <table:table-row table:style-name="ro1">
          <table:table-cell office:value-type="float" office:value="14543126" calcext:value-type="float">
            <text:p>14543126</text:p>
          </table:table-cell>
          <table:table-cell table:formula="of:=[.A911]/1000/(60*60*24)" office:value-type="time" office:time-value="PT04H02M23.126S" calcext:value-type="time">
            <text:p>04:02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017.9" calcext:value-type="float">
            <text:p>2017.9</text:p>
          </table:table-cell>
          <table:table-cell office:value-type="float" office:value="2333.53" calcext:value-type="float">
            <text:p>2333.53</text:p>
          </table:table-cell>
        </table:table-row>
        <table:table-row table:style-name="ro1">
          <table:table-cell office:value-type="float" office:value="14559127" calcext:value-type="float">
            <text:p>14559127</text:p>
          </table:table-cell>
          <table:table-cell table:formula="of:=[.A912]/1000/(60*60*24)" office:value-type="time" office:time-value="PT04H02M39.127S" calcext:value-type="time">
            <text:p>04:02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6" calcext:value-type="float">
            <text:p>499.6</text:p>
          </table:table-cell>
          <table:table-cell office:value-type="float" office:value="536.55" calcext:value-type="float">
            <text:p>536.55</text:p>
          </table:table-cell>
          <table:table-cell office:value-type="float" office:value="2020.12" calcext:value-type="float">
            <text:p>2020.12</text:p>
          </table:table-cell>
          <table:table-cell office:value-type="float" office:value="2335.92" calcext:value-type="float">
            <text:p>2335.92</text:p>
          </table:table-cell>
        </table:table-row>
        <table:table-row table:style-name="ro1">
          <table:table-cell office:value-type="float" office:value="14575126" calcext:value-type="float">
            <text:p>14575126</text:p>
          </table:table-cell>
          <table:table-cell table:formula="of:=[.A913]/1000/(60*60*24)" office:value-type="time" office:time-value="PT04H02M55.126S" calcext:value-type="time">
            <text:p>04:02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6.12" calcext:value-type="float">
            <text:p>536.12</text:p>
          </table:table-cell>
          <table:table-cell office:value-type="float" office:value="2022.34" calcext:value-type="float">
            <text:p>2022.34</text:p>
          </table:table-cell>
          <table:table-cell office:value-type="float" office:value="2338.3" calcext:value-type="float">
            <text:p>2338.3</text:p>
          </table:table-cell>
        </table:table-row>
        <table:table-row table:style-name="ro1">
          <table:table-cell office:value-type="float" office:value="14591126" calcext:value-type="float">
            <text:p>14591126</text:p>
          </table:table-cell>
          <table:table-cell table:formula="of:=[.A914]/1000/(60*60*24)" office:value-type="time" office:time-value="PT04H03M11.126S" calcext:value-type="time">
            <text:p>04:03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3" calcext:value-type="float">
            <text:p>534.13</text:p>
          </table:table-cell>
          <table:table-cell office:value-type="float" office:value="2024.56" calcext:value-type="float">
            <text:p>2024.56</text:p>
          </table:table-cell>
          <table:table-cell office:value-type="float" office:value="2340.68" calcext:value-type="float">
            <text:p>2340.68</text:p>
          </table:table-cell>
        </table:table-row>
        <table:table-row table:style-name="ro1">
          <table:table-cell office:value-type="float" office:value="14607126" calcext:value-type="float">
            <text:p>14607126</text:p>
          </table:table-cell>
          <table:table-cell table:formula="of:=[.A915]/1000/(60*60*24)" office:value-type="time" office:time-value="PT04H03M27.126S" calcext:value-type="time">
            <text:p>04:03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026.78" calcext:value-type="float">
            <text:p>2026.78</text:p>
          </table:table-cell>
          <table:table-cell office:value-type="float" office:value="2343.06" calcext:value-type="float">
            <text:p>2343.06</text:p>
          </table:table-cell>
        </table:table-row>
        <table:table-row table:style-name="ro1">
          <table:table-cell office:value-type="float" office:value="14623126" calcext:value-type="float">
            <text:p>14623126</text:p>
          </table:table-cell>
          <table:table-cell table:formula="of:=[.A916]/1000/(60*60*24)" office:value-type="time" office:time-value="PT04H03M43.126S" calcext:value-type="time">
            <text:p>04:03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029" calcext:value-type="float">
            <text:p>2029</text:p>
          </table:table-cell>
          <table:table-cell office:value-type="float" office:value="2345.44" calcext:value-type="float">
            <text:p>2345.44</text:p>
          </table:table-cell>
        </table:table-row>
        <table:table-row table:style-name="ro1">
          <table:table-cell office:value-type="float" office:value="14639126" calcext:value-type="float">
            <text:p>14639126</text:p>
          </table:table-cell>
          <table:table-cell table:formula="of:=[.A917]/1000/(60*60*24)" office:value-type="time" office:time-value="PT04H03M59.126S" calcext:value-type="time">
            <text:p>04:03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031.22" calcext:value-type="float">
            <text:p>2031.22</text:p>
          </table:table-cell>
          <table:table-cell office:value-type="float" office:value="2347.83" calcext:value-type="float">
            <text:p>2347.83</text:p>
          </table:table-cell>
        </table:table-row>
        <table:table-row table:style-name="ro1">
          <table:table-cell office:value-type="float" office:value="14655126" calcext:value-type="float">
            <text:p>14655126</text:p>
          </table:table-cell>
          <table:table-cell table:formula="of:=[.A918]/1000/(60*60*24)" office:value-type="time" office:time-value="PT04H04M15.126S" calcext:value-type="time">
            <text:p>04:04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5" calcext:value-type="float">
            <text:p>534.25</text:p>
          </table:table-cell>
          <table:table-cell office:value-type="float" office:value="2033.44" calcext:value-type="float">
            <text:p>2033.44</text:p>
          </table:table-cell>
          <table:table-cell office:value-type="float" office:value="2350.21" calcext:value-type="float">
            <text:p>2350.21</text:p>
          </table:table-cell>
        </table:table-row>
        <table:table-row table:style-name="ro1">
          <table:table-cell office:value-type="float" office:value="14671126" calcext:value-type="float">
            <text:p>14671126</text:p>
          </table:table-cell>
          <table:table-cell table:formula="of:=[.A919]/1000/(60*60*24)" office:value-type="time" office:time-value="PT04H04M31.126S" calcext:value-type="time">
            <text:p>04:04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035.66" calcext:value-type="float">
            <text:p>2035.66</text:p>
          </table:table-cell>
          <table:table-cell office:value-type="float" office:value="2352.58" calcext:value-type="float">
            <text:p>2352.58</text:p>
          </table:table-cell>
        </table:table-row>
        <table:table-row table:style-name="ro1">
          <table:table-cell office:value-type="float" office:value="14687126" calcext:value-type="float">
            <text:p>14687126</text:p>
          </table:table-cell>
          <table:table-cell table:formula="of:=[.A920]/1000/(60*60*24)" office:value-type="time" office:time-value="PT04H04M47.126S" calcext:value-type="time">
            <text:p>04:04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037.88" calcext:value-type="float">
            <text:p>2037.88</text:p>
          </table:table-cell>
          <table:table-cell office:value-type="float" office:value="2354.96" calcext:value-type="float">
            <text:p>2354.96</text:p>
          </table:table-cell>
        </table:table-row>
        <table:table-row table:style-name="ro1">
          <table:table-cell office:value-type="float" office:value="14703126" calcext:value-type="float">
            <text:p>14703126</text:p>
          </table:table-cell>
          <table:table-cell table:formula="of:=[.A921]/1000/(60*60*24)" office:value-type="time" office:time-value="PT04H05M03.126S" calcext:value-type="time">
            <text:p>04:05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4.01" calcext:value-type="float">
            <text:p>534.01</text:p>
          </table:table-cell>
          <table:table-cell office:value-type="float" office:value="2040.09" calcext:value-type="float">
            <text:p>2040.09</text:p>
          </table:table-cell>
          <table:table-cell office:value-type="float" office:value="2357.33" calcext:value-type="float">
            <text:p>2357.33</text:p>
          </table:table-cell>
        </table:table-row>
        <table:table-row table:style-name="ro1">
          <table:table-cell office:value-type="float" office:value="14719127" calcext:value-type="float">
            <text:p>14719127</text:p>
          </table:table-cell>
          <table:table-cell table:formula="of:=[.A922]/1000/(60*60*24)" office:value-type="time" office:time-value="PT04H05M19.127S" calcext:value-type="time">
            <text:p>04:05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042.31" calcext:value-type="float">
            <text:p>2042.31</text:p>
          </table:table-cell>
          <table:table-cell office:value-type="float" office:value="2359.71" calcext:value-type="float">
            <text:p>2359.71</text:p>
          </table:table-cell>
        </table:table-row>
        <table:table-row table:style-name="ro1">
          <table:table-cell office:value-type="float" office:value="14735126" calcext:value-type="float">
            <text:p>14735126</text:p>
          </table:table-cell>
          <table:table-cell table:formula="of:=[.A923]/1000/(60*60*24)" office:value-type="time" office:time-value="PT04H05M35.126S" calcext:value-type="time">
            <text:p>04:05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044.53" calcext:value-type="float">
            <text:p>2044.53</text:p>
          </table:table-cell>
          <table:table-cell office:value-type="float" office:value="2362.09" calcext:value-type="float">
            <text:p>2362.09</text:p>
          </table:table-cell>
        </table:table-row>
        <table:table-row table:style-name="ro1">
          <table:table-cell office:value-type="float" office:value="14751126" calcext:value-type="float">
            <text:p>14751126</text:p>
          </table:table-cell>
          <table:table-cell table:formula="of:=[.A924]/1000/(60*60*24)" office:value-type="time" office:time-value="PT04H05M51.126S" calcext:value-type="time">
            <text:p>04:05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6" calcext:value-type="float">
            <text:p>534.26</text:p>
          </table:table-cell>
          <table:table-cell office:value-type="float" office:value="2046.75" calcext:value-type="float">
            <text:p>2046.75</text:p>
          </table:table-cell>
          <table:table-cell office:value-type="float" office:value="2364.46" calcext:value-type="float">
            <text:p>2364.46</text:p>
          </table:table-cell>
        </table:table-row>
        <table:table-row table:style-name="ro1">
          <table:table-cell office:value-type="float" office:value="14767126" calcext:value-type="float">
            <text:p>14767126</text:p>
          </table:table-cell>
          <table:table-cell table:formula="of:=[.A925]/1000/(60*60*24)" office:value-type="time" office:time-value="PT04H06M07.126S" calcext:value-type="time">
            <text:p>04:06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048.97" calcext:value-type="float">
            <text:p>2048.97</text:p>
          </table:table-cell>
          <table:table-cell office:value-type="float" office:value="2366.83" calcext:value-type="float">
            <text:p>2366.83</text:p>
          </table:table-cell>
        </table:table-row>
        <table:table-row table:style-name="ro1">
          <table:table-cell office:value-type="float" office:value="14783126" calcext:value-type="float">
            <text:p>14783126</text:p>
          </table:table-cell>
          <table:table-cell table:formula="of:=[.A926]/1000/(60*60*24)" office:value-type="time" office:time-value="PT04H06M23.126S" calcext:value-type="time">
            <text:p>04:06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3" calcext:value-type="float">
            <text:p>534.33</text:p>
          </table:table-cell>
          <table:table-cell office:value-type="float" office:value="2051.19" calcext:value-type="float">
            <text:p>2051.19</text:p>
          </table:table-cell>
          <table:table-cell office:value-type="float" office:value="2369.21" calcext:value-type="float">
            <text:p>2369.21</text:p>
          </table:table-cell>
        </table:table-row>
        <table:table-row table:style-name="ro1">
          <table:table-cell office:value-type="float" office:value="14799126" calcext:value-type="float">
            <text:p>14799126</text:p>
          </table:table-cell>
          <table:table-cell table:formula="of:=[.A927]/1000/(60*60*24)" office:value-type="time" office:time-value="PT04H06M39.126S" calcext:value-type="time">
            <text:p>04:06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4.68" calcext:value-type="float">
            <text:p>534.68</text:p>
          </table:table-cell>
          <table:table-cell office:value-type="float" office:value="2053.41" calcext:value-type="float">
            <text:p>2053.41</text:p>
          </table:table-cell>
          <table:table-cell office:value-type="float" office:value="2371.58" calcext:value-type="float">
            <text:p>2371.58</text:p>
          </table:table-cell>
        </table:table-row>
        <table:table-row table:style-name="ro1">
          <table:table-cell office:value-type="float" office:value="14815126" calcext:value-type="float">
            <text:p>14815126</text:p>
          </table:table-cell>
          <table:table-cell table:formula="of:=[.A928]/1000/(60*60*24)" office:value-type="time" office:time-value="PT04H06M55.126S" calcext:value-type="time">
            <text:p>04:06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7" calcext:value-type="float">
            <text:p>532.67</text:p>
          </table:table-cell>
          <table:table-cell office:value-type="float" office:value="2055.63" calcext:value-type="float">
            <text:p>2055.63</text:p>
          </table:table-cell>
          <table:table-cell office:value-type="float" office:value="2373.94" calcext:value-type="float">
            <text:p>2373.94</text:p>
          </table:table-cell>
        </table:table-row>
        <table:table-row table:style-name="ro1">
          <table:table-cell office:value-type="float" office:value="14831126" calcext:value-type="float">
            <text:p>14831126</text:p>
          </table:table-cell>
          <table:table-cell table:formula="of:=[.A929]/1000/(60*60*24)" office:value-type="time" office:time-value="PT04H07M11.126S" calcext:value-type="time">
            <text:p>04:07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4" calcext:value-type="float">
            <text:p>532.34</text:p>
          </table:table-cell>
          <table:table-cell office:value-type="float" office:value="2057.85" calcext:value-type="float">
            <text:p>2057.85</text:p>
          </table:table-cell>
          <table:table-cell office:value-type="float" office:value="2376.31" calcext:value-type="float">
            <text:p>2376.31</text:p>
          </table:table-cell>
        </table:table-row>
        <table:table-row table:style-name="ro1">
          <table:table-cell office:value-type="float" office:value="14847127" calcext:value-type="float">
            <text:p>14847127</text:p>
          </table:table-cell>
          <table:table-cell table:formula="of:=[.A930]/1000/(60*60*24)" office:value-type="time" office:time-value="PT04H07M27.127S" calcext:value-type="time">
            <text:p>04:07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5" calcext:value-type="float">
            <text:p>532.35</text:p>
          </table:table-cell>
          <table:table-cell office:value-type="float" office:value="2060.07" calcext:value-type="float">
            <text:p>2060.07</text:p>
          </table:table-cell>
          <table:table-cell office:value-type="float" office:value="2378.68" calcext:value-type="float">
            <text:p>2378.68</text:p>
          </table:table-cell>
        </table:table-row>
        <table:table-row table:style-name="ro1">
          <table:table-cell office:value-type="float" office:value="14863126" calcext:value-type="float">
            <text:p>14863126</text:p>
          </table:table-cell>
          <table:table-cell table:formula="of:=[.A931]/1000/(60*60*24)" office:value-type="time" office:time-value="PT04H07M43.126S" calcext:value-type="time">
            <text:p>04:07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9" calcext:value-type="float">
            <text:p>532.69</text:p>
          </table:table-cell>
          <table:table-cell office:value-type="float" office:value="2062.29" calcext:value-type="float">
            <text:p>2062.29</text:p>
          </table:table-cell>
          <table:table-cell office:value-type="float" office:value="2381.05" calcext:value-type="float">
            <text:p>2381.05</text:p>
          </table:table-cell>
        </table:table-row>
        <table:table-row table:style-name="ro1">
          <table:table-cell office:value-type="float" office:value="14879126" calcext:value-type="float">
            <text:p>14879126</text:p>
          </table:table-cell>
          <table:table-cell table:formula="of:=[.A932]/1000/(60*60*24)" office:value-type="time" office:time-value="PT04H07M59.126S" calcext:value-type="time">
            <text:p>04:07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8" calcext:value-type="float">
            <text:p>532.68</text:p>
          </table:table-cell>
          <table:table-cell office:value-type="float" office:value="2064.51" calcext:value-type="float">
            <text:p>2064.51</text:p>
          </table:table-cell>
          <table:table-cell office:value-type="float" office:value="2383.41" calcext:value-type="float">
            <text:p>2383.41</text:p>
          </table:table-cell>
        </table:table-row>
        <table:table-row table:style-name="ro1">
          <table:table-cell office:value-type="float" office:value="14895127" calcext:value-type="float">
            <text:p>14895127</text:p>
          </table:table-cell>
          <table:table-cell table:formula="of:=[.A933]/1000/(60*60*24)" office:value-type="time" office:time-value="PT04H08M15.127S" calcext:value-type="time">
            <text:p>04:08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2.66" calcext:value-type="float">
            <text:p>532.66</text:p>
          </table:table-cell>
          <table:table-cell office:value-type="float" office:value="2066.73" calcext:value-type="float">
            <text:p>2066.73</text:p>
          </table:table-cell>
          <table:table-cell office:value-type="float" office:value="2385.78" calcext:value-type="float">
            <text:p>2385.78</text:p>
          </table:table-cell>
        </table:table-row>
        <table:table-row table:style-name="ro1">
          <table:table-cell office:value-type="float" office:value="14911126" calcext:value-type="float">
            <text:p>14911126</text:p>
          </table:table-cell>
          <table:table-cell table:formula="of:=[.A934]/1000/(60*60*24)" office:value-type="time" office:time-value="PT04H08M31.126S" calcext:value-type="time">
            <text:p>04:08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68.95" calcext:value-type="float">
            <text:p>2068.95</text:p>
          </table:table-cell>
          <table:table-cell office:value-type="float" office:value="2388.15" calcext:value-type="float">
            <text:p>2388.15</text:p>
          </table:table-cell>
        </table:table-row>
        <table:table-row table:style-name="ro1">
          <table:table-cell office:value-type="float" office:value="14927126" calcext:value-type="float">
            <text:p>14927126</text:p>
          </table:table-cell>
          <table:table-cell table:formula="of:=[.A935]/1000/(60*60*24)" office:value-type="time" office:time-value="PT04H08M47.126S" calcext:value-type="time">
            <text:p>04:08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71.17" calcext:value-type="float">
            <text:p>2071.17</text:p>
          </table:table-cell>
          <table:table-cell office:value-type="float" office:value="2390.51" calcext:value-type="float">
            <text:p>2390.51</text:p>
          </table:table-cell>
        </table:table-row>
        <table:table-row table:style-name="ro1">
          <table:table-cell office:value-type="float" office:value="14943127" calcext:value-type="float">
            <text:p>14943127</text:p>
          </table:table-cell>
          <table:table-cell table:formula="of:=[.A936]/1000/(60*60*24)" office:value-type="time" office:time-value="PT04H09M03.127S" calcext:value-type="time">
            <text:p>04:09:03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2.33" calcext:value-type="float">
            <text:p>532.33</text:p>
          </table:table-cell>
          <table:table-cell office:value-type="float" office:value="2073.39" calcext:value-type="float">
            <text:p>2073.39</text:p>
          </table:table-cell>
          <table:table-cell office:value-type="float" office:value="2392.87" calcext:value-type="float">
            <text:p>2392.87</text:p>
          </table:table-cell>
        </table:table-row>
        <table:table-row table:style-name="ro1">
          <table:table-cell office:value-type="float" office:value="14959126" calcext:value-type="float">
            <text:p>14959126</text:p>
          </table:table-cell>
          <table:table-cell table:formula="of:=[.A937]/1000/(60*60*24)" office:value-type="time" office:time-value="PT04H09M19.126S" calcext:value-type="time">
            <text:p>04:09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6" calcext:value-type="float">
            <text:p>530.26</text:p>
          </table:table-cell>
          <table:table-cell office:value-type="float" office:value="2075.61" calcext:value-type="float">
            <text:p>2075.61</text:p>
          </table:table-cell>
          <table:table-cell office:value-type="float" office:value="2395.23" calcext:value-type="float">
            <text:p>2395.23</text:p>
          </table:table-cell>
        </table:table-row>
        <table:table-row table:style-name="ro1">
          <table:table-cell office:value-type="float" office:value="14975126" calcext:value-type="float">
            <text:p>14975126</text:p>
          </table:table-cell>
          <table:table-cell table:formula="of:=[.A938]/1000/(60*60*24)" office:value-type="time" office:time-value="PT04H09M35.126S" calcext:value-type="time">
            <text:p>04:09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6" calcext:value-type="float">
            <text:p>530.26</text:p>
          </table:table-cell>
          <table:table-cell office:value-type="float" office:value="2077.83" calcext:value-type="float">
            <text:p>2077.83</text:p>
          </table:table-cell>
          <table:table-cell office:value-type="float" office:value="2397.59" calcext:value-type="float">
            <text:p>2397.59</text:p>
          </table:table-cell>
        </table:table-row>
        <table:table-row table:style-name="ro1">
          <table:table-cell office:value-type="float" office:value="14991127" calcext:value-type="float">
            <text:p>14991127</text:p>
          </table:table-cell>
          <table:table-cell table:formula="of:=[.A939]/1000/(60*60*24)" office:value-type="time" office:time-value="PT04H09M51.127S" calcext:value-type="time">
            <text:p>04:09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080.05" calcext:value-type="float">
            <text:p>2080.05</text:p>
          </table:table-cell>
          <table:table-cell office:value-type="float" office:value="2399.94" calcext:value-type="float">
            <text:p>2399.94</text:p>
          </table:table-cell>
        </table:table-row>
        <table:table-row table:style-name="ro1">
          <table:table-cell office:value-type="float" office:value="15007126" calcext:value-type="float">
            <text:p>15007126</text:p>
          </table:table-cell>
          <table:table-cell table:formula="of:=[.A940]/1000/(60*60*24)" office:value-type="time" office:time-value="PT04H10M07.126S" calcext:value-type="time">
            <text:p>04:10:07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30.34" calcext:value-type="float">
            <text:p>530.34</text:p>
          </table:table-cell>
          <table:table-cell office:value-type="float" office:value="2082.27" calcext:value-type="float">
            <text:p>2082.27</text:p>
          </table:table-cell>
          <table:table-cell office:value-type="float" office:value="2402.3" calcext:value-type="float">
            <text:p>2402.3</text:p>
          </table:table-cell>
        </table:table-row>
        <table:table-row table:style-name="ro1">
          <table:table-cell office:value-type="float" office:value="15023126" calcext:value-type="float">
            <text:p>15023126</text:p>
          </table:table-cell>
          <table:table-cell table:formula="of:=[.A941]/1000/(60*60*24)" office:value-type="time" office:time-value="PT04H10M23.126S" calcext:value-type="time">
            <text:p>04:10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0.67" calcext:value-type="float">
            <text:p>530.67</text:p>
          </table:table-cell>
          <table:table-cell office:value-type="float" office:value="2084.49" calcext:value-type="float">
            <text:p>2084.49</text:p>
          </table:table-cell>
          <table:table-cell office:value-type="float" office:value="2404.66" calcext:value-type="float">
            <text:p>2404.66</text:p>
          </table:table-cell>
        </table:table-row>
        <table:table-row table:style-name="ro1">
          <table:table-cell office:value-type="float" office:value="15039127" calcext:value-type="float">
            <text:p>15039127</text:p>
          </table:table-cell>
          <table:table-cell table:formula="of:=[.A942]/1000/(60*60*24)" office:value-type="time" office:time-value="PT04H10M39.127S" calcext:value-type="time">
            <text:p>04:10:3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8" calcext:value-type="float">
            <text:p>530.48</text:p>
          </table:table-cell>
          <table:table-cell office:value-type="float" office:value="2086.71" calcext:value-type="float">
            <text:p>2086.71</text:p>
          </table:table-cell>
          <table:table-cell office:value-type="float" office:value="2407.02" calcext:value-type="float">
            <text:p>2407.02</text:p>
          </table:table-cell>
        </table:table-row>
        <table:table-row table:style-name="ro1">
          <table:table-cell office:value-type="float" office:value="15055126" calcext:value-type="float">
            <text:p>15055126</text:p>
          </table:table-cell>
          <table:table-cell table:formula="of:=[.A943]/1000/(60*60*24)" office:value-type="time" office:time-value="PT04H10M55.126S" calcext:value-type="time">
            <text:p>04:10:55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7" calcext:value-type="float">
            <text:p>530.47</text:p>
          </table:table-cell>
          <table:table-cell office:value-type="float" office:value="2088.93" calcext:value-type="float">
            <text:p>2088.93</text:p>
          </table:table-cell>
          <table:table-cell office:value-type="float" office:value="2409.37" calcext:value-type="float">
            <text:p>2409.37</text:p>
          </table:table-cell>
        </table:table-row>
        <table:table-row table:style-name="ro1">
          <table:table-cell office:value-type="float" office:value="15071126" calcext:value-type="float">
            <text:p>15071126</text:p>
          </table:table-cell>
          <table:table-cell table:formula="of:=[.A944]/1000/(60*60*24)" office:value-type="time" office:time-value="PT04H11M11.126S" calcext:value-type="time">
            <text:p>04:11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8.69" calcext:value-type="float">
            <text:p>528.69</text:p>
          </table:table-cell>
          <table:table-cell office:value-type="float" office:value="2091.15" calcext:value-type="float">
            <text:p>2091.15</text:p>
          </table:table-cell>
          <table:table-cell office:value-type="float" office:value="2411.73" calcext:value-type="float">
            <text:p>2411.73</text:p>
          </table:table-cell>
        </table:table-row>
        <table:table-row table:style-name="ro1">
          <table:table-cell office:value-type="float" office:value="15087126" calcext:value-type="float">
            <text:p>15087126</text:p>
          </table:table-cell>
          <table:table-cell table:formula="of:=[.A945]/1000/(60*60*24)" office:value-type="time" office:time-value="PT04H11M27.126S" calcext:value-type="time">
            <text:p>04:11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6" calcext:value-type="float">
            <text:p>499.6</text:p>
          </table:table-cell>
          <table:table-cell office:value-type="float" office:value="528.54" calcext:value-type="float">
            <text:p>528.54</text:p>
          </table:table-cell>
          <table:table-cell office:value-type="float" office:value="2093.37" calcext:value-type="float">
            <text:p>2093.37</text:p>
          </table:table-cell>
          <table:table-cell office:value-type="float" office:value="2414.08" calcext:value-type="float">
            <text:p>2414.08</text:p>
          </table:table-cell>
        </table:table-row>
        <table:table-row table:style-name="ro1">
          <table:table-cell office:value-type="float" office:value="15103126" calcext:value-type="float">
            <text:p>15103126</text:p>
          </table:table-cell>
          <table:table-cell table:formula="of:=[.A946]/1000/(60*60*24)" office:value-type="time" office:time-value="PT04H11M43.126S" calcext:value-type="time">
            <text:p>04:11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7" calcext:value-type="float">
            <text:p>528.47</text:p>
          </table:table-cell>
          <table:table-cell office:value-type="float" office:value="2095.59" calcext:value-type="float">
            <text:p>2095.59</text:p>
          </table:table-cell>
          <table:table-cell office:value-type="float" office:value="2416.43" calcext:value-type="float">
            <text:p>2416.43</text:p>
          </table:table-cell>
        </table:table-row>
        <table:table-row table:style-name="ro1">
          <table:table-cell office:value-type="float" office:value="15119126" calcext:value-type="float">
            <text:p>15119126</text:p>
          </table:table-cell>
          <table:table-cell table:formula="of:=[.A947]/1000/(60*60*24)" office:value-type="time" office:time-value="PT04H11M59.126S" calcext:value-type="time">
            <text:p>04:11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5" calcext:value-type="float">
            <text:p>528.25</text:p>
          </table:table-cell>
          <table:table-cell office:value-type="float" office:value="2097.81" calcext:value-type="float">
            <text:p>2097.81</text:p>
          </table:table-cell>
          <table:table-cell office:value-type="float" office:value="2418.78" calcext:value-type="float">
            <text:p>2418.78</text:p>
          </table:table-cell>
        </table:table-row>
        <table:table-row table:style-name="ro1">
          <table:table-cell office:value-type="float" office:value="15135126" calcext:value-type="float">
            <text:p>15135126</text:p>
          </table:table-cell>
          <table:table-cell table:formula="of:=[.A948]/1000/(60*60*24)" office:value-type="time" office:time-value="PT04H12M15.126S" calcext:value-type="time">
            <text:p>04:12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6" calcext:value-type="float">
            <text:p>528.46</text:p>
          </table:table-cell>
          <table:table-cell office:value-type="float" office:value="2100.03" calcext:value-type="float">
            <text:p>2100.03</text:p>
          </table:table-cell>
          <table:table-cell office:value-type="float" office:value="2421.13" calcext:value-type="float">
            <text:p>2421.13</text:p>
          </table:table-cell>
        </table:table-row>
        <table:table-row table:style-name="ro1">
          <table:table-cell office:value-type="float" office:value="15151126" calcext:value-type="float">
            <text:p>15151126</text:p>
          </table:table-cell>
          <table:table-cell table:formula="of:=[.A949]/1000/(60*60*24)" office:value-type="time" office:time-value="PT04H12M31.126S" calcext:value-type="time">
            <text:p>04:12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4" calcext:value-type="float">
            <text:p>526.54</text:p>
          </table:table-cell>
          <table:table-cell office:value-type="float" office:value="2102.25" calcext:value-type="float">
            <text:p>2102.25</text:p>
          </table:table-cell>
          <table:table-cell office:value-type="float" office:value="2423.48" calcext:value-type="float">
            <text:p>2423.48</text:p>
          </table:table-cell>
        </table:table-row>
        <table:table-row table:style-name="ro1">
          <table:table-cell office:value-type="float" office:value="15167126" calcext:value-type="float">
            <text:p>15167126</text:p>
          </table:table-cell>
          <table:table-cell table:formula="of:=[.A950]/1000/(60*60*24)" office:value-type="time" office:time-value="PT04H12M47.126S" calcext:value-type="time">
            <text:p>04:12:47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8.03" calcext:value-type="float">
            <text:p>528.03</text:p>
          </table:table-cell>
          <table:table-cell office:value-type="float" office:value="2104.47" calcext:value-type="float">
            <text:p>2104.47</text:p>
          </table:table-cell>
          <table:table-cell office:value-type="float" office:value="2425.82" calcext:value-type="float">
            <text:p>2425.82</text:p>
          </table:table-cell>
        </table:table-row>
        <table:table-row table:style-name="ro1">
          <table:table-cell office:value-type="float" office:value="15183127" calcext:value-type="float">
            <text:p>15183127</text:p>
          </table:table-cell>
          <table:table-cell table:formula="of:=[.A951]/1000/(60*60*24)" office:value-type="time" office:time-value="PT04H13M03.127S" calcext:value-type="time">
            <text:p>04:13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6" calcext:value-type="float">
            <text:p>528.26</text:p>
          </table:table-cell>
          <table:table-cell office:value-type="float" office:value="2106.69" calcext:value-type="float">
            <text:p>2106.69</text:p>
          </table:table-cell>
          <table:table-cell office:value-type="float" office:value="2428.17" calcext:value-type="float">
            <text:p>2428.17</text:p>
          </table:table-cell>
        </table:table-row>
        <table:table-row table:style-name="ro1">
          <table:table-cell office:value-type="float" office:value="15199126" calcext:value-type="float">
            <text:p>15199126</text:p>
          </table:table-cell>
          <table:table-cell table:formula="of:=[.A952]/1000/(60*60*24)" office:value-type="time" office:time-value="PT04H13M19.126S" calcext:value-type="time">
            <text:p>04:13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6" calcext:value-type="float">
            <text:p>526.56</text:p>
          </table:table-cell>
          <table:table-cell office:value-type="float" office:value="2108.91" calcext:value-type="float">
            <text:p>2108.91</text:p>
          </table:table-cell>
          <table:table-cell office:value-type="float" office:value="2430.51" calcext:value-type="float">
            <text:p>2430.51</text:p>
          </table:table-cell>
        </table:table-row>
        <table:table-row table:style-name="ro1">
          <table:table-cell office:value-type="float" office:value="15215126" calcext:value-type="float">
            <text:p>15215126</text:p>
          </table:table-cell>
          <table:table-cell table:formula="of:=[.A953]/1000/(60*60*24)" office:value-type="time" office:time-value="PT04H13M35.126S" calcext:value-type="time">
            <text:p>04:13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4" calcext:value-type="float">
            <text:p>526.34</text:p>
          </table:table-cell>
          <table:table-cell office:value-type="float" office:value="2111.13" calcext:value-type="float">
            <text:p>2111.13</text:p>
          </table:table-cell>
          <table:table-cell office:value-type="float" office:value="2432.85" calcext:value-type="float">
            <text:p>2432.85</text:p>
          </table:table-cell>
        </table:table-row>
        <table:table-row table:style-name="ro1">
          <table:table-cell office:value-type="float" office:value="15231126" calcext:value-type="float">
            <text:p>15231126</text:p>
          </table:table-cell>
          <table:table-cell table:formula="of:=[.A954]/1000/(60*60*24)" office:value-type="time" office:time-value="PT04H13M51.126S" calcext:value-type="time">
            <text:p>04:13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8" calcext:value-type="float">
            <text:p>526.68</text:p>
          </table:table-cell>
          <table:table-cell office:value-type="float" office:value="2113.35" calcext:value-type="float">
            <text:p>2113.35</text:p>
          </table:table-cell>
          <table:table-cell office:value-type="float" office:value="2435.19" calcext:value-type="float">
            <text:p>2435.19</text:p>
          </table:table-cell>
        </table:table-row>
        <table:table-row table:style-name="ro1">
          <table:table-cell office:value-type="float" office:value="15247127" calcext:value-type="float">
            <text:p>15247127</text:p>
          </table:table-cell>
          <table:table-cell table:formula="of:=[.A955]/1000/(60*60*24)" office:value-type="time" office:time-value="PT04H14M07.127S" calcext:value-type="time">
            <text:p>04:14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6.56" calcext:value-type="float">
            <text:p>526.56</text:p>
          </table:table-cell>
          <table:table-cell office:value-type="float" office:value="2115.57" calcext:value-type="float">
            <text:p>2115.57</text:p>
          </table:table-cell>
          <table:table-cell office:value-type="float" office:value="2437.53" calcext:value-type="float">
            <text:p>2437.53</text:p>
          </table:table-cell>
        </table:table-row>
        <table:table-row table:style-name="ro1">
          <table:table-cell office:value-type="float" office:value="15263126" calcext:value-type="float">
            <text:p>15263126</text:p>
          </table:table-cell>
          <table:table-cell table:formula="of:=[.A956]/1000/(60*60*24)" office:value-type="time" office:time-value="PT04H14M23.126S" calcext:value-type="time">
            <text:p>04:14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6.67" calcext:value-type="float">
            <text:p>526.67</text:p>
          </table:table-cell>
          <table:table-cell office:value-type="float" office:value="2117.79" calcext:value-type="float">
            <text:p>2117.79</text:p>
          </table:table-cell>
          <table:table-cell office:value-type="float" office:value="2439.87" calcext:value-type="float">
            <text:p>2439.87</text:p>
          </table:table-cell>
        </table:table-row>
        <table:table-row table:style-name="ro1">
          <table:table-cell office:value-type="float" office:value="15279126" calcext:value-type="float">
            <text:p>15279126</text:p>
          </table:table-cell>
          <table:table-cell table:formula="of:=[.A957]/1000/(60*60*24)" office:value-type="time" office:time-value="PT04H14M39.126S" calcext:value-type="time">
            <text:p>04:14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120.01" calcext:value-type="float">
            <text:p>2120.01</text:p>
          </table:table-cell>
          <table:table-cell office:value-type="float" office:value="2442.21" calcext:value-type="float">
            <text:p>2442.21</text:p>
          </table:table-cell>
        </table:table-row>
        <table:table-row table:style-name="ro1">
          <table:table-cell office:value-type="float" office:value="15295126" calcext:value-type="float">
            <text:p>15295126</text:p>
          </table:table-cell>
          <table:table-cell table:formula="of:=[.A958]/1000/(60*60*24)" office:value-type="time" office:time-value="PT04H14M55.126S" calcext:value-type="time">
            <text:p>04:14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122.23" calcext:value-type="float">
            <text:p>2122.23</text:p>
          </table:table-cell>
          <table:table-cell office:value-type="float" office:value="2444.54" calcext:value-type="float">
            <text:p>2444.54</text:p>
          </table:table-cell>
        </table:table-row>
        <table:table-row table:style-name="ro1">
          <table:table-cell office:value-type="float" office:value="15311126" calcext:value-type="float">
            <text:p>15311126</text:p>
          </table:table-cell>
          <table:table-cell table:formula="of:=[.A959]/1000/(60*60*24)" office:value-type="time" office:time-value="PT04H15M11.126S" calcext:value-type="time">
            <text:p>04:15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6" calcext:value-type="float">
            <text:p>526.26</text:p>
          </table:table-cell>
          <table:table-cell office:value-type="float" office:value="2124.45" calcext:value-type="float">
            <text:p>2124.45</text:p>
          </table:table-cell>
          <table:table-cell office:value-type="float" office:value="2446.88" calcext:value-type="float">
            <text:p>2446.88</text:p>
          </table:table-cell>
        </table:table-row>
        <table:table-row table:style-name="ro1">
          <table:table-cell office:value-type="float" office:value="15327126" calcext:value-type="float">
            <text:p>15327126</text:p>
          </table:table-cell>
          <table:table-cell table:formula="of:=[.A960]/1000/(60*60*24)" office:value-type="time" office:time-value="PT04H15M27.126S" calcext:value-type="time">
            <text:p>04:15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4.57" calcext:value-type="float">
            <text:p>524.57</text:p>
          </table:table-cell>
          <table:table-cell office:value-type="float" office:value="2126.67" calcext:value-type="float">
            <text:p>2126.67</text:p>
          </table:table-cell>
          <table:table-cell office:value-type="float" office:value="2449.21" calcext:value-type="float">
            <text:p>2449.21</text:p>
          </table:table-cell>
        </table:table-row>
        <table:table-row table:style-name="ro1">
          <table:table-cell office:value-type="float" office:value="15343126" calcext:value-type="float">
            <text:p>15343126</text:p>
          </table:table-cell>
          <table:table-cell table:formula="of:=[.A961]/1000/(60*60*24)" office:value-type="time" office:time-value="PT04H15M43.126S" calcext:value-type="time">
            <text:p>04:15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5" calcext:value-type="float">
            <text:p>526.25</text:p>
          </table:table-cell>
          <table:table-cell office:value-type="float" office:value="2128.89" calcext:value-type="float">
            <text:p>2128.89</text:p>
          </table:table-cell>
          <table:table-cell office:value-type="float" office:value="2451.54" calcext:value-type="float">
            <text:p>2451.54</text:p>
          </table:table-cell>
        </table:table-row>
        <table:table-row table:style-name="ro1">
          <table:table-cell office:value-type="float" office:value="15359126" calcext:value-type="float">
            <text:p>15359126</text:p>
          </table:table-cell>
          <table:table-cell table:formula="of:=[.A962]/1000/(60*60*24)" office:value-type="time" office:time-value="PT04H15M59.126S" calcext:value-type="time">
            <text:p>04:15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4.26" calcext:value-type="float">
            <text:p>524.26</text:p>
          </table:table-cell>
          <table:table-cell office:value-type="float" office:value="2131.11" calcext:value-type="float">
            <text:p>2131.11</text:p>
          </table:table-cell>
          <table:table-cell office:value-type="float" office:value="2453.87" calcext:value-type="float">
            <text:p>2453.87</text:p>
          </table:table-cell>
        </table:table-row>
        <table:table-row table:style-name="ro1">
          <table:table-cell office:value-type="float" office:value="15375127" calcext:value-type="float">
            <text:p>15375127</text:p>
          </table:table-cell>
          <table:table-cell table:formula="of:=[.A963]/1000/(60*60*24)" office:value-type="time" office:time-value="PT04H16M15.127S" calcext:value-type="time">
            <text:p>04:16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8" calcext:value-type="float">
            <text:p>522.48</text:p>
          </table:table-cell>
          <table:table-cell office:value-type="float" office:value="2133.33" calcext:value-type="float">
            <text:p>2133.33</text:p>
          </table:table-cell>
          <table:table-cell office:value-type="float" office:value="2456.2" calcext:value-type="float">
            <text:p>2456.2</text:p>
          </table:table-cell>
        </table:table-row>
        <table:table-row table:style-name="ro1">
          <table:table-cell office:value-type="float" office:value="15391126" calcext:value-type="float">
            <text:p>15391126</text:p>
          </table:table-cell>
          <table:table-cell table:formula="of:=[.A964]/1000/(60*60*24)" office:value-type="time" office:time-value="PT04H16M31.126S" calcext:value-type="time">
            <text:p>04:16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6" calcext:value-type="float">
            <text:p>522.56</text:p>
          </table:table-cell>
          <table:table-cell office:value-type="float" office:value="2135.55" calcext:value-type="float">
            <text:p>2135.55</text:p>
          </table:table-cell>
          <table:table-cell office:value-type="float" office:value="2458.52" calcext:value-type="float">
            <text:p>2458.52</text:p>
          </table:table-cell>
        </table:table-row>
        <table:table-row table:style-name="ro1">
          <table:table-cell office:value-type="float" office:value="15407126" calcext:value-type="float">
            <text:p>15407126</text:p>
          </table:table-cell>
          <table:table-cell table:formula="of:=[.A965]/1000/(60*60*24)" office:value-type="time" office:time-value="PT04H16M47.126S" calcext:value-type="time">
            <text:p>04:16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4.67" calcext:value-type="float">
            <text:p>524.67</text:p>
          </table:table-cell>
          <table:table-cell office:value-type="float" office:value="2137.77" calcext:value-type="float">
            <text:p>2137.77</text:p>
          </table:table-cell>
          <table:table-cell office:value-type="float" office:value="2460.85" calcext:value-type="float">
            <text:p>2460.85</text:p>
          </table:table-cell>
        </table:table-row>
        <table:table-row table:style-name="ro1">
          <table:table-cell office:value-type="float" office:value="15423126" calcext:value-type="float">
            <text:p>15423126</text:p>
          </table:table-cell>
          <table:table-cell table:formula="of:=[.A966]/1000/(60*60*24)" office:value-type="time" office:time-value="PT04H17M03.126S" calcext:value-type="time">
            <text:p>04:17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22.68" calcext:value-type="float">
            <text:p>522.68</text:p>
          </table:table-cell>
          <table:table-cell office:value-type="float" office:value="2139.99" calcext:value-type="float">
            <text:p>2139.99</text:p>
          </table:table-cell>
          <table:table-cell office:value-type="float" office:value="2463.17" calcext:value-type="float">
            <text:p>2463.17</text:p>
          </table:table-cell>
        </table:table-row>
        <table:table-row table:style-name="ro1">
          <table:table-cell office:value-type="float" office:value="15439126" calcext:value-type="float">
            <text:p>15439126</text:p>
          </table:table-cell>
          <table:table-cell table:formula="of:=[.A967]/1000/(60*60*24)" office:value-type="time" office:time-value="PT04H17M19.126S" calcext:value-type="time">
            <text:p>04:17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8" calcext:value-type="float">
            <text:p>522.48</text:p>
          </table:table-cell>
          <table:table-cell office:value-type="float" office:value="2142.21" calcext:value-type="float">
            <text:p>2142.21</text:p>
          </table:table-cell>
          <table:table-cell office:value-type="float" office:value="2465.49" calcext:value-type="float">
            <text:p>2465.49</text:p>
          </table:table-cell>
        </table:table-row>
        <table:table-row table:style-name="ro1">
          <table:table-cell office:value-type="float" office:value="15455126" calcext:value-type="float">
            <text:p>15455126</text:p>
          </table:table-cell>
          <table:table-cell table:formula="of:=[.A968]/1000/(60*60*24)" office:value-type="time" office:time-value="PT04H17M35.126S" calcext:value-type="time">
            <text:p>04:17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6" calcext:value-type="float">
            <text:p>522.46</text:p>
          </table:table-cell>
          <table:table-cell office:value-type="float" office:value="2144.43" calcext:value-type="float">
            <text:p>2144.43</text:p>
          </table:table-cell>
          <table:table-cell office:value-type="float" office:value="2467.82" calcext:value-type="float">
            <text:p>2467.82</text:p>
          </table:table-cell>
        </table:table-row>
        <table:table-row table:style-name="ro1">
          <table:table-cell office:value-type="float" office:value="15471127" calcext:value-type="float">
            <text:p>15471127</text:p>
          </table:table-cell>
          <table:table-cell table:formula="of:=[.A969]/1000/(60*60*24)" office:value-type="time" office:time-value="PT04H17M51.127S" calcext:value-type="time">
            <text:p>04:17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5" calcext:value-type="float">
            <text:p>520.35</text:p>
          </table:table-cell>
          <table:table-cell office:value-type="float" office:value="2146.65" calcext:value-type="float">
            <text:p>2146.65</text:p>
          </table:table-cell>
          <table:table-cell office:value-type="float" office:value="2470.13" calcext:value-type="float">
            <text:p>2470.13</text:p>
          </table:table-cell>
        </table:table-row>
        <table:table-row table:style-name="ro1">
          <table:table-cell office:value-type="float" office:value="15487127" calcext:value-type="float">
            <text:p>15487127</text:p>
          </table:table-cell>
          <table:table-cell table:formula="of:=[.A970]/1000/(60*60*24)" office:value-type="time" office:time-value="PT04H18M07.127S" calcext:value-type="time">
            <text:p>04:18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8" calcext:value-type="float">
            <text:p>522.48</text:p>
          </table:table-cell>
          <table:table-cell office:value-type="float" office:value="2148.87" calcext:value-type="float">
            <text:p>2148.87</text:p>
          </table:table-cell>
          <table:table-cell office:value-type="float" office:value="2472.45" calcext:value-type="float">
            <text:p>2472.45</text:p>
          </table:table-cell>
        </table:table-row>
        <table:table-row table:style-name="ro1">
          <table:table-cell office:value-type="float" office:value="15503126" calcext:value-type="float">
            <text:p>15503126</text:p>
          </table:table-cell>
          <table:table-cell table:formula="of:=[.A971]/1000/(60*60*24)" office:value-type="time" office:time-value="PT04H18M23.126S" calcext:value-type="time">
            <text:p>04:18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6" calcext:value-type="float">
            <text:p>499.6</text:p>
          </table:table-cell>
          <table:table-cell office:value-type="float" office:value="522.56" calcext:value-type="float">
            <text:p>522.56</text:p>
          </table:table-cell>
          <table:table-cell office:value-type="float" office:value="2151.09" calcext:value-type="float">
            <text:p>2151.09</text:p>
          </table:table-cell>
          <table:table-cell office:value-type="float" office:value="2474.77" calcext:value-type="float">
            <text:p>2474.77</text:p>
          </table:table-cell>
        </table:table-row>
        <table:table-row table:style-name="ro1">
          <table:table-cell office:value-type="float" office:value="15519126" calcext:value-type="float">
            <text:p>15519126</text:p>
          </table:table-cell>
          <table:table-cell table:formula="of:=[.A972]/1000/(60*60*24)" office:value-type="time" office:time-value="PT04H18M39.126S" calcext:value-type="time">
            <text:p>04:18:39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20.14" calcext:value-type="float">
            <text:p>520.14</text:p>
          </table:table-cell>
          <table:table-cell office:value-type="float" office:value="2153.31" calcext:value-type="float">
            <text:p>2153.31</text:p>
          </table:table-cell>
          <table:table-cell office:value-type="float" office:value="2477.08" calcext:value-type="float">
            <text:p>2477.08</text:p>
          </table:table-cell>
        </table:table-row>
        <table:table-row table:style-name="ro1">
          <table:table-cell office:value-type="float" office:value="15535126" calcext:value-type="float">
            <text:p>15535126</text:p>
          </table:table-cell>
          <table:table-cell table:formula="of:=[.A973]/1000/(60*60*24)" office:value-type="time" office:time-value="PT04H18M55.126S" calcext:value-type="time">
            <text:p>04:18:55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20.56" calcext:value-type="float">
            <text:p>520.56</text:p>
          </table:table-cell>
          <table:table-cell office:value-type="float" office:value="2155.53" calcext:value-type="float">
            <text:p>2155.53</text:p>
          </table:table-cell>
          <table:table-cell office:value-type="float" office:value="2479.4" calcext:value-type="float">
            <text:p>2479.4</text:p>
          </table:table-cell>
        </table:table-row>
        <table:table-row table:style-name="ro1">
          <table:table-cell office:value-type="float" office:value="15551126" calcext:value-type="float">
            <text:p>15551126</text:p>
          </table:table-cell>
          <table:table-cell table:formula="of:=[.A974]/1000/(60*60*24)" office:value-type="time" office:time-value="PT04H19M11.126S" calcext:value-type="time">
            <text:p>04:19:11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6" calcext:value-type="float">
            <text:p>520.26</text:p>
          </table:table-cell>
          <table:table-cell office:value-type="float" office:value="2157.75" calcext:value-type="float">
            <text:p>2157.75</text:p>
          </table:table-cell>
          <table:table-cell office:value-type="float" office:value="2481.71" calcext:value-type="float">
            <text:p>2481.71</text:p>
          </table:table-cell>
        </table:table-row>
        <table:table-row table:style-name="ro1">
          <table:table-cell office:value-type="float" office:value="15567126" calcext:value-type="float">
            <text:p>15567126</text:p>
          </table:table-cell>
          <table:table-cell table:formula="of:=[.A975]/1000/(60*60*24)" office:value-type="time" office:time-value="PT04H19M27.126S" calcext:value-type="time">
            <text:p>04:19:2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159.96" calcext:value-type="float">
            <text:p>2159.96</text:p>
          </table:table-cell>
          <table:table-cell office:value-type="float" office:value="2484.02" calcext:value-type="float">
            <text:p>2484.02</text:p>
          </table:table-cell>
        </table:table-row>
        <table:table-row table:style-name="ro1">
          <table:table-cell office:value-type="float" office:value="15583126" calcext:value-type="float">
            <text:p>15583126</text:p>
          </table:table-cell>
          <table:table-cell table:formula="of:=[.A976]/1000/(60*60*24)" office:value-type="time" office:time-value="PT04H19M43.126S" calcext:value-type="time">
            <text:p>04:19:43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5" calcext:value-type="float">
            <text:p>518.35</text:p>
          </table:table-cell>
          <table:table-cell office:value-type="float" office:value="2162.19" calcext:value-type="float">
            <text:p>2162.19</text:p>
          </table:table-cell>
          <table:table-cell office:value-type="float" office:value="2486.33" calcext:value-type="float">
            <text:p>2486.33</text:p>
          </table:table-cell>
        </table:table-row>
        <table:table-row table:style-name="ro1">
          <table:table-cell office:value-type="float" office:value="15599127" calcext:value-type="float">
            <text:p>15599127</text:p>
          </table:table-cell>
          <table:table-cell table:formula="of:=[.A977]/1000/(60*60*24)" office:value-type="time" office:time-value="PT04H19M59.127S" calcext:value-type="time">
            <text:p>04:19:59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164.41" calcext:value-type="float">
            <text:p>2164.41</text:p>
          </table:table-cell>
          <table:table-cell office:value-type="float" office:value="2488.63" calcext:value-type="float">
            <text:p>2488.63</text:p>
          </table:table-cell>
        </table:table-row>
        <table:table-row table:style-name="ro1">
          <table:table-cell office:value-type="float" office:value="15615126" calcext:value-type="float">
            <text:p>15615126</text:p>
          </table:table-cell>
          <table:table-cell table:formula="of:=[.A978]/1000/(60*60*24)" office:value-type="time" office:time-value="PT04H20M15.126S" calcext:value-type="time">
            <text:p>04:20:15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6" calcext:value-type="float">
            <text:p>518.26</text:p>
          </table:table-cell>
          <table:table-cell office:value-type="float" office:value="2166.62" calcext:value-type="float">
            <text:p>2166.62</text:p>
          </table:table-cell>
          <table:table-cell office:value-type="float" office:value="2490.94" calcext:value-type="float">
            <text:p>2490.94</text:p>
          </table:table-cell>
        </table:table-row>
        <table:table-row table:style-name="ro1">
          <table:table-cell office:value-type="float" office:value="15631127" calcext:value-type="float">
            <text:p>15631127</text:p>
          </table:table-cell>
          <table:table-cell table:formula="of:=[.A979]/1000/(60*60*24)" office:value-type="time" office:time-value="PT04H20M31.127S" calcext:value-type="time">
            <text:p>04:20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18.14" calcext:value-type="float">
            <text:p>518.14</text:p>
          </table:table-cell>
          <table:table-cell office:value-type="float" office:value="2168.84" calcext:value-type="float">
            <text:p>2168.84</text:p>
          </table:table-cell>
          <table:table-cell office:value-type="float" office:value="2493.24" calcext:value-type="float">
            <text:p>2493.24</text:p>
          </table:table-cell>
        </table:table-row>
        <table:table-row table:style-name="ro1">
          <table:table-cell office:value-type="float" office:value="15647126" calcext:value-type="float">
            <text:p>15647126</text:p>
          </table:table-cell>
          <table:table-cell table:formula="of:=[.A980]/1000/(60*60*24)" office:value-type="time" office:time-value="PT04H20M47.126S" calcext:value-type="time">
            <text:p>04:20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171.06" calcext:value-type="float">
            <text:p>2171.06</text:p>
          </table:table-cell>
          <table:table-cell office:value-type="float" office:value="2495.54" calcext:value-type="float">
            <text:p>2495.54</text:p>
          </table:table-cell>
        </table:table-row>
        <table:table-row table:style-name="ro1">
          <table:table-cell office:value-type="float" office:value="15663126" calcext:value-type="float">
            <text:p>15663126</text:p>
          </table:table-cell>
          <table:table-cell table:formula="of:=[.A981]/1000/(60*60*24)" office:value-type="time" office:time-value="PT04H21M03.126S" calcext:value-type="time">
            <text:p>04:21:03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8.27" calcext:value-type="float">
            <text:p>518.27</text:p>
          </table:table-cell>
          <table:table-cell office:value-type="float" office:value="2173.29" calcext:value-type="float">
            <text:p>2173.29</text:p>
          </table:table-cell>
          <table:table-cell office:value-type="float" office:value="2497.84" calcext:value-type="float">
            <text:p>2497.84</text:p>
          </table:table-cell>
        </table:table-row>
        <table:table-row table:style-name="ro1">
          <table:table-cell office:value-type="float" office:value="15679126" calcext:value-type="float">
            <text:p>15679126</text:p>
          </table:table-cell>
          <table:table-cell table:formula="of:=[.A982]/1000/(60*60*24)" office:value-type="time" office:time-value="PT04H21M19.126S" calcext:value-type="time">
            <text:p>04:21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6" calcext:value-type="float">
            <text:p>516.36</text:p>
          </table:table-cell>
          <table:table-cell office:value-type="float" office:value="2175.51" calcext:value-type="float">
            <text:p>2175.51</text:p>
          </table:table-cell>
          <table:table-cell office:value-type="float" office:value="2500.14" calcext:value-type="float">
            <text:p>2500.14</text:p>
          </table:table-cell>
        </table:table-row>
        <table:table-row table:style-name="ro1">
          <table:table-cell office:value-type="float" office:value="15695127" calcext:value-type="float">
            <text:p>15695127</text:p>
          </table:table-cell>
          <table:table-cell table:formula="of:=[.A983]/1000/(60*60*24)" office:value-type="time" office:time-value="PT04H21M35.127S" calcext:value-type="time">
            <text:p>04:21:35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4.27" calcext:value-type="float">
            <text:p>514.27</text:p>
          </table:table-cell>
          <table:table-cell office:value-type="float" office:value="2177.72" calcext:value-type="float">
            <text:p>2177.72</text:p>
          </table:table-cell>
          <table:table-cell office:value-type="float" office:value="2502.43" calcext:value-type="float">
            <text:p>2502.43</text:p>
          </table:table-cell>
        </table:table-row>
        <table:table-row table:style-name="ro1">
          <table:table-cell office:value-type="float" office:value="15711126" calcext:value-type="float">
            <text:p>15711126</text:p>
          </table:table-cell>
          <table:table-cell table:formula="of:=[.A984]/1000/(60*60*24)" office:value-type="time" office:time-value="PT04H21M51.126S" calcext:value-type="time">
            <text:p>04:21:51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7" calcext:value-type="float">
            <text:p>516.47</text:p>
          </table:table-cell>
          <table:table-cell office:value-type="float" office:value="2179.94" calcext:value-type="float">
            <text:p>2179.94</text:p>
          </table:table-cell>
          <table:table-cell office:value-type="float" office:value="2504.73" calcext:value-type="float">
            <text:p>2504.73</text:p>
          </table:table-cell>
        </table:table-row>
        <table:table-row table:style-name="ro1">
          <table:table-cell office:value-type="float" office:value="15727126" calcext:value-type="float">
            <text:p>15727126</text:p>
          </table:table-cell>
          <table:table-cell table:formula="of:=[.A985]/1000/(60*60*24)" office:value-type="time" office:time-value="PT04H22M07.126S" calcext:value-type="time">
            <text:p>04:22:07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4" calcext:value-type="float">
            <text:p>516.34</text:p>
          </table:table-cell>
          <table:table-cell office:value-type="float" office:value="2182.16" calcext:value-type="float">
            <text:p>2182.16</text:p>
          </table:table-cell>
          <table:table-cell office:value-type="float" office:value="2507.02" calcext:value-type="float">
            <text:p>2507.02</text:p>
          </table:table-cell>
        </table:table-row>
        <table:table-row table:style-name="ro1">
          <table:table-cell office:value-type="float" office:value="15743126" calcext:value-type="float">
            <text:p>15743126</text:p>
          </table:table-cell>
          <table:table-cell table:formula="of:=[.A986]/1000/(60*60*24)" office:value-type="time" office:time-value="PT04H22M23.126S" calcext:value-type="time">
            <text:p>04:22:23</text:p>
          </table:table-cell>
          <table:table-cell office:value-type="float" office:value="1.03" calcext:value-type="float">
            <text:p>1.03</text:p>
          </table:table-cell>
          <table:table-cell office:value-type="float" office:value="499.6" calcext:value-type="float">
            <text:p>499.6</text:p>
          </table:table-cell>
          <table:table-cell office:value-type="float" office:value="514.57" calcext:value-type="float">
            <text:p>514.57</text:p>
          </table:table-cell>
          <table:table-cell office:value-type="float" office:value="2184.38" calcext:value-type="float">
            <text:p>2184.38</text:p>
          </table:table-cell>
          <table:table-cell office:value-type="float" office:value="2509.31" calcext:value-type="float">
            <text:p>2509.31</text:p>
          </table:table-cell>
        </table:table-row>
        <table:table-row table:style-name="ro1">
          <table:table-cell office:value-type="float" office:value="15759126" calcext:value-type="float">
            <text:p>15759126</text:p>
          </table:table-cell>
          <table:table-cell table:formula="of:=[.A987]/1000/(60*60*24)" office:value-type="time" office:time-value="PT04H22M39.126S" calcext:value-type="time">
            <text:p>04:22:39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48" calcext:value-type="float">
            <text:p>514.48</text:p>
          </table:table-cell>
          <table:table-cell office:value-type="float" office:value="2186.6" calcext:value-type="float">
            <text:p>2186.6</text:p>
          </table:table-cell>
          <table:table-cell office:value-type="float" office:value="2511.6" calcext:value-type="float">
            <text:p>2511.6</text:p>
          </table:table-cell>
        </table:table-row>
        <table:table-row table:style-name="ro1">
          <table:table-cell office:value-type="float" office:value="15775126" calcext:value-type="float">
            <text:p>15775126</text:p>
          </table:table-cell>
          <table:table-cell table:formula="of:=[.A988]/1000/(60*60*24)" office:value-type="time" office:time-value="PT04H22M55.126S" calcext:value-type="time">
            <text:p>04:22:55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6" calcext:value-type="float">
            <text:p>514.36</text:p>
          </table:table-cell>
          <table:table-cell office:value-type="float" office:value="2188.82" calcext:value-type="float">
            <text:p>2188.82</text:p>
          </table:table-cell>
          <table:table-cell office:value-type="float" office:value="2513.89" calcext:value-type="float">
            <text:p>2513.89</text:p>
          </table:table-cell>
        </table:table-row>
        <table:table-row table:style-name="ro1">
          <table:table-cell office:value-type="float" office:value="15791126" calcext:value-type="float">
            <text:p>15791126</text:p>
          </table:table-cell>
          <table:table-cell table:formula="of:=[.A989]/1000/(60*60*24)" office:value-type="time" office:time-value="PT04H23M11.126S" calcext:value-type="time">
            <text:p>04:23:11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4.36" calcext:value-type="float">
            <text:p>514.36</text:p>
          </table:table-cell>
          <table:table-cell office:value-type="float" office:value="2191.04" calcext:value-type="float">
            <text:p>2191.04</text:p>
          </table:table-cell>
          <table:table-cell office:value-type="float" office:value="2516.17" calcext:value-type="float">
            <text:p>2516.17</text:p>
          </table:table-cell>
        </table:table-row>
        <table:table-row table:style-name="ro1">
          <table:table-cell office:value-type="float" office:value="15807126" calcext:value-type="float">
            <text:p>15807126</text:p>
          </table:table-cell>
          <table:table-cell table:formula="of:=[.A990]/1000/(60*60*24)" office:value-type="time" office:time-value="PT04H23M27.126S" calcext:value-type="time">
            <text:p>04:23:27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4.5" calcext:value-type="float">
            <text:p>514.5</text:p>
          </table:table-cell>
          <table:table-cell office:value-type="float" office:value="2193.26" calcext:value-type="float">
            <text:p>2193.26</text:p>
          </table:table-cell>
          <table:table-cell office:value-type="float" office:value="2518.45" calcext:value-type="float">
            <text:p>2518.45</text:p>
          </table:table-cell>
        </table:table-row>
        <table:table-row table:style-name="ro1">
          <table:table-cell office:value-type="float" office:value="15823126" calcext:value-type="float">
            <text:p>15823126</text:p>
          </table:table-cell>
          <table:table-cell table:formula="of:=[.A991]/1000/(60*60*24)" office:value-type="time" office:time-value="PT04H23M43.126S" calcext:value-type="time">
            <text:p>04:23:43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2.36" calcext:value-type="float">
            <text:p>512.36</text:p>
          </table:table-cell>
          <table:table-cell office:value-type="float" office:value="2195.48" calcext:value-type="float">
            <text:p>2195.48</text:p>
          </table:table-cell>
          <table:table-cell office:value-type="float" office:value="2520.74" calcext:value-type="float">
            <text:p>2520.74</text:p>
          </table:table-cell>
        </table:table-row>
        <table:table-row table:style-name="ro1">
          <table:table-cell office:value-type="float" office:value="15839126" calcext:value-type="float">
            <text:p>15839126</text:p>
          </table:table-cell>
          <table:table-cell table:formula="of:=[.A992]/1000/(60*60*24)" office:value-type="time" office:time-value="PT04H23M59.126S" calcext:value-type="time">
            <text:p>04:23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8" calcext:value-type="float">
            <text:p>512.28</text:p>
          </table:table-cell>
          <table:table-cell office:value-type="float" office:value="2197.7" calcext:value-type="float">
            <text:p>2197.7</text:p>
          </table:table-cell>
          <table:table-cell office:value-type="float" office:value="2523.01" calcext:value-type="float">
            <text:p>2523.01</text:p>
          </table:table-cell>
        </table:table-row>
        <table:table-row table:style-name="ro1">
          <table:table-cell office:value-type="float" office:value="15855126" calcext:value-type="float">
            <text:p>15855126</text:p>
          </table:table-cell>
          <table:table-cell table:formula="of:=[.A993]/1000/(60*60*24)" office:value-type="time" office:time-value="PT04H24M15.126S" calcext:value-type="time">
            <text:p>04:24:15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8" calcext:value-type="float">
            <text:p>510.58</text:p>
          </table:table-cell>
          <table:table-cell office:value-type="float" office:value="2199.93" calcext:value-type="float">
            <text:p>2199.93</text:p>
          </table:table-cell>
          <table:table-cell office:value-type="float" office:value="2525.29" calcext:value-type="float">
            <text:p>2525.29</text:p>
          </table:table-cell>
        </table:table-row>
        <table:table-row table:style-name="ro1">
          <table:table-cell office:value-type="float" office:value="15871126" calcext:value-type="float">
            <text:p>15871126</text:p>
          </table:table-cell>
          <table:table-cell table:formula="of:=[.A994]/1000/(60*60*24)" office:value-type="time" office:time-value="PT04H24M31.126S" calcext:value-type="time">
            <text:p>04:24:31</text:p>
          </table:table-cell>
          <table:table-cell office:value-type="float" office:value="1.02" calcext:value-type="float">
            <text:p>1.0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10.7" calcext:value-type="float">
            <text:p>510.7</text:p>
          </table:table-cell>
          <table:table-cell office:value-type="float" office:value="2202.15" calcext:value-type="float">
            <text:p>2202.15</text:p>
          </table:table-cell>
          <table:table-cell office:value-type="float" office:value="2527.57" calcext:value-type="float">
            <text:p>2527.57</text:p>
          </table:table-cell>
        </table:table-row>
        <table:table-row table:style-name="ro1">
          <table:table-cell office:value-type="float" office:value="15887126" calcext:value-type="float">
            <text:p>15887126</text:p>
          </table:table-cell>
          <table:table-cell table:formula="of:=[.A995]/1000/(60*60*24)" office:value-type="time" office:time-value="PT04H24M47.126S" calcext:value-type="time">
            <text:p>04:24:47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9" calcext:value-type="float">
            <text:p>510.49</text:p>
          </table:table-cell>
          <table:table-cell office:value-type="float" office:value="2204.37" calcext:value-type="float">
            <text:p>2204.37</text:p>
          </table:table-cell>
          <table:table-cell office:value-type="float" office:value="2529.84" calcext:value-type="float">
            <text:p>2529.84</text:p>
          </table:table-cell>
        </table:table-row>
        <table:table-row table:style-name="ro1">
          <table:table-cell office:value-type="float" office:value="15903126" calcext:value-type="float">
            <text:p>15903126</text:p>
          </table:table-cell>
          <table:table-cell table:formula="of:=[.A996]/1000/(60*60*24)" office:value-type="time" office:time-value="PT04H25M03.126S" calcext:value-type="time">
            <text:p>04:25:03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10.58" calcext:value-type="float">
            <text:p>510.58</text:p>
          </table:table-cell>
          <table:table-cell office:value-type="float" office:value="2206.59" calcext:value-type="float">
            <text:p>2206.59</text:p>
          </table:table-cell>
          <table:table-cell office:value-type="float" office:value="2532.11" calcext:value-type="float">
            <text:p>2532.11</text:p>
          </table:table-cell>
        </table:table-row>
        <table:table-row table:style-name="ro1">
          <table:table-cell office:value-type="float" office:value="15919126" calcext:value-type="float">
            <text:p>15919126</text:p>
          </table:table-cell>
          <table:table-cell table:formula="of:=[.A997]/1000/(60*60*24)" office:value-type="time" office:time-value="PT04H25M19.126S" calcext:value-type="time">
            <text:p>04:25:19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10.36" calcext:value-type="float">
            <text:p>510.36</text:p>
          </table:table-cell>
          <table:table-cell office:value-type="float" office:value="2208.81" calcext:value-type="float">
            <text:p>2208.81</text:p>
          </table:table-cell>
          <table:table-cell office:value-type="float" office:value="2534.38" calcext:value-type="float">
            <text:p>2534.38</text:p>
          </table:table-cell>
        </table:table-row>
        <table:table-row table:style-name="ro1">
          <table:table-cell office:value-type="float" office:value="15935126" calcext:value-type="float">
            <text:p>15935126</text:p>
          </table:table-cell>
          <table:table-cell table:formula="of:=[.A998]/1000/(60*60*24)" office:value-type="time" office:time-value="PT04H25M35.126S" calcext:value-type="time">
            <text:p>04:25:35</text:p>
          </table:table-cell>
          <table:table-cell office:value-type="float" office:value="1.02" calcext:value-type="float">
            <text:p>1.0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0.28" calcext:value-type="float">
            <text:p>510.28</text:p>
          </table:table-cell>
          <table:table-cell office:value-type="float" office:value="2211.03" calcext:value-type="float">
            <text:p>2211.03</text:p>
          </table:table-cell>
          <table:table-cell office:value-type="float" office:value="2536.64" calcext:value-type="float">
            <text:p>2536.64</text:p>
          </table:table-cell>
        </table:table-row>
        <table:table-row table:style-name="ro1">
          <table:table-cell office:value-type="float" office:value="15951127" calcext:value-type="float">
            <text:p>15951127</text:p>
          </table:table-cell>
          <table:table-cell table:formula="of:=[.A999]/1000/(60*60*24)" office:value-type="time" office:time-value="PT04H25M51.127S" calcext:value-type="time">
            <text:p>04:25:51</text:p>
          </table:table-cell>
          <table:table-cell office:value-type="float" office:value="1.02" calcext:value-type="float">
            <text:p>1.02</text:p>
          </table:table-cell>
          <table:table-cell office:value-type="float" office:value="499.4" calcext:value-type="float">
            <text:p>499.4</text:p>
          </table:table-cell>
          <table:table-cell office:value-type="float" office:value="508.36" calcext:value-type="float">
            <text:p>508.36</text:p>
          </table:table-cell>
          <table:table-cell office:value-type="float" office:value="2213.25" calcext:value-type="float">
            <text:p>2213.25</text:p>
          </table:table-cell>
          <table:table-cell office:value-type="float" office:value="2538.91" calcext:value-type="float">
            <text:p>2538.91</text:p>
          </table:table-cell>
        </table:table-row>
        <table:table-row table:style-name="ro1">
          <table:table-cell office:value-type="float" office:value="15967126" calcext:value-type="float">
            <text:p>15967126</text:p>
          </table:table-cell>
          <table:table-cell table:formula="of:=[.A1000]/1000/(60*60*24)" office:value-type="time" office:time-value="PT04H26M07.126S" calcext:value-type="time">
            <text:p>04:26:07</text:p>
          </table:table-cell>
          <table:table-cell office:value-type="float" office:value="1.02" calcext:value-type="float">
            <text:p>1.02</text:p>
          </table:table-cell>
          <table:table-cell office:value-type="float" office:value="499.6" calcext:value-type="float">
            <text:p>499.6</text:p>
          </table:table-cell>
          <table:table-cell office:value-type="float" office:value="508.56" calcext:value-type="float">
            <text:p>508.56</text:p>
          </table:table-cell>
          <table:table-cell office:value-type="float" office:value="2215.47" calcext:value-type="float">
            <text:p>2215.47</text:p>
          </table:table-cell>
          <table:table-cell office:value-type="float" office:value="2541.17" calcext:value-type="float">
            <text:p>2541.17</text:p>
          </table:table-cell>
        </table:table-row>
        <table:table-row table:style-name="ro1">
          <table:table-cell office:value-type="float" office:value="15983126" calcext:value-type="float">
            <text:p>15983126</text:p>
          </table:table-cell>
          <table:table-cell table:formula="of:=[.A1001]/1000/(60*60*24)" office:value-type="time" office:time-value="PT04H26M23.126S" calcext:value-type="time">
            <text:p>04:26:23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7" calcext:value-type="float">
            <text:p>506.57</text:p>
          </table:table-cell>
          <table:table-cell office:value-type="float" office:value="2217.69" calcext:value-type="float">
            <text:p>2217.69</text:p>
          </table:table-cell>
          <table:table-cell office:value-type="float" office:value="2543.43" calcext:value-type="float">
            <text:p>2543.43</text:p>
          </table:table-cell>
        </table:table-row>
        <table:table-row table:style-name="ro1">
          <table:table-cell office:value-type="float" office:value="15999126" calcext:value-type="float">
            <text:p>15999126</text:p>
          </table:table-cell>
          <table:table-cell table:formula="of:=[.A1002]/1000/(60*60*24)" office:value-type="time" office:time-value="PT04H26M39.126S" calcext:value-type="time">
            <text:p>04:26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8.48" calcext:value-type="float">
            <text:p>508.48</text:p>
          </table:table-cell>
          <table:table-cell office:value-type="float" office:value="2219.91" calcext:value-type="float">
            <text:p>2219.91</text:p>
          </table:table-cell>
          <table:table-cell office:value-type="float" office:value="2545.69" calcext:value-type="float">
            <text:p>2545.69</text:p>
          </table:table-cell>
        </table:table-row>
        <table:table-row table:style-name="ro1">
          <table:table-cell office:value-type="float" office:value="16015126" calcext:value-type="float">
            <text:p>16015126</text:p>
          </table:table-cell>
          <table:table-cell table:formula="of:=[.A1003]/1000/(60*60*24)" office:value-type="time" office:time-value="PT04H26M55.126S" calcext:value-type="time">
            <text:p>04:26:55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6.58" calcext:value-type="float">
            <text:p>506.58</text:p>
          </table:table-cell>
          <table:table-cell office:value-type="float" office:value="2222.13" calcext:value-type="float">
            <text:p>2222.13</text:p>
          </table:table-cell>
          <table:table-cell office:value-type="float" office:value="2547.94" calcext:value-type="float">
            <text:p>2547.94</text:p>
          </table:table-cell>
        </table:table-row>
        <table:table-row table:style-name="ro1">
          <table:table-cell office:value-type="float" office:value="16031127" calcext:value-type="float">
            <text:p>16031127</text:p>
          </table:table-cell>
          <table:table-cell table:formula="of:=[.A1004]/1000/(60*60*24)" office:value-type="time" office:time-value="PT04H27M11.127S" calcext:value-type="time">
            <text:p>04:27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6.36" calcext:value-type="float">
            <text:p>506.36</text:p>
          </table:table-cell>
          <table:table-cell office:value-type="float" office:value="2224.35" calcext:value-type="float">
            <text:p>2224.35</text:p>
          </table:table-cell>
          <table:table-cell office:value-type="float" office:value="2550.19" calcext:value-type="float">
            <text:p>2550.19</text:p>
          </table:table-cell>
        </table:table-row>
        <table:table-row table:style-name="ro1">
          <table:table-cell office:value-type="float" office:value="16047127" calcext:value-type="float">
            <text:p>16047127</text:p>
          </table:table-cell>
          <table:table-cell table:formula="of:=[.A1005]/1000/(60*60*24)" office:value-type="time" office:time-value="PT04H27M27.127S" calcext:value-type="time">
            <text:p>04:27:27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4.57" calcext:value-type="float">
            <text:p>504.57</text:p>
          </table:table-cell>
          <table:table-cell office:value-type="float" office:value="2226.57" calcext:value-type="float">
            <text:p>2226.57</text:p>
          </table:table-cell>
          <table:table-cell office:value-type="float" office:value="2552.44" calcext:value-type="float">
            <text:p>2552.44</text:p>
          </table:table-cell>
        </table:table-row>
        <table:table-row table:style-name="ro1">
          <table:table-cell office:value-type="float" office:value="16063127" calcext:value-type="float">
            <text:p>16063127</text:p>
          </table:table-cell>
          <table:table-cell table:formula="of:=[.A1006]/1000/(60*60*24)" office:value-type="time" office:time-value="PT04H27M43.127S" calcext:value-type="time">
            <text:p>04:27:43</text:p>
          </table:table-cell>
          <table:table-cell office:value-type="float" office:value="1.01" calcext:value-type="float">
            <text:p>1.0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04.69" calcext:value-type="float">
            <text:p>504.69</text:p>
          </table:table-cell>
          <table:table-cell office:value-type="float" office:value="2228.79" calcext:value-type="float">
            <text:p>2228.79</text:p>
          </table:table-cell>
          <table:table-cell office:value-type="float" office:value="2554.69" calcext:value-type="float">
            <text:p>2554.69</text:p>
          </table:table-cell>
        </table:table-row>
        <table:table-row table:style-name="ro1">
          <table:table-cell office:value-type="float" office:value="16079126" calcext:value-type="float">
            <text:p>16079126</text:p>
          </table:table-cell>
          <table:table-cell table:formula="of:=[.A1007]/1000/(60*60*24)" office:value-type="time" office:time-value="PT04H27M59.126S" calcext:value-type="time">
            <text:p>04:27:59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4.57" calcext:value-type="float">
            <text:p>504.57</text:p>
          </table:table-cell>
          <table:table-cell office:value-type="float" office:value="2231.01" calcext:value-type="float">
            <text:p>2231.01</text:p>
          </table:table-cell>
          <table:table-cell office:value-type="float" office:value="2556.93" calcext:value-type="float">
            <text:p>2556.93</text:p>
          </table:table-cell>
        </table:table-row>
        <table:table-row table:style-name="ro1">
          <table:table-cell office:value-type="float" office:value="16095126" calcext:value-type="float">
            <text:p>16095126</text:p>
          </table:table-cell>
          <table:table-cell table:formula="of:=[.A1008]/1000/(60*60*24)" office:value-type="time" office:time-value="PT04H28M15.126S" calcext:value-type="time">
            <text:p>04:28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4" calcext:value-type="float">
            <text:p>499.4</text:p>
          </table:table-cell>
          <table:table-cell office:value-type="float" office:value="504.36" calcext:value-type="float">
            <text:p>504.36</text:p>
          </table:table-cell>
          <table:table-cell office:value-type="float" office:value="2233.23" calcext:value-type="float">
            <text:p>2233.23</text:p>
          </table:table-cell>
          <table:table-cell office:value-type="float" office:value="2559.17" calcext:value-type="float">
            <text:p>2559.17</text:p>
          </table:table-cell>
        </table:table-row>
        <table:table-row table:style-name="ro1">
          <table:table-cell office:value-type="float" office:value="16111126" calcext:value-type="float">
            <text:p>16111126</text:p>
          </table:table-cell>
          <table:table-cell table:formula="of:=[.A1009]/1000/(60*60*24)" office:value-type="time" office:time-value="PT04H28M31.126S" calcext:value-type="time">
            <text:p>04:28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2.49" calcext:value-type="float">
            <text:p>502.49</text:p>
          </table:table-cell>
          <table:table-cell office:value-type="float" office:value="2235.45" calcext:value-type="float">
            <text:p>2235.45</text:p>
          </table:table-cell>
          <table:table-cell office:value-type="float" office:value="2561.41" calcext:value-type="float">
            <text:p>2561.41</text:p>
          </table:table-cell>
        </table:table-row>
        <table:table-row table:style-name="ro1">
          <table:table-cell office:value-type="float" office:value="16127127" calcext:value-type="float">
            <text:p>16127127</text:p>
          </table:table-cell>
          <table:table-cell table:formula="of:=[.A1010]/1000/(60*60*24)" office:value-type="time" office:time-value="PT04H28M47.127S" calcext:value-type="time">
            <text:p>04:28:47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237.67" calcext:value-type="float">
            <text:p>2237.67</text:p>
          </table:table-cell>
          <table:table-cell office:value-type="float" office:value="2563.65" calcext:value-type="float">
            <text:p>2563.65</text:p>
          </table:table-cell>
        </table:table-row>
        <table:table-row table:style-name="ro1">
          <table:table-cell office:value-type="float" office:value="16143127" calcext:value-type="float">
            <text:p>16143127</text:p>
          </table:table-cell>
          <table:table-cell table:formula="of:=[.A1011]/1000/(60*60*24)" office:value-type="time" office:time-value="PT04H29M03.127S" calcext:value-type="time">
            <text:p>04:29:03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0.5" calcext:value-type="float">
            <text:p>500.5</text:p>
          </table:table-cell>
          <table:table-cell office:value-type="float" office:value="2239.89" calcext:value-type="float">
            <text:p>2239.89</text:p>
          </table:table-cell>
          <table:table-cell office:value-type="float" office:value="2565.88" calcext:value-type="float">
            <text:p>2565.88</text:p>
          </table:table-cell>
        </table:table-row>
        <table:table-row table:style-name="ro1">
          <table:table-cell office:value-type="float" office:value="16159126" calcext:value-type="float">
            <text:p>16159126</text:p>
          </table:table-cell>
          <table:table-cell table:formula="of:=[.A1012]/1000/(60*60*24)" office:value-type="time" office:time-value="PT04H29M19.126S" calcext:value-type="time">
            <text:p>04:29:19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7" calcext:value-type="float">
            <text:p>502.57</text:p>
          </table:table-cell>
          <table:table-cell office:value-type="float" office:value="2242.11" calcext:value-type="float">
            <text:p>2242.11</text:p>
          </table:table-cell>
          <table:table-cell office:value-type="float" office:value="2568.11" calcext:value-type="float">
            <text:p>2568.11</text:p>
          </table:table-cell>
        </table:table-row>
        <table:table-row table:style-name="ro1">
          <table:table-cell office:value-type="float" office:value="16175127" calcext:value-type="float">
            <text:p>16175127</text:p>
          </table:table-cell>
          <table:table-cell table:formula="of:=[.A1013]/1000/(60*60*24)" office:value-type="time" office:time-value="PT04H29M35.127S" calcext:value-type="time">
            <text:p>04:29:35</text:p>
          </table:table-cell>
          <table:table-cell office:value-type="float" office:value="1" calcext:value-type="float">
            <text:p>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0.5" calcext:value-type="float">
            <text:p>500.5</text:p>
          </table:table-cell>
          <table:table-cell office:value-type="float" office:value="2244.33" calcext:value-type="float">
            <text:p>2244.33</text:p>
          </table:table-cell>
          <table:table-cell office:value-type="float" office:value="2570.34" calcext:value-type="float">
            <text:p>2570.34</text:p>
          </table:table-cell>
        </table:table-row>
        <table:table-row table:style-name="ro1">
          <table:table-cell office:value-type="float" office:value="16187126" calcext:value-type="float">
            <text:p>16187126</text:p>
          </table:table-cell>
          <table:table-cell table:formula="of:=[.A1014]/1000/(60*60*24)" office:value-type="time" office:time-value="PT04H29M47.126S" calcext:value-type="time">
            <text:p>04:29:47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498.3" calcext:value-type="float">
            <text:p>498.3</text:p>
          </table:table-cell>
          <table:table-cell office:value-type="float" office:value="2245.99" calcext:value-type="float">
            <text:p>2245.99</text:p>
          </table:table-cell>
          <table:table-cell office:value-type="float" office:value="2572.01" calcext:value-type="float">
            <text:p>2572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5T10:11:08.939000000</dc:date>
    <meta:editing-duration>PT24M41S</meta:editing-duration>
    <meta:editing-cycles>1</meta:editing-cycles>
    <meta:document-statistic meta:table-count="1" meta:cell-count="7098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77cm" svg:height="15.174cm" xlink:href=".." xlink:type="simple" chart:class="chart:line" chart:style-name="ch1">
        <chart:title svg:x="11.46cm" svg:y="0.439cm" chart:style-name="ch2">
          <text:p>Varta AA @0.2C #3</text:p>
        </chart:title>
        <chart:legend chart:legend-position="end" svg:x="24.522cm" svg:y="7.288cm" style:legend-expansion="high" chart:style-name="ch3"/>
        <chart:plot-area chart:style-name="ch4" table:cell-range-address="LOGGER02.B1:LOGGER02.C1014" chart:data-source-has-labels="both" svg:x="0.539cm" svg:y="1.521cm" svg:width="23.444cm" svg:height="13.35cm">
          <chartooo:coordinate-region svg:x="1.451cm" svg:y="1.521cm" svg:width="22.532cm" svg:height="12.021cm"/>
          <chart:axis chart:dimension="x" chart:name="primary-x" chart:style-name="ch5" chartooo:axis-type="auto">
            <chartooo:date-scale/>
            <chart:categories table:cell-range-address="LOGGER02.B2:LOGGER02.B10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014" chart:label-cell-address="LOGGER02.C1:LOGGER02.C1" chart:class="chart:line">
            <chart:data-point chart:repeated="10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014</svg:desc>
                </draw:g>
              </table:table-cell>
              <table:table-cell office:value-type="float" office:value="1.28">
                <text:p>1.28</text:p>
                <draw:g>
                  <svg:desc>LOGGER02.C2:LOGGER02.C1014</svg:desc>
                </draw:g>
              </table:table-cell>
            </table:table-row>
            <table:table-row>
              <table:table-cell office:value-type="float" office:value="0.000175069444444444">
                <text:p>0.00017506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025462962963">
                <text:p>0.000360254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45451388888889">
                <text:p>0.0005454513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30625">
                <text:p>0.0007306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15810185185185">
                <text:p>0.00091581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099537037037">
                <text:p>0.00110099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8618055555556">
                <text:p>0.001286180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136574074074">
                <text:p>0.001471365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5655092592593">
                <text:p>0.001656550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174768518519">
                <text:p>0.0018417476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269212962963">
                <text:p>0.0020269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210648148148">
                <text:p>0.002212106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39729166666667">
                <text:p>0.002397291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247685185185">
                <text:p>0.002582476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6766203703704">
                <text:p>0.002767662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284722222222">
                <text:p>0.002952847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3803240740741">
                <text:p>0.003138032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321759259259">
                <text:p>0.003323217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0840277777778">
                <text:p>0.0035084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358796296296">
                <text:p>0.0036935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7877314814815">
                <text:p>0.0038787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395833333333">
                <text:p>0.0040639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4915509259259">
                <text:p>0.00424915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3434027777778">
                <text:p>0.00443434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1951388888889">
                <text:p>0.0046195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471064814815">
                <text:p>0.00480471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8988425925926">
                <text:p>0.0049898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7506944444444">
                <text:p>0.0051750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025462962963">
                <text:p>0.0053602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4545138888889">
                <text:p>0.00554545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0625">
                <text:p>0.005730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1581018518518">
                <text:p>0.005915810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099537037037">
                <text:p>0.0061009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8618055555556">
                <text:p>0.0062861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136574074074">
                <text:p>0.0064713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655092592593">
                <text:p>0.0066565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173611111111">
                <text:p>0.0068417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269212962963">
                <text:p>0.0070269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211805555556">
                <text:p>0.00721211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39729166666667">
                <text:p>0.00739729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248842592593">
                <text:p>0.00758248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6767361111111">
                <text:p>0.00776767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284722222222">
                <text:p>0.00795284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3803240740741">
                <text:p>0.00813803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2321759259259">
                <text:p>0.00832321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0840277777778">
                <text:p>0.00850840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69358796296296">
                <text:p>0.00869358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7877314814815">
                <text:p>0.00887877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6395833333333">
                <text:p>0.00906395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4914351851852">
                <text:p>0.00924914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4343287037037">
                <text:p>0.009434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61951388888889">
                <text:p>0.00961951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0471064814815">
                <text:p>0.00980471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98989583333333">
                <text:p>0.00998989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750694444444">
                <text:p>0.0101750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602546296296">
                <text:p>0.0103602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454398148148">
                <text:p>0.0105454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0625">
                <text:p>0.010730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158101851852">
                <text:p>0.0109158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09953703704">
                <text:p>0.0111009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861921296296">
                <text:p>0.01128619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13657407407">
                <text:p>0.0114713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565509259259">
                <text:p>0.0116565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17361111111">
                <text:p>0.0118417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269212962963">
                <text:p>0.0120269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121064814815">
                <text:p>0.0122121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73032407407">
                <text:p>0.01239730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824884259259">
                <text:p>0.01258248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67662037037">
                <text:p>0.012767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528472222222">
                <text:p>0.0129528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380324074074">
                <text:p>0.0131380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232175925926">
                <text:p>0.0133232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084143518519">
                <text:p>0.01350841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93587962963">
                <text:p>0.013693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8787847222222">
                <text:p>0.01387878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0639583333333">
                <text:p>0.014063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491550925926">
                <text:p>0.01424915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4343287037037">
                <text:p>0.014434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6195138888889">
                <text:p>0.0146195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8046990740741">
                <text:p>0.014804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898958333333">
                <text:p>0.01498989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750694444444">
                <text:p>0.015175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3602546296296">
                <text:p>0.015360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454398148148">
                <text:p>0.015545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06365740741">
                <text:p>0.01573063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158101851852">
                <text:p>0.015915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1009953703704">
                <text:p>0.016100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2861805555556">
                <text:p>0.016286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4713657407407">
                <text:p>0.016471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6565509259259">
                <text:p>0.016656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417361111111">
                <text:p>0.016841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0269212962963">
                <text:p>0.017026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2121064814815">
                <text:p>0.017212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3972916666667">
                <text:p>0.017397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5824768518519">
                <text:p>0.017582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67662037037">
                <text:p>0.017767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528587962963">
                <text:p>0.017952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1380439814815">
                <text:p>0.01813804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3232175925926">
                <text:p>0.018323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5084027777778">
                <text:p>0.018508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693599537037">
                <text:p>0.01869359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88787731481481">
                <text:p>0.0188787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0639699074074">
                <text:p>0.01906396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2491435185185">
                <text:p>0.019249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343287037037">
                <text:p>0.01943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6195138888889">
                <text:p>0.019619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047106481481">
                <text:p>0.01980471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898842592593">
                <text:p>0.0199898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750694444444">
                <text:p>0.020175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602662037037">
                <text:p>0.020360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454398148148">
                <text:p>0.020545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0625">
                <text:p>0.02073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158101851852">
                <text:p>0.020915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09953703704">
                <text:p>0.021100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861805555556">
                <text:p>0.0212861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13773148148">
                <text:p>0.02147137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565509259259">
                <text:p>0.021656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17361111111">
                <text:p>0.021841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269212962963">
                <text:p>0.022026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121064814815">
                <text:p>0.022212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72916666667">
                <text:p>0.022397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824884259259">
                <text:p>0.02258248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67662037037">
                <text:p>0.022767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528472222222">
                <text:p>0.022952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80324074074">
                <text:p>0.023138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232175925926">
                <text:p>0.023323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084027777778">
                <text:p>0.023508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693587962963">
                <text:p>0.023693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787847222222">
                <text:p>0.02387878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639583333333">
                <text:p>0.024063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491435185185">
                <text:p>0.024249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343287037037">
                <text:p>0.024434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19525462963">
                <text:p>0.02461952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8046990740741">
                <text:p>0.024804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898958333333">
                <text:p>0.02498989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750810185185">
                <text:p>0.02517508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3602662037037">
                <text:p>0.025360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5454398148148">
                <text:p>0.025545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730625">
                <text:p>0.025730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9158217592593">
                <text:p>0.0259158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1009953703704">
                <text:p>0.026100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2861805555556">
                <text:p>0.0262861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713657407407">
                <text:p>0.026471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6565625">
                <text:p>0.0266565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417361111111">
                <text:p>0.0268417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269212962963">
                <text:p>0.0270269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2121064814815">
                <text:p>0.027212106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3972916666667">
                <text:p>0.027397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75824768518519">
                <text:p>0.027582476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676736111111">
                <text:p>0.02776767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9528472222222">
                <text:p>0.0279528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380324074074">
                <text:p>0.0281380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232175925926">
                <text:p>0.0283232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5084027777778">
                <text:p>0.0285084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693599537037">
                <text:p>0.0286935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787731481482">
                <text:p>0.0288787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0639583333333">
                <text:p>0.0290639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491435185185">
                <text:p>0.0292491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4343287037037">
                <text:p>0.0294343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195138888889">
                <text:p>0.0296195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8046990740741">
                <text:p>0.029804699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9898842592593">
                <text:p>0.0299898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750694444444">
                <text:p>0.0301750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3602546296296">
                <text:p>0.0303602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5454398148148">
                <text:p>0.0305454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30625">
                <text:p>0.030730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158101851852">
                <text:p>0.0309158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1009953703704">
                <text:p>0.0311009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2861805555556">
                <text:p>0.031286180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4713657407407">
                <text:p>0.0314713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565625">
                <text:p>0.0316565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8417476851852">
                <text:p>0.03184174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0269328703704">
                <text:p>0.0320269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2121180555556">
                <text:p>0.03221211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3972916666667">
                <text:p>0.0323972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5824768518518">
                <text:p>0.032582476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676736111111">
                <text:p>0.0327676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528587962963">
                <text:p>0.0329528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1380324074074">
                <text:p>0.033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3232175925926">
                <text:p>0.0333232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084027777778">
                <text:p>0.033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693599537037">
                <text:p>0.0336935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8787731481481">
                <text:p>0.033878773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0639583333333">
                <text:p>0.034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491435185185">
                <text:p>0.03424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43402777778">
                <text:p>0.0344343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6195138888889">
                <text:p>0.0346195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8047106481481">
                <text:p>0.03480471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9898842592593">
                <text:p>0.0349898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1750694444444">
                <text:p>0.0351750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3602546296296">
                <text:p>0.035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54513888889">
                <text:p>0.03554545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730625">
                <text:p>0.035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9158101851852">
                <text:p>0.0359158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1009953703704">
                <text:p>0.0361009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62861805555556">
                <text:p>0.036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713657407407">
                <text:p>0.036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565625">
                <text:p>0.0366565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17361111111">
                <text:p>0.036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69212962963">
                <text:p>0.037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2121064814815">
                <text:p>0.037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72916666667">
                <text:p>0.0373972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5824768518519">
                <text:p>0.037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676736111111">
                <text:p>0.0377676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528472222222">
                <text:p>0.037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380324074074">
                <text:p>0.038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232175925926">
                <text:p>0.0383232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5084027777778">
                <text:p>0.038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93599537037">
                <text:p>0.03869359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88787731481482">
                <text:p>0.038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39583333333">
                <text:p>0.039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491550925926">
                <text:p>0.03924915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94343287037037">
                <text:p>0.039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195138888889">
                <text:p>0.039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46990740741">
                <text:p>0.039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898958333333">
                <text:p>0.0399898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50694444444">
                <text:p>0.040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602546296296">
                <text:p>0.040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454513888889">
                <text:p>0.04054545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30625">
                <text:p>0.040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58101851852">
                <text:p>0.040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1009953703704">
                <text:p>0.041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61805555556">
                <text:p>0.041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713657407407">
                <text:p>0.041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65509259259">
                <text:p>0.041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17361111111">
                <text:p>0.041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69212962963">
                <text:p>0.042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121064814815">
                <text:p>0.042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72916666667">
                <text:p>0.04239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824768518519">
                <text:p>0.042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76736111111">
                <text:p>0.0427676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528587962963">
                <text:p>0.0429528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380324074074">
                <text:p>0.043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232175925926">
                <text:p>0.043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084143518519">
                <text:p>0.04350841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93587962963">
                <text:p>0.043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787731481482">
                <text:p>0.043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639583333333">
                <text:p>0.044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91550925926">
                <text:p>0.0442491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43402777778">
                <text:p>0.04443434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195138888889">
                <text:p>0.044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46990740741">
                <text:p>0.044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898842592593">
                <text:p>0.0449898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50694444444">
                <text:p>0.045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602546296296">
                <text:p>0.045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454398148148">
                <text:p>0.045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30625">
                <text:p>0.045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58101851852">
                <text:p>0.045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1010069444444">
                <text:p>0.0461010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861805555556">
                <text:p>0.046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713657407407">
                <text:p>0.046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65509259259">
                <text:p>0.046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417361111111">
                <text:p>0.046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69212962963">
                <text:p>0.047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121064814815">
                <text:p>0.047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72916666667">
                <text:p>0.04739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824884259259">
                <text:p>0.04758248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7662037037">
                <text:p>0.047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528472222222">
                <text:p>0.047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380324074074">
                <text:p>0.048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232175925926">
                <text:p>0.048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84027777778">
                <text:p>0.048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93587962963">
                <text:p>0.048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87731481482">
                <text:p>0.048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639583333333">
                <text:p>0.049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91550925926">
                <text:p>0.04924915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43287037037">
                <text:p>0.049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195138888889">
                <text:p>0.049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046990740741">
                <text:p>0.049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898958333333">
                <text:p>0.0499898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50694444444">
                <text:p>0.050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602546296296">
                <text:p>0.050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54398148148">
                <text:p>0.050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30625">
                <text:p>0.050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58101851852">
                <text:p>0.050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1009953703704">
                <text:p>0.051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61805555556">
                <text:p>0.051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713657407407">
                <text:p>0.051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65509259259">
                <text:p>0.051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417361111111">
                <text:p>0.051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69328703704">
                <text:p>0.0520269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121064814815">
                <text:p>0.052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72916666667">
                <text:p>0.05239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824768518519">
                <text:p>0.052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7662037037">
                <text:p>0.052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528472222222">
                <text:p>0.052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380324074074">
                <text:p>0.053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232291666667">
                <text:p>0.05332322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84027777778">
                <text:p>0.053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93587962963">
                <text:p>0.053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787731481482">
                <text:p>0.053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639699074074">
                <text:p>0.0540639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91435185185">
                <text:p>0.05424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43287037037">
                <text:p>0.054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195138888889">
                <text:p>0.054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046990740741">
                <text:p>0.054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898958333333">
                <text:p>0.0549898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50694444444">
                <text:p>0.055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602546296296">
                <text:p>0.055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54398148148">
                <text:p>0.055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30625">
                <text:p>0.055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58101851852">
                <text:p>0.055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1009953703704">
                <text:p>0.056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61805555556">
                <text:p>0.056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713657407407">
                <text:p>0.056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65509259259">
                <text:p>0.056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417361111111">
                <text:p>0.056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69212962963">
                <text:p>0.057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121064814815">
                <text:p>0.057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73032407407">
                <text:p>0.0573973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824768518519">
                <text:p>0.057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7662037037">
                <text:p>0.057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528472222222">
                <text:p>0.057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80324074074">
                <text:p>0.058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232175925926">
                <text:p>0.058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84027777778">
                <text:p>0.058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93587962963">
                <text:p>0.058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87731481482">
                <text:p>0.058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639583333333">
                <text:p>0.059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491435185185">
                <text:p>0.05924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343287037037">
                <text:p>0.059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195138888889">
                <text:p>0.059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46990740741">
                <text:p>0.059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898842592593">
                <text:p>0.0599898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50694444444">
                <text:p>0.060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602662037037">
                <text:p>0.0603602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454398148148">
                <text:p>0.060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30625">
                <text:p>0.060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58217592593">
                <text:p>0.06091582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1009953703704">
                <text:p>0.061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61805555556">
                <text:p>0.061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713773148148">
                <text:p>0.06147137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65509259259">
                <text:p>0.061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417361111111">
                <text:p>0.061841736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69328703704">
                <text:p>0.06202693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121064814815">
                <text:p>0.062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73032407408">
                <text:p>0.062397303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824768518519">
                <text:p>0.062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7662037037">
                <text:p>0.062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528472222222">
                <text:p>0.062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80324074074">
                <text:p>0.063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232175925926">
                <text:p>0.063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084027777778">
                <text:p>0.063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93587962963">
                <text:p>0.063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87731481482">
                <text:p>0.063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639699074074">
                <text:p>0.06406396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91435185185">
                <text:p>0.06424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343287037037">
                <text:p>0.064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19525462963">
                <text:p>0.0646195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48046990740741">
                <text:p>0.064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898958333333">
                <text:p>0.06498989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50694444444">
                <text:p>0.065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602662037037">
                <text:p>0.0653602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54398148148">
                <text:p>0.065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30625">
                <text:p>0.065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58101851852">
                <text:p>0.065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1009953703704">
                <text:p>0.066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861921296296">
                <text:p>0.06628619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713657407407">
                <text:p>0.066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65509259259">
                <text:p>0.066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417476851852">
                <text:p>0.06684174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69212962963">
                <text:p>0.067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121064814815">
                <text:p>0.067212106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73032407407">
                <text:p>0.06739730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824768518519">
                <text:p>0.067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7662037037">
                <text:p>0.067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528472222222">
                <text:p>0.067952847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380324074074">
                <text:p>0.068138032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232175925926">
                <text:p>0.068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84027777778">
                <text:p>0.068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93587962963">
                <text:p>0.068693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787731481482">
                <text:p>0.068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639583333333">
                <text:p>0.069063958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91435185185">
                <text:p>0.069249143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343287037037">
                <text:p>0.0694343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19525462963">
                <text:p>0.0696195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698047106481482">
                <text:p>0.06980471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898842592593">
                <text:p>0.069989884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50694444444">
                <text:p>0.070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02546296296">
                <text:p>0.07036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05454398148148">
                <text:p>0.070545439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0625">
                <text:p>0.0707306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58101851852">
                <text:p>0.070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009953703704">
                <text:p>0.071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61805555556">
                <text:p>0.071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713657407407">
                <text:p>0.071471365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65509259259">
                <text:p>0.071656550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17361111111">
                <text:p>0.0718417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0269212962963">
                <text:p>0.07202692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121180555556">
                <text:p>0.07221211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23972916666667">
                <text:p>0.072397291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824768518519">
                <text:p>0.072582476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76736111111">
                <text:p>0.07276767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528587962963">
                <text:p>0.07295285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80324074074">
                <text:p>0.0731380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3232175925926">
                <text:p>0.073323217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5084027777778">
                <text:p>0.073508402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93599537037">
                <text:p>0.07369359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87731481482">
                <text:p>0.073878773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639583333333">
                <text:p>0.0740639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2491435185185">
                <text:p>0.074249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4343402777778">
                <text:p>0.07443434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46195138888889">
                <text:p>0.074619513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46990740741">
                <text:p>0.074804699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898842592593">
                <text:p>0.074989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1750694444445">
                <text:p>0.075175069444444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3602546296296">
                <text:p>0.075360254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54398148148">
                <text:p>0.07554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7306365740741">
                <text:p>0.07573063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9158101851852">
                <text:p>0.075915810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009953703704">
                <text:p>0.076100995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61805555556">
                <text:p>0.076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13657407407">
                <text:p>0.0764713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6565509259259">
                <text:p>0.076656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68417361111111">
                <text:p>0.0768417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0269212962963">
                <text:p>0.077026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2121180555556">
                <text:p>0.07721211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3972916666667">
                <text:p>0.07739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5824768518519">
                <text:p>0.0775824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7767662037037">
                <text:p>0.0777676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528472222222">
                <text:p>0.077952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1380439814815">
                <text:p>0.07813804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3232291666667">
                <text:p>0.07832322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5084027777778">
                <text:p>0.0785084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693599537037">
                <text:p>0.07869359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8787731481482">
                <text:p>0.078878773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0639583333333">
                <text:p>0.0790639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2491435185185">
                <text:p>0.079249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4343287037037">
                <text:p>0.079434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619525462963">
                <text:p>0.07961952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8046990740741">
                <text:p>0.079804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99898842592593">
                <text:p>0.079989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1750694444444">
                <text:p>0.080175069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02546296296">
                <text:p>0.08036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5454398148148">
                <text:p>0.08054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730625">
                <text:p>0.08073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09158101851852">
                <text:p>0.080915810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1010069444444">
                <text:p>0.08110100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61805555556">
                <text:p>0.081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13657407407">
                <text:p>0.081471365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6565625">
                <text:p>0.0816565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18417476851852">
                <text:p>0.08184174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0269212962963">
                <text:p>0.082026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2121064814815">
                <text:p>0.082212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3972916666667">
                <text:p>0.08239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5824884259259">
                <text:p>0.08258248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7676620370371">
                <text:p>0.082767662037037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9528472222222">
                <text:p>0.082952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1380324074074">
                <text:p>0.0831380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3232175925926">
                <text:p>0.0833232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5084143518519">
                <text:p>0.08350841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93587962963">
                <text:p>0.083693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38787731481482">
                <text:p>0.083878773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0639583333333">
                <text:p>0.0840639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2491550925926">
                <text:p>0.08424915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4343287037037">
                <text:p>0.084434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6195138888889">
                <text:p>0.0846195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8047106481481">
                <text:p>0.08480471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898842592593">
                <text:p>0.084989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1750694444444">
                <text:p>0.0851750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3602546296296">
                <text:p>0.08536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5454398148148">
                <text:p>0.08554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306365740741">
                <text:p>0.08573063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9158217592593">
                <text:p>0.08591582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1010069444444">
                <text:p>0.08610100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2861805555556">
                <text:p>0.086286180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13773148148">
                <text:p>0.08647137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6565625">
                <text:p>0.0866565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8417476851852">
                <text:p>0.08684174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0269328703704">
                <text:p>0.08702693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2121180555556">
                <text:p>0.08721211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72916666667">
                <text:p>0.08739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5824768518519">
                <text:p>0.087582476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767662037037">
                <text:p>0.0877676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9528472222222">
                <text:p>0.087952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380439814815">
                <text:p>0.08813804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3232175925926">
                <text:p>0.0883232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5084027777778">
                <text:p>0.088508402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693587962963">
                <text:p>0.088693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8787731481482">
                <text:p>0.088878773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0639583333333">
                <text:p>0.089063958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2491435185185">
                <text:p>0.089249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4343287037037">
                <text:p>0.08943432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6195138888889">
                <text:p>0.0896195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8046990740741">
                <text:p>0.089804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898842592593">
                <text:p>0.089989884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1750810185185">
                <text:p>0.09017508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602546296296">
                <text:p>0.090360254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5454398148148">
                <text:p>0.09054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730625">
                <text:p>0.090730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9158101851852">
                <text:p>0.090915810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1009953703704">
                <text:p>0.091100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2861921296296">
                <text:p>0.09128619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4713773148148">
                <text:p>0.09147137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16565509259259">
                <text:p>0.091656550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417361111111">
                <text:p>0.091841736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69212962963">
                <text:p>0.09202692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2121064814815">
                <text:p>0.092212106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72916666667">
                <text:p>0.092397291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824768518518">
                <text:p>0.092582476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76736111111">
                <text:p>0.09276767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9528472222222">
                <text:p>0.092952847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380324074074">
                <text:p>0.093138032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232175925926">
                <text:p>0.093323217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084143518519">
                <text:p>0.09350841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93587962963">
                <text:p>0.0936935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8787847222222">
                <text:p>0.09387878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639583333333">
                <text:p>0.0940639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2491435185185">
                <text:p>0.094249143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4343287037037">
                <text:p>0.0944343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46195138888889">
                <text:p>0.094619513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046990740741">
                <text:p>0.094804699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898958333333">
                <text:p>0.0949898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1750694444444">
                <text:p>0.095175069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602662037037">
                <text:p>0.09536026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55454398148148">
                <text:p>0.095545439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306365740741">
                <text:p>0.09573063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158217592593">
                <text:p>0.0959158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1009953703704">
                <text:p>0.096100995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61805555556">
                <text:p>0.096286180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64713657407408">
                <text:p>0.096471365740740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65625">
                <text:p>0.09665656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17361111111">
                <text:p>0.096841736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0269212962963">
                <text:p>0.09702692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2121064814815">
                <text:p>0.097212106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3972916666667">
                <text:p>0.097397291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5824768518519">
                <text:p>0.097582476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7676736111111">
                <text:p>0.09776767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79528587962963">
                <text:p>0.0979528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1380324074074">
                <text:p>0.098138032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3232175925926">
                <text:p>0.098323217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5084027777778">
                <text:p>0.098508402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693587962963">
                <text:p>0.09869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88787731481482">
                <text:p>0.0988787731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0639583333333">
                <text:p>0.099063958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2491435185185">
                <text:p>0.099249143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4343287037037">
                <text:p>0.099434328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6195138888889">
                <text:p>0.099619513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8046990740741">
                <text:p>0.099804699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0999898958333333">
                <text:p>0.09998989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5069444444">
                <text:p>0.1001750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36025462963">
                <text:p>0.10036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545439814815">
                <text:p>0.10054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730625">
                <text:p>0.10073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0915810185185">
                <text:p>0.1009158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10099537037">
                <text:p>0.10110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286180555556">
                <text:p>0.1012861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471365740741">
                <text:p>0.1014713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656550925926">
                <text:p>0.10165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1841736111111">
                <text:p>0.1018417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026921296296">
                <text:p>0.1020269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212106481482">
                <text:p>0.102212106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397291666667">
                <text:p>0.1023972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582476851852">
                <text:p>0.1025824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767662037037">
                <text:p>0.1027676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2952847222222">
                <text:p>0.10295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138032407407">
                <text:p>0.1031380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323217592593">
                <text:p>0.103323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508402777778">
                <text:p>0.1035084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693587962963">
                <text:p>0.10369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3878773148148">
                <text:p>0.1038787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063958333333">
                <text:p>0.104063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249143518519">
                <text:p>0.1042491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434328703704">
                <text:p>0.1044343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619513888889">
                <text:p>0.1046195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804710648148">
                <text:p>0.1048047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989884259259">
                <text:p>0.1049898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175069444444">
                <text:p>0.1051750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360266203704">
                <text:p>0.105360266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545439814815">
                <text:p>0.10554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730625">
                <text:p>0.1057306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5915810185185">
                <text:p>0.1059158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10099537037">
                <text:p>0.10610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286180555556">
                <text:p>0.1062861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471365740741">
                <text:p>0.1064713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656550925926">
                <text:p>0.10665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6841747685185">
                <text:p>0.106841747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02693287037">
                <text:p>0.107026932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212106481481">
                <text:p>0.1072121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397291666667">
                <text:p>0.1073972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582476851852">
                <text:p>0.1075824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767662037037">
                <text:p>0.1077676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7952847222222">
                <text:p>0.10795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138032407407">
                <text:p>0.1081380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323217592593">
                <text:p>0.108323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508402777778">
                <text:p>0.1085084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693587962963">
                <text:p>0.10869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878773148148">
                <text:p>0.1088787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063958333333">
                <text:p>0.1090639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249143518519">
                <text:p>0.1092491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434328703704">
                <text:p>0.1094343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619513888889">
                <text:p>0.1096195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804710648148">
                <text:p>0.109804710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989884259259">
                <text:p>0.1099898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175081018519">
                <text:p>0.110175081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36025462963">
                <text:p>0.1103602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45439814815">
                <text:p>0.1105454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730636574074">
                <text:p>0.110730636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5821759259">
                <text:p>0.110915821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10099537037">
                <text:p>0.1111009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6180555556">
                <text:p>0.1112861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471365740741">
                <text:p>0.1114713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6550925926">
                <text:p>0.111656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841736111111">
                <text:p>0.1118417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26921296296">
                <text:p>0.1120269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12118055556">
                <text:p>0.112212118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7291666667">
                <text:p>0.1123972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2582476851852">
                <text:p>0.1125824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767673611111">
                <text:p>0.112767673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52847222222">
                <text:p>0.11295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138032407407">
                <text:p>0.1131380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23217592593">
                <text:p>0.1133232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8402777778">
                <text:p>0.1135084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93587962963">
                <text:p>0.1136935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78773148148">
                <text:p>0.1138787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63969907407">
                <text:p>0.114063969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49143518519">
                <text:p>0.1142491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34328703704">
                <text:p>0.1144343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619513888889">
                <text:p>0.1146195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804699074074">
                <text:p>0.1148046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4989884259259">
                <text:p>0.1149898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175069444444">
                <text:p>0.1151750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360266203704">
                <text:p>0.1153602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545439814815">
                <text:p>0.1155454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730625">
                <text:p>0.11573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5915810185185">
                <text:p>0.1159158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101006944444">
                <text:p>0.1161010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286180555556">
                <text:p>0.1162861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471365740741">
                <text:p>0.1164713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6565625">
                <text:p>0.1166565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6841736111111">
                <text:p>0.1168417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026921296296">
                <text:p>0.1170269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212106481481">
                <text:p>0.1172121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397291666667">
                <text:p>0.1173972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582476851852">
                <text:p>0.1175824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767673611111">
                <text:p>0.117767673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7952847222222">
                <text:p>0.1179528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8032407407">
                <text:p>0.1181380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323217592593">
                <text:p>0.1183232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508402777778">
                <text:p>0.1185084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693587962963">
                <text:p>0.1186935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8878784722222">
                <text:p>0.118878784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63958333333">
                <text:p>0.1190639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249143518519">
                <text:p>0.1192491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434340277778">
                <text:p>0.119434340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619513888889">
                <text:p>0.1196195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804699074074">
                <text:p>0.1198046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19989895833333">
                <text:p>0.119989895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175069444444">
                <text:p>0.1201750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360266203704">
                <text:p>0.1203602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545451388889">
                <text:p>0.120545451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730625">
                <text:p>0.1207306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0915810185185">
                <text:p>0.1209158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101006944444">
                <text:p>0.121101006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286180555556">
                <text:p>0.1212861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471365740741">
                <text:p>0.1214713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656550925926">
                <text:p>0.1216565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1841736111111">
                <text:p>0.1218417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026921296296">
                <text:p>0.1220269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212118055556">
                <text:p>0.122212118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397291666667">
                <text:p>0.1223972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582488425926">
                <text:p>0.122582488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767662037037">
                <text:p>0.1227676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2952847222222">
                <text:p>0.1229528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3138043981481">
                <text:p>0.123138043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323229166667">
                <text:p>0.123323229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508402777778">
                <text:p>0.1235084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693587962963">
                <text:p>0.1236935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3878784722222">
                <text:p>0.123878784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063958333333">
                <text:p>0.1240639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249143518519">
                <text:p>0.1242491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434328703704">
                <text:p>0.1244343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619525462963">
                <text:p>0.1246195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4804699074074">
                <text:p>0.1248046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4989884259259">
                <text:p>0.1249898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175069444444">
                <text:p>0.1251750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360266203704">
                <text:p>0.125360266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545439814815">
                <text:p>0.1255454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730636574074">
                <text:p>0.125730636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5915821759259">
                <text:p>0.1259158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10099537037">
                <text:p>0.12610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286180555556">
                <text:p>0.1262861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471365740741">
                <text:p>0.1264713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6565625">
                <text:p>0.1266565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6841736111111">
                <text:p>0.1268417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02693287037">
                <text:p>0.127026932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7212106481481">
                <text:p>0.1272121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397303240741">
                <text:p>0.127397303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582476851852">
                <text:p>0.1275824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767673611111">
                <text:p>0.1277676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7952847222222">
                <text:p>0.1279528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138032407407">
                <text:p>0.1281380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323217592593">
                <text:p>0.1283232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508402777778">
                <text:p>0.1285084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693587962963">
                <text:p>0.1286935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8878773148148">
                <text:p>0.1288787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063958333333">
                <text:p>0.1290639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249143518519">
                <text:p>0.1292491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434328703704">
                <text:p>0.1294343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619525462963">
                <text:p>0.1296195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804699074074">
                <text:p>0.1298046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29989884259259">
                <text:p>0.1299898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175081018519">
                <text:p>0.130175081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36025462963">
                <text:p>0.13036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545439814815">
                <text:p>0.1305454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730625">
                <text:p>0.13073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0915810185185">
                <text:p>0.1309158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10099537037">
                <text:p>0.1311009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286180555556">
                <text:p>0.1312861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471377314815">
                <text:p>0.131471377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656550925926">
                <text:p>0.1316565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1841736111111">
                <text:p>0.1318417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026921296296">
                <text:p>0.1320269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212106481481">
                <text:p>0.1322121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397291666667">
                <text:p>0.1323972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582488425926">
                <text:p>0.132582488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767662037037">
                <text:p>0.1327676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2952847222222">
                <text:p>0.1329528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138032407407">
                <text:p>0.1331380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323217592593">
                <text:p>0.1333232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508414351852">
                <text:p>0.133508414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693587962963">
                <text:p>0.1336935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3878773148148">
                <text:p>0.1338787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063958333333">
                <text:p>0.1340639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249155092593">
                <text:p>0.134249155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434328703704">
                <text:p>0.1344343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619513888889">
                <text:p>0.1346195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804699074074">
                <text:p>0.1348046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989884259259">
                <text:p>0.1349898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175069444444">
                <text:p>0.1351750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36025462963">
                <text:p>0.1353602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545439814815">
                <text:p>0.1355454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730625">
                <text:p>0.1357306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15821759259">
                <text:p>0.135915821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101006944444">
                <text:p>0.136101006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28619212963">
                <text:p>0.136286192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471365740741">
                <text:p>0.1364713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6565625">
                <text:p>0.1366565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6841736111111">
                <text:p>0.1368417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26921296296">
                <text:p>0.1370269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12106481481">
                <text:p>0.1372121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397291666667">
                <text:p>0.1373972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582476851852">
                <text:p>0.1375824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67673611111">
                <text:p>0.137767673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52858796296">
                <text:p>0.13795285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138043981481">
                <text:p>0.138138043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323217592593">
                <text:p>0.1383232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08402777778">
                <text:p>0.1385084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693599537037">
                <text:p>0.1386935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8878784722222">
                <text:p>0.138878784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63969907407">
                <text:p>0.139063969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249143518519">
                <text:p>0.13924914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434328703704">
                <text:p>0.1394343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619513888889">
                <text:p>0.1396195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804699074074">
                <text:p>0.1398046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39989884259259">
                <text:p>0.1399898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175069444444">
                <text:p>0.1401750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36025462963">
                <text:p>0.1403602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545451388889">
                <text:p>0.140545451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730625">
                <text:p>0.1407306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0915810185185">
                <text:p>0.1409158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101006944444">
                <text:p>0.141101006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286180555556">
                <text:p>0.1412861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471365740741">
                <text:p>0.1414713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656550925926">
                <text:p>0.1416565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1841736111111">
                <text:p>0.1418417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026921296296">
                <text:p>0.1420269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212106481481">
                <text:p>0.1422121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397291666667">
                <text:p>0.1423972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582488425926">
                <text:p>0.142582488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767662037037">
                <text:p>0.1427676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2952858796296">
                <text:p>0.142952858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138032407407">
                <text:p>0.1431380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3323217592593">
                <text:p>0.1433232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508402777778">
                <text:p>0.1435084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693599537037">
                <text:p>0.14369359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3878773148148">
                <text:p>0.1438787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063958333333">
                <text:p>0.1440639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249155092593">
                <text:p>0.144249155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4434328703704">
                <text:p>0.1444343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619513888889">
                <text:p>0.1446195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804710648148">
                <text:p>0.144804710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4989884259259">
                <text:p>0.1449898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175081018519">
                <text:p>0.1451750810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360266203704">
                <text:p>0.145360266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545451388889">
                <text:p>0.145545451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730625">
                <text:p>0.14573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5915810185185">
                <text:p>0.1459158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10099537037">
                <text:p>0.14610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286180555556">
                <text:p>0.14628618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471365740741">
                <text:p>0.1464713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6565625">
                <text:p>0.1466565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6841736111111">
                <text:p>0.1468417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026921296296">
                <text:p>0.1470269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212118055556">
                <text:p>0.147212118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397291666667">
                <text:p>0.1473972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582476851852">
                <text:p>0.1475824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767662037037">
                <text:p>0.1477676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7952858796296">
                <text:p>0.147952858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138032407407">
                <text:p>0.1481380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323229166667">
                <text:p>0.148323229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508402777778">
                <text:p>0.1485084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693587962963">
                <text:p>0.1486935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8878773148148">
                <text:p>0.1488787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063958333333">
                <text:p>0.1490639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249143518519">
                <text:p>0.149249143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434340277778">
                <text:p>0.149434340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619513888889">
                <text:p>0.1496195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804699074074">
                <text:p>0.14980469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49989895833333">
                <text:p>0.149989895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175069444444">
                <text:p>0.1501750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36025462963">
                <text:p>0.1503602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545439814815">
                <text:p>0.1505454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730625">
                <text:p>0.1507306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0915810185185">
                <text:p>0.1509158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10099537037">
                <text:p>0.1511009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286180555556">
                <text:p>0.15128618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471365740741">
                <text:p>0.1514713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656550925926">
                <text:p>0.1516565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41736111111">
                <text:p>0.1518417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026921296296">
                <text:p>0.1520269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212106481481">
                <text:p>0.1522121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397291666667">
                <text:p>0.1523972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2582476851852">
                <text:p>0.15258247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767662037037">
                <text:p>0.1527676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2952847222222">
                <text:p>0.15295284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138043981481">
                <text:p>0.153138043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323217592593">
                <text:p>0.15332321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508402777778">
                <text:p>0.15350840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693587962963">
                <text:p>0.1536935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3878773148148">
                <text:p>0.15387877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063958333333">
                <text:p>0.15406395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249155092593">
                <text:p>0.1542491550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434340277778">
                <text:p>0.154434340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619525462963">
                <text:p>0.15461952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804699074074">
                <text:p>0.1548046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4989884259259">
                <text:p>0.15498988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175069444444">
                <text:p>0.1551750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36025462963">
                <text:p>0.1553602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545451388889">
                <text:p>0.155545451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730636574074">
                <text:p>0.155730636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5915810185185">
                <text:p>0.15591581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101006944444">
                <text:p>0.156101006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286180555556">
                <text:p>0.1562861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6471377314815">
                <text:p>0.15647137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656550925926">
                <text:p>0.15665655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6841736111111">
                <text:p>0.1568417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026921296296">
                <text:p>0.15702692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212118055556">
                <text:p>0.157212118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397291666667">
                <text:p>0.1573972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582488425926">
                <text:p>0.1575824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7767662037037">
                <text:p>0.1577676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57952847222222">
                <text:p>0.1579528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138032407407">
                <text:p>0.1581380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323217592593">
                <text:p>0.1583232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508402777778">
                <text:p>0.1585084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693587962963">
                <text:p>0.1586935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8878773148148">
                <text:p>0.1588787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063958333333">
                <text:p>0.1590639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249143518519">
                <text:p>0.1592491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434328703704">
                <text:p>0.1594343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619525462963">
                <text:p>0.1596195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804699074074">
                <text:p>0.1598046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59989884259259">
                <text:p>0.1599898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175069444444">
                <text:p>0.16017506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36025462963">
                <text:p>0.1603602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545439814815">
                <text:p>0.16054543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730636574074">
                <text:p>0.160730636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0915821759259">
                <text:p>0.160915821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10099537037">
                <text:p>0.1611009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286180555556">
                <text:p>0.16128618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471377314815">
                <text:p>0.161471377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656550925926">
                <text:p>0.16165655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1841736111111">
                <text:p>0.16184173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026921296296">
                <text:p>0.16202692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212106481481">
                <text:p>0.16221210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397291666667">
                <text:p>0.1623972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582488425926">
                <text:p>0.162582488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767673611111">
                <text:p>0.162767673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2952847222222">
                <text:p>0.1629528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138043981481">
                <text:p>0.163138043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323217592593">
                <text:p>0.1633232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3508402777778">
                <text:p>0.163508402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693587962963">
                <text:p>0.1636935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3878773148148">
                <text:p>0.1638787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063958333333">
                <text:p>0.1640639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249143518519">
                <text:p>0.164249143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434340277778">
                <text:p>0.164434340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619513888889">
                <text:p>0.16461951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804699074074">
                <text:p>0.16480469907407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4989884259259">
                <text:p>0.164989884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175069444444">
                <text:p>0.1651750694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36025462963">
                <text:p>0.1653602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545439814815">
                <text:p>0.165545439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730625">
                <text:p>0.1657306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5915821759259">
                <text:p>0.1659158217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10099537037">
                <text:p>0.1661009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286180555556">
                <text:p>0.1662861805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471365740741">
                <text:p>0.16647136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656550925926">
                <text:p>0.1666565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6841747685185">
                <text:p>0.166841747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026921296296">
                <text:p>0.16702692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212118055556">
                <text:p>0.167212118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397291666667">
                <text:p>0.167397291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7582476851852">
                <text:p>0.16758247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767662037037">
                <text:p>0.1677676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7952847222222">
                <text:p>0.16795284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138032407407">
                <text:p>0.16813803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68323217592593">
                <text:p>0.1683232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508414351852">
                <text:p>0.168508414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693587962963">
                <text:p>0.1686935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8878773148148">
                <text:p>0.16887877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063958333333">
                <text:p>0.1690639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249143518519">
                <text:p>0.16924914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434328703704">
                <text:p>0.16943432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619513888889">
                <text:p>0.16961951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804699074074">
                <text:p>0.16980469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69989884259259">
                <text:p>0.16998988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175069444444">
                <text:p>0.1701750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360266203704">
                <text:p>0.170360266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545439814815">
                <text:p>0.17054543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730625">
                <text:p>0.17073062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0915810185185">
                <text:p>0.170915810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10099537037">
                <text:p>0.1711009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286180555556">
                <text:p>0.17128618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471365740741">
                <text:p>0.17147136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656550925926">
                <text:p>0.17165655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1841747685185">
                <text:p>0.171841747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026921296296">
                <text:p>0.17202692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212106481481">
                <text:p>0.17221210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397303240741">
                <text:p>0.172397303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2582476851852">
                <text:p>0.1725824768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767662037037">
                <text:p>0.17276766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2952858796296">
                <text:p>0.172952858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3138032407407">
                <text:p>0.1731380324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323217592593">
                <text:p>0.1733232175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508414351852">
                <text:p>0.173508414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693587962963">
                <text:p>0.173693587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3878773148148">
                <text:p>0.173878773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063969907407">
                <text:p>0.174063969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249143518519">
                <text:p>0.1742491435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434328703704">
                <text:p>0.174434328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619513888889">
                <text:p>0.174619513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804699074074">
                <text:p>0.17480469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4989884259259">
                <text:p>0.174989884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175069444444">
                <text:p>0.17517506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36025462963">
                <text:p>0.17536025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5545439814815">
                <text:p>0.17554543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730636574074">
                <text:p>0.175730636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5915810185185">
                <text:p>0.17591581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10099537037">
                <text:p>0.1761009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286180555556">
                <text:p>0.17628618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471377314815">
                <text:p>0.176471377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656550925926">
                <text:p>0.17665655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6841736111111">
                <text:p>0.1768417361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026921296296">
                <text:p>0.1770269212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212106481481">
                <text:p>0.17721210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397291666667">
                <text:p>0.177397291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582476851852">
                <text:p>0.17758247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767662037037">
                <text:p>0.177767662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7952858796296">
                <text:p>0.177952858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138032407407">
                <text:p>0.178138032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323217592593">
                <text:p>0.178323217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508402777778">
                <text:p>0.178508402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693587962963">
                <text:p>0.17869358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8878773148148">
                <text:p>0.17887877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063969907407">
                <text:p>0.17906396990740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249155092593">
                <text:p>0.179249155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434328703704">
                <text:p>0.17943432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79619513888889">
                <text:p>0.1796195138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804699074074">
                <text:p>0.1798046990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79989884259259">
                <text:p>0.179989884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175069444444">
                <text:p>0.180175069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36025462963">
                <text:p>0.18036025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545451388889">
                <text:p>0.180545451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730625">
                <text:p>0.1807306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0915821759259">
                <text:p>0.180915821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10099537037">
                <text:p>0.181100995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286180555556">
                <text:p>0.181286180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1471365740741">
                <text:p>0.1814713657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6565625">
                <text:p>0.18165656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1841736111111">
                <text:p>0.181841736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026921296296">
                <text:p>0.182026921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212106481481">
                <text:p>0.182212106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397291666667">
                <text:p>0.182397291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582476851852">
                <text:p>0.182582476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767662037037">
                <text:p>0.182767662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2952847222222">
                <text:p>0.182952847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138032407407">
                <text:p>0.183138032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323217592593">
                <text:p>0.183323217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3508402777778">
                <text:p>0.183508402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693587962963">
                <text:p>0.18369358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3878773148148">
                <text:p>0.183878773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063958333333">
                <text:p>0.184063958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249143518519">
                <text:p>0.184249143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434328703704">
                <text:p>0.184434328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619525462963">
                <text:p>0.184619525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804699074074">
                <text:p>0.184804699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4989884259259">
                <text:p>0.18498988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175069444444">
                <text:p>0.185175069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536025462963">
                <text:p>0.1853602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545451388889">
                <text:p>0.18554545138888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730636574074">
                <text:p>0.1857306365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5915821759259">
                <text:p>0.1859158217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10099537037">
                <text:p>0.1861009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286180555556">
                <text:p>0.186286180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471365740741">
                <text:p>0.18647136574074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6565625">
                <text:p>0.18665656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6841747685185">
                <text:p>0.1868417476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7026921296296">
                <text:p>0.18702692129629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7212118055556">
                <text:p>0.187212118055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735099537037">
                <text:p>0.1873509953703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